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547in"/>
    </style:style>
    <style:style style:name="co9" style:family="table-column">
      <style:table-column-properties fo:break-before="auto" style:column-width="0.495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Default" style:data-style-name="N122">
      <style:text-properties fo:font-style="italic" style:font-style-asian="italic" style:font-style-complex="italic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ext-properties fo:font-style="italic" style:font-style-asian="italic" style:font-style-complex="italic"/>
    </style:style>
    <style:style style:name="ce31" style:family="table-cell" style:parent-style-name="Default" style:data-style-name="N2"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1" style:family="table-cell" style:parent-style-name="Default" style:data-style-name="N122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ynamic-analysis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6" table:default-cell-style-name="ce7"/>
        <table:table-column table:style-name="co7" table:default-cell-style-name="ce8"/>
        <table:table-column table:style-name="co8" table:default-cell-style-name="ce9"/>
        <table:table-column table:style-name="co5" table:default-cell-style-name="ce6"/>
        <table:table-column table:style-name="co6" table:number-columns-repeated="2" table:default-cell-style-name="ce6"/>
        <table:table-column table:style-name="co9" table:default-cell-style-name="ce5"/>
        <table:table-column table:style-name="co9" table:default-cell-style-name="ce13"/>
        <table:table-column table:style-name="co10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Barefoot</text:p>
          </table:table-cell>
          <table:table-cell table:number-columns-repeated="2"/>
          <table:table-cell table:style-name="Default"/>
          <table:table-cell table:style-name="ce5"/>
          <table:table-cell table:style-name="ce13"/>
          <table:table-cell office:value-type="string" calcext:value-type="string">
            <text:p>Sho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.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L_FLX</text:p>
          </table:table-cell>
          <table:table-cell office:value-type="string" calcext:value-type="string">
            <text:p>L_IEV</text:p>
          </table:table-cell>
          <table:table-cell office:value-type="string" calcext:value-type="string">
            <text:p>R_FLX</text:p>
          </table:table-cell>
          <table:table-cell office:value-type="string" calcext:value-type="string">
            <text:p>R_IEV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_FLX</text:p>
          </table:table-cell>
          <table:table-cell office:value-type="string" calcext:value-type="string">
            <text:p>L_IEV</text:p>
          </table:table-cell>
          <table:table-cell office:value-type="string" calcext:value-type="string">
            <text:p>R_FLX</text:p>
          </table:table-cell>
          <table:table-cell office:value-type="string" calcext:value-type="string">
            <text:p>R_IEV</text:p>
          </table:table-cell>
          <table:table-cell table:style-name="ce7" office:value-type="string" calcext:value-type="string">
            <text:p>Mean</text:p>
          </table:table-cell>
          <table:table-cell table:style-name="ce8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1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60253337128785" calcext:value-type="float">
            <text:p>0.960253337128785</text:p>
          </table:table-cell>
          <table:table-cell table:style-name="Default" office:value-type="float" office:value="0.634156090451036" calcext:value-type="float">
            <text:p>0.634156090451036</text:p>
          </table:table-cell>
          <table:table-cell table:style-name="Default" office:value-type="float" office:value="0.934465490703328" calcext:value-type="float">
            <text:p>0.934465490703328</text:p>
          </table:table-cell>
          <table:table-cell table:style-name="Default" office:value-type="float" office:value="0.465716048925187" calcext:value-type="float">
            <text:p>0.465716048925187</text:p>
          </table:table-cell>
          <table:table-cell table:formula="of:=AVERAGE([.D3:.G3])" office:value-type="float" office:value="0.748647741802084" calcext:value-type="float">
            <text:p>0.749</text:p>
          </table:table-cell>
          <table:table-cell table:formula="of:=STDEV([.D3:.G3])" office:value-type="float" office:value="0.239766445277879" calcext:value-type="float">
            <text:p>0.240</text:p>
          </table:table-cell>
          <table:table-cell table:style-name="Default" office:value-type="float" office:value="0.886249645427393" calcext:value-type="float">
            <text:p>0.886249645427393</text:p>
          </table:table-cell>
          <table:table-cell table:style-name="Default" office:value-type="float" office:value="0.614385256868245" calcext:value-type="float">
            <text:p>0.614385256868245</text:p>
          </table:table-cell>
          <table:table-cell table:style-name="Default" office:value-type="float" office:value="0.950565008454588" calcext:value-type="float">
            <text:p>0.950565008454588</text:p>
          </table:table-cell>
          <table:table-cell table:style-name="Default" office:value-type="float" office:value="0.543167111145318" calcext:value-type="float">
            <text:p>0.543167111145318</text:p>
          </table:table-cell>
          <table:table-cell table:style-name="ce7" table:formula="of:=AVERAGE([.J3:.M3])" office:value-type="float" office:value="0.748591755473886" calcext:value-type="float">
            <text:p>0.749</text:p>
          </table:table-cell>
          <table:table-cell table:style-name="ce8" table:formula="of:=STDEV([.J3:.M3])" office:value-type="float" office:value="0.199961294881087" calcext:value-type="float">
            <text:p>0.2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75355861568122" calcext:value-type="float">
            <text:p>1.75355861568122</text:p>
          </table:table-cell>
          <table:table-cell table:style-name="Default" office:value-type="float" office:value="1.75614554228427" calcext:value-type="float">
            <text:p>1.75614554228427</text:p>
          </table:table-cell>
          <table:table-cell table:style-name="Default" office:value-type="float" office:value="2.20934267009242" calcext:value-type="float">
            <text:p>2.20934267009242</text:p>
          </table:table-cell>
          <table:table-cell table:style-name="Default" office:value-type="float" office:value="2.5452921480392" calcext:value-type="float">
            <text:p>2.5452921480392</text:p>
          </table:table-cell>
          <table:table-cell table:formula="of:=AVERAGE([.D4:.G4])" office:value-type="float" office:value="2.06608474402428" calcext:value-type="float">
            <text:p>2.066</text:p>
          </table:table-cell>
          <table:table-cell table:formula="of:=STDEV([.D4:.G4])" office:value-type="float" office:value="0.38466325494576" calcext:value-type="float">
            <text:p>0.385</text:p>
          </table:table-cell>
          <table:table-cell table:style-name="Default" office:value-type="float" office:value="2.99126550192178" calcext:value-type="float">
            <text:p>2.99126550192178</text:p>
          </table:table-cell>
          <table:table-cell table:style-name="Default" office:value-type="float" office:value="1.85062535335642" calcext:value-type="float">
            <text:p>1.85062535335642</text:p>
          </table:table-cell>
          <table:table-cell table:style-name="Default" office:value-type="float" office:value="2.44573613578857" calcext:value-type="float">
            <text:p>2.44573613578857</text:p>
          </table:table-cell>
          <table:table-cell table:style-name="Default" office:value-type="float" office:value="1.9977963422393" calcext:value-type="float">
            <text:p>1.9977963422393</text:p>
          </table:table-cell>
          <table:table-cell table:style-name="ce7" table:formula="of:=AVERAGE([.J4:.M4])" office:value-type="float" office:value="2.32135583332652" calcext:value-type="float">
            <text:p>2.321</text:p>
          </table:table-cell>
          <table:table-cell table:style-name="ce8" table:formula="of:=STDEV([.J4:.M4])" office:value-type="float" office:value="0.513331391586197" calcext:value-type="float">
            <text:p>0.51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40253339329679" calcext:value-type="float">
            <text:p>1.40253339329679</text:p>
          </table:table-cell>
          <table:table-cell table:style-name="Default" office:value-type="float" office:value="1.26163408319633" calcext:value-type="float">
            <text:p>1.26163408319633</text:p>
          </table:table-cell>
          <table:table-cell table:style-name="Default" office:value-type="float" office:value="1.78385294018163" calcext:value-type="float">
            <text:p>1.78385294018163</text:p>
          </table:table-cell>
          <table:table-cell table:style-name="Default" office:value-type="float" office:value="1.82790848319496" calcext:value-type="float">
            <text:p>1.82790848319496</text:p>
          </table:table-cell>
          <table:table-cell table:formula="of:=AVERAGE([.D5:.G5])" office:value-type="float" office:value="1.56898222496743" calcext:value-type="float">
            <text:p>1.569</text:p>
          </table:table-cell>
          <table:table-cell table:formula="of:=STDEV([.D5:.G5])" office:value-type="float" office:value="0.280107315905315" calcext:value-type="float">
            <text:p>0.280</text:p>
          </table:table-cell>
          <table:table-cell table:style-name="Default" office:value-type="float" office:value="2.37818700549519" calcext:value-type="float">
            <text:p>2.37818700549519</text:p>
          </table:table-cell>
          <table:table-cell table:style-name="Default" office:value-type="float" office:value="1.51244841633011" calcext:value-type="float">
            <text:p>1.51244841633011</text:p>
          </table:table-cell>
          <table:table-cell table:style-name="Default" office:value-type="float" office:value="1.81993279868664" calcext:value-type="float">
            <text:p>1.81993279868664</text:p>
          </table:table-cell>
          <table:table-cell table:style-name="Default" office:value-type="float" office:value="1.66626279219505" calcext:value-type="float">
            <text:p>1.66626279219505</text:p>
          </table:table-cell>
          <table:table-cell table:style-name="ce7" table:formula="of:=AVERAGE([.J5:.M5])" office:value-type="float" office:value="1.84420775317675" calcext:value-type="float">
            <text:p>1.844</text:p>
          </table:table-cell>
          <table:table-cell table:style-name="ce8" table:formula="of:=STDEV([.J5:.M5])" office:value-type="float" office:value="0.37747043241635" calcext:value-type="float">
            <text:p>0.377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31309200345612" calcext:value-type="float">
            <text:p>0.931309200345612</text:p>
          </table:table-cell>
          <table:table-cell table:style-name="Default" office:value-type="float" office:value="0.805769077902495" calcext:value-type="float">
            <text:p>0.805769077902495</text:p>
          </table:table-cell>
          <table:table-cell table:style-name="Default" office:value-type="float" office:value="0.902416724712492" calcext:value-type="float">
            <text:p>0.902416724712492</text:p>
          </table:table-cell>
          <table:table-cell table:style-name="Default" office:value-type="float" office:value="0.872222921079695" calcext:value-type="float">
            <text:p>0.872222921079695</text:p>
          </table:table-cell>
          <table:table-cell table:formula="of:=AVERAGE([.D6:.G6])" office:value-type="float" office:value="0.877929481010074" calcext:value-type="float">
            <text:p>0.878</text:p>
          </table:table-cell>
          <table:table-cell table:formula="of:=STDEV([.D6:.G6])" office:value-type="float" office:value="0.0538166893053624" calcext:value-type="float">
            <text:p>0.054</text:p>
          </table:table-cell>
          <table:table-cell table:style-name="Default" office:value-type="float" office:value="0.922259705035706" calcext:value-type="float">
            <text:p>0.922259705035706</text:p>
          </table:table-cell>
          <table:table-cell table:style-name="Default" office:value-type="float" office:value="0.631402896907523" calcext:value-type="float">
            <text:p>0.631402896907523</text:p>
          </table:table-cell>
          <table:table-cell table:style-name="Default" office:value-type="float" office:value="0.949996984840517" calcext:value-type="float">
            <text:p>0.949996984840517</text:p>
          </table:table-cell>
          <table:table-cell table:style-name="Default" office:value-type="float" office:value="0.614272932948561" calcext:value-type="float">
            <text:p>0.614272932948561</text:p>
          </table:table-cell>
          <table:table-cell table:style-name="ce7" table:formula="of:=AVERAGE([.J6:.M6])" office:value-type="float" office:value="0.779483129933077" calcext:value-type="float">
            <text:p>0.779</text:p>
          </table:table-cell>
          <table:table-cell table:style-name="ce8" table:formula="of:=STDEV([.J6:.M6])" office:value-type="float" office:value="0.181367297414204" calcext:value-type="float">
            <text:p>0.18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35476857394507" calcext:value-type="float">
            <text:p>2.35476857394507</text:p>
          </table:table-cell>
          <table:table-cell table:style-name="Default" office:value-type="float" office:value="1.71335953450723" calcext:value-type="float">
            <text:p>1.71335953450723</text:p>
          </table:table-cell>
          <table:table-cell table:style-name="Default" office:value-type="float" office:value="2.66265972359084" calcext:value-type="float">
            <text:p>2.66265972359084</text:p>
          </table:table-cell>
          <table:table-cell table:style-name="Default" office:value-type="float" office:value="1.35579006638491" calcext:value-type="float">
            <text:p>1.35579006638491</text:p>
          </table:table-cell>
          <table:table-cell table:formula="of:=AVERAGE([.D7:.G7])" office:value-type="float" office:value="2.02164447460701" calcext:value-type="float">
            <text:p>2.022</text:p>
          </table:table-cell>
          <table:table-cell table:formula="of:=STDEV([.D7:.G7])" office:value-type="float" office:value="0.59449527955253" calcext:value-type="float">
            <text:p>0.594</text:p>
          </table:table-cell>
          <table:table-cell table:style-name="Default" office:value-type="float" office:value="2.5605385290109" calcext:value-type="float">
            <text:p>2.5605385290109</text:p>
          </table:table-cell>
          <table:table-cell table:style-name="Default" office:value-type="float" office:value="1.98537173363338" calcext:value-type="float">
            <text:p>1.98537173363338</text:p>
          </table:table-cell>
          <table:table-cell table:style-name="Default" office:value-type="float" office:value="2.33462099931998" calcext:value-type="float">
            <text:p>2.33462099931998</text:p>
          </table:table-cell>
          <table:table-cell table:style-name="Default" office:value-type="float" office:value="1.65167500249859" calcext:value-type="float">
            <text:p>1.65167500249859</text:p>
          </table:table-cell>
          <table:table-cell table:style-name="ce7" table:formula="of:=AVERAGE([.J7:.M7])" office:value-type="float" office:value="2.13305156611571" calcext:value-type="float">
            <text:p>2.133</text:p>
          </table:table-cell>
          <table:table-cell table:style-name="ce8" table:formula="of:=STDEV([.J7:.M7])" office:value-type="float" office:value="0.398709613950421" calcext:value-type="float">
            <text:p>0.39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2772015453151" calcext:value-type="float">
            <text:p>1.82772015453151</text:p>
          </table:table-cell>
          <table:table-cell table:style-name="Default" office:value-type="float" office:value="1.29765697032169" calcext:value-type="float">
            <text:p>1.29765697032169</text:p>
          </table:table-cell>
          <table:table-cell table:style-name="Default" office:value-type="float" office:value="2.05869615800447" calcext:value-type="float">
            <text:p>2.05869615800447</text:p>
          </table:table-cell>
          <table:table-cell table:style-name="Default" office:value-type="float" office:value="1.11417404977278" calcext:value-type="float">
            <text:p>1.11417404977278</text:p>
          </table:table-cell>
          <table:table-cell table:formula="of:=AVERAGE([.D8:.G8])" office:value-type="float" office:value="1.57456183315761" calcext:value-type="float">
            <text:p>1.575</text:p>
          </table:table-cell>
          <table:table-cell table:formula="of:=STDEV([.D8:.G8])" office:value-type="float" office:value="0.442383089764197" calcext:value-type="float">
            <text:p>0.442</text:p>
          </table:table-cell>
          <table:table-cell table:style-name="Default" office:value-type="float" office:value="2.02428340124913" calcext:value-type="float">
            <text:p>2.02428340124913</text:p>
          </table:table-cell>
          <table:table-cell table:style-name="Default" office:value-type="float" office:value="1.53450024440808" calcext:value-type="float">
            <text:p>1.53450024440808</text:p>
          </table:table-cell>
          <table:table-cell table:style-name="Default" office:value-type="float" office:value="1.86673899352613" calcext:value-type="float">
            <text:p>1.86673899352613</text:p>
          </table:table-cell>
          <table:table-cell table:style-name="Default" office:value-type="float" office:value="1.37469287429034" calcext:value-type="float">
            <text:p>1.37469287429034</text:p>
          </table:table-cell>
          <table:table-cell table:style-name="ce7" table:formula="of:=AVERAGE([.J8:.M8])" office:value-type="float" office:value="1.70005387836842" calcext:value-type="float">
            <text:p>1.700</text:p>
          </table:table-cell>
          <table:table-cell table:style-name="ce8" table:formula="of:=STDEV([.J8:.M8])" office:value-type="float" office:value="0.297868259366879" calcext:value-type="float">
            <text:p>0.298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37139254211781" calcext:value-type="float">
            <text:p>0.937139254211781</text:p>
          </table:table-cell>
          <table:table-cell table:style-name="Default" office:value-type="float" office:value="0.64412290456291" calcext:value-type="float">
            <text:p>0.64412290456291</text:p>
          </table:table-cell>
          <table:table-cell table:style-name="Default" office:value-type="float" office:value="0.867578451705726" calcext:value-type="float">
            <text:p>0.867578451705726</text:p>
          </table:table-cell>
          <table:table-cell table:style-name="Default" office:value-type="float" office:value="0.544560912914881" calcext:value-type="float">
            <text:p>0.544560912914881</text:p>
          </table:table-cell>
          <table:table-cell table:formula="of:=AVERAGE([.D9:.G9])" office:value-type="float" office:value="0.748350380848825" calcext:value-type="float">
            <text:p>0.748</text:p>
          </table:table-cell>
          <table:table-cell table:formula="of:=STDEV([.D9:.G9])" office:value-type="float" office:value="0.184616797393631" calcext:value-type="float">
            <text:p>0.185</text:p>
          </table:table-cell>
          <table:table-cell table:style-name="Default" office:value-type="float" office:value="0.902933192738473" calcext:value-type="float">
            <text:p>0.902933192738473</text:p>
          </table:table-cell>
          <table:table-cell table:style-name="Default" office:value-type="float" office:value="0.735754702243088" calcext:value-type="float">
            <text:p>0.735754702243088</text:p>
          </table:table-cell>
          <table:table-cell table:style-name="Default" office:value-type="float" office:value="0.951190084961594" calcext:value-type="float">
            <text:p>0.951190084961594</text:p>
          </table:table-cell>
          <table:table-cell table:style-name="Default" office:value-type="float" office:value="0.760909087942889" calcext:value-type="float">
            <text:p>0.760909087942889</text:p>
          </table:table-cell>
          <table:table-cell table:style-name="ce7" table:formula="of:=AVERAGE([.J9:.M9])" office:value-type="float" office:value="0.837696766971511" calcext:value-type="float">
            <text:p>0.838</text:p>
          </table:table-cell>
          <table:table-cell table:style-name="ce8" table:formula="of:=STDEV([.J9:.M9])" office:value-type="float" office:value="0.105554183064028" calcext:value-type="float">
            <text:p>0.10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9408669284221" calcext:value-type="float">
            <text:p>2.29408669284221</text:p>
          </table:table-cell>
          <table:table-cell table:style-name="Default" office:value-type="float" office:value="1.77354668879395" calcext:value-type="float">
            <text:p>1.77354668879395</text:p>
          </table:table-cell>
          <table:table-cell table:style-name="Default" office:value-type="float" office:value="3.23046251960304" calcext:value-type="float">
            <text:p>3.23046251960304</text:p>
          </table:table-cell>
          <table:table-cell table:style-name="Default" office:value-type="float" office:value="1.85624691245706" calcext:value-type="float">
            <text:p>1.85624691245706</text:p>
          </table:table-cell>
          <table:table-cell table:formula="of:=AVERAGE([.D10:.G10])" office:value-type="float" office:value="2.28858570342406" calcext:value-type="float">
            <text:p>2.289</text:p>
          </table:table-cell>
          <table:table-cell table:formula="of:=STDEV([.D10:.G10])" office:value-type="float" office:value="0.668167697140469" calcext:value-type="float">
            <text:p>0.668</text:p>
          </table:table-cell>
          <table:table-cell table:style-name="Default" office:value-type="float" office:value="2.69526377112771" calcext:value-type="float">
            <text:p>2.69526377112771</text:p>
          </table:table-cell>
          <table:table-cell table:style-name="Default" office:value-type="float" office:value="1.65853171050708" calcext:value-type="float">
            <text:p>1.65853171050708</text:p>
          </table:table-cell>
          <table:table-cell table:style-name="Default" office:value-type="float" office:value="2.17864874337008" calcext:value-type="float">
            <text:p>2.17864874337008</text:p>
          </table:table-cell>
          <table:table-cell table:style-name="Default" office:value-type="float" office:value="1.47173925741035" calcext:value-type="float">
            <text:p>1.47173925741035</text:p>
          </table:table-cell>
          <table:table-cell table:style-name="ce7" table:formula="of:=AVERAGE([.J10:.M10])" office:value-type="float" office:value="2.0010458706038" calcext:value-type="float">
            <text:p>2.001</text:p>
          </table:table-cell>
          <table:table-cell table:style-name="ce8" table:formula="of:=STDEV([.J10:.M10])" office:value-type="float" office:value="0.551048308366197" calcext:value-type="float">
            <text:p>0.55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75686022555442" calcext:value-type="float">
            <text:p>1.75686022555442</text:p>
          </table:table-cell>
          <table:table-cell table:style-name="Default" office:value-type="float" office:value="1.38712175451324" calcext:value-type="float">
            <text:p>1.38712175451324</text:p>
          </table:table-cell>
          <table:table-cell table:style-name="Default" office:value-type="float" office:value="2.51062639490996" calcext:value-type="float">
            <text:p>2.51062639490996</text:p>
          </table:table-cell>
          <table:table-cell table:style-name="Default" office:value-type="float" office:value="1.48506789986805" calcext:value-type="float">
            <text:p>1.48506789986805</text:p>
          </table:table-cell>
          <table:table-cell table:formula="of:=AVERAGE([.D11:.G11])" office:value-type="float" office:value="1.78491906871142" calcext:value-type="float">
            <text:p>1.785</text:p>
          </table:table-cell>
          <table:table-cell table:formula="of:=STDEV([.D11:.G11])" office:value-type="float" office:value="0.50845906050129" calcext:value-type="float">
            <text:p>0.508</text:p>
          </table:table-cell>
          <table:table-cell table:style-name="Default" office:value-type="float" office:value="2.19837681782965" calcext:value-type="float">
            <text:p>2.19837681782965</text:p>
          </table:table-cell>
          <table:table-cell table:style-name="Default" office:value-type="float" office:value="1.37710794946866" calcext:value-type="float">
            <text:p>1.37710794946866</text:p>
          </table:table-cell>
          <table:table-cell table:style-name="Default" office:value-type="float" office:value="1.70395165940673" calcext:value-type="float">
            <text:p>1.70395165940673</text:p>
          </table:table-cell>
          <table:table-cell table:style-name="Default" office:value-type="float" office:value="1.2041224689309" calcext:value-type="float">
            <text:p>1.2041224689309</text:p>
          </table:table-cell>
          <table:table-cell table:style-name="ce7" table:formula="of:=AVERAGE([.J11:.M11])" office:value-type="float" office:value="1.62088972390899" calcext:value-type="float">
            <text:p>1.621</text:p>
          </table:table-cell>
          <table:table-cell table:style-name="ce8" table:formula="of:=STDEV([.J11:.M11])" office:value-type="float" office:value="0.437231871034431" calcext:value-type="float">
            <text:p>0.437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9080451221805" calcext:value-type="float">
            <text:p>0.929080451221805</text:p>
          </table:table-cell>
          <table:table-cell table:style-name="Default" office:value-type="float" office:value="0.64337235143244" calcext:value-type="float">
            <text:p>0.64337235143244</text:p>
          </table:table-cell>
          <table:table-cell table:style-name="Default" office:value-type="float" office:value="0.858070185783376" calcext:value-type="float">
            <text:p>0.858070185783376</text:p>
          </table:table-cell>
          <table:table-cell table:style-name="Default" office:value-type="float" office:value="0.768905283430852" calcext:value-type="float">
            <text:p>0.768905283430852</text:p>
          </table:table-cell>
          <table:table-cell table:formula="of:=AVERAGE([.D12:.G12])" office:value-type="float" office:value="0.799857067967118" calcext:value-type="float">
            <text:p>0.800</text:p>
          </table:table-cell>
          <table:table-cell table:formula="of:=STDEV([.D12:.G12])" office:value-type="float" office:value="0.123197577547336" calcext:value-type="float">
            <text:p>0.123</text:p>
          </table:table-cell>
          <table:table-cell table:style-name="Default" office:value-type="float" office:value="0.883049474887657" calcext:value-type="float">
            <text:p>0.883049474887657</text:p>
          </table:table-cell>
          <table:table-cell table:style-name="Default" office:value-type="float" office:value="0.636431095832659" calcext:value-type="float">
            <text:p>0.636431095832659</text:p>
          </table:table-cell>
          <table:table-cell table:style-name="Default" office:value-type="float" office:value="0.92430033538317" calcext:value-type="float">
            <text:p>0.92430033538317</text:p>
          </table:table-cell>
          <table:table-cell table:style-name="Default" office:value-type="float" office:value="0.496140918794415" calcext:value-type="float">
            <text:p>0.496140918794415</text:p>
          </table:table-cell>
          <table:table-cell table:style-name="ce7" table:formula="of:=AVERAGE([.J12:.M12])" office:value-type="float" office:value="0.734980456224475" calcext:value-type="float">
            <text:p>0.735</text:p>
          </table:table-cell>
          <table:table-cell table:style-name="ce8" table:formula="of:=STDEV([.J12:.M12])" office:value-type="float" office:value="0.203734101225087" calcext:value-type="float">
            <text:p>0.20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57933388342146" calcext:value-type="float">
            <text:p>2.57933388342146</text:p>
          </table:table-cell>
          <table:table-cell table:style-name="Default" office:value-type="float" office:value="2.25414134797893" calcext:value-type="float">
            <text:p>2.25414134797893</text:p>
          </table:table-cell>
          <table:table-cell table:style-name="Default" office:value-type="float" office:value="3.30747914184518" calcext:value-type="float">
            <text:p>3.30747914184518</text:p>
          </table:table-cell>
          <table:table-cell table:style-name="Default" office:value-type="float" office:value="1.78026073969823" calcext:value-type="float">
            <text:p>1.78026073969823</text:p>
          </table:table-cell>
          <table:table-cell table:formula="of:=AVERAGE([.D13:.G13])" office:value-type="float" office:value="2.48030377823595" calcext:value-type="float">
            <text:p>2.480</text:p>
          </table:table-cell>
          <table:table-cell table:formula="of:=STDEV([.D13:.G13])" office:value-type="float" office:value="0.641673786426301" calcext:value-type="float">
            <text:p>0.642</text:p>
          </table:table-cell>
          <table:table-cell table:style-name="Default" office:value-type="float" office:value="3.09195739766345" calcext:value-type="float">
            <text:p>3.09195739766345</text:p>
          </table:table-cell>
          <table:table-cell table:style-name="Default" office:value-type="float" office:value="1.9915198201555" calcext:value-type="float">
            <text:p>1.9915198201555</text:p>
          </table:table-cell>
          <table:table-cell table:style-name="Default" office:value-type="float" office:value="2.74356219374776" calcext:value-type="float">
            <text:p>2.74356219374776</text:p>
          </table:table-cell>
          <table:table-cell table:style-name="Default" office:value-type="float" office:value="1.59649314199507" calcext:value-type="float">
            <text:p>1.59649314199507</text:p>
          </table:table-cell>
          <table:table-cell table:style-name="ce7" table:formula="of:=AVERAGE([.J13:.M13])" office:value-type="float" office:value="2.35588313839044" calcext:value-type="float">
            <text:p>2.356</text:p>
          </table:table-cell>
          <table:table-cell table:style-name="ce8" table:formula="of:=STDEV([.J13:.M13])" office:value-type="float" office:value="0.683504245153262" calcext:value-type="float">
            <text:p>0.68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79126918537359" calcext:value-type="float">
            <text:p>1.79126918537359</text:p>
          </table:table-cell>
          <table:table-cell table:style-name="Default" office:value-type="float" office:value="1.6426462062109" calcext:value-type="float">
            <text:p>1.6426462062109</text:p>
          </table:table-cell>
          <table:table-cell table:style-name="Default" office:value-type="float" office:value="2.50534302948161" calcext:value-type="float">
            <text:p>2.50534302948161</text:p>
          </table:table-cell>
          <table:table-cell table:style-name="Default" office:value-type="float" office:value="1.42347499546253" calcext:value-type="float">
            <text:p>1.42347499546253</text:p>
          </table:table-cell>
          <table:table-cell table:formula="of:=AVERAGE([.D14:.G14])" office:value-type="float" office:value="1.84068335413216" calcext:value-type="float">
            <text:p>1.841</text:p>
          </table:table-cell>
          <table:table-cell table:formula="of:=STDEV([.D14:.G14])" office:value-type="float" office:value="0.468150891134589" calcext:value-type="float">
            <text:p>0.468</text:p>
          </table:table-cell>
          <table:table-cell table:style-name="Default" office:value-type="float" office:value="2.3986786472299" calcext:value-type="float">
            <text:p>2.3986786472299</text:p>
          </table:table-cell>
          <table:table-cell table:style-name="Default" office:value-type="float" office:value="1.61949752956083" calcext:value-type="float">
            <text:p>1.61949752956083</text:p>
          </table:table-cell>
          <table:table-cell table:style-name="Default" office:value-type="float" office:value="2.18478578144084" calcext:value-type="float">
            <text:p>2.18478578144084</text:p>
          </table:table-cell>
          <table:table-cell table:style-name="Default" office:value-type="float" office:value="1.23595468970196" calcext:value-type="float">
            <text:p>1.23595468970196</text:p>
          </table:table-cell>
          <table:table-cell table:style-name="ce7" table:formula="of:=AVERAGE([.J14:.M14])" office:value-type="float" office:value="1.85972916198338" calcext:value-type="float">
            <text:p>1.860</text:p>
          </table:table-cell>
          <table:table-cell table:style-name="ce8" table:formula="of:=STDEV([.J14:.M14])" office:value-type="float" office:value="0.530073637333207" calcext:value-type="float">
            <text:p>0.53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1946528395507" calcext:value-type="float">
            <text:p>0.941946528395507</text:p>
          </table:table-cell>
          <table:table-cell table:style-name="Default" office:value-type="float" office:value="0.639789678738409" calcext:value-type="float">
            <text:p>0.639789678738409</text:p>
          </table:table-cell>
          <table:table-cell table:style-name="Default" office:value-type="float" office:value="0.877898388348898" calcext:value-type="float">
            <text:p>0.877898388348898</text:p>
          </table:table-cell>
          <table:table-cell table:style-name="Default" office:value-type="float" office:value="0.800057950179675" calcext:value-type="float">
            <text:p>0.800057950179675</text:p>
          </table:table-cell>
          <table:table-cell table:formula="of:=AVERAGE([.D15:.G15])" office:value-type="float" office:value="0.814923136415622" calcext:value-type="float">
            <text:p>0.815</text:p>
          </table:table-cell>
          <table:table-cell table:formula="of:=STDEV([.D15:.G15])" office:value-type="float" office:value="0.130375772578012" calcext:value-type="float">
            <text:p>0.130</text:p>
          </table:table-cell>
          <table:table-cell table:style-name="Default" office:value-type="float" office:value="0.90108650736791" calcext:value-type="float">
            <text:p>0.90108650736791</text:p>
          </table:table-cell>
          <table:table-cell table:style-name="Default" office:value-type="float" office:value="0.619086346240993" calcext:value-type="float">
            <text:p>0.619086346240993</text:p>
          </table:table-cell>
          <table:table-cell table:style-name="Default" office:value-type="float" office:value="0.964492122786429" calcext:value-type="float">
            <text:p>0.964492122786429</text:p>
          </table:table-cell>
          <table:table-cell table:style-name="Default" office:value-type="float" office:value="0.675573239050063" calcext:value-type="float">
            <text:p>0.675573239050063</text:p>
          </table:table-cell>
          <table:table-cell table:style-name="ce7" table:formula="of:=AVERAGE([.J15:.M15])" office:value-type="float" office:value="0.790059553861349" calcext:value-type="float">
            <text:p>0.790</text:p>
          </table:table-cell>
          <table:table-cell table:style-name="ce8" table:formula="of:=STDEV([.J15:.M15])" office:value-type="float" office:value="0.168416803902118" calcext:value-type="float">
            <text:p>0.16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33610392067229" calcext:value-type="float">
            <text:p>2.33610392067229</text:p>
          </table:table-cell>
          <table:table-cell table:style-name="Default" office:value-type="float" office:value="1.65249616933486" calcext:value-type="float">
            <text:p>1.65249616933486</text:p>
          </table:table-cell>
          <table:table-cell table:style-name="Default" office:value-type="float" office:value="3.03732535583124" calcext:value-type="float">
            <text:p>3.03732535583124</text:p>
          </table:table-cell>
          <table:table-cell table:style-name="Default" office:value-type="float" office:value="1.23522260791537" calcext:value-type="float">
            <text:p>1.23522260791537</text:p>
          </table:table-cell>
          <table:table-cell table:formula="of:=AVERAGE([.D16:.G16])" office:value-type="float" office:value="2.06528701343844" calcext:value-type="float">
            <text:p>2.065</text:p>
          </table:table-cell>
          <table:table-cell table:formula="of:=STDEV([.D16:.G16])" office:value-type="float" office:value="0.791118097930089" calcext:value-type="float">
            <text:p>0.791</text:p>
          </table:table-cell>
          <table:table-cell table:style-name="Default" office:value-type="float" office:value="2.71188428812038" calcext:value-type="float">
            <text:p>2.71188428812038</text:p>
          </table:table-cell>
          <table:table-cell table:style-name="Default" office:value-type="float" office:value="1.79866229211835" calcext:value-type="float">
            <text:p>1.79866229211835</text:p>
          </table:table-cell>
          <table:table-cell table:style-name="Default" office:value-type="float" office:value="1.9558506589753" calcext:value-type="float">
            <text:p>1.9558506589753</text:p>
          </table:table-cell>
          <table:table-cell table:style-name="Default" office:value-type="float" office:value="1.48436360732418" calcext:value-type="float">
            <text:p>1.48436360732418</text:p>
          </table:table-cell>
          <table:table-cell table:style-name="ce7" table:formula="of:=AVERAGE([.J16:.M16])" office:value-type="float" office:value="1.98769021163455" calcext:value-type="float">
            <text:p>1.988</text:p>
          </table:table-cell>
          <table:table-cell table:style-name="ce8" table:formula="of:=STDEV([.J16:.M16])" office:value-type="float" office:value="0.521069426754227" calcext:value-type="float">
            <text:p>0.52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6986100099791" calcext:value-type="float">
            <text:p>1.86986100099791</text:p>
          </table:table-cell>
          <table:table-cell table:style-name="Default" office:value-type="float" office:value="1.32028461464709" calcext:value-type="float">
            <text:p>1.32028461464709</text:p>
          </table:table-cell>
          <table:table-cell table:style-name="Default" office:value-type="float" office:value="2.40309651608011" calcext:value-type="float">
            <text:p>2.40309651608011</text:p>
          </table:table-cell>
          <table:table-cell table:style-name="Default" office:value-type="float" office:value="1.0137156887151" calcext:value-type="float">
            <text:p>1.0137156887151</text:p>
          </table:table-cell>
          <table:table-cell table:formula="of:=AVERAGE([.D17:.G17])" office:value-type="float" office:value="1.65173945511005" calcext:value-type="float">
            <text:p>1.652</text:p>
          </table:table-cell>
          <table:table-cell table:formula="of:=STDEV([.D17:.G17])" office:value-type="float" office:value="0.61347400912106" calcext:value-type="float">
            <text:p>0.613</text:p>
          </table:table-cell>
          <table:table-cell table:style-name="Default" office:value-type="float" office:value="2.2413178103317" calcext:value-type="float">
            <text:p>2.2413178103317</text:p>
          </table:table-cell>
          <table:table-cell table:style-name="Default" office:value-type="float" office:value="1.4078403700394" calcext:value-type="float">
            <text:p>1.4078403700394</text:p>
          </table:table-cell>
          <table:table-cell table:style-name="Default" office:value-type="float" office:value="1.55158701559331" calcext:value-type="float">
            <text:p>1.55158701559331</text:p>
          </table:table-cell>
          <table:table-cell table:style-name="Default" office:value-type="float" office:value="1.22190279234402" calcext:value-type="float">
            <text:p>1.22190279234402</text:p>
          </table:table-cell>
          <table:table-cell table:style-name="ce7" table:formula="of:=AVERAGE([.J17:.M17])" office:value-type="float" office:value="1.60566199707711" calcext:value-type="float">
            <text:p>1.606</text:p>
          </table:table-cell>
          <table:table-cell table:style-name="ce8" table:formula="of:=STDEV([.J17:.M17])" office:value-type="float" office:value="0.444742224922875" calcext:value-type="float">
            <text:p>0.445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6664634439431" calcext:value-type="float">
            <text:p>0.926664634439431</text:p>
          </table:table-cell>
          <table:table-cell table:style-name="Default" office:value-type="float" office:value="0.856320440586974" calcext:value-type="float">
            <text:p>0.856320440586974</text:p>
          </table:table-cell>
          <table:table-cell table:style-name="Default" office:value-type="float" office:value="0.865788541473232" calcext:value-type="float">
            <text:p>0.865788541473232</text:p>
          </table:table-cell>
          <table:table-cell table:style-name="Default" office:value-type="float" office:value="0.78738808967094" calcext:value-type="float">
            <text:p>0.78738808967094</text:p>
          </table:table-cell>
          <table:table-cell table:formula="of:=AVERAGE([.D18:.G18])" office:value-type="float" office:value="0.859040426542644" calcext:value-type="float">
            <text:p>0.859</text:p>
          </table:table-cell>
          <table:table-cell table:formula="of:=STDEV([.D18:.G18])" office:value-type="float" office:value="0.0570380757376436" calcext:value-type="float">
            <text:p>0.057</text:p>
          </table:table-cell>
          <table:table-cell table:style-name="Default" office:value-type="float" office:value="0.912418851550421" calcext:value-type="float">
            <text:p>0.912418851550421</text:p>
          </table:table-cell>
          <table:table-cell table:style-name="Default" office:value-type="float" office:value="0.484299890840235" calcext:value-type="float">
            <text:p>0.484299890840235</text:p>
          </table:table-cell>
          <table:table-cell table:style-name="Default" office:value-type="float" office:value="0.944469199487231" calcext:value-type="float">
            <text:p>0.944469199487231</text:p>
          </table:table-cell>
          <table:table-cell table:style-name="Default" office:value-type="float" office:value="0.592041657821122" calcext:value-type="float">
            <text:p>0.592041657821122</text:p>
          </table:table-cell>
          <table:table-cell table:style-name="ce7" table:formula="of:=AVERAGE([.J18:.M18])" office:value-type="float" office:value="0.733307399924752" calcext:value-type="float">
            <text:p>0.733</text:p>
          </table:table-cell>
          <table:table-cell table:style-name="ce8" table:formula="of:=STDEV([.J18:.M18])" office:value-type="float" office:value="0.229949970769357" calcext:value-type="float">
            <text:p>0.23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66996289532113" calcext:value-type="float">
            <text:p>2.66996289532113</text:p>
          </table:table-cell>
          <table:table-cell table:style-name="Default" office:value-type="float" office:value="1.71858764135682" calcext:value-type="float">
            <text:p>1.71858764135682</text:p>
          </table:table-cell>
          <table:table-cell table:style-name="Default" office:value-type="float" office:value="3.17808560940061" calcext:value-type="float">
            <text:p>3.17808560940061</text:p>
          </table:table-cell>
          <table:table-cell table:style-name="Default" office:value-type="float" office:value="1.76631716811346" calcext:value-type="float">
            <text:p>1.76631716811346</text:p>
          </table:table-cell>
          <table:table-cell table:formula="of:=AVERAGE([.D19:.G19])" office:value-type="float" office:value="2.333238328548" calcext:value-type="float">
            <text:p>2.333</text:p>
          </table:table-cell>
          <table:table-cell table:formula="of:=STDEV([.D19:.G19])" office:value-type="float" office:value="0.713289429625318" calcext:value-type="float">
            <text:p>0.713</text:p>
          </table:table-cell>
          <table:table-cell table:style-name="Default" office:value-type="float" office:value="2.87114125171776" calcext:value-type="float">
            <text:p>2.87114125171776</text:p>
          </table:table-cell>
          <table:table-cell table:style-name="Default" office:value-type="float" office:value="2.41108132873567" calcext:value-type="float">
            <text:p>2.41108132873567</text:p>
          </table:table-cell>
          <table:table-cell table:style-name="Default" office:value-type="float" office:value="2.28159223839851" calcext:value-type="float">
            <text:p>2.28159223839851</text:p>
          </table:table-cell>
          <table:table-cell table:style-name="Default" office:value-type="float" office:value="1.82394276716192" calcext:value-type="float">
            <text:p>1.82394276716192</text:p>
          </table:table-cell>
          <table:table-cell table:style-name="ce7" table:formula="of:=AVERAGE([.J19:.M19])" office:value-type="float" office:value="2.34693939650347" calcext:value-type="float">
            <text:p>2.347</text:p>
          </table:table-cell>
          <table:table-cell table:style-name="ce8" table:formula="of:=STDEV([.J19:.M19])" office:value-type="float" office:value="0.430773528223977" calcext:value-type="float">
            <text:p>0.43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97856365388931" calcext:value-type="float">
            <text:p>1.97856365388931</text:p>
          </table:table-cell>
          <table:table-cell table:style-name="Default" office:value-type="float" office:value="1.29655771572287" calcext:value-type="float">
            <text:p>1.29655771572287</text:p>
          </table:table-cell>
          <table:table-cell table:style-name="Default" office:value-type="float" office:value="2.52348385495618" calcext:value-type="float">
            <text:p>2.52348385495618</text:p>
          </table:table-cell>
          <table:table-cell table:style-name="Default" office:value-type="float" office:value="1.42017009698226" calcext:value-type="float">
            <text:p>1.42017009698226</text:p>
          </table:table-cell>
          <table:table-cell table:formula="of:=AVERAGE([.D20:.G20])" office:value-type="float" office:value="1.80469383038766" calcext:value-type="float">
            <text:p>1.805</text:p>
          </table:table-cell>
          <table:table-cell table:formula="of:=STDEV([.D20:.G20])" office:value-type="float" office:value="0.563604656806632" calcext:value-type="float">
            <text:p>0.564</text:p>
          </table:table-cell>
          <table:table-cell table:style-name="Default" office:value-type="float" office:value="2.30534810269669" calcext:value-type="float">
            <text:p>2.30534810269669</text:p>
          </table:table-cell>
          <table:table-cell table:style-name="Default" office:value-type="float" office:value="1.93027247746247" calcext:value-type="float">
            <text:p>1.93027247746247</text:p>
          </table:table-cell>
          <table:table-cell table:style-name="Default" office:value-type="float" office:value="1.79660015532876" calcext:value-type="float">
            <text:p>1.79660015532876</text:p>
          </table:table-cell>
          <table:table-cell table:style-name="Default" office:value-type="float" office:value="1.39279467663633" calcext:value-type="float">
            <text:p>1.39279467663633</text:p>
          </table:table-cell>
          <table:table-cell table:style-name="ce7" table:formula="of:=AVERAGE([.J20:.M20])" office:value-type="float" office:value="1.85625385303106" calcext:value-type="float">
            <text:p>1.856</text:p>
          </table:table-cell>
          <table:table-cell table:style-name="ce8" table:formula="of:=STDEV([.J20:.M20])" office:value-type="float" office:value="0.376615353590146" calcext:value-type="float">
            <text:p>0.377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3];[.D6];[.D9];[.D12];[.D15];[.D18])" office:value-type="float" office:value="0.937732234290487" calcext:value-type="float">
            <text:p>0.938</text:p>
          </table:table-cell>
          <table:table-cell table:style-name="ce7" table:formula="of:=AVERAGE([.E3];[.E6];[.E9];[.E12];[.E15];[.E18])" office:value-type="float" office:value="0.703921757279044" calcext:value-type="float">
            <text:p>0.704</text:p>
          </table:table-cell>
          <table:table-cell table:style-name="ce7" table:formula="of:=AVERAGE([.F3];[.F6];[.F9];[.F12];[.F15];[.F18])" office:value-type="float" office:value="0.884369630454509" calcext:value-type="float">
            <text:p>0.884</text:p>
          </table:table-cell>
          <table:table-cell table:style-name="ce7" table:formula="of:=AVERAGE([.G3];[.G6];[.G9];[.G12];[.G15];[.G18])" office:value-type="float" office:value="0.706475201033538" calcext:value-type="float">
            <text:p>0.706</text:p>
          </table:table-cell>
          <table:table-cell table:formula="of:=AVERAGE([.H3];[.H6];[.H9];[.H12];[.H15];[.H18])" office:value-type="float" office:value="0.808124705764394" calcext:value-type="float">
            <text:p>0.808</text:p>
          </table:table-cell>
          <table:table-cell table:formula="of:=AVERAGE([.I3];[.I6];[.I9];[.I12];[.I15];[.I18])" office:value-type="float" office:value="0.131468559639977" calcext:value-type="float">
            <text:p>0.131</text:p>
          </table:table-cell>
          <table:table-cell table:style-name="ce10" table:formula="of:=AVERAGE([.J3];[.J6];[.J9];[.J12];[.J15];[.J18])" office:value-type="float" office:value="0.901332896167927" calcext:value-type="float">
            <text:p>0.901</text:p>
          </table:table-cell>
          <table:table-cell table:style-name="ce7" table:formula="of:=AVERAGE([.K3];[.K6];[.K9];[.K12];[.K15];[.K18])" office:value-type="float" office:value="0.620226698155457" calcext:value-type="float">
            <text:p>0.620</text:p>
          </table:table-cell>
          <table:table-cell table:style-name="ce7" table:formula="of:=AVERAGE([.L3];[.L6];[.L9];[.L12];[.L15];[.L18])" office:value-type="float" office:value="0.947502289318922" calcext:value-type="float">
            <text:p>0.948</text:p>
          </table:table-cell>
          <table:table-cell table:style-name="ce7" table:formula="of:=AVERAGE([.M3];[.M6];[.M9];[.M12];[.M15];[.M18])" office:value-type="float" office:value="0.613684157950395" calcext:value-type="float">
            <text:p>0.614</text:p>
          </table:table-cell>
          <table:table-cell table:style-name="ce7" table:formula="of:=AVERAGE([.N3];[.N6];[.N9];[.N12];[.N15];[.N18])" office:value-type="float" office:value="0.770686510398175" calcext:value-type="float">
            <text:p>0.771</text:p>
          </table:table-cell>
          <table:table-cell table:style-name="ce8" table:formula="of:=AVERAGE([.O3];[.O6];[.O9];[.O12];[.O15];[.O18])" office:value-type="float" office:value="0.181497275209313" calcext:value-type="float">
            <text:p>0.181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4];[.D7];[.D10];[.D13];[.D16];[.D19])" office:value-type="float" office:value="2.3313024303139" calcext:value-type="float">
            <text:p>2.331</text:p>
          </table:table-cell>
          <table:table-cell table:style-name="ce7" table:formula="of:=AVERAGE([.E4];[.E7];[.E10];[.E13];[.E16];[.E19])" office:value-type="float" office:value="1.81137948737601" calcext:value-type="float">
            <text:p>1.811</text:p>
          </table:table-cell>
          <table:table-cell table:style-name="ce7" table:formula="of:=AVERAGE([.F4];[.F7];[.F10];[.F13];[.F16];[.F19])" office:value-type="float" office:value="2.93755917006055" calcext:value-type="float">
            <text:p>2.938</text:p>
          </table:table-cell>
          <table:table-cell table:style-name="ce7" table:formula="of:=AVERAGE([.G4];[.G7];[.G10];[.G13];[.G16];[.G19])" office:value-type="float" office:value="1.75652160710137" calcext:value-type="float">
            <text:p>1.757</text:p>
          </table:table-cell>
          <table:table-cell table:formula="of:=AVERAGE([.H4];[.H7];[.H10];[.H13];[.H16];[.H19])" office:value-type="float" office:value="2.20919067371296" calcext:value-type="float">
            <text:p>2.209</text:p>
          </table:table-cell>
          <table:table-cell table:formula="of:=AVERAGE([.I4];[.I7];[.I10];[.I13];[.I16];[.I19])" office:value-type="float" office:value="0.632234590936745" calcext:value-type="float">
            <text:p>0.632</text:p>
          </table:table-cell>
          <table:table-cell table:style-name="ce10" table:formula="of:=AVERAGE([.J4];[.J7];[.J10];[.J13];[.J16];[.J19])" office:value-type="float" office:value="2.820341789927" calcext:value-type="float">
            <text:p>2.820</text:p>
          </table:table-cell>
          <table:table-cell table:style-name="ce7" table:formula="of:=AVERAGE([.K4];[.K7];[.K10];[.K13];[.K16];[.K19])" office:value-type="float" office:value="1.94929870641773" calcext:value-type="float">
            <text:p>1.949</text:p>
          </table:table-cell>
          <table:table-cell table:style-name="ce7" table:formula="of:=AVERAGE([.L4];[.L7];[.L10];[.L13];[.L16];[.L19])" office:value-type="float" office:value="2.32333516160003" calcext:value-type="float">
            <text:p>2.323</text:p>
          </table:table-cell>
          <table:table-cell table:style-name="ce7" table:formula="of:=AVERAGE([.M4];[.M7];[.M10];[.M13];[.M16];[.M19])" office:value-type="float" office:value="1.67100168643824" calcext:value-type="float">
            <text:p>1.671</text:p>
          </table:table-cell>
          <table:table-cell table:style-name="ce7" table:formula="of:=AVERAGE([.N4];[.N7];[.N10];[.N13];[.N16];[.N19])" office:value-type="float" office:value="2.19099433609575" calcext:value-type="float">
            <text:p>2.191</text:p>
          </table:table-cell>
          <table:table-cell table:style-name="ce8" table:formula="of:=AVERAGE([.O4];[.O7];[.O10];[.O13];[.O16];[.O19])" office:value-type="float" office:value="0.51640608567238" calcext:value-type="float">
            <text:p>0.516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5];[.D8];[.D11];[.D14];[.D17];[.D20])" office:value-type="float" office:value="1.77113460227392" calcext:value-type="float">
            <text:p>1.771</text:p>
          </table:table-cell>
          <table:table-cell table:style-name="ce7" table:formula="of:=AVERAGE([.E5];[.E8];[.E11];[.E14];[.E17];[.E20])" office:value-type="float" office:value="1.36765022410202" calcext:value-type="float">
            <text:p>1.368</text:p>
          </table:table-cell>
          <table:table-cell table:style-name="ce7" table:formula="of:=AVERAGE([.F5];[.F8];[.F11];[.F14];[.F17];[.F20])" office:value-type="float" office:value="2.29751648226899" calcext:value-type="float">
            <text:p>2.298</text:p>
          </table:table-cell>
          <table:table-cell table:style-name="ce7" table:formula="of:=AVERAGE([.G5];[.G8];[.G11];[.G14];[.G17];[.G20])" office:value-type="float" office:value="1.38075186899928" calcext:value-type="float">
            <text:p>1.381</text:p>
          </table:table-cell>
          <table:table-cell table:formula="of:=AVERAGE([.H5];[.H8];[.H11];[.H14];[.H17];[.H20])" office:value-type="float" office:value="1.70426329441105" calcext:value-type="float">
            <text:p>1.704</text:p>
          </table:table-cell>
          <table:table-cell table:formula="of:=AVERAGE([.I5];[.I8];[.I11];[.I14];[.I17];[.I20])" office:value-type="float" office:value="0.479363170538847" calcext:value-type="float">
            <text:p>0.479</text:p>
          </table:table-cell>
          <table:table-cell table:style-name="ce10" table:formula="of:=AVERAGE([.J5];[.J8];[.J11];[.J14];[.J17];[.J20])" office:value-type="float" office:value="2.25769863080538" calcext:value-type="float">
            <text:p>2.258</text:p>
          </table:table-cell>
          <table:table-cell table:style-name="ce7" table:formula="of:=AVERAGE([.K5];[.K8];[.K11];[.K14];[.K17];[.K20])" office:value-type="float" office:value="1.56361116454493" calcext:value-type="float">
            <text:p>1.564</text:p>
          </table:table-cell>
          <table:table-cell table:style-name="ce7" table:formula="of:=AVERAGE([.L5];[.L8];[.L11];[.L14];[.L17];[.L20])" office:value-type="float" office:value="1.82059940066374" calcext:value-type="float">
            <text:p>1.821</text:p>
          </table:table-cell>
          <table:table-cell table:style-name="ce7" table:formula="of:=AVERAGE([.M5];[.M8];[.M11];[.M14];[.M17];[.M20])" office:value-type="float" office:value="1.34928838234977" calcext:value-type="float">
            <text:p>1.349</text:p>
          </table:table-cell>
          <table:table-cell table:style-name="ce7" table:formula="of:=AVERAGE([.N5];[.N8];[.N11];[.N14];[.N17];[.N20])" office:value-type="float" office:value="1.74779939459095" calcext:value-type="float">
            <text:p>1.748</text:p>
          </table:table-cell>
          <table:table-cell table:style-name="ce8" table:formula="of:=AVERAGE([.O5];[.O8];[.O11];[.O14];[.O17];[.O20])" office:value-type="float" office:value="0.410666963110648" calcext:value-type="float">
            <text:p>0.41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3];[.D6];[.D9];[.D12];[.D15];[.D18])" office:value-type="float" office:value="0.0123605214697292" calcext:value-type="float">
            <text:p>0.012</text:p>
          </table:table-cell>
          <table:table-cell table:style-name="ce8" table:formula="of:=STDEV([.E3];[.E6];[.E9];[.E12];[.E15];[.E18])" office:value-type="float" office:value="0.0998203791744033" calcext:value-type="float">
            <text:p>0.100</text:p>
          </table:table-cell>
          <table:table-cell table:style-name="ce8" table:formula="of:=STDEV([.F3];[.F6];[.F9];[.F12];[.F15];[.F18])" office:value-type="float" office:value="0.0289690563917048" calcext:value-type="float">
            <text:p>0.029</text:p>
          </table:table-cell>
          <table:table-cell table:style-name="ce8" table:formula="of:=STDEV([.G3];[.G6];[.G9];[.G12];[.G15];[.G18])" office:value-type="float" office:value="0.161774938970741" calcext:value-type="float">
            <text:p>0.162</text:p>
          </table:table-cell>
          <table:table-cell table:style-name="ce8" table:formula="of:=STDEV([.H3];[.H6];[.H9];[.H12];[.H15];[.H18])" office:value-type="float" office:value="0.0542036325808909" calcext:value-type="float">
            <text:p>0.054</text:p>
          </table:table-cell>
          <table:table-cell table:formula="of:=STDEV([.I3];[.I6];[.I9];[.I12];[.I15];[.I18])" office:value-type="float" office:value="0.0723774556594772" calcext:value-type="float">
            <text:p>0.072</text:p>
          </table:table-cell>
          <table:table-cell table:style-name="ce11" table:formula="of:=STDEV([.J3];[.J6];[.J9];[.J12];[.J15];[.J18])" office:value-type="float" office:value="0.0150015955104737" calcext:value-type="float">
            <text:p>0.015</text:p>
          </table:table-cell>
          <table:table-cell table:style-name="ce8" table:formula="of:=STDEV([.K3];[.K6];[.K9];[.K12];[.K15];[.K18])" office:value-type="float" office:value="0.080306574371976" calcext:value-type="float">
            <text:p>0.080</text:p>
          </table:table-cell>
          <table:table-cell table:style-name="ce8" table:formula="of:=STDEV([.L3];[.L6];[.L9];[.L12];[.L15];[.L18])" office:value-type="float" office:value="0.013155898544524" calcext:value-type="float">
            <text:p>0.013</text:p>
          </table:table-cell>
          <table:table-cell table:style-name="ce8" table:formula="of:=STDEV([.M3];[.M6];[.M9];[.M12];[.M15];[.M18])" office:value-type="float" office:value="0.0946184440792485" calcext:value-type="float">
            <text:p>0.095</text:p>
          </table:table-cell>
          <table:table-cell table:style-name="ce8" table:formula="of:=STDEV([.N3];[.N6];[.N9];[.N12];[.N15];[.N18])" office:value-type="float" office:value="0.0402575911199269" calcext:value-type="float">
            <text:p>0.040</text:p>
          </table:table-cell>
          <table:table-cell table:style-name="ce8" table:formula="of:=STDEV([.O3];[.O6];[.O9];[.O12];[.O15];[.O18])" office:value-type="float" office:value="0.0427118930256259" calcext:value-type="float">
            <text:p>0.043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4];[.D7];[.D10];[.D13];[.D16];[.D19])" office:value-type="float" office:value="0.319986610019239" calcext:value-type="float">
            <text:p>0.320</text:p>
          </table:table-cell>
          <table:table-cell table:style-name="ce8" table:formula="of:=STDEV([.E4];[.E7];[.E10];[.E13];[.E16];[.E19])" office:value-type="float" office:value="0.220899217356386" calcext:value-type="float">
            <text:p>0.221</text:p>
          </table:table-cell>
          <table:table-cell table:style-name="ce8" table:formula="of:=STDEV([.F4];[.F7];[.F10];[.F13];[.F16];[.F19])" office:value-type="float" office:value="0.423393054746621" calcext:value-type="float">
            <text:p>0.423</text:p>
          </table:table-cell>
          <table:table-cell table:style-name="ce8" table:formula="of:=STDEV([.G4];[.G7];[.G10];[.G13];[.G16];[.G19])" office:value-type="float" office:value="0.461541334332896" calcext:value-type="float">
            <text:p>0.462</text:p>
          </table:table-cell>
          <table:table-cell table:style-name="ce8" table:formula="of:=STDEV([.H4];[.H7];[.H10];[.H13];[.H16];[.H19])" office:value-type="float" office:value="0.185232207895144" calcext:value-type="float">
            <text:p>0.185</text:p>
          </table:table-cell>
          <table:table-cell table:formula="of:=STDEV([.I4];[.I7];[.I10];[.I13];[.I16];[.I19])" office:value-type="float" office:value="0.138499071643379" calcext:value-type="float">
            <text:p>0.138</text:p>
          </table:table-cell>
          <table:table-cell table:style-name="ce11" table:formula="of:=STDEV([.J4];[.J7];[.J10];[.J13];[.J16];[.J19])" office:value-type="float" office:value="0.200237765605729" calcext:value-type="float">
            <text:p>0.200</text:p>
          </table:table-cell>
          <table:table-cell table:style-name="ce8" table:formula="of:=STDEV([.K4];[.K7];[.K10];[.K13];[.K16];[.K19])" office:value-type="float" office:value="0.258186088641829" calcext:value-type="float">
            <text:p>0.258</text:p>
          </table:table-cell>
          <table:table-cell table:style-name="ce8" table:formula="of:=STDEV([.L4];[.L7];[.L10];[.L13];[.L16];[.L19])" office:value-type="float" office:value="0.264356432904516" calcext:value-type="float">
            <text:p>0.264</text:p>
          </table:table-cell>
          <table:table-cell table:style-name="ce8" table:formula="of:=STDEV([.M4];[.M7];[.M10];[.M13];[.M16];[.M19])" office:value-type="float" office:value="0.205255963780683" calcext:value-type="float">
            <text:p>0.205</text:p>
          </table:table-cell>
          <table:table-cell table:style-name="ce8" table:formula="of:=STDEV([.N4];[.N7];[.N10];[.N13];[.N16];[.N19])" office:value-type="float" office:value="0.172784056039109" calcext:value-type="float">
            <text:p>0.173</text:p>
          </table:table-cell>
          <table:table-cell table:style-name="ce8" table:formula="of:=STDEV([.O4];[.O7];[.O10];[.O13];[.O16];[.O19])" office:value-type="float" office:value="0.100337902449461" calcext:value-type="float">
            <text:p>0.100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5];[.D8];[.D11];[.D14];[.D17];[.D20])" office:value-type="float" office:value="0.196189524954873" calcext:value-type="float">
            <text:p>0.196</text:p>
          </table:table-cell>
          <table:table-cell table:style-name="ce8" table:formula="of:=STDEV([.E5];[.E8];[.E11];[.E14];[.E17];[.E20])" office:value-type="float" office:value="0.141023440666119" calcext:value-type="float">
            <text:p>0.141</text:p>
          </table:table-cell>
          <table:table-cell table:style-name="ce8" table:formula="of:=STDEV([.F5];[.F8];[.F11];[.F14];[.F17];[.F20])" office:value-type="float" office:value="0.307148656973269" calcext:value-type="float">
            <text:p>0.307</text:p>
          </table:table-cell>
          <table:table-cell table:style-name="ce8" table:formula="of:=STDEV([.G5];[.G8];[.G11];[.G14];[.G17];[.G20])" office:value-type="float" office:value="0.289823817340269" calcext:value-type="float">
            <text:p>0.290</text:p>
          </table:table-cell>
          <table:table-cell table:style-name="ce8" table:formula="of:=STDEV([.H5];[.H8];[.H11];[.H14];[.H17];[.H20])" office:value-type="float" office:value="0.120900181699495" calcext:value-type="float">
            <text:p>0.121</text:p>
          </table:table-cell>
          <table:table-cell table:formula="of:=STDEV([.I5];[.I8];[.I11];[.I14];[.I17];[.I20])" office:value-type="float" office:value="0.115866348035842" calcext:value-type="float">
            <text:p>0.116</text:p>
          </table:table-cell>
          <table:table-cell table:style-name="ce11" table:formula="of:=STDEV([.J5];[.J8];[.J11];[.J14];[.J17];[.J20])" office:value-type="float" office:value="0.137792136060725" calcext:value-type="float">
            <text:p>0.138</text:p>
          </table:table-cell>
          <table:table-cell table:style-name="ce8" table:formula="of:=STDEV([.K5];[.K8];[.K11];[.K14];[.K17];[.K20])" office:value-type="float" office:value="0.200038429465881" calcext:value-type="float">
            <text:p>0.200</text:p>
          </table:table-cell>
          <table:table-cell table:style-name="ce8" table:formula="of:=STDEV([.L5];[.L8];[.L11];[.L14];[.L17];[.L20])" office:value-type="float" office:value="0.210386001896285" calcext:value-type="float">
            <text:p>0.210</text:p>
          </table:table-cell>
          <table:table-cell table:style-name="ce8" table:formula="of:=STDEV([.M5];[.M8];[.M11];[.M14];[.M17];[.M20])" office:value-type="float" office:value="0.175017552947758" calcext:value-type="float">
            <text:p>0.175</text:p>
          </table:table-cell>
          <table:table-cell table:style-name="ce8" table:formula="of:=STDEV([.N5];[.N8];[.N11];[.N14];[.N17];[.N20])" office:value-type="float" office:value="0.120144873043537" calcext:value-type="float">
            <text:p>0.120</text:p>
          </table:table-cell>
          <table:table-cell table:style-name="ce8" table:formula="of:=STDEV([.O5];[.O8];[.O11];[.O14];[.O17];[.O20])" office:value-type="float" office:value="0.0788794535691165" calcext:value-type="float">
            <text:p>0.0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2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70846169889647" calcext:value-type="float">
            <text:p>0.970846169889647</text:p>
          </table:table-cell>
          <table:table-cell table:style-name="Default" office:value-type="float" office:value="0.841909654995645" calcext:value-type="float">
            <text:p>0.841909654995645</text:p>
          </table:table-cell>
          <table:table-cell table:style-name="Default" office:value-type="float" office:value="0.96955479845083" calcext:value-type="float">
            <text:p>0.96955479845083</text:p>
          </table:table-cell>
          <table:table-cell table:style-name="Default" office:value-type="float" office:value="0.926118067945927" calcext:value-type="float">
            <text:p>0.926118067945927</text:p>
          </table:table-cell>
          <table:table-cell table:formula="of:=AVERAGE([.D27:.G27])" office:value-type="float" office:value="0.927107172820512" calcext:value-type="float">
            <text:p>0.927</text:p>
          </table:table-cell>
          <table:table-cell table:formula="of:=STDEV([.D27:.G27])" office:value-type="float" office:value="0.0604827693320913" calcext:value-type="float">
            <text:p>0.060</text:p>
          </table:table-cell>
          <table:table-cell table:style-name="Default" office:value-type="float" office:value="0.982646047080956" calcext:value-type="float">
            <text:p>0.982646047080956</text:p>
          </table:table-cell>
          <table:table-cell table:style-name="Default" office:value-type="float" office:value="0.785578869291728" calcext:value-type="float">
            <text:p>0.785578869291728</text:p>
          </table:table-cell>
          <table:table-cell table:style-name="Default" office:value-type="float" office:value="0.941485352003863" calcext:value-type="float">
            <text:p>0.941485352003863</text:p>
          </table:table-cell>
          <table:table-cell table:style-name="Default" office:value-type="float" office:value="0.835598902123896" calcext:value-type="float">
            <text:p>0.835598902123896</text:p>
          </table:table-cell>
          <table:table-cell table:style-name="ce7" table:formula="of:=AVERAGE([.J27:.M27])" office:value-type="float" office:value="0.886327292625111" calcext:value-type="float">
            <text:p>0.886</text:p>
          </table:table-cell>
          <table:table-cell table:style-name="ce8" table:formula="of:=STDEV([.J27:.M27])" office:value-type="float" office:value="0.0913661651111643" calcext:value-type="float">
            <text:p>0.09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0115569352155" calcext:value-type="float">
            <text:p>2.20115569352155</text:p>
          </table:table-cell>
          <table:table-cell table:style-name="Default" office:value-type="float" office:value="2.17812439672225" calcext:value-type="float">
            <text:p>2.17812439672225</text:p>
          </table:table-cell>
          <table:table-cell table:style-name="Default" office:value-type="float" office:value="2.08565902131744" calcext:value-type="float">
            <text:p>2.08565902131744</text:p>
          </table:table-cell>
          <table:table-cell table:style-name="Default" office:value-type="float" office:value="1.37074231969716" calcext:value-type="float">
            <text:p>1.37074231969716</text:p>
          </table:table-cell>
          <table:table-cell table:formula="of:=AVERAGE([.D28:.G28])" office:value-type="float" office:value="1.9589203578146" calcext:value-type="float">
            <text:p>1.959</text:p>
          </table:table-cell>
          <table:table-cell table:formula="of:=STDEV([.D28:.G28])" office:value-type="float" office:value="0.395282372441378" calcext:value-type="float">
            <text:p>0.395</text:p>
          </table:table-cell>
          <table:table-cell table:style-name="Default" office:value-type="float" office:value="1.27868308271043" calcext:value-type="float">
            <text:p>1.27868308271043</text:p>
          </table:table-cell>
          <table:table-cell table:style-name="Default" office:value-type="float" office:value="1.52393816161983" calcext:value-type="float">
            <text:p>1.52393816161983</text:p>
          </table:table-cell>
          <table:table-cell table:style-name="Default" office:value-type="float" office:value="2.34309171430074" calcext:value-type="float">
            <text:p>2.34309171430074</text:p>
          </table:table-cell>
          <table:table-cell table:style-name="Default" office:value-type="float" office:value="1.90566721718338" calcext:value-type="float">
            <text:p>1.90566721718338</text:p>
          </table:table-cell>
          <table:table-cell table:style-name="ce7" table:formula="of:=AVERAGE([.J28:.M28])" office:value-type="float" office:value="1.7628450439536" calcext:value-type="float">
            <text:p>1.763</text:p>
          </table:table-cell>
          <table:table-cell table:style-name="ce8" table:formula="of:=STDEV([.J28:.M28])" office:value-type="float" office:value="0.464963681290017" calcext:value-type="float">
            <text:p>0.46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68822850864822" calcext:value-type="float">
            <text:p>1.68822850864822</text:p>
          </table:table-cell>
          <table:table-cell table:style-name="Default" office:value-type="float" office:value="1.74659594135642" calcext:value-type="float">
            <text:p>1.74659594135642</text:p>
          </table:table-cell>
          <table:table-cell table:style-name="Default" office:value-type="float" office:value="1.63202101777388" calcext:value-type="float">
            <text:p>1.63202101777388</text:p>
          </table:table-cell>
          <table:table-cell table:style-name="Default" office:value-type="float" office:value="1.12244351832048" calcext:value-type="float">
            <text:p>1.12244351832048</text:p>
          </table:table-cell>
          <table:table-cell table:formula="of:=AVERAGE([.D29:.G29])" office:value-type="float" office:value="1.54732224652475" calcext:value-type="float">
            <text:p>1.547</text:p>
          </table:table-cell>
          <table:table-cell table:formula="of:=STDEV([.D29:.G29])" office:value-type="float" office:value="0.287089066138637" calcext:value-type="float">
            <text:p>0.287</text:p>
          </table:table-cell>
          <table:table-cell table:style-name="Default" office:value-type="float" office:value="1.01367146829964" calcext:value-type="float">
            <text:p>1.01367146829964</text:p>
          </table:table-cell>
          <table:table-cell table:style-name="Default" office:value-type="float" office:value="1.24343688393018" calcext:value-type="float">
            <text:p>1.24343688393018</text:p>
          </table:table-cell>
          <table:table-cell table:style-name="Default" office:value-type="float" office:value="1.99763964496614" calcext:value-type="float">
            <text:p>1.99763964496614</text:p>
          </table:table-cell>
          <table:table-cell table:style-name="Default" office:value-type="float" office:value="1.54634891537075" calcext:value-type="float">
            <text:p>1.54634891537075</text:p>
          </table:table-cell>
          <table:table-cell table:style-name="ce7" table:formula="of:=AVERAGE([.J29:.M29])" office:value-type="float" office:value="1.45027422814168" calcext:value-type="float">
            <text:p>1.450</text:p>
          </table:table-cell>
          <table:table-cell table:style-name="ce8" table:formula="of:=STDEV([.J29:.M29])" office:value-type="float" office:value="0.425144250783869" calcext:value-type="float">
            <text:p>0.425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57810363623431" calcext:value-type="float">
            <text:p>0.957810363623431</text:p>
          </table:table-cell>
          <table:table-cell table:style-name="Default" office:value-type="float" office:value="0.94828559847267" calcext:value-type="float">
            <text:p>0.94828559847267</text:p>
          </table:table-cell>
          <table:table-cell table:style-name="Default" office:value-type="float" office:value="0.975013034152435" calcext:value-type="float">
            <text:p>0.975013034152435</text:p>
          </table:table-cell>
          <table:table-cell table:style-name="Default" office:value-type="float" office:value="0.930449572261401" calcext:value-type="float">
            <text:p>0.930449572261401</text:p>
          </table:table-cell>
          <table:table-cell table:formula="of:=AVERAGE([.D30:.G30])" office:value-type="float" office:value="0.952889642127484" calcext:value-type="float">
            <text:p>0.953</text:p>
          </table:table-cell>
          <table:table-cell table:formula="of:=STDEV([.D30:.G30])" office:value-type="float" office:value="0.0186047657720673" calcext:value-type="float">
            <text:p>0.019</text:p>
          </table:table-cell>
          <table:table-cell table:style-name="Default" office:value-type="float" office:value="0.984647899477568" calcext:value-type="float">
            <text:p>0.984647899477568</text:p>
          </table:table-cell>
          <table:table-cell table:style-name="Default" office:value-type="float" office:value="0.903146187700444" calcext:value-type="float">
            <text:p>0.903146187700444</text:p>
          </table:table-cell>
          <table:table-cell table:style-name="Default" office:value-type="float" office:value="0.945093290278397" calcext:value-type="float">
            <text:p>0.945093290278397</text:p>
          </table:table-cell>
          <table:table-cell table:style-name="Default" office:value-type="float" office:value="0.920531036198602" calcext:value-type="float">
            <text:p>0.920531036198602</text:p>
          </table:table-cell>
          <table:table-cell table:style-name="ce7" table:formula="of:=AVERAGE([.J30:.M30])" office:value-type="float" office:value="0.938354603413753" calcext:value-type="float">
            <text:p>0.938</text:p>
          </table:table-cell>
          <table:table-cell table:style-name="ce8" table:formula="of:=STDEV([.J30:.M30])" office:value-type="float" office:value="0.0353354932347347" calcext:value-type="float">
            <text:p>0.03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95274526691174" calcext:value-type="float">
            <text:p>1.95274526691174</text:p>
          </table:table-cell>
          <table:table-cell table:style-name="Default" office:value-type="float" office:value="1.39947353896499" calcext:value-type="float">
            <text:p>1.39947353896499</text:p>
          </table:table-cell>
          <table:table-cell table:style-name="Default" office:value-type="float" office:value="1.75537805122795" calcext:value-type="float">
            <text:p>1.75537805122795</text:p>
          </table:table-cell>
          <table:table-cell table:style-name="Default" office:value-type="float" office:value="1.36885981806452" calcext:value-type="float">
            <text:p>1.36885981806452</text:p>
          </table:table-cell>
          <table:table-cell table:formula="of:=AVERAGE([.D31:.G31])" office:value-type="float" office:value="1.6191141687923" calcext:value-type="float">
            <text:p>1.619</text:p>
          </table:table-cell>
          <table:table-cell table:formula="of:=STDEV([.D31:.G31])" office:value-type="float" office:value="0.283282427751258" calcext:value-type="float">
            <text:p>0.283</text:p>
          </table:table-cell>
          <table:table-cell table:style-name="Default" office:value-type="float" office:value="1.20197083369266" calcext:value-type="float">
            <text:p>1.20197083369266</text:p>
          </table:table-cell>
          <table:table-cell table:style-name="Default" office:value-type="float" office:value="1.45146187091928" calcext:value-type="float">
            <text:p>1.45146187091928</text:p>
          </table:table-cell>
          <table:table-cell table:style-name="Default" office:value-type="float" office:value="2.31734062901275" calcext:value-type="float">
            <text:p>2.31734062901275</text:p>
          </table:table-cell>
          <table:table-cell table:style-name="Default" office:value-type="float" office:value="1.33769400271679" calcext:value-type="float">
            <text:p>1.33769400271679</text:p>
          </table:table-cell>
          <table:table-cell table:style-name="ce7" table:formula="of:=AVERAGE([.J31:.M31])" office:value-type="float" office:value="1.57711683408537" calcext:value-type="float">
            <text:p>1.577</text:p>
          </table:table-cell>
          <table:table-cell table:style-name="ce8" table:formula="of:=STDEV([.J31:.M31])" office:value-type="float" office:value="0.503910789107278" calcext:value-type="float">
            <text:p>0.50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486994848342" calcext:value-type="float">
            <text:p>1.5486994848342</text:p>
          </table:table-cell>
          <table:table-cell table:style-name="Default" office:value-type="float" office:value="1.12221946139951" calcext:value-type="float">
            <text:p>1.12221946139951</text:p>
          </table:table-cell>
          <table:table-cell table:style-name="Default" office:value-type="float" office:value="1.42169190600829" calcext:value-type="float">
            <text:p>1.42169190600829</text:p>
          </table:table-cell>
          <table:table-cell table:style-name="Default" office:value-type="float" office:value="1.13553967534891" calcext:value-type="float">
            <text:p>1.13553967534891</text:p>
          </table:table-cell>
          <table:table-cell table:formula="of:=AVERAGE([.D32:.G32])" office:value-type="float" office:value="1.30703763189773" calcext:value-type="float">
            <text:p>1.307</text:p>
          </table:table-cell>
          <table:table-cell table:formula="of:=STDEV([.D32:.G32])" office:value-type="float" office:value="0.212222649579192" calcext:value-type="float">
            <text:p>0.212</text:p>
          </table:table-cell>
          <table:table-cell table:style-name="Default" office:value-type="float" office:value="0.930359770105468" calcext:value-type="float">
            <text:p>0.930359770105468</text:p>
          </table:table-cell>
          <table:table-cell table:style-name="Default" office:value-type="float" office:value="1.11303270435218" calcext:value-type="float">
            <text:p>1.11303270435218</text:p>
          </table:table-cell>
          <table:table-cell table:style-name="Default" office:value-type="float" office:value="1.95269897123756" calcext:value-type="float">
            <text:p>1.95269897123756</text:p>
          </table:table-cell>
          <table:table-cell table:style-name="Default" office:value-type="float" office:value="1.09778534606158" calcext:value-type="float">
            <text:p>1.09778534606158</text:p>
          </table:table-cell>
          <table:table-cell table:style-name="ce7" table:formula="of:=AVERAGE([.J32:.M32])" office:value-type="float" office:value="1.2734691979392" calcext:value-type="float">
            <text:p>1.273</text:p>
          </table:table-cell>
          <table:table-cell table:style-name="ce8" table:formula="of:=STDEV([.J32:.M32])" office:value-type="float" office:value="0.460319399507338" calcext:value-type="float">
            <text:p>0.46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68095435213123" calcext:value-type="float">
            <text:p>0.968095435213123</text:p>
          </table:table-cell>
          <table:table-cell table:style-name="Default" office:value-type="float" office:value="0.834813842580789" calcext:value-type="float">
            <text:p>0.834813842580789</text:p>
          </table:table-cell>
          <table:table-cell table:style-name="Default" office:value-type="float" office:value="0.958616526258215" calcext:value-type="float">
            <text:p>0.958616526258215</text:p>
          </table:table-cell>
          <table:table-cell table:style-name="Default" office:value-type="float" office:value="0.906345198491471" calcext:value-type="float">
            <text:p>0.906345198491471</text:p>
          </table:table-cell>
          <table:table-cell table:formula="of:=AVERAGE([.D33:.G33])" office:value-type="float" office:value="0.916967750635899" calcext:value-type="float">
            <text:p>0.917</text:p>
          </table:table-cell>
          <table:table-cell table:formula="of:=STDEV([.D33:.G33])" office:value-type="float" office:value="0.0611303630608519" calcext:value-type="float">
            <text:p>0.061</text:p>
          </table:table-cell>
          <table:table-cell table:style-name="Default" office:value-type="float" office:value="0.978700895200235" calcext:value-type="float">
            <text:p>0.978700895200235</text:p>
          </table:table-cell>
          <table:table-cell table:style-name="Default" office:value-type="float" office:value="0.882420358770161" calcext:value-type="float">
            <text:p>0.882420358770161</text:p>
          </table:table-cell>
          <table:table-cell table:style-name="Default" office:value-type="float" office:value="0.962353561749389" calcext:value-type="float">
            <text:p>0.962353561749389</text:p>
          </table:table-cell>
          <table:table-cell table:style-name="Default" office:value-type="float" office:value="0.880229104998804" calcext:value-type="float">
            <text:p>0.880229104998804</text:p>
          </table:table-cell>
          <table:table-cell table:style-name="ce7" table:formula="of:=AVERAGE([.J33:.M33])" office:value-type="float" office:value="0.925925980179647" calcext:value-type="float">
            <text:p>0.926</text:p>
          </table:table-cell>
          <table:table-cell table:style-name="ce8" table:formula="of:=STDEV([.J33:.M33])" office:value-type="float" office:value="0.0519394001055383" calcext:value-type="float">
            <text:p>0.05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00560961913171" calcext:value-type="float">
            <text:p>2.00560961913171</text:p>
          </table:table-cell>
          <table:table-cell table:style-name="Default" office:value-type="float" office:value="2.15294384706448" calcext:value-type="float">
            <text:p>2.15294384706448</text:p>
          </table:table-cell>
          <table:table-cell table:style-name="Default" office:value-type="float" office:value="2.29050746835278" calcext:value-type="float">
            <text:p>2.29050746835278</text:p>
          </table:table-cell>
          <table:table-cell table:style-name="Default" office:value-type="float" office:value="1.56848494104666" calcext:value-type="float">
            <text:p>1.56848494104666</text:p>
          </table:table-cell>
          <table:table-cell table:formula="of:=AVERAGE([.D34:.G34])" office:value-type="float" office:value="2.00438646889891" calcext:value-type="float">
            <text:p>2.004</text:p>
          </table:table-cell>
          <table:table-cell table:formula="of:=STDEV([.D34:.G34])" office:value-type="float" office:value="0.313020850751899" calcext:value-type="float">
            <text:p>0.313</text:p>
          </table:table-cell>
          <table:table-cell table:style-name="Default" office:value-type="float" office:value="1.4104499719193" calcext:value-type="float">
            <text:p>1.4104499719193</text:p>
          </table:table-cell>
          <table:table-cell table:style-name="Default" office:value-type="float" office:value="1.38156380270466" calcext:value-type="float">
            <text:p>1.38156380270466</text:p>
          </table:table-cell>
          <table:table-cell table:style-name="Default" office:value-type="float" office:value="1.79975469128259" calcext:value-type="float">
            <text:p>1.79975469128259</text:p>
          </table:table-cell>
          <table:table-cell table:style-name="Default" office:value-type="float" office:value="1.76849321488789" calcext:value-type="float">
            <text:p>1.76849321488789</text:p>
          </table:table-cell>
          <table:table-cell table:style-name="ce7" table:formula="of:=AVERAGE([.J34:.M34])" office:value-type="float" office:value="1.59006542019861" calcext:value-type="float">
            <text:p>1.590</text:p>
          </table:table-cell>
          <table:table-cell table:style-name="ce8" table:formula="of:=STDEV([.J34:.M34])" office:value-type="float" office:value="0.224752235497656" calcext:value-type="float">
            <text:p>0.22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2926606502731" calcext:value-type="float">
            <text:p>1.52926606502731</text:p>
          </table:table-cell>
          <table:table-cell table:style-name="Default" office:value-type="float" office:value="1.63523820268036" calcext:value-type="float">
            <text:p>1.63523820268036</text:p>
          </table:table-cell>
          <table:table-cell table:style-name="Default" office:value-type="float" office:value="1.78767590822557" calcext:value-type="float">
            <text:p>1.78767590822557</text:p>
          </table:table-cell>
          <table:table-cell table:style-name="Default" office:value-type="float" office:value="1.22177511274379" calcext:value-type="float">
            <text:p>1.22177511274379</text:p>
          </table:table-cell>
          <table:table-cell table:formula="of:=AVERAGE([.D35:.G35])" office:value-type="float" office:value="1.54348882216926" calcext:value-type="float">
            <text:p>1.543</text:p>
          </table:table-cell>
          <table:table-cell table:formula="of:=STDEV([.D35:.G35])" office:value-type="float" office:value="0.239267827252124" calcext:value-type="float">
            <text:p>0.239</text:p>
          </table:table-cell>
          <table:table-cell table:style-name="Default" office:value-type="float" office:value="1.1086202863074" calcext:value-type="float">
            <text:p>1.1086202863074</text:p>
          </table:table-cell>
          <table:table-cell table:style-name="Default" office:value-type="float" office:value="1.12582591262048" calcext:value-type="float">
            <text:p>1.12582591262048</text:p>
          </table:table-cell>
          <table:table-cell table:style-name="Default" office:value-type="float" office:value="1.4379698686435" calcext:value-type="float">
            <text:p>1.4379698686435</text:p>
          </table:table-cell>
          <table:table-cell table:style-name="Default" office:value-type="float" office:value="1.4061637974311" calcext:value-type="float">
            <text:p>1.4061637974311</text:p>
          </table:table-cell>
          <table:table-cell table:style-name="ce7" table:formula="of:=AVERAGE([.J35:.M35])" office:value-type="float" office:value="1.26964496625062" calcext:value-type="float">
            <text:p>1.270</text:p>
          </table:table-cell>
          <table:table-cell table:style-name="ce8" table:formula="of:=STDEV([.J35:.M35])" office:value-type="float" office:value="0.176619677811149" calcext:value-type="float">
            <text:p>0.177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80583109499042" calcext:value-type="float">
            <text:p>0.980583109499042</text:p>
          </table:table-cell>
          <table:table-cell table:style-name="Default" office:value-type="float" office:value="0.864410890576822" calcext:value-type="float">
            <text:p>0.864410890576822</text:p>
          </table:table-cell>
          <table:table-cell table:style-name="Default" office:value-type="float" office:value="0.969459401187752" calcext:value-type="float">
            <text:p>0.969459401187752</text:p>
          </table:table-cell>
          <table:table-cell table:style-name="Default" office:value-type="float" office:value="0.937358391316467" calcext:value-type="float">
            <text:p>0.937358391316467</text:p>
          </table:table-cell>
          <table:table-cell table:formula="of:=AVERAGE([.D36:.G36])" office:value-type="float" office:value="0.937952948145021" calcext:value-type="float">
            <text:p>0.938</text:p>
          </table:table-cell>
          <table:table-cell table:formula="of:=STDEV([.D36:.G36])" office:value-type="float" office:value="0.0523411086673765" calcext:value-type="float">
            <text:p>0.052</text:p>
          </table:table-cell>
          <table:table-cell table:style-name="Default" office:value-type="float" office:value="0.988575420467548" calcext:value-type="float">
            <text:p>0.988575420467548</text:p>
          </table:table-cell>
          <table:table-cell table:style-name="Default" office:value-type="float" office:value="0.900160229402026" calcext:value-type="float">
            <text:p>0.900160229402026</text:p>
          </table:table-cell>
          <table:table-cell table:style-name="Default" office:value-type="float" office:value="0.949650154789863" calcext:value-type="float">
            <text:p>0.949650154789863</text:p>
          </table:table-cell>
          <table:table-cell table:style-name="Default" office:value-type="float" office:value="0.932436024394418" calcext:value-type="float">
            <text:p>0.932436024394418</text:p>
          </table:table-cell>
          <table:table-cell table:style-name="ce7" table:formula="of:=AVERAGE([.J36:.M36])" office:value-type="float" office:value="0.942705457263464" calcext:value-type="float">
            <text:p>0.943</text:p>
          </table:table-cell>
          <table:table-cell table:style-name="ce8" table:formula="of:=STDEV([.J36:.M36])" office:value-type="float" office:value="0.0368231811649071" calcext:value-type="float">
            <text:p>0.0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55689217300793" calcext:value-type="float">
            <text:p>1.55689217300793</text:p>
          </table:table-cell>
          <table:table-cell table:style-name="Default" office:value-type="float" office:value="1.86151831354702" calcext:value-type="float">
            <text:p>1.86151831354702</text:p>
          </table:table-cell>
          <table:table-cell table:style-name="Default" office:value-type="float" office:value="1.87549305483791" calcext:value-type="float">
            <text:p>1.87549305483791</text:p>
          </table:table-cell>
          <table:table-cell table:style-name="Default" office:value-type="float" office:value="1.21346665690226" calcext:value-type="float">
            <text:p>1.21346665690226</text:p>
          </table:table-cell>
          <table:table-cell table:formula="of:=AVERAGE([.D37:.G37])" office:value-type="float" office:value="1.62684254957378" calcext:value-type="float">
            <text:p>1.627</text:p>
          </table:table-cell>
          <table:table-cell table:formula="of:=STDEV([.D37:.G37])" office:value-type="float" office:value="0.312341944983491" calcext:value-type="float">
            <text:p>0.312</text:p>
          </table:table-cell>
          <table:table-cell table:style-name="Default" office:value-type="float" office:value="1.19093970714774" calcext:value-type="float">
            <text:p>1.19093970714774</text:p>
          </table:table-cell>
          <table:table-cell table:style-name="Default" office:value-type="float" office:value="1.41292169896189" calcext:value-type="float">
            <text:p>1.41292169896189</text:p>
          </table:table-cell>
          <table:table-cell table:style-name="Default" office:value-type="float" office:value="2.25761152799865" calcext:value-type="float">
            <text:p>2.25761152799865</text:p>
          </table:table-cell>
          <table:table-cell table:style-name="Default" office:value-type="float" office:value="1.22327552346389" calcext:value-type="float">
            <text:p>1.22327552346389</text:p>
          </table:table-cell>
          <table:table-cell table:style-name="ce7" table:formula="of:=AVERAGE([.J37:.M37])" office:value-type="float" office:value="1.52118711439304" calcext:value-type="float">
            <text:p>1.521</text:p>
          </table:table-cell>
          <table:table-cell table:style-name="ce8" table:formula="of:=STDEV([.J37:.M37])" office:value-type="float" office:value="0.500618611697909" calcext:value-type="float">
            <text:p>0.50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28453751098951" calcext:value-type="float">
            <text:p>1.28453751098951</text:p>
          </table:table-cell>
          <table:table-cell table:style-name="Default" office:value-type="float" office:value="1.45817636866333" calcext:value-type="float">
            <text:p>1.45817636866333</text:p>
          </table:table-cell>
          <table:table-cell table:style-name="Default" office:value-type="float" office:value="1.4887381338835" calcext:value-type="float">
            <text:p>1.4887381338835</text:p>
          </table:table-cell>
          <table:table-cell table:style-name="Default" office:value-type="float" office:value="0.996394461160657" calcext:value-type="float">
            <text:p>0.996394461160657</text:p>
          </table:table-cell>
          <table:table-cell table:formula="of:=AVERAGE([.D38:.G38])" office:value-type="float" office:value="1.30696161867425" calcext:value-type="float">
            <text:p>1.307</text:p>
          </table:table-cell>
          <table:table-cell table:formula="of:=STDEV([.D38:.G38])" office:value-type="float" office:value="0.225730962303512" calcext:value-type="float">
            <text:p>0.226</text:p>
          </table:table-cell>
          <table:table-cell table:style-name="Default" office:value-type="float" office:value="0.988102829181937" calcext:value-type="float">
            <text:p>0.988102829181937</text:p>
          </table:table-cell>
          <table:table-cell table:style-name="Default" office:value-type="float" office:value="1.12428074367663" calcext:value-type="float">
            <text:p>1.12428074367663</text:p>
          </table:table-cell>
          <table:table-cell table:style-name="Default" office:value-type="float" office:value="1.96137325293549" calcext:value-type="float">
            <text:p>1.96137325293549</text:p>
          </table:table-cell>
          <table:table-cell table:style-name="Default" office:value-type="float" office:value="1.03416636413534" calcext:value-type="float">
            <text:p>1.03416636413534</text:p>
          </table:table-cell>
          <table:table-cell table:style-name="ce7" table:formula="of:=AVERAGE([.J38:.M38])" office:value-type="float" office:value="1.27698079748235" calcext:value-type="float">
            <text:p>1.277</text:p>
          </table:table-cell>
          <table:table-cell table:style-name="ce8" table:formula="of:=STDEV([.J38:.M38])" office:value-type="float" office:value="0.459753437226394" calcext:value-type="float">
            <text:p>0.46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69983793270489" calcext:value-type="float">
            <text:p>0.969983793270489</text:p>
          </table:table-cell>
          <table:table-cell table:style-name="Default" office:value-type="float" office:value="0.862979661731462" calcext:value-type="float">
            <text:p>0.862979661731462</text:p>
          </table:table-cell>
          <table:table-cell table:style-name="Default" office:value-type="float" office:value="0.953072228755738" calcext:value-type="float">
            <text:p>0.953072228755738</text:p>
          </table:table-cell>
          <table:table-cell table:style-name="Default" office:value-type="float" office:value="0.933315422277304" calcext:value-type="float">
            <text:p>0.933315422277304</text:p>
          </table:table-cell>
          <table:table-cell table:formula="of:=AVERAGE([.D39:.G39])" office:value-type="float" office:value="0.929837776508748" calcext:value-type="float">
            <text:p>0.930</text:p>
          </table:table-cell>
          <table:table-cell table:formula="of:=STDEV([.D39:.G39])" office:value-type="float" office:value="0.0470235542564077" calcext:value-type="float">
            <text:p>0.047</text:p>
          </table:table-cell>
          <table:table-cell table:style-name="Default" office:value-type="float" office:value="0.983086266212835" calcext:value-type="float">
            <text:p>0.983086266212835</text:p>
          </table:table-cell>
          <table:table-cell table:style-name="Default" office:value-type="float" office:value="0.928046373707774" calcext:value-type="float">
            <text:p>0.928046373707774</text:p>
          </table:table-cell>
          <table:table-cell table:style-name="Default" office:value-type="float" office:value="0.938733069649692" calcext:value-type="float">
            <text:p>0.938733069649692</text:p>
          </table:table-cell>
          <table:table-cell table:style-name="Default" office:value-type="float" office:value="0.786193317519695" calcext:value-type="float">
            <text:p>0.786193317519695</text:p>
          </table:table-cell>
          <table:table-cell table:style-name="ce7" table:formula="of:=AVERAGE([.J39:.M39])" office:value-type="float" office:value="0.909014756772499" calcext:value-type="float">
            <text:p>0.909</text:p>
          </table:table-cell>
          <table:table-cell table:style-name="ce8" table:formula="of:=STDEV([.J39:.M39])" office:value-type="float" office:value="0.0852781234438974" calcext:value-type="float">
            <text:p>0.08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01468355375292" calcext:value-type="float">
            <text:p>2.01468355375292</text:p>
          </table:table-cell>
          <table:table-cell table:style-name="Default" office:value-type="float" office:value="1.89469898978179" calcext:value-type="float">
            <text:p>1.89469898978179</text:p>
          </table:table-cell>
          <table:table-cell table:style-name="Default" office:value-type="float" office:value="2.45771236025722" calcext:value-type="float">
            <text:p>2.45771236025722</text:p>
          </table:table-cell>
          <table:table-cell table:style-name="Default" office:value-type="float" office:value="1.40682005472914" calcext:value-type="float">
            <text:p>1.40682005472914</text:p>
          </table:table-cell>
          <table:table-cell table:formula="of:=AVERAGE([.D40:.G40])" office:value-type="float" office:value="1.94347873963027" calcext:value-type="float">
            <text:p>1.943</text:p>
          </table:table-cell>
          <table:table-cell table:formula="of:=STDEV([.D40:.G40])" office:value-type="float" office:value="0.432006307906275" calcext:value-type="float">
            <text:p>0.432</text:p>
          </table:table-cell>
          <table:table-cell table:style-name="Default" office:value-type="float" office:value="1.31505777507102" calcext:value-type="float">
            <text:p>1.31505777507102</text:p>
          </table:table-cell>
          <table:table-cell table:style-name="Default" office:value-type="float" office:value="1.31729507759425" calcext:value-type="float">
            <text:p>1.31729507759425</text:p>
          </table:table-cell>
          <table:table-cell table:style-name="Default" office:value-type="float" office:value="2.38951592181399" calcext:value-type="float">
            <text:p>2.38951592181399</text:p>
          </table:table-cell>
          <table:table-cell table:style-name="Default" office:value-type="float" office:value="2.06788191918991" calcext:value-type="float">
            <text:p>2.06788191918991</text:p>
          </table:table-cell>
          <table:table-cell table:style-name="ce7" table:formula="of:=AVERAGE([.J40:.M40])" office:value-type="float" office:value="1.77243767341729" calcext:value-type="float">
            <text:p>1.772</text:p>
          </table:table-cell>
          <table:table-cell table:style-name="ce8" table:formula="of:=STDEV([.J40:.M40])" office:value-type="float" office:value="0.542962251894878" calcext:value-type="float">
            <text:p>0.54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9992786191487" calcext:value-type="float">
            <text:p>1.59992786191487</text:p>
          </table:table-cell>
          <table:table-cell table:style-name="Default" office:value-type="float" office:value="1.41750790905749" calcext:value-type="float">
            <text:p>1.41750790905749</text:p>
          </table:table-cell>
          <table:table-cell table:style-name="Default" office:value-type="float" office:value="1.64346588206834" calcext:value-type="float">
            <text:p>1.64346588206834</text:p>
          </table:table-cell>
          <table:table-cell table:style-name="Default" office:value-type="float" office:value="1.15403577437004" calcext:value-type="float">
            <text:p>1.15403577437004</text:p>
          </table:table-cell>
          <table:table-cell table:formula="of:=AVERAGE([.D41:.G41])" office:value-type="float" office:value="1.45373435685269" calcext:value-type="float">
            <text:p>1.454</text:p>
          </table:table-cell>
          <table:table-cell table:formula="of:=STDEV([.D41:.G41])" office:value-type="float" office:value="0.222487593994954" calcext:value-type="float">
            <text:p>0.222</text:p>
          </table:table-cell>
          <table:table-cell table:style-name="Default" office:value-type="float" office:value="1.04361161028911" calcext:value-type="float">
            <text:p>1.04361161028911</text:p>
          </table:table-cell>
          <table:table-cell table:style-name="Default" office:value-type="float" office:value="1.02472498104671" calcext:value-type="float">
            <text:p>1.02472498104671</text:p>
          </table:table-cell>
          <table:table-cell table:style-name="Default" office:value-type="float" office:value="1.97237664349201" calcext:value-type="float">
            <text:p>1.97237664349201</text:p>
          </table:table-cell>
          <table:table-cell table:style-name="Default" office:value-type="float" office:value="1.62331145581728" calcext:value-type="float">
            <text:p>1.62331145581728</text:p>
          </table:table-cell>
          <table:table-cell table:style-name="ce7" table:formula="of:=AVERAGE([.J41:.M41])" office:value-type="float" office:value="1.41600617266128" calcext:value-type="float">
            <text:p>1.416</text:p>
          </table:table-cell>
          <table:table-cell table:style-name="ce8" table:formula="of:=STDEV([.J41:.M41])" office:value-type="float" office:value="0.463430060250906" calcext:value-type="float">
            <text:p>0.463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74402044315041" calcext:value-type="float">
            <text:p>0.974402044315041</text:p>
          </table:table-cell>
          <table:table-cell table:style-name="Default" office:value-type="float" office:value="0.889638782354722" calcext:value-type="float">
            <text:p>0.889638782354722</text:p>
          </table:table-cell>
          <table:table-cell table:style-name="Default" office:value-type="float" office:value="0.976092821042751" calcext:value-type="float">
            <text:p>0.976092821042751</text:p>
          </table:table-cell>
          <table:table-cell table:style-name="Default" office:value-type="float" office:value="0.915809009274738" calcext:value-type="float">
            <text:p>0.915809009274738</text:p>
          </table:table-cell>
          <table:table-cell table:formula="of:=AVERAGE([.D42:.G42])" office:value-type="float" office:value="0.938985664246813" calcext:value-type="float">
            <text:p>0.939</text:p>
          </table:table-cell>
          <table:table-cell table:formula="of:=STDEV([.D42:.G42])" office:value-type="float" office:value="0.0432185652653351" calcext:value-type="float">
            <text:p>0.043</text:p>
          </table:table-cell>
          <table:table-cell table:style-name="Default" office:value-type="float" office:value="0.985822532323453" calcext:value-type="float">
            <text:p>0.985822532323453</text:p>
          </table:table-cell>
          <table:table-cell table:style-name="Default" office:value-type="float" office:value="0.939641493137098" calcext:value-type="float">
            <text:p>0.939641493137098</text:p>
          </table:table-cell>
          <table:table-cell table:style-name="Default" office:value-type="float" office:value="0.944088649954213" calcext:value-type="float">
            <text:p>0.944088649954213</text:p>
          </table:table-cell>
          <table:table-cell table:style-name="Default" office:value-type="float" office:value="0.898926928626079" calcext:value-type="float">
            <text:p>0.898926928626079</text:p>
          </table:table-cell>
          <table:table-cell table:style-name="ce7" table:formula="of:=AVERAGE([.J42:.M42])" office:value-type="float" office:value="0.942119901010211" calcext:value-type="float">
            <text:p>0.942</text:p>
          </table:table-cell>
          <table:table-cell table:style-name="ce8" table:formula="of:=STDEV([.J42:.M42])" office:value-type="float" office:value="0.0355226281172418" calcext:value-type="float">
            <text:p>0.03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86262988361055" calcext:value-type="float">
            <text:p>1.86262988361055</text:p>
          </table:table-cell>
          <table:table-cell table:style-name="Default" office:value-type="float" office:value="1.97017464484452" calcext:value-type="float">
            <text:p>1.97017464484452</text:p>
          </table:table-cell>
          <table:table-cell table:style-name="Default" office:value-type="float" office:value="1.80417147263389" calcext:value-type="float">
            <text:p>1.80417147263389</text:p>
          </table:table-cell>
          <table:table-cell table:style-name="Default" office:value-type="float" office:value="1.53493760313404" calcext:value-type="float">
            <text:p>1.53493760313404</text:p>
          </table:table-cell>
          <table:table-cell table:formula="of:=AVERAGE([.D43:.G43])" office:value-type="float" office:value="1.79297840105575" calcext:value-type="float">
            <text:p>1.793</text:p>
          </table:table-cell>
          <table:table-cell table:formula="of:=STDEV([.D43:.G43])" office:value-type="float" office:value="0.185256737239933" calcext:value-type="float">
            <text:p>0.185</text:p>
          </table:table-cell>
          <table:table-cell table:style-name="Default" office:value-type="float" office:value="1.18185215650926" calcext:value-type="float">
            <text:p>1.18185215650926</text:p>
          </table:table-cell>
          <table:table-cell table:style-name="Default" office:value-type="float" office:value="1.44688933999667" calcext:value-type="float">
            <text:p>1.44688933999667</text:p>
          </table:table-cell>
          <table:table-cell table:style-name="Default" office:value-type="float" office:value="2.44593706753912" calcext:value-type="float">
            <text:p>2.44593706753912</text:p>
          </table:table-cell>
          <table:table-cell table:style-name="Default" office:value-type="float" office:value="1.53220783307598" calcext:value-type="float">
            <text:p>1.53220783307598</text:p>
          </table:table-cell>
          <table:table-cell table:style-name="ce7" table:formula="of:=AVERAGE([.J43:.M43])" office:value-type="float" office:value="1.65172159928026" calcext:value-type="float">
            <text:p>1.652</text:p>
          </table:table-cell>
          <table:table-cell table:style-name="ce8" table:formula="of:=STDEV([.J43:.M43])" office:value-type="float" office:value="0.550089476972344" calcext:value-type="float">
            <text:p>0.55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2025933442955" calcext:value-type="float">
            <text:p>1.52025933442955</text:p>
          </table:table-cell>
          <table:table-cell table:style-name="Default" office:value-type="float" office:value="1.52429658673654" calcext:value-type="float">
            <text:p>1.52429658673654</text:p>
          </table:table-cell>
          <table:table-cell table:style-name="Default" office:value-type="float" office:value="1.52704658618866" calcext:value-type="float">
            <text:p>1.52704658618866</text:p>
          </table:table-cell>
          <table:table-cell table:style-name="Default" office:value-type="float" office:value="1.31156553953522" calcext:value-type="float">
            <text:p>1.31156553953522</text:p>
          </table:table-cell>
          <table:table-cell table:formula="of:=AVERAGE([.D44:.G44])" office:value-type="float" office:value="1.47079201172249" calcext:value-type="float">
            <text:p>1.471</text:p>
          </table:table-cell>
          <table:table-cell table:formula="of:=STDEV([.D44:.G44])" office:value-type="float" office:value="0.106187573279256" calcext:value-type="float">
            <text:p>0.106</text:p>
          </table:table-cell>
          <table:table-cell table:style-name="Default" office:value-type="float" office:value="0.963826329929852" calcext:value-type="float">
            <text:p>0.963826329929852</text:p>
          </table:table-cell>
          <table:table-cell table:style-name="Default" office:value-type="float" office:value="1.16999387033185" calcext:value-type="float">
            <text:p>1.16999387033185</text:p>
          </table:table-cell>
          <table:table-cell table:style-name="Default" office:value-type="float" office:value="2.04327194652302" calcext:value-type="float">
            <text:p>2.04327194652302</text:p>
          </table:table-cell>
          <table:table-cell table:style-name="Default" office:value-type="float" office:value="1.26004217991457" calcext:value-type="float">
            <text:p>1.26004217991457</text:p>
          </table:table-cell>
          <table:table-cell table:style-name="ce7" table:formula="of:=AVERAGE([.J44:.M44])" office:value-type="float" office:value="1.35928358167482" calcext:value-type="float">
            <text:p>1.359</text:p>
          </table:table-cell>
          <table:table-cell table:style-name="ce8" table:formula="of:=STDEV([.J44:.M44])" office:value-type="float" office:value="0.472548400289692" calcext:value-type="float">
            <text:p>0.473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27];[.D30];[.D33];[.D36];[.D39];[.D42])" office:value-type="float" office:value="0.970286819301795" calcext:value-type="float">
            <text:p>0.970</text:p>
          </table:table-cell>
          <table:table-cell table:style-name="ce7" table:formula="of:=AVERAGE([.E27];[.E30];[.E33];[.E36];[.E39];[.E42])" office:value-type="float" office:value="0.873673071785352" calcext:value-type="float">
            <text:p>0.874</text:p>
          </table:table-cell>
          <table:table-cell table:style-name="ce7" table:formula="of:=AVERAGE([.F27];[.F30];[.F33];[.F36];[.F39];[.F42])" office:value-type="float" office:value="0.96696813497462" calcext:value-type="float">
            <text:p>0.967</text:p>
          </table:table-cell>
          <table:table-cell table:style-name="ce7" table:formula="of:=AVERAGE([.G27];[.G30];[.G33];[.G36];[.G39];[.G42])" office:value-type="float" office:value="0.924899276927885" calcext:value-type="float">
            <text:p>0.925</text:p>
          </table:table-cell>
          <table:table-cell table:formula="of:=AVERAGE([.H27];[.H30];[.H33];[.H36];[.H39];[.H42])" office:value-type="float" office:value="0.933956825747413" calcext:value-type="float">
            <text:p>0.934</text:p>
          </table:table-cell>
          <table:table-cell table:formula="of:=AVERAGE([.I27];[.I30];[.I33];[.I36];[.I39];[.I42])" office:value-type="float" office:value="0.0471335210590216" calcext:value-type="float">
            <text:p>0.047</text:p>
          </table:table-cell>
          <table:table-cell table:style-name="ce10" table:formula="of:=AVERAGE([.J27];[.J30];[.J33];[.J36];[.J39];[.J42])" office:value-type="float" office:value="0.983913176793766" calcext:value-type="float">
            <text:p>0.984</text:p>
          </table:table-cell>
          <table:table-cell table:style-name="ce7" table:formula="of:=AVERAGE([.K27];[.K30];[.K33];[.K36];[.K39];[.K42])" office:value-type="float" office:value="0.889832252001538" calcext:value-type="float">
            <text:p>0.890</text:p>
          </table:table-cell>
          <table:table-cell table:style-name="ce7" table:formula="of:=AVERAGE([.L27];[.L30];[.L33];[.L36];[.L39];[.L42])" office:value-type="float" office:value="0.946900679737569" calcext:value-type="float">
            <text:p>0.947</text:p>
          </table:table-cell>
          <table:table-cell table:style-name="ce7" table:formula="of:=AVERAGE([.M27];[.M30];[.M33];[.M36];[.M39];[.M42])" office:value-type="float" office:value="0.875652552310249" calcext:value-type="float">
            <text:p>0.876</text:p>
          </table:table-cell>
          <table:table-cell table:style-name="ce7" table:formula="of:=AVERAGE([.N27];[.N30];[.N33];[.N36];[.N39];[.N42])" office:value-type="float" office:value="0.924074665210781" calcext:value-type="float">
            <text:p>0.924</text:p>
          </table:table-cell>
          <table:table-cell table:style-name="ce8" table:formula="of:=AVERAGE([.O27];[.O30];[.O33];[.O36];[.O39];[.O42])" office:value-type="float" office:value="0.0560441651962472" calcext:value-type="float">
            <text:p>0.056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28];[.D31];[.D34];[.D37];[.D40];[.D43])" office:value-type="float" office:value="1.93228603165607" calcext:value-type="float">
            <text:p>1.932</text:p>
          </table:table-cell>
          <table:table-cell table:style-name="ce7" table:formula="of:=AVERAGE([.E28];[.E31];[.E34];[.E37];[.E40];[.E43])" office:value-type="float" office:value="1.90948895515418" calcext:value-type="float">
            <text:p>1.909</text:p>
          </table:table-cell>
          <table:table-cell table:style-name="ce7" table:formula="of:=AVERAGE([.F28];[.F31];[.F34];[.F37];[.F40];[.F43])" office:value-type="float" office:value="2.04482023810453" calcext:value-type="float">
            <text:p>2.045</text:p>
          </table:table-cell>
          <table:table-cell table:style-name="ce7" table:formula="of:=AVERAGE([.G28];[.G31];[.G34];[.G37];[.G40];[.G43])" office:value-type="float" office:value="1.41055189892896" calcext:value-type="float">
            <text:p>1.411</text:p>
          </table:table-cell>
          <table:table-cell table:formula="of:=AVERAGE([.H28];[.H31];[.H34];[.H37];[.H40];[.H43])" office:value-type="float" office:value="1.82428678096093" calcext:value-type="float">
            <text:p>1.824</text:p>
          </table:table-cell>
          <table:table-cell table:formula="of:=AVERAGE([.I28];[.I31];[.I34];[.I37];[.I40];[.I43])" office:value-type="float" office:value="0.320198440179039" calcext:value-type="float">
            <text:p>0.320</text:p>
          </table:table-cell>
          <table:table-cell table:style-name="ce10" table:formula="of:=AVERAGE([.J28];[.J31];[.J34];[.J37];[.J40];[.J43])" office:value-type="float" office:value="1.26315892117507" calcext:value-type="float">
            <text:p>1.263</text:p>
          </table:table-cell>
          <table:table-cell table:style-name="ce7" table:formula="of:=AVERAGE([.K28];[.K31];[.K34];[.K37];[.K40];[.K43])" office:value-type="float" office:value="1.4223449919661" calcext:value-type="float">
            <text:p>1.422</text:p>
          </table:table-cell>
          <table:table-cell table:style-name="ce7" table:formula="of:=AVERAGE([.L28];[.L31];[.L34];[.L37];[.L40];[.L43])" office:value-type="float" office:value="2.25887525865797" calcext:value-type="float">
            <text:p>2.259</text:p>
          </table:table-cell>
          <table:table-cell table:style-name="ce7" table:formula="of:=AVERAGE([.M28];[.M31];[.M34];[.M37];[.M40];[.M43])" office:value-type="float" office:value="1.63920328508631" calcext:value-type="float">
            <text:p>1.639</text:p>
          </table:table-cell>
          <table:table-cell table:style-name="ce7" table:formula="of:=AVERAGE([.N28];[.N31];[.N34];[.N37];[.N40];[.N43])" office:value-type="float" office:value="1.64589561422136" calcext:value-type="float">
            <text:p>1.646</text:p>
          </table:table-cell>
          <table:table-cell table:style-name="ce8" table:formula="of:=AVERAGE([.O28];[.O31];[.O34];[.O37];[.O40];[.O43])" office:value-type="float" office:value="0.464549507743347" calcext:value-type="float">
            <text:p>0.465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29];[.D32];[.D35];[.D38];[.D41];[.D44])" office:value-type="float" office:value="1.52848646097394" calcext:value-type="float">
            <text:p>1.528</text:p>
          </table:table-cell>
          <table:table-cell table:style-name="ce7" table:formula="of:=AVERAGE([.E29];[.E32];[.E35];[.E38];[.E41];[.E44])" office:value-type="float" office:value="1.48400574498228" calcext:value-type="float">
            <text:p>1.484</text:p>
          </table:table-cell>
          <table:table-cell table:style-name="ce7" table:formula="of:=AVERAGE([.F29];[.F32];[.F35];[.F38];[.F41];[.F44])" office:value-type="float" office:value="1.58343990569137" calcext:value-type="float">
            <text:p>1.583</text:p>
          </table:table-cell>
          <table:table-cell table:style-name="ce7" table:formula="of:=AVERAGE([.G29];[.G32];[.G35];[.G38];[.G41];[.G44])" office:value-type="float" office:value="1.15695901357985" calcext:value-type="float">
            <text:p>1.157</text:p>
          </table:table-cell>
          <table:table-cell table:formula="of:=AVERAGE([.H29];[.H32];[.H35];[.H38];[.H41];[.H44])" office:value-type="float" office:value="1.43822278130686" calcext:value-type="float">
            <text:p>1.438</text:p>
          </table:table-cell>
          <table:table-cell table:formula="of:=AVERAGE([.I29];[.I32];[.I35];[.I38];[.I41];[.I44])" office:value-type="float" office:value="0.215497612091279" calcext:value-type="float">
            <text:p>0.215</text:p>
          </table:table-cell>
          <table:table-cell table:style-name="ce10" table:formula="of:=AVERAGE([.J29];[.J32];[.J35];[.J38];[.J41];[.J44])" office:value-type="float" office:value="1.0080320490189" calcext:value-type="float">
            <text:p>1.008</text:p>
          </table:table-cell>
          <table:table-cell table:style-name="ce7" table:formula="of:=AVERAGE([.K29];[.K32];[.K35];[.K38];[.K41];[.K44])" office:value-type="float" office:value="1.13354918265967" calcext:value-type="float">
            <text:p>1.134</text:p>
          </table:table-cell>
          <table:table-cell table:style-name="ce7" table:formula="of:=AVERAGE([.L29];[.L32];[.L35];[.L38];[.L41];[.L44])" office:value-type="float" office:value="1.89422172129962" calcext:value-type="float">
            <text:p>1.894</text:p>
          </table:table-cell>
          <table:table-cell table:style-name="ce7" table:formula="of:=AVERAGE([.M29];[.M32];[.M35];[.M38];[.M41];[.M44])" office:value-type="float" office:value="1.3279696764551" calcext:value-type="float">
            <text:p>1.328</text:p>
          </table:table-cell>
          <table:table-cell table:style-name="ce7" table:formula="of:=AVERAGE([.N29];[.N32];[.N35];[.N38];[.N41];[.N44])" office:value-type="float" office:value="1.34094315735832" calcext:value-type="float">
            <text:p>1.341</text:p>
          </table:table-cell>
          <table:table-cell table:style-name="ce8" table:formula="of:=AVERAGE([.O29];[.O32];[.O35];[.O38];[.O41];[.O44])" office:value-type="float" office:value="0.409635870978225" calcext:value-type="float">
            <text:p>0.410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27];[.D30];[.D33];[.D36];[.D39];[.D42])" office:value-type="float" office:value="0.00753415525602725" calcext:value-type="float">
            <text:p>0.008</text:p>
          </table:table-cell>
          <table:table-cell table:style-name="ce8" table:formula="of:=STDEV([.E27];[.E30];[.E33];[.E36];[.E39];[.E42])" office:value-type="float" office:value="0.0413304353049912" calcext:value-type="float">
            <text:p>0.041</text:p>
          </table:table-cell>
          <table:table-cell table:style-name="ce8" table:formula="of:=STDEV([.F27];[.F30];[.F33];[.F36];[.F39];[.F42])" office:value-type="float" office:value="0.00920568424076018" calcext:value-type="float">
            <text:p>0.009</text:p>
          </table:table-cell>
          <table:table-cell table:style-name="ce8" table:formula="of:=STDEV([.G27];[.G30];[.G33];[.G36];[.G39];[.G42])" office:value-type="float" office:value="0.0117067421288391" calcext:value-type="float">
            <text:p>0.012</text:p>
          </table:table-cell>
          <table:table-cell table:style-name="ce8" table:formula="of:=STDEV([.H27];[.H30];[.H33];[.H36];[.H39];[.H42])" office:value-type="float" office:value="0.0122655838177023" calcext:value-type="float">
            <text:p>0.012</text:p>
          </table:table-cell>
          <table:table-cell table:formula="of:=STDEV([.I27];[.I30];[.I33];[.I36];[.I39];[.I42])" office:value-type="float" office:value="0.01568733141083" calcext:value-type="float">
            <text:p>0.016</text:p>
          </table:table-cell>
          <table:table-cell table:style-name="ce11" table:formula="of:=STDEV([.J27];[.J30];[.J33];[.J36];[.J39];[.J42])" office:value-type="float" office:value="0.00332803997159781" calcext:value-type="float">
            <text:p>0.003</text:p>
          </table:table-cell>
          <table:table-cell table:style-name="ce8" table:formula="of:=STDEV([.K27];[.K30];[.K33];[.K36];[.K39];[.K42])" office:value-type="float" office:value="0.0550434584105513" calcext:value-type="float">
            <text:p>0.055</text:p>
          </table:table-cell>
          <table:table-cell table:style-name="ce8" table:formula="of:=STDEV([.L27];[.L30];[.L33];[.L36];[.L39];[.L42])" office:value-type="float" office:value="0.00840905431906655" calcext:value-type="float">
            <text:p>0.008</text:p>
          </table:table-cell>
          <table:table-cell table:style-name="ce8" table:formula="of:=STDEV([.M27];[.M30];[.M33];[.M36];[.M39];[.M42])" office:value-type="float" office:value="0.0555127589442553" calcext:value-type="float">
            <text:p>0.056</text:p>
          </table:table-cell>
          <table:table-cell table:style-name="ce8" table:formula="of:=STDEV([.N27];[.N30];[.N33];[.N36];[.N39];[.N42])" office:value-type="float" office:value="0.0225022040211746" calcext:value-type="float">
            <text:p>0.023</text:p>
          </table:table-cell>
          <table:table-cell table:style-name="ce8" table:formula="of:=STDEV([.O27];[.O30];[.O33];[.O36];[.O39];[.O42])" office:value-type="float" office:value="0.0258400692525861" calcext:value-type="float">
            <text:p>0.026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28];[.D31];[.D34];[.D37];[.D40];[.D43])" office:value-type="float" office:value="0.21477788693354" calcext:value-type="float">
            <text:p>0.215</text:p>
          </table:table-cell>
          <table:table-cell table:style-name="ce8" table:formula="of:=STDEV([.E28];[.E31];[.E34];[.E37];[.E40];[.E43])" office:value-type="float" office:value="0.282047403135456" calcext:value-type="float">
            <text:p>0.282</text:p>
          </table:table-cell>
          <table:table-cell table:style-name="ce8" table:formula="of:=STDEV([.F28];[.F31];[.F34];[.F37];[.F40];[.F43])" office:value-type="float" office:value="0.283855677666157" calcext:value-type="float">
            <text:p>0.284</text:p>
          </table:table-cell>
          <table:table-cell table:style-name="ce8" table:formula="of:=STDEV([.G28];[.G31];[.G34];[.G37];[.G40];[.G43])" office:value-type="float" office:value="0.128525640005735" calcext:value-type="float">
            <text:p>0.129</text:p>
          </table:table-cell>
          <table:table-cell table:style-name="ce8" table:formula="of:=STDEV([.H28];[.H31];[.H34];[.H37];[.H40];[.H43])" office:value-type="float" office:value="0.171364559094144" calcext:value-type="float">
            <text:p>0.171</text:p>
          </table:table-cell>
          <table:table-cell table:formula="of:=STDEV([.I28];[.I31];[.I34];[.I37];[.I40];[.I43])" office:value-type="float" office:value="0.0869757364350573" calcext:value-type="float">
            <text:p>0.087</text:p>
          </table:table-cell>
          <table:table-cell table:style-name="ce11" table:formula="of:=STDEV([.J28];[.J31];[.J34];[.J37];[.J40];[.J43])" office:value-type="float" office:value="0.0896655242122971" calcext:value-type="float">
            <text:p>0.090</text:p>
          </table:table-cell>
          <table:table-cell table:style-name="ce8" table:formula="of:=STDEV([.K28];[.K31];[.K34];[.K37];[.K40];[.K43])" office:value-type="float" office:value="0.0700839184673132" calcext:value-type="float">
            <text:p>0.070</text:p>
          </table:table-cell>
          <table:table-cell table:style-name="ce8" table:formula="of:=STDEV([.L28];[.L31];[.L34];[.L37];[.L40];[.L43])" office:value-type="float" office:value="0.23382172976255" calcext:value-type="float">
            <text:p>0.234</text:p>
          </table:table-cell>
          <table:table-cell table:style-name="ce8" table:formula="of:=STDEV([.M28];[.M31];[.M34];[.M37];[.M40];[.M43])" office:value-type="float" office:value="0.330707139743844" calcext:value-type="float">
            <text:p>0.331</text:p>
          </table:table-cell>
          <table:table-cell table:style-name="ce8" table:formula="of:=STDEV([.N28];[.N31];[.N34];[.N37];[.N40];[.N43])" office:value-type="float" office:value="0.103076423156016" calcext:value-type="float">
            <text:p>0.103</text:p>
          </table:table-cell>
          <table:table-cell table:style-name="ce8" table:formula="of:=STDEV([.O28];[.O31];[.O34];[.O37];[.O40];[.O43])" office:value-type="float" office:value="0.12150624578841" calcext:value-type="float">
            <text:p>0.122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29];[.D32];[.D35];[.D38];[.D41];[.D44])" office:value-type="float" office:value="0.134617491797547" calcext:value-type="float">
            <text:p>0.135</text:p>
          </table:table-cell>
          <table:table-cell table:style-name="ce8" table:formula="of:=STDEV([.E29];[.E32];[.E35];[.E38];[.E41];[.E44])" office:value-type="float" office:value="0.214208614801" calcext:value-type="float">
            <text:p>0.214</text:p>
          </table:table-cell>
          <table:table-cell table:style-name="ce8" table:formula="of:=STDEV([.F29];[.F32];[.F35];[.F38];[.F41];[.F44])" office:value-type="float" office:value="0.131138578985662" calcext:value-type="float">
            <text:p>0.131</text:p>
          </table:table-cell>
          <table:table-cell table:style-name="ce8" table:formula="of:=STDEV([.G29];[.G32];[.G35];[.G38];[.G41];[.G44])" office:value-type="float" office:value="0.105398228508" calcext:value-type="float">
            <text:p>0.105</text:p>
          </table:table-cell>
          <table:table-cell table:style-name="ce8" table:formula="of:=STDEV([.H29];[.H32];[.H35];[.H38];[.H41];[.H44])" office:value-type="float" office:value="0.108373458611059" calcext:value-type="float">
            <text:p>0.108</text:p>
          </table:table-cell>
          <table:table-cell table:formula="of:=STDEV([.I29];[.I32];[.I35];[.I38];[.I41];[.I44])" office:value-type="float" office:value="0.0596713510648609" calcext:value-type="float">
            <text:p>0.060</text:p>
          </table:table-cell>
          <table:table-cell table:style-name="ce11" table:formula="of:=STDEV([.J29];[.J32];[.J35];[.J38];[.J41];[.J44])" office:value-type="float" office:value="0.0629285372877965" calcext:value-type="float">
            <text:p>0.063</text:p>
          </table:table-cell>
          <table:table-cell table:style-name="ce8" table:formula="of:=STDEV([.K29];[.K32];[.K35];[.K38];[.K41];[.K44])" office:value-type="float" office:value="0.0718508284575203" calcext:value-type="float">
            <text:p>0.072</text:p>
          </table:table-cell>
          <table:table-cell table:style-name="ce8" table:formula="of:=STDEV([.L29];[.L32];[.L35];[.L38];[.L41];[.L44])" office:value-type="float" office:value="0.225882313805675" calcext:value-type="float">
            <text:p>0.226</text:p>
          </table:table-cell>
          <table:table-cell table:style-name="ce8" table:formula="of:=STDEV([.M29];[.M32];[.M35];[.M38];[.M41];[.M44])" office:value-type="float" office:value="0.238725757410651" calcext:value-type="float">
            <text:p>0.239</text:p>
          </table:table-cell>
          <table:table-cell table:style-name="ce8" table:formula="of:=STDEV([.N29];[.N32];[.N35];[.N38];[.N41];[.N44])" office:value-type="float" office:value="0.0795631336800452" calcext:value-type="float">
            <text:p>0.080</text:p>
          </table:table-cell>
          <table:table-cell table:style-name="ce8" table:formula="of:=STDEV([.O29];[.O32];[.O35];[.O38];[.O41];[.O44])" office:value-type="float" office:value="0.115299130765973" calcext:value-type="float">
            <text:p>0.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3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2612393667513" calcext:value-type="float">
            <text:p>0.912612393667513</text:p>
          </table:table-cell>
          <table:table-cell table:style-name="Default" office:value-type="float" office:value="0.81535713557382" calcext:value-type="float">
            <text:p>0.81535713557382</text:p>
          </table:table-cell>
          <table:table-cell table:style-name="Default" office:value-type="float" office:value="0.933804228658393" calcext:value-type="float">
            <text:p>0.933804228658393</text:p>
          </table:table-cell>
          <table:table-cell table:style-name="Default" office:value-type="float" office:value="0.864392375380685" calcext:value-type="float">
            <text:p>0.864392375380685</text:p>
          </table:table-cell>
          <table:table-cell table:formula="of:=AVERAGE([.D51:.G51])" office:value-type="float" office:value="0.881541533320103" calcext:value-type="float">
            <text:p>0.882</text:p>
          </table:table-cell>
          <table:table-cell table:formula="of:=STDEV([.D51:.G51])" office:value-type="float" office:value="0.0528244129477413" calcext:value-type="float">
            <text:p>0.053</text:p>
          </table:table-cell>
          <table:table-cell table:style-name="Default" office:value-type="float" office:value="0.970398719290861" calcext:value-type="float">
            <text:p>0.970398719290861</text:p>
          </table:table-cell>
          <table:table-cell table:style-name="Default" office:value-type="float" office:value="0.811797622822836" calcext:value-type="float">
            <text:p>0.811797622822836</text:p>
          </table:table-cell>
          <table:table-cell table:style-name="Default" office:value-type="float" office:value="0.944596537849158" calcext:value-type="float">
            <text:p>0.944596537849158</text:p>
          </table:table-cell>
          <table:table-cell table:style-name="Default" office:value-type="float" office:value="0.821600464131471" calcext:value-type="float">
            <text:p>0.821600464131471</text:p>
          </table:table-cell>
          <table:table-cell table:style-name="ce7" table:formula="of:=AVERAGE([.J51:.M51])" office:value-type="float" office:value="0.887098336023582" calcext:value-type="float">
            <text:p>0.887</text:p>
          </table:table-cell>
          <table:table-cell table:style-name="ce8" table:formula="of:=STDEV([.J51:.M51])" office:value-type="float" office:value="0.0820673822672293" calcext:value-type="float">
            <text:p>0.08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83369074825879" calcext:value-type="float">
            <text:p>2.83369074825879</text:p>
          </table:table-cell>
          <table:table-cell table:style-name="Default" office:value-type="float" office:value="2.04930018816082" calcext:value-type="float">
            <text:p>2.04930018816082</text:p>
          </table:table-cell>
          <table:table-cell table:style-name="Default" office:value-type="float" office:value="2.06187206570535" calcext:value-type="float">
            <text:p>2.06187206570535</text:p>
          </table:table-cell>
          <table:table-cell table:style-name="Default" office:value-type="float" office:value="2.32261198800193" calcext:value-type="float">
            <text:p>2.32261198800193</text:p>
          </table:table-cell>
          <table:table-cell table:formula="of:=AVERAGE([.D52:.G52])" office:value-type="float" office:value="2.31686874753172" calcext:value-type="float">
            <text:p>2.317</text:p>
          </table:table-cell>
          <table:table-cell table:formula="of:=STDEV([.D52:.G52])" office:value-type="float" office:value="0.36685792297696" calcext:value-type="float">
            <text:p>0.367</text:p>
          </table:table-cell>
          <table:table-cell table:style-name="Default" office:value-type="float" office:value="1.61878514278207" calcext:value-type="float">
            <text:p>1.61878514278207</text:p>
          </table:table-cell>
          <table:table-cell table:style-name="Default" office:value-type="float" office:value="1.77016635066534" calcext:value-type="float">
            <text:p>1.77016635066534</text:p>
          </table:table-cell>
          <table:table-cell table:style-name="Default" office:value-type="float" office:value="1.86069151819227" calcext:value-type="float">
            <text:p>1.86069151819227</text:p>
          </table:table-cell>
          <table:table-cell table:style-name="Default" office:value-type="float" office:value="1.75535931254624" calcext:value-type="float">
            <text:p>1.75535931254624</text:p>
          </table:table-cell>
          <table:table-cell table:style-name="ce7" table:formula="of:=AVERAGE([.J52:.M52])" office:value-type="float" office:value="1.75125058104648" calcext:value-type="float">
            <text:p>1.751</text:p>
          </table:table-cell>
          <table:table-cell table:style-name="ce8" table:formula="of:=STDEV([.J52:.M52])" office:value-type="float" office:value="0.0998316901468698" calcext:value-type="float">
            <text:p>0.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23774351420458" calcext:value-type="float">
            <text:p>2.23774351420458</text:p>
          </table:table-cell>
          <table:table-cell table:style-name="Default" office:value-type="float" office:value="1.736630542742" calcext:value-type="float">
            <text:p>1.736630542742</text:p>
          </table:table-cell>
          <table:table-cell table:style-name="Default" office:value-type="float" office:value="1.65014571848413" calcext:value-type="float">
            <text:p>1.65014571848413</text:p>
          </table:table-cell>
          <table:table-cell table:style-name="Default" office:value-type="float" office:value="1.73557982111727" calcext:value-type="float">
            <text:p>1.73557982111727</text:p>
          </table:table-cell>
          <table:table-cell table:formula="of:=AVERAGE([.D53:.G53])" office:value-type="float" office:value="1.840024899137" calcext:value-type="float">
            <text:p>1.840</text:p>
          </table:table-cell>
          <table:table-cell table:formula="of:=STDEV([.D53:.G53])" office:value-type="float" office:value="0.268224636746616" calcext:value-type="float">
            <text:p>0.268</text:p>
          </table:table-cell>
          <table:table-cell table:style-name="Default" office:value-type="float" office:value="1.18402752198746" calcext:value-type="float">
            <text:p>1.18402752198746</text:p>
          </table:table-cell>
          <table:table-cell table:style-name="Default" office:value-type="float" office:value="1.39640101444806" calcext:value-type="float">
            <text:p>1.39640101444806</text:p>
          </table:table-cell>
          <table:table-cell table:style-name="Default" office:value-type="float" office:value="1.45635739509448" calcext:value-type="float">
            <text:p>1.45635739509448</text:p>
          </table:table-cell>
          <table:table-cell table:style-name="Default" office:value-type="float" office:value="1.41927504281387" calcext:value-type="float">
            <text:p>1.41927504281387</text:p>
          </table:table-cell>
          <table:table-cell table:style-name="ce7" table:formula="of:=AVERAGE([.J53:.M53])" office:value-type="float" office:value="1.36401524358597" calcext:value-type="float">
            <text:p>1.364</text:p>
          </table:table-cell>
          <table:table-cell table:style-name="ce8" table:formula="of:=STDEV([.J53:.M53])" office:value-type="float" office:value="0.12250868872109" calcext:value-type="float">
            <text:p>0.123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944503733437" calcext:value-type="float">
            <text:p>0.94944503733437</text:p>
          </table:table-cell>
          <table:table-cell table:style-name="Default" office:value-type="float" office:value="0.898158954244463" calcext:value-type="float">
            <text:p>0.898158954244463</text:p>
          </table:table-cell>
          <table:table-cell table:style-name="Default" office:value-type="float" office:value="0.944318304216709" calcext:value-type="float">
            <text:p>0.944318304216709</text:p>
          </table:table-cell>
          <table:table-cell table:style-name="Default" office:value-type="float" office:value="0.936869614626217" calcext:value-type="float">
            <text:p>0.936869614626217</text:p>
          </table:table-cell>
          <table:table-cell table:formula="of:=AVERAGE([.D54:.G54])" office:value-type="float" office:value="0.93219797760544" calcext:value-type="float">
            <text:p>0.932</text:p>
          </table:table-cell>
          <table:table-cell table:formula="of:=STDEV([.D54:.G54])" office:value-type="float" office:value="0.0232726068607147" calcext:value-type="float">
            <text:p>0.023</text:p>
          </table:table-cell>
          <table:table-cell table:style-name="Default" office:value-type="float" office:value="0.980639619226741" calcext:value-type="float">
            <text:p>0.980639619226741</text:p>
          </table:table-cell>
          <table:table-cell table:style-name="Default" office:value-type="float" office:value="0.900874360941147" calcext:value-type="float">
            <text:p>0.900874360941147</text:p>
          </table:table-cell>
          <table:table-cell table:style-name="Default" office:value-type="float" office:value="0.941513888720078" calcext:value-type="float">
            <text:p>0.941513888720078</text:p>
          </table:table-cell>
          <table:table-cell table:style-name="Default" office:value-type="float" office:value="0.893582797788534" calcext:value-type="float">
            <text:p>0.893582797788534</text:p>
          </table:table-cell>
          <table:table-cell table:style-name="ce7" table:formula="of:=AVERAGE([.J54:.M54])" office:value-type="float" office:value="0.929152666669125" calcext:value-type="float">
            <text:p>0.929</text:p>
          </table:table-cell>
          <table:table-cell table:style-name="ce8" table:formula="of:=STDEV([.J54:.M54])" office:value-type="float" office:value="0.0402847541107493" calcext:value-type="float">
            <text:p>0.04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3312360228947" calcext:value-type="float">
            <text:p>2.23312360228947</text:p>
          </table:table-cell>
          <table:table-cell table:style-name="Default" office:value-type="float" office:value="1.77919098550841" calcext:value-type="float">
            <text:p>1.77919098550841</text:p>
          </table:table-cell>
          <table:table-cell table:style-name="Default" office:value-type="float" office:value="1.85088809031074" calcext:value-type="float">
            <text:p>1.85088809031074</text:p>
          </table:table-cell>
          <table:table-cell table:style-name="Default" office:value-type="float" office:value="1.62080857221097" calcext:value-type="float">
            <text:p>1.62080857221097</text:p>
          </table:table-cell>
          <table:table-cell table:formula="of:=AVERAGE([.D55:.G55])" office:value-type="float" office:value="1.8710028125799" calcext:value-type="float">
            <text:p>1.871</text:p>
          </table:table-cell>
          <table:table-cell table:formula="of:=STDEV([.D55:.G55])" office:value-type="float" office:value="0.259847800257406" calcext:value-type="float">
            <text:p>0.260</text:p>
          </table:table-cell>
          <table:table-cell table:style-name="Default" office:value-type="float" office:value="1.32759904623401" calcext:value-type="float">
            <text:p>1.32759904623401</text:p>
          </table:table-cell>
          <table:table-cell table:style-name="Default" office:value-type="float" office:value="1.59687736916887" calcext:value-type="float">
            <text:p>1.59687736916887</text:p>
          </table:table-cell>
          <table:table-cell table:style-name="Default" office:value-type="float" office:value="1.74387387955194" calcext:value-type="float">
            <text:p>1.74387387955194</text:p>
          </table:table-cell>
          <table:table-cell table:style-name="Default" office:value-type="float" office:value="1.64229558368436" calcext:value-type="float">
            <text:p>1.64229558368436</text:p>
          </table:table-cell>
          <table:table-cell table:style-name="ce7" table:formula="of:=AVERAGE([.J55:.M55])" office:value-type="float" office:value="1.5776614696598" calcext:value-type="float">
            <text:p>1.578</text:p>
          </table:table-cell>
          <table:table-cell table:style-name="ce8" table:formula="of:=STDEV([.J55:.M55])" office:value-type="float" office:value="0.177674421626951" calcext:value-type="float">
            <text:p>0.17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79757013986783" calcext:value-type="float">
            <text:p>1.79757013986783</text:p>
          </table:table-cell>
          <table:table-cell table:style-name="Default" office:value-type="float" office:value="1.50942477311695" calcext:value-type="float">
            <text:p>1.50942477311695</text:p>
          </table:table-cell>
          <table:table-cell table:style-name="Default" office:value-type="float" office:value="1.48513408277808" calcext:value-type="float">
            <text:p>1.48513408277808</text:p>
          </table:table-cell>
          <table:table-cell table:style-name="Default" office:value-type="float" office:value="1.35726611292558" calcext:value-type="float">
            <text:p>1.35726611292558</text:p>
          </table:table-cell>
          <table:table-cell table:formula="of:=AVERAGE([.D56:.G56])" office:value-type="float" office:value="1.53734877717211" calcext:value-type="float">
            <text:p>1.537</text:p>
          </table:table-cell>
          <table:table-cell table:formula="of:=STDEV([.D56:.G56])" office:value-type="float" office:value="0.185877242536107" calcext:value-type="float">
            <text:p>0.186</text:p>
          </table:table-cell>
          <table:table-cell table:style-name="Default" office:value-type="float" office:value="1.04649237959209" calcext:value-type="float">
            <text:p>1.04649237959209</text:p>
          </table:table-cell>
          <table:table-cell table:style-name="Default" office:value-type="float" office:value="1.34728758206395" calcext:value-type="float">
            <text:p>1.34728758206395</text:p>
          </table:table-cell>
          <table:table-cell table:style-name="Default" office:value-type="float" office:value="1.35366895397517" calcext:value-type="float">
            <text:p>1.35366895397517</text:p>
          </table:table-cell>
          <table:table-cell table:style-name="Default" office:value-type="float" office:value="1.35802230807831" calcext:value-type="float">
            <text:p>1.35802230807831</text:p>
          </table:table-cell>
          <table:table-cell table:style-name="ce7" table:formula="of:=AVERAGE([.J56:.M56])" office:value-type="float" office:value="1.27636780592738" calcext:value-type="float">
            <text:p>1.276</text:p>
          </table:table-cell>
          <table:table-cell table:style-name="ce8" table:formula="of:=STDEV([.J56:.M56])" office:value-type="float" office:value="0.153313677897217" calcext:value-type="float">
            <text:p>0.153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9979322456488" calcext:value-type="float">
            <text:p>0.929979322456488</text:p>
          </table:table-cell>
          <table:table-cell table:style-name="Default" office:value-type="float" office:value="0.842337780538804" calcext:value-type="float">
            <text:p>0.842337780538804</text:p>
          </table:table-cell>
          <table:table-cell table:style-name="Default" office:value-type="float" office:value="0.940218264026836" calcext:value-type="float">
            <text:p>0.940218264026836</text:p>
          </table:table-cell>
          <table:table-cell table:style-name="Default" office:value-type="float" office:value="0.890806047762907" calcext:value-type="float">
            <text:p>0.890806047762907</text:p>
          </table:table-cell>
          <table:table-cell table:formula="of:=AVERAGE([.D57:.G57])" office:value-type="float" office:value="0.900835353696259" calcext:value-type="float">
            <text:p>0.901</text:p>
          </table:table-cell>
          <table:table-cell table:formula="of:=STDEV([.D57:.G57])" office:value-type="float" office:value="0.0444332367491575" calcext:value-type="float">
            <text:p>0.044</text:p>
          </table:table-cell>
          <table:table-cell table:style-name="Default" office:value-type="float" office:value="0.980029620419089" calcext:value-type="float">
            <text:p>0.980029620419089</text:p>
          </table:table-cell>
          <table:table-cell table:style-name="Default" office:value-type="float" office:value="0.908132106330768" calcext:value-type="float">
            <text:p>0.908132106330768</text:p>
          </table:table-cell>
          <table:table-cell table:style-name="Default" office:value-type="float" office:value="0.929077890690981" calcext:value-type="float">
            <text:p>0.929077890690981</text:p>
          </table:table-cell>
          <table:table-cell table:style-name="Default" office:value-type="float" office:value="0.865399959760755" calcext:value-type="float">
            <text:p>0.865399959760755</text:p>
          </table:table-cell>
          <table:table-cell table:style-name="ce7" table:formula="of:=AVERAGE([.J57:.M57])" office:value-type="float" office:value="0.920659894300398" calcext:value-type="float">
            <text:p>0.921</text:p>
          </table:table-cell>
          <table:table-cell table:style-name="ce8" table:formula="of:=STDEV([.J57:.M57])" office:value-type="float" office:value="0.0476313373014653" calcext:value-type="float">
            <text:p>0.04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72479331557422" calcext:value-type="float">
            <text:p>2.72479331557422</text:p>
          </table:table-cell>
          <table:table-cell table:style-name="Default" office:value-type="float" office:value="1.79629082349553" calcext:value-type="float">
            <text:p>1.79629082349553</text:p>
          </table:table-cell>
          <table:table-cell table:style-name="Default" office:value-type="float" office:value="1.76562167956164" calcext:value-type="float">
            <text:p>1.76562167956164</text:p>
          </table:table-cell>
          <table:table-cell table:style-name="Default" office:value-type="float" office:value="1.9979579800577" calcext:value-type="float">
            <text:p>1.9979579800577</text:p>
          </table:table-cell>
          <table:table-cell table:formula="of:=AVERAGE([.D58:.G58])" office:value-type="float" office:value="2.07116594967227" calcext:value-type="float">
            <text:p>2.071</text:p>
          </table:table-cell>
          <table:table-cell table:formula="of:=STDEV([.D58:.G58])" office:value-type="float" office:value="0.447772924691048" calcext:value-type="float">
            <text:p>0.448</text:p>
          </table:table-cell>
          <table:table-cell table:style-name="Default" office:value-type="float" office:value="1.2855725957187" calcext:value-type="float">
            <text:p>1.2855725957187</text:p>
          </table:table-cell>
          <table:table-cell table:style-name="Default" office:value-type="float" office:value="1.44424738518023" calcext:value-type="float">
            <text:p>1.44424738518023</text:p>
          </table:table-cell>
          <table:table-cell table:style-name="Default" office:value-type="float" office:value="1.95444733087124" calcext:value-type="float">
            <text:p>1.95444733087124</text:p>
          </table:table-cell>
          <table:table-cell table:style-name="Default" office:value-type="float" office:value="1.61563681089581" calcext:value-type="float">
            <text:p>1.61563681089581</text:p>
          </table:table-cell>
          <table:table-cell table:style-name="ce7" table:formula="of:=AVERAGE([.J58:.M58])" office:value-type="float" office:value="1.5749760306665" calcext:value-type="float">
            <text:p>1.575</text:p>
          </table:table-cell>
          <table:table-cell table:style-name="ce8" table:formula="of:=STDEV([.J58:.M58])" office:value-type="float" office:value="0.286645014863444" calcext:value-type="float">
            <text:p>0.28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15507043138206" calcext:value-type="float">
            <text:p>2.15507043138206</text:p>
          </table:table-cell>
          <table:table-cell table:style-name="Default" office:value-type="float" office:value="1.4614964775799" calcext:value-type="float">
            <text:p>1.4614964775799</text:p>
          </table:table-cell>
          <table:table-cell table:style-name="Default" office:value-type="float" office:value="1.40125622801052" calcext:value-type="float">
            <text:p>1.40125622801052</text:p>
          </table:table-cell>
          <table:table-cell table:style-name="Default" office:value-type="float" office:value="1.55088685122426" calcext:value-type="float">
            <text:p>1.55088685122426</text:p>
          </table:table-cell>
          <table:table-cell table:formula="of:=AVERAGE([.D59:.G59])" office:value-type="float" office:value="1.64217749704919" calcext:value-type="float">
            <text:p>1.642</text:p>
          </table:table-cell>
          <table:table-cell table:formula="of:=STDEV([.D59:.G59])" office:value-type="float" office:value="0.347410339884207" calcext:value-type="float">
            <text:p>0.347</text:p>
          </table:table-cell>
          <table:table-cell table:style-name="Default" office:value-type="float" office:value="0.989112140155179" calcext:value-type="float">
            <text:p>0.989112140155179</text:p>
          </table:table-cell>
          <table:table-cell table:style-name="Default" office:value-type="float" office:value="1.1688126302507" calcext:value-type="float">
            <text:p>1.1688126302507</text:p>
          </table:table-cell>
          <table:table-cell table:style-name="Default" office:value-type="float" office:value="1.62896343957379" calcext:value-type="float">
            <text:p>1.62896343957379</text:p>
          </table:table-cell>
          <table:table-cell table:style-name="Default" office:value-type="float" office:value="1.29381184121508" calcext:value-type="float">
            <text:p>1.29381184121508</text:p>
          </table:table-cell>
          <table:table-cell table:style-name="ce7" table:formula="of:=AVERAGE([.J59:.M59])" office:value-type="float" office:value="1.27017501279869" calcext:value-type="float">
            <text:p>1.270</text:p>
          </table:table-cell>
          <table:table-cell table:style-name="ce8" table:formula="of:=STDEV([.J59:.M59])" office:value-type="float" office:value="0.269912643781752" calcext:value-type="float">
            <text:p>0.27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660298362943" calcext:value-type="float">
            <text:p>0.91660298362943</text:p>
          </table:table-cell>
          <table:table-cell table:style-name="Default" office:value-type="float" office:value="0.787616894612067" calcext:value-type="float">
            <text:p>0.787616894612067</text:p>
          </table:table-cell>
          <table:table-cell table:style-name="Default" office:value-type="float" office:value="0.945929523176896" calcext:value-type="float">
            <text:p>0.945929523176896</text:p>
          </table:table-cell>
          <table:table-cell table:style-name="Default" office:value-type="float" office:value="0.924375769941356" calcext:value-type="float">
            <text:p>0.924375769941356</text:p>
          </table:table-cell>
          <table:table-cell table:formula="of:=AVERAGE([.D60:.G60])" office:value-type="float" office:value="0.893631292839937" calcext:value-type="float">
            <text:p>0.894</text:p>
          </table:table-cell>
          <table:table-cell table:formula="of:=STDEV([.D60:.G60])" office:value-type="float" office:value="0.0717567162430639" calcext:value-type="float">
            <text:p>0.072</text:p>
          </table:table-cell>
          <table:table-cell table:style-name="Default" office:value-type="float" office:value="0.975611315722763" calcext:value-type="float">
            <text:p>0.975611315722763</text:p>
          </table:table-cell>
          <table:table-cell table:style-name="Default" office:value-type="float" office:value="0.906947110075353" calcext:value-type="float">
            <text:p>0.906947110075353</text:p>
          </table:table-cell>
          <table:table-cell table:style-name="Default" office:value-type="float" office:value="0.938615588634052" calcext:value-type="float">
            <text:p>0.938615588634052</text:p>
          </table:table-cell>
          <table:table-cell table:style-name="Default" office:value-type="float" office:value="0.88097106372368" calcext:value-type="float">
            <text:p>0.88097106372368</text:p>
          </table:table-cell>
          <table:table-cell table:style-name="ce7" table:formula="of:=AVERAGE([.J60:.M60])" office:value-type="float" office:value="0.925536269538962" calcext:value-type="float">
            <text:p>0.926</text:p>
          </table:table-cell>
          <table:table-cell table:style-name="ce8" table:formula="of:=STDEV([.J60:.M60])" office:value-type="float" office:value="0.0408664216573253" calcext:value-type="float">
            <text:p>0.04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91883336380865" calcext:value-type="float">
            <text:p>2.91883336380865</text:p>
          </table:table-cell>
          <table:table-cell table:style-name="Default" office:value-type="float" office:value="2.447051566256" calcext:value-type="float">
            <text:p>2.447051566256</text:p>
          </table:table-cell>
          <table:table-cell table:style-name="Default" office:value-type="float" office:value="1.81109444724027" calcext:value-type="float">
            <text:p>1.81109444724027</text:p>
          </table:table-cell>
          <table:table-cell table:style-name="Default" office:value-type="float" office:value="1.68526331093287" calcext:value-type="float">
            <text:p>1.68526331093287</text:p>
          </table:table-cell>
          <table:table-cell table:formula="of:=AVERAGE([.D61:.G61])" office:value-type="float" office:value="2.21556067205945" calcext:value-type="float">
            <text:p>2.216</text:p>
          </table:table-cell>
          <table:table-cell table:formula="of:=STDEV([.D61:.G61])" office:value-type="float" office:value="0.57532273009543" calcext:value-type="float">
            <text:p>0.575</text:p>
          </table:table-cell>
          <table:table-cell table:style-name="Default" office:value-type="float" office:value="1.50909918418165" calcext:value-type="float">
            <text:p>1.50909918418165</text:p>
          </table:table-cell>
          <table:table-cell table:style-name="Default" office:value-type="float" office:value="1.39685723155857" calcext:value-type="float">
            <text:p>1.39685723155857</text:p>
          </table:table-cell>
          <table:table-cell table:style-name="Default" office:value-type="float" office:value="1.909623726882" calcext:value-type="float">
            <text:p>1.909623726882</text:p>
          </table:table-cell>
          <table:table-cell table:style-name="Default" office:value-type="float" office:value="1.73737801552191" calcext:value-type="float">
            <text:p>1.73737801552191</text:p>
          </table:table-cell>
          <table:table-cell table:style-name="ce7" table:formula="of:=AVERAGE([.J61:.M61])" office:value-type="float" office:value="1.63823953953603" calcext:value-type="float">
            <text:p>1.638</text:p>
          </table:table-cell>
          <table:table-cell table:style-name="ce8" table:formula="of:=STDEV([.J61:.M61])" office:value-type="float" office:value="0.229797348800935" calcext:value-type="float">
            <text:p>0.23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29439562482694" calcext:value-type="float">
            <text:p>2.29439562482694</text:p>
          </table:table-cell>
          <table:table-cell table:style-name="Default" office:value-type="float" office:value="2.02443640272779" calcext:value-type="float">
            <text:p>2.02443640272779</text:p>
          </table:table-cell>
          <table:table-cell table:style-name="Default" office:value-type="float" office:value="1.49516121848607" calcext:value-type="float">
            <text:p>1.49516121848607</text:p>
          </table:table-cell>
          <table:table-cell table:style-name="Default" office:value-type="float" office:value="1.24838738584121" calcext:value-type="float">
            <text:p>1.24838738584121</text:p>
          </table:table-cell>
          <table:table-cell table:formula="of:=AVERAGE([.D62:.G62])" office:value-type="float" office:value="1.7655951579705" calcext:value-type="float">
            <text:p>1.766</text:p>
          </table:table-cell>
          <table:table-cell table:formula="of:=STDEV([.D62:.G62])" office:value-type="float" office:value="0.478632468222784" calcext:value-type="float">
            <text:p>0.479</text:p>
          </table:table-cell>
          <table:table-cell table:style-name="Default" office:value-type="float" office:value="1.13909231771052" calcext:value-type="float">
            <text:p>1.13909231771052</text:p>
          </table:table-cell>
          <table:table-cell table:style-name="Default" office:value-type="float" office:value="1.18812647416514" calcext:value-type="float">
            <text:p>1.18812647416514</text:p>
          </table:table-cell>
          <table:table-cell table:style-name="Default" office:value-type="float" office:value="1.52199134466662" calcext:value-type="float">
            <text:p>1.52199134466662</text:p>
          </table:table-cell>
          <table:table-cell table:style-name="Default" office:value-type="float" office:value="1.38164559872865" calcext:value-type="float">
            <text:p>1.38164559872865</text:p>
          </table:table-cell>
          <table:table-cell table:style-name="ce7" table:formula="of:=AVERAGE([.J62:.M62])" office:value-type="float" office:value="1.30771393381773" calcext:value-type="float">
            <text:p>1.308</text:p>
          </table:table-cell>
          <table:table-cell table:style-name="ce8" table:formula="of:=STDEV([.J62:.M62])" office:value-type="float" office:value="0.1771205896194" calcext:value-type="float">
            <text:p>0.177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2806060179611" calcext:value-type="float">
            <text:p>0.942806060179611</text:p>
          </table:table-cell>
          <table:table-cell table:style-name="Default" office:value-type="float" office:value="0.905438381922551" calcext:value-type="float">
            <text:p>0.905438381922551</text:p>
          </table:table-cell>
          <table:table-cell table:style-name="Default" office:value-type="float" office:value="0.945207579118934" calcext:value-type="float">
            <text:p>0.945207579118934</text:p>
          </table:table-cell>
          <table:table-cell table:style-name="Default" office:value-type="float" office:value="0.916066986598671" calcext:value-type="float">
            <text:p>0.916066986598671</text:p>
          </table:table-cell>
          <table:table-cell table:formula="of:=AVERAGE([.D63:.G63])" office:value-type="float" office:value="0.927379751954942" calcext:value-type="float">
            <text:p>0.927</text:p>
          </table:table-cell>
          <table:table-cell table:formula="of:=STDEV([.D63:.G63])" office:value-type="float" office:value="0.0197079069219777" calcext:value-type="float">
            <text:p>0.020</text:p>
          </table:table-cell>
          <table:table-cell table:style-name="Default" office:value-type="float" office:value="0.968378264087531" calcext:value-type="float">
            <text:p>0.968378264087531</text:p>
          </table:table-cell>
          <table:table-cell table:style-name="Default" office:value-type="float" office:value="0.883977783818085" calcext:value-type="float">
            <text:p>0.883977783818085</text:p>
          </table:table-cell>
          <table:table-cell table:style-name="Default" office:value-type="float" office:value="0.933451016442436" calcext:value-type="float">
            <text:p>0.933451016442436</text:p>
          </table:table-cell>
          <table:table-cell table:style-name="Default" office:value-type="float" office:value="0.83428018227566" calcext:value-type="float">
            <text:p>0.83428018227566</text:p>
          </table:table-cell>
          <table:table-cell table:style-name="ce7" table:formula="of:=AVERAGE([.J63:.M63])" office:value-type="float" office:value="0.905021811655928" calcext:value-type="float">
            <text:p>0.905</text:p>
          </table:table-cell>
          <table:table-cell table:style-name="ce8" table:formula="of:=STDEV([.J63:.M63])" office:value-type="float" office:value="0.0585078028543381" calcext:value-type="float">
            <text:p>0.05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40582673904957" calcext:value-type="float">
            <text:p>2.40582673904957</text:p>
          </table:table-cell>
          <table:table-cell table:style-name="Default" office:value-type="float" office:value="1.85824849164634" calcext:value-type="float">
            <text:p>1.85824849164634</text:p>
          </table:table-cell>
          <table:table-cell table:style-name="Default" office:value-type="float" office:value="2.14449330249941" calcext:value-type="float">
            <text:p>2.14449330249941</text:p>
          </table:table-cell>
          <table:table-cell table:style-name="Default" office:value-type="float" office:value="1.86328952599446" calcext:value-type="float">
            <text:p>1.86328952599446</text:p>
          </table:table-cell>
          <table:table-cell table:formula="of:=AVERAGE([.D64:.G64])" office:value-type="float" office:value="2.06796451479745" calcext:value-type="float">
            <text:p>2.068</text:p>
          </table:table-cell>
          <table:table-cell table:formula="of:=STDEV([.D64:.G64])" office:value-type="float" office:value="0.261967045848355" calcext:value-type="float">
            <text:p>0.262</text:p>
          </table:table-cell>
          <table:table-cell table:style-name="Default" office:value-type="float" office:value="1.57750012767622" calcext:value-type="float">
            <text:p>1.57750012767622</text:p>
          </table:table-cell>
          <table:table-cell table:style-name="Default" office:value-type="float" office:value="1.31755373783903" calcext:value-type="float">
            <text:p>1.31755373783903</text:p>
          </table:table-cell>
          <table:table-cell table:style-name="Default" office:value-type="float" office:value="1.87285561425388" calcext:value-type="float">
            <text:p>1.87285561425388</text:p>
          </table:table-cell>
          <table:table-cell table:style-name="Default" office:value-type="float" office:value="1.51236208208097" calcext:value-type="float">
            <text:p>1.51236208208097</text:p>
          </table:table-cell>
          <table:table-cell table:style-name="ce7" table:formula="of:=AVERAGE([.J64:.M64])" office:value-type="float" office:value="1.57006789046253" calcext:value-type="float">
            <text:p>1.570</text:p>
          </table:table-cell>
          <table:table-cell table:style-name="ce8" table:formula="of:=STDEV([.J64:.M64])" office:value-type="float" office:value="0.230093460304634" calcext:value-type="float">
            <text:p>0.23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00437968935725" calcext:value-type="float">
            <text:p>2.00437968935725</text:p>
          </table:table-cell>
          <table:table-cell table:style-name="Default" office:value-type="float" office:value="1.55333757683514" calcext:value-type="float">
            <text:p>1.55333757683514</text:p>
          </table:table-cell>
          <table:table-cell table:style-name="Default" office:value-type="float" office:value="1.64307506320798" calcext:value-type="float">
            <text:p>1.64307506320798</text:p>
          </table:table-cell>
          <table:table-cell table:style-name="Default" office:value-type="float" office:value="1.47663047864169" calcext:value-type="float">
            <text:p>1.47663047864169</text:p>
          </table:table-cell>
          <table:table-cell table:formula="of:=AVERAGE([.D65:.G65])" office:value-type="float" office:value="1.66935570201052" calcext:value-type="float">
            <text:p>1.669</text:p>
          </table:table-cell>
          <table:table-cell table:formula="of:=STDEV([.D65:.G65])" office:value-type="float" office:value="0.2334773087942" calcext:value-type="float">
            <text:p>0.233</text:p>
          </table:table-cell>
          <table:table-cell table:style-name="Default" office:value-type="float" office:value="1.1839760975514" calcext:value-type="float">
            <text:p>1.1839760975514</text:p>
          </table:table-cell>
          <table:table-cell table:style-name="Default" office:value-type="float" office:value="1.04836857629793" calcext:value-type="float">
            <text:p>1.04836857629793</text:p>
          </table:table-cell>
          <table:table-cell table:style-name="Default" office:value-type="float" office:value="1.48992801080618" calcext:value-type="float">
            <text:p>1.48992801080618</text:p>
          </table:table-cell>
          <table:table-cell table:style-name="Default" office:value-type="float" office:value="1.25084782891618" calcext:value-type="float">
            <text:p>1.25084782891618</text:p>
          </table:table-cell>
          <table:table-cell table:style-name="ce7" table:formula="of:=AVERAGE([.J65:.M65])" office:value-type="float" office:value="1.24328012839292" calcext:value-type="float">
            <text:p>1.243</text:p>
          </table:table-cell>
          <table:table-cell table:style-name="ce8" table:formula="of:=STDEV([.J65:.M65])" office:value-type="float" office:value="0.184752022275161" calcext:value-type="float">
            <text:p>0.185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50556543161276" calcext:value-type="float">
            <text:p>0.950556543161276</text:p>
          </table:table-cell>
          <table:table-cell table:style-name="Default" office:value-type="float" office:value="0.909276671935634" calcext:value-type="float">
            <text:p>0.909276671935634</text:p>
          </table:table-cell>
          <table:table-cell table:style-name="Default" office:value-type="float" office:value="0.950136956151325" calcext:value-type="float">
            <text:p>0.950136956151325</text:p>
          </table:table-cell>
          <table:table-cell table:style-name="Default" office:value-type="float" office:value="0.898950268623836" calcext:value-type="float">
            <text:p>0.898950268623836</text:p>
          </table:table-cell>
          <table:table-cell table:formula="of:=AVERAGE([.D66:.G66])" office:value-type="float" office:value="0.927230109968018" calcext:value-type="float">
            <text:p>0.927</text:p>
          </table:table-cell>
          <table:table-cell table:formula="of:=STDEV([.D66:.G66])" office:value-type="float" office:value="0.0270241956477275" calcext:value-type="float">
            <text:p>0.027</text:p>
          </table:table-cell>
          <table:table-cell table:style-name="Default" office:value-type="float" office:value="0.981666526537366" calcext:value-type="float">
            <text:p>0.981666526537366</text:p>
          </table:table-cell>
          <table:table-cell table:style-name="Default" office:value-type="float" office:value="0.939945158976214" calcext:value-type="float">
            <text:p>0.939945158976214</text:p>
          </table:table-cell>
          <table:table-cell table:style-name="Default" office:value-type="float" office:value="0.925392050921357" calcext:value-type="float">
            <text:p>0.925392050921357</text:p>
          </table:table-cell>
          <table:table-cell table:style-name="Default" office:value-type="float" office:value="0.840351956684144" calcext:value-type="float">
            <text:p>0.840351956684144</text:p>
          </table:table-cell>
          <table:table-cell table:style-name="ce7" table:formula="of:=AVERAGE([.J66:.M66])" office:value-type="float" office:value="0.92183892327977" calcext:value-type="float">
            <text:p>0.922</text:p>
          </table:table-cell>
          <table:table-cell table:style-name="ce8" table:formula="of:=STDEV([.J66:.M66])" office:value-type="float" office:value="0.0593293865456166" calcext:value-type="float">
            <text:p>0.05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38669779753974" calcext:value-type="float">
            <text:p>2.38669779753974</text:p>
          </table:table-cell>
          <table:table-cell table:style-name="Default" office:value-type="float" office:value="1.74088444952813" calcext:value-type="float">
            <text:p>1.74088444952813</text:p>
          </table:table-cell>
          <table:table-cell table:style-name="Default" office:value-type="float" office:value="1.85811523359357" calcext:value-type="float">
            <text:p>1.85811523359357</text:p>
          </table:table-cell>
          <table:table-cell table:style-name="Default" office:value-type="float" office:value="2.02230983678618" calcext:value-type="float">
            <text:p>2.02230983678618</text:p>
          </table:table-cell>
          <table:table-cell table:formula="of:=AVERAGE([.D67:.G67])" office:value-type="float" office:value="2.00200182936191" calcext:value-type="float">
            <text:p>2.002</text:p>
          </table:table-cell>
          <table:table-cell table:formula="of:=STDEV([.D67:.G67])" office:value-type="float" office:value="0.281240728197323" calcext:value-type="float">
            <text:p>0.281</text:p>
          </table:table-cell>
          <table:table-cell table:style-name="Default" office:value-type="float" office:value="1.24675434093161" calcext:value-type="float">
            <text:p>1.24675434093161</text:p>
          </table:table-cell>
          <table:table-cell table:style-name="Default" office:value-type="float" office:value="1.26424958396327" calcext:value-type="float">
            <text:p>1.26424958396327</text:p>
          </table:table-cell>
          <table:table-cell table:style-name="Default" office:value-type="float" office:value="2.16053540699042" calcext:value-type="float">
            <text:p>2.16053540699042</text:p>
          </table:table-cell>
          <table:table-cell table:style-name="Default" office:value-type="float" office:value="1.84386613645604" calcext:value-type="float">
            <text:p>1.84386613645604</text:p>
          </table:table-cell>
          <table:table-cell table:style-name="ce7" table:formula="of:=AVERAGE([.J67:.M67])" office:value-type="float" office:value="1.62885136708533" calcext:value-type="float">
            <text:p>1.629</text:p>
          </table:table-cell>
          <table:table-cell table:style-name="ce8" table:formula="of:=STDEV([.J67:.M67])" office:value-type="float" office:value="0.45013030224171" calcext:value-type="float">
            <text:p>0.45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96279821290053" calcext:value-type="float">
            <text:p>1.96279821290053</text:p>
          </table:table-cell>
          <table:table-cell table:style-name="Default" office:value-type="float" office:value="1.3904320111509" calcext:value-type="float">
            <text:p>1.3904320111509</text:p>
          </table:table-cell>
          <table:table-cell table:style-name="Default" office:value-type="float" office:value="1.34993640024733" calcext:value-type="float">
            <text:p>1.34993640024733</text:p>
          </table:table-cell>
          <table:table-cell table:style-name="Default" office:value-type="float" office:value="1.60568548849119" calcext:value-type="float">
            <text:p>1.60568548849119</text:p>
          </table:table-cell>
          <table:table-cell table:formula="of:=AVERAGE([.D68:.G68])" office:value-type="float" office:value="1.57721302819749" calcext:value-type="float">
            <text:p>1.577</text:p>
          </table:table-cell>
          <table:table-cell table:formula="of:=STDEV([.D68:.G68])" office:value-type="float" office:value="0.280492679404774" calcext:value-type="float">
            <text:p>0.280</text:p>
          </table:table-cell>
          <table:table-cell table:style-name="Default" office:value-type="float" office:value="0.998066896109929" calcext:value-type="float">
            <text:p>0.998066896109929</text:p>
          </table:table-cell>
          <table:table-cell table:style-name="Default" office:value-type="float" office:value="1.03084331118356" calcext:value-type="float">
            <text:p>1.03084331118356</text:p>
          </table:table-cell>
          <table:table-cell table:style-name="Default" office:value-type="float" office:value="1.67634343105227" calcext:value-type="float">
            <text:p>1.67634343105227</text:p>
          </table:table-cell>
          <table:table-cell table:style-name="Default" office:value-type="float" office:value="1.55517075262123" calcext:value-type="float">
            <text:p>1.55517075262123</text:p>
          </table:table-cell>
          <table:table-cell table:style-name="ce7" table:formula="of:=AVERAGE([.J68:.M68])" office:value-type="float" office:value="1.31510609774175" calcext:value-type="float">
            <text:p>1.315</text:p>
          </table:table-cell>
          <table:table-cell table:style-name="ce8" table:formula="of:=STDEV([.J68:.M68])" office:value-type="float" office:value="0.350923845818847" calcext:value-type="float">
            <text:p>0.351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51];[.D54];[.D57];[.D60];[.D63];[.D66])" office:value-type="float" office:value="0.933667056738115" calcext:value-type="float">
            <text:p>0.934</text:p>
          </table:table-cell>
          <table:table-cell table:style-name="ce7" table:formula="of:=AVERAGE([.E51];[.E54];[.E57];[.E60];[.E63];[.E66])" office:value-type="float" office:value="0.859697636471223" calcext:value-type="float">
            <text:p>0.860</text:p>
          </table:table-cell>
          <table:table-cell table:style-name="ce7" table:formula="of:=AVERAGE([.F51];[.F54];[.F57];[.F60];[.F63];[.F66])" office:value-type="float" office:value="0.943269142558182" calcext:value-type="float">
            <text:p>0.943</text:p>
          </table:table-cell>
          <table:table-cell table:style-name="ce7" table:formula="of:=AVERAGE([.G51];[.G54];[.G57];[.G60];[.G63];[.G66])" office:value-type="float" office:value="0.905243510488945" calcext:value-type="float">
            <text:p>0.905</text:p>
          </table:table-cell>
          <table:table-cell table:formula="of:=AVERAGE([.H51];[.H54];[.H57];[.H60];[.H63];[.H66])" office:value-type="float" office:value="0.910469336564116" calcext:value-type="float">
            <text:p>0.910</text:p>
          </table:table-cell>
          <table:table-cell table:formula="of:=AVERAGE([.I51];[.I54];[.I57];[.I60];[.I63];[.I66])" office:value-type="float" office:value="0.0398365125617304" calcext:value-type="float">
            <text:p>0.040</text:p>
          </table:table-cell>
          <table:table-cell table:style-name="ce10" table:formula="of:=AVERAGE([.J51];[.J54];[.J57];[.J60];[.J63];[.J66])" office:value-type="float" office:value="0.976120677547392" calcext:value-type="float">
            <text:p>0.976</text:p>
          </table:table-cell>
          <table:table-cell table:style-name="ce7" table:formula="of:=AVERAGE([.K51];[.K54];[.K57];[.K60];[.K63];[.K66])" office:value-type="float" office:value="0.891945690494067" calcext:value-type="float">
            <text:p>0.892</text:p>
          </table:table-cell>
          <table:table-cell table:style-name="ce7" table:formula="of:=AVERAGE([.L51];[.L54];[.L57];[.L60];[.L63];[.L66])" office:value-type="float" office:value="0.935441162209677" calcext:value-type="float">
            <text:p>0.935</text:p>
          </table:table-cell>
          <table:table-cell table:style-name="ce7" table:formula="of:=AVERAGE([.M51];[.M54];[.M57];[.M60];[.M63];[.M66])" office:value-type="float" office:value="0.856031070727374" calcext:value-type="float">
            <text:p>0.856</text:p>
          </table:table-cell>
          <table:table-cell table:style-name="ce7" table:formula="of:=AVERAGE([.N51];[.N54];[.N57];[.N60];[.N63];[.N66])" office:value-type="float" office:value="0.914884650244628" calcext:value-type="float">
            <text:p>0.915</text:p>
          </table:table-cell>
          <table:table-cell table:style-name="ce8" table:formula="of:=AVERAGE([.O51];[.O54];[.O57];[.O60];[.O63];[.O66])" office:value-type="float" office:value="0.054781180789454" calcext:value-type="float">
            <text:p>0.055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52];[.D55];[.D58];[.D61];[.D64];[.D67])" office:value-type="float" office:value="2.58382759442007" calcext:value-type="float">
            <text:p>2.584</text:p>
          </table:table-cell>
          <table:table-cell table:style-name="ce7" table:formula="of:=AVERAGE([.E52];[.E55];[.E58];[.E61];[.E64];[.E67])" office:value-type="float" office:value="1.9451610840992" calcext:value-type="float">
            <text:p>1.945</text:p>
          </table:table-cell>
          <table:table-cell table:style-name="ce7" table:formula="of:=AVERAGE([.F52];[.F55];[.F58];[.F61];[.F64];[.F67])" office:value-type="float" office:value="1.9153474698185" calcext:value-type="float">
            <text:p>1.915</text:p>
          </table:table-cell>
          <table:table-cell table:style-name="ce7" table:formula="of:=AVERAGE([.G52];[.G55];[.G58];[.G61];[.G64];[.G67])" office:value-type="float" office:value="1.91870686899735" calcext:value-type="float">
            <text:p>1.919</text:p>
          </table:table-cell>
          <table:table-cell table:formula="of:=AVERAGE([.H52];[.H55];[.H58];[.H61];[.H64];[.H67])" office:value-type="float" office:value="2.09076075433378" calcext:value-type="float">
            <text:p>2.091</text:p>
          </table:table-cell>
          <table:table-cell table:formula="of:=AVERAGE([.I52];[.I55];[.I58];[.I61];[.I64];[.I67])" office:value-type="float" office:value="0.365501525344421" calcext:value-type="float">
            <text:p>0.366</text:p>
          </table:table-cell>
          <table:table-cell table:style-name="ce10" table:formula="of:=AVERAGE([.J52];[.J55];[.J58];[.J61];[.J64];[.J67])" office:value-type="float" office:value="1.42755173958738" calcext:value-type="float">
            <text:p>1.428</text:p>
          </table:table-cell>
          <table:table-cell table:style-name="ce7" table:formula="of:=AVERAGE([.K52];[.K55];[.K58];[.K61];[.K64];[.K67])" office:value-type="float" office:value="1.46499194306255" calcext:value-type="float">
            <text:p>1.465</text:p>
          </table:table-cell>
          <table:table-cell table:style-name="ce7" table:formula="of:=AVERAGE([.L52];[.L55];[.L58];[.L61];[.L64];[.L67])" office:value-type="float" office:value="1.91700457945696" calcext:value-type="float">
            <text:p>1.917</text:p>
          </table:table-cell>
          <table:table-cell table:style-name="ce7" table:formula="of:=AVERAGE([.M52];[.M55];[.M58];[.M61];[.M64];[.M67])" office:value-type="float" office:value="1.68448299019756" calcext:value-type="float">
            <text:p>1.684</text:p>
          </table:table-cell>
          <table:table-cell table:style-name="ce7" table:formula="of:=AVERAGE([.N52];[.N55];[.N58];[.N61];[.N64];[.N67])" office:value-type="float" office:value="1.62350781307611" calcext:value-type="float">
            <text:p>1.624</text:p>
          </table:table-cell>
          <table:table-cell table:style-name="ce8" table:formula="of:=AVERAGE([.O52];[.O55];[.O58];[.O61];[.O64];[.O67])" office:value-type="float" office:value="0.245695372997424" calcext:value-type="float">
            <text:p>0.246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53];[.D56];[.D59];[.D62];[.D65];[.D68])" office:value-type="float" office:value="2.07532626875653" calcext:value-type="float">
            <text:p>2.075</text:p>
          </table:table-cell>
          <table:table-cell table:style-name="ce7" table:formula="of:=AVERAGE([.E53];[.E56];[.E59];[.E62];[.E65];[.E68])" office:value-type="float" office:value="1.61262629735878" calcext:value-type="float">
            <text:p>1.613</text:p>
          </table:table-cell>
          <table:table-cell table:style-name="ce7" table:formula="of:=AVERAGE([.F53];[.F56];[.F59];[.F62];[.F65];[.F68])" office:value-type="float" office:value="1.50411811853569" calcext:value-type="float">
            <text:p>1.504</text:p>
          </table:table-cell>
          <table:table-cell table:style-name="ce7" table:formula="of:=AVERAGE([.G53];[.G56];[.G59];[.G62];[.G65];[.G68])" office:value-type="float" office:value="1.49573935637353" calcext:value-type="float">
            <text:p>1.496</text:p>
          </table:table-cell>
          <table:table-cell table:formula="of:=AVERAGE([.H53];[.H56];[.H59];[.H62];[.H65];[.H68])" office:value-type="float" office:value="1.67195251025613" calcext:value-type="float">
            <text:p>1.672</text:p>
          </table:table-cell>
          <table:table-cell table:formula="of:=AVERAGE([.I53];[.I56];[.I59];[.I62];[.I65];[.I68])" office:value-type="float" office:value="0.299019112598115" calcext:value-type="float">
            <text:p>0.299</text:p>
          </table:table-cell>
          <table:table-cell table:style-name="ce10" table:formula="of:=AVERAGE([.J53];[.J56];[.J59];[.J62];[.J65];[.J68])" office:value-type="float" office:value="1.09012789218443" calcext:value-type="float">
            <text:p>1.090</text:p>
          </table:table-cell>
          <table:table-cell table:style-name="ce7" table:formula="of:=AVERAGE([.K53];[.K56];[.K59];[.K62];[.K65];[.K68])" office:value-type="float" office:value="1.19663993140156" calcext:value-type="float">
            <text:p>1.197</text:p>
          </table:table-cell>
          <table:table-cell table:style-name="ce7" table:formula="of:=AVERAGE([.L53];[.L56];[.L59];[.L62];[.L65];[.L68])" office:value-type="float" office:value="1.52120876252809" calcext:value-type="float">
            <text:p>1.521</text:p>
          </table:table-cell>
          <table:table-cell table:style-name="ce7" table:formula="of:=AVERAGE([.M53];[.M56];[.M59];[.M62];[.M65];[.M68])" office:value-type="float" office:value="1.37646222872889" calcext:value-type="float">
            <text:p>1.376</text:p>
          </table:table-cell>
          <table:table-cell table:style-name="ce7" table:formula="of:=AVERAGE([.N53];[.N56];[.N59];[.N62];[.N65];[.N68])" office:value-type="float" office:value="1.29610970371074" calcext:value-type="float">
            <text:p>1.296</text:p>
          </table:table-cell>
          <table:table-cell table:style-name="ce8" table:formula="of:=AVERAGE([.O53];[.O56];[.O59];[.O62];[.O65];[.O68])" office:value-type="float" office:value="0.209755244685578" calcext:value-type="float">
            <text:p>0.210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51];[.D54];[.D57];[.D60];[.D63];[.D66])" office:value-type="float" office:value="0.0165275625513541" calcext:value-type="float">
            <text:p>0.017</text:p>
          </table:table-cell>
          <table:table-cell table:style-name="ce8" table:formula="of:=STDEV([.E51];[.E54];[.E57];[.E60];[.E63];[.E66])" office:value-type="float" office:value="0.0519473723717993" calcext:value-type="float">
            <text:p>0.052</text:p>
          </table:table-cell>
          <table:table-cell table:style-name="ce8" table:formula="of:=STDEV([.F51];[.F54];[.F57];[.F60];[.F63];[.F66])" office:value-type="float" office:value="0.00562130269627635" calcext:value-type="float">
            <text:p>0.006</text:p>
          </table:table-cell>
          <table:table-cell table:style-name="ce8" table:formula="of:=STDEV([.G51];[.G54];[.G57];[.G60];[.G63];[.G66])" office:value-type="float" office:value="0.0260778139901548" calcext:value-type="float">
            <text:p>0.026</text:p>
          </table:table-cell>
          <table:table-cell table:style-name="ce8" table:formula="of:=STDEV([.H51];[.H54];[.H57];[.H60];[.H63];[.H66])" office:value-type="float" office:value="0.0212234335495923" calcext:value-type="float">
            <text:p>0.021</text:p>
          </table:table-cell>
          <table:table-cell table:formula="of:=STDEV([.I51];[.I54];[.I57];[.I60];[.I63];[.I66])" office:value-type="float" office:value="0.020260276575248" calcext:value-type="float">
            <text:p>0.020</text:p>
          </table:table-cell>
          <table:table-cell table:style-name="ce11" table:formula="of:=STDEV([.J51];[.J54];[.J57];[.J60];[.J63];[.J66])" office:value-type="float" office:value="0.00564627897356221" calcext:value-type="float">
            <text:p>0.006</text:p>
          </table:table-cell>
          <table:table-cell table:style-name="ce8" table:formula="of:=STDEV([.K51];[.K54];[.K57];[.K60];[.K63];[.K66])" office:value-type="float" office:value="0.0432617916083996" calcext:value-type="float">
            <text:p>0.043</text:p>
          </table:table-cell>
          <table:table-cell table:style-name="ce8" table:formula="of:=STDEV([.L51];[.L54];[.L57];[.L60];[.L63];[.L66])" office:value-type="float" office:value="0.00743252898782712" calcext:value-type="float">
            <text:p>0.007</text:p>
          </table:table-cell>
          <table:table-cell table:style-name="ce8" table:formula="of:=STDEV([.M51];[.M54];[.M57];[.M60];[.M63];[.M66])" office:value-type="float" office:value="0.0283701038906551" calcext:value-type="float">
            <text:p>0.028</text:p>
          </table:table-cell>
          <table:table-cell table:style-name="ce8" table:formula="of:=STDEV([.N51];[.N54];[.N57];[.N60];[.N63];[.N66])" office:value-type="float" office:value="0.0159254732215381" calcext:value-type="float">
            <text:p>0.016</text:p>
          </table:table-cell>
          <table:table-cell table:style-name="ce8" table:formula="of:=STDEV([.O51];[.O54];[.O57];[.O60];[.O63];[.O66])" office:value-type="float" office:value="0.0157098558157583" calcext:value-type="float">
            <text:p>0.016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52];[.D55];[.D58];[.D61];[.D64];[.D67])" office:value-type="float" office:value="0.278592730392387" calcext:value-type="float">
            <text:p>0.279</text:p>
          </table:table-cell>
          <table:table-cell table:style-name="ce8" table:formula="of:=STDEV([.E52];[.E55];[.E58];[.E61];[.E64];[.E67])" office:value-type="float" office:value="0.26897218419433" calcext:value-type="float">
            <text:p>0.269</text:p>
          </table:table-cell>
          <table:table-cell table:style-name="ce8" table:formula="of:=STDEV([.F52];[.F55];[.F58];[.F61];[.F64];[.F67])" office:value-type="float" office:value="0.151455812228783" calcext:value-type="float">
            <text:p>0.151</text:p>
          </table:table-cell>
          <table:table-cell table:style-name="ce8" table:formula="of:=STDEV([.G52];[.G55];[.G58];[.G61];[.G64];[.G67])" office:value-type="float" office:value="0.255524570494732" calcext:value-type="float">
            <text:p>0.256</text:p>
          </table:table-cell>
          <table:table-cell table:style-name="ce8" table:formula="of:=STDEV([.H52];[.H55];[.H58];[.H61];[.H64];[.H67])" office:value-type="float" office:value="0.157337324678616" calcext:value-type="float">
            <text:p>0.157</text:p>
          </table:table-cell>
          <table:table-cell table:formula="of:=STDEV([.I52];[.I55];[.I58];[.I61];[.I64];[.I67])" office:value-type="float" office:value="0.126314956306292" calcext:value-type="float">
            <text:p>0.126</text:p>
          </table:table-cell>
          <table:table-cell table:style-name="ce11" table:formula="of:=STDEV([.J52];[.J55];[.J58];[.J61];[.J64];[.J67])" office:value-type="float" office:value="0.16033779147206" calcext:value-type="float">
            <text:p>0.160</text:p>
          </table:table-cell>
          <table:table-cell table:style-name="ce8" table:formula="of:=STDEV([.K52];[.K55];[.K58];[.K61];[.K64];[.K67])" office:value-type="float" office:value="0.188485213937168" calcext:value-type="float">
            <text:p>0.188</text:p>
          </table:table-cell>
          <table:table-cell table:style-name="ce8" table:formula="of:=STDEV([.L52];[.L55];[.L58];[.L61];[.L64];[.L67])" office:value-type="float" office:value="0.138461714437199" calcext:value-type="float">
            <text:p>0.138</text:p>
          </table:table-cell>
          <table:table-cell table:style-name="ce8" table:formula="of:=STDEV([.M52];[.M55];[.M58];[.M61];[.M64];[.M67])" office:value-type="float" office:value="0.117787524609891" calcext:value-type="float">
            <text:p>0.118</text:p>
          </table:table-cell>
          <table:table-cell table:style-name="ce8" table:formula="of:=STDEV([.N52];[.N55];[.N58];[.N61];[.N64];[.N67])" office:value-type="float" office:value="0.0691040353960869" calcext:value-type="float">
            <text:p>0.069</text:p>
          </table:table-cell>
          <table:table-cell table:style-name="ce8" table:formula="of:=STDEV([.O52];[.O55];[.O58];[.O61];[.O64];[.O67])" office:value-type="float" office:value="0.118211458088604" calcext:value-type="float">
            <text:p>0.118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53];[.D56];[.D59];[.D62];[.D65];[.D68])" office:value-type="float" office:value="0.187389606691144" calcext:value-type="float">
            <text:p>0.187</text:p>
          </table:table-cell>
          <table:table-cell table:style-name="ce8" table:formula="of:=STDEV([.E53];[.E56];[.E59];[.E62];[.E65];[.E68])" office:value-type="float" office:value="0.232955294421093" calcext:value-type="float">
            <text:p>0.233</text:p>
          </table:table-cell>
          <table:table-cell table:style-name="ce8" table:formula="of:=STDEV([.F53];[.F56];[.F59];[.F62];[.F65];[.F68])" office:value-type="float" office:value="0.122822052472891" calcext:value-type="float">
            <text:p>0.123</text:p>
          </table:table-cell>
          <table:table-cell table:style-name="ce8" table:formula="of:=STDEV([.G53];[.G56];[.G59];[.G62];[.G65];[.G68])" office:value-type="float" office:value="0.175143274132823" calcext:value-type="float">
            <text:p>0.175</text:p>
          </table:table-cell>
          <table:table-cell table:style-name="ce8" table:formula="of:=STDEV([.H53];[.H56];[.H59];[.H62];[.H65];[.H68])" office:value-type="float" office:value="0.114021316095291" calcext:value-type="float">
            <text:p>0.114</text:p>
          </table:table-cell>
          <table:table-cell table:formula="of:=STDEV([.I53];[.I56];[.I59];[.I62];[.I65];[.I68])" office:value-type="float" office:value="0.102947566920101" calcext:value-type="float">
            <text:p>0.103</text:p>
          </table:table-cell>
          <table:table-cell table:style-name="ce11" table:formula="of:=STDEV([.J53];[.J56];[.J59];[.J62];[.J65];[.J68])" office:value-type="float" office:value="0.0901172660596267" calcext:value-type="float">
            <text:p>0.090</text:p>
          </table:table-cell>
          <table:table-cell table:style-name="ce8" table:formula="of:=STDEV([.K53];[.K56];[.K59];[.K62];[.K65];[.K68])" office:value-type="float" office:value="0.150279044855524" calcext:value-type="float">
            <text:p>0.150</text:p>
          </table:table-cell>
          <table:table-cell table:style-name="ce8" table:formula="of:=STDEV([.L53];[.L56];[.L59];[.L62];[.L65];[.L68])" office:value-type="float" office:value="0.117415689730444" calcext:value-type="float">
            <text:p>0.117</text:p>
          </table:table-cell>
          <table:table-cell table:style-name="ce8" table:formula="of:=STDEV([.M53];[.M56];[.M59];[.M62];[.M65];[.M68])" office:value-type="float" office:value="0.10653322069317" calcext:value-type="float">
            <text:p>0.107</text:p>
          </table:table-cell>
          <table:table-cell table:style-name="ce8" table:formula="of:=STDEV([.N53];[.N56];[.N59];[.N62];[.N65];[.N68])" office:value-type="float" office:value="0.0423320168131799" calcext:value-type="float">
            <text:p>0.042</text:p>
          </table:table-cell>
          <table:table-cell table:style-name="ce8" table:formula="of:=STDEV([.O53];[.O56];[.O59];[.O62];[.O65];[.O68])" office:value-type="float" office:value="0.0848943819617328" calcext:value-type="float">
            <text:p>0.0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4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9820628438379" calcext:value-type="float">
            <text:p>0.949820628438379</text:p>
          </table:table-cell>
          <table:table-cell table:style-name="Default" office:value-type="float" office:value="0.782726569803949" calcext:value-type="float">
            <text:p>0.782726569803949</text:p>
          </table:table-cell>
          <table:table-cell table:style-name="Default" office:value-type="float" office:value="0.8809570105572" calcext:value-type="float">
            <text:p>0.8809570105572</text:p>
          </table:table-cell>
          <table:table-cell table:style-name="Default" office:value-type="float" office:value="0.619547544643845" calcext:value-type="float">
            <text:p>0.619547544643845</text:p>
          </table:table-cell>
          <table:table-cell table:formula="of:=AVERAGE([.D75:.G75])" office:value-type="float" office:value="0.808262938360843" calcext:value-type="float">
            <text:p>0.808</text:p>
          </table:table-cell>
          <table:table-cell table:formula="of:=STDEV([.D75:.G75])" office:value-type="float" office:value="0.143281324320853" calcext:value-type="float">
            <text:p>0.143</text:p>
          </table:table-cell>
          <table:table-cell table:style-name="Default" office:value-type="float" office:value="0.960071473854218" calcext:value-type="float">
            <text:p>0.960071473854218</text:p>
          </table:table-cell>
          <table:table-cell table:style-name="Default" office:value-type="float" office:value="0.790091615062869" calcext:value-type="float">
            <text:p>0.790091615062869</text:p>
          </table:table-cell>
          <table:table-cell table:style-name="Default" office:value-type="float" office:value="0.919346733051566" calcext:value-type="float">
            <text:p>0.919346733051566</text:p>
          </table:table-cell>
          <table:table-cell table:style-name="Default" office:value-type="float" office:value="0.696818768693276" calcext:value-type="float">
            <text:p>0.696818768693276</text:p>
          </table:table-cell>
          <table:table-cell table:style-name="ce7" table:formula="of:=AVERAGE([.J75:.M75])" office:value-type="float" office:value="0.841582147665482" calcext:value-type="float">
            <text:p>0.842</text:p>
          </table:table-cell>
          <table:table-cell table:style-name="ce8" table:formula="of:=STDEV([.J75:.M75])" office:value-type="float" office:value="0.120685213123621" calcext:value-type="float">
            <text:p>0.12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49978105263462" calcext:value-type="float">
            <text:p>1.49978105263462</text:p>
          </table:table-cell>
          <table:table-cell table:style-name="Default" office:value-type="float" office:value="2.07940188732946" calcext:value-type="float">
            <text:p>2.07940188732946</text:p>
          </table:table-cell>
          <table:table-cell table:style-name="Default" office:value-type="float" office:value="2.26311713340043" calcext:value-type="float">
            <text:p>2.26311713340043</text:p>
          </table:table-cell>
          <table:table-cell table:style-name="Default" office:value-type="float" office:value="2.6470137071139" calcext:value-type="float">
            <text:p>2.6470137071139</text:p>
          </table:table-cell>
          <table:table-cell table:formula="of:=AVERAGE([.D76:.G76])" office:value-type="float" office:value="2.1223284451196" calcext:value-type="float">
            <text:p>2.122</text:p>
          </table:table-cell>
          <table:table-cell table:formula="of:=STDEV([.D76:.G76])" office:value-type="float" office:value="0.477676328404992" calcext:value-type="float">
            <text:p>0.478</text:p>
          </table:table-cell>
          <table:table-cell table:style-name="Default" office:value-type="float" office:value="1.50348265427664" calcext:value-type="float">
            <text:p>1.50348265427664</text:p>
          </table:table-cell>
          <table:table-cell table:style-name="Default" office:value-type="float" office:value="1.35233248983056" calcext:value-type="float">
            <text:p>1.35233248983056</text:p>
          </table:table-cell>
          <table:table-cell table:style-name="Default" office:value-type="float" office:value="2.16102885888734" calcext:value-type="float">
            <text:p>2.16102885888734</text:p>
          </table:table-cell>
          <table:table-cell table:style-name="Default" office:value-type="float" office:value="2.21676981700921" calcext:value-type="float">
            <text:p>2.21676981700921</text:p>
          </table:table-cell>
          <table:table-cell table:style-name="ce7" table:formula="of:=AVERAGE([.J76:.M76])" office:value-type="float" office:value="1.80840345500094" calcext:value-type="float">
            <text:p>1.808</text:p>
          </table:table-cell>
          <table:table-cell table:style-name="ce8" table:formula="of:=STDEV([.J76:.M76])" office:value-type="float" office:value="0.444254124374667" calcext:value-type="float">
            <text:p>0.44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21035411558651" calcext:value-type="float">
            <text:p>1.21035411558651</text:p>
          </table:table-cell>
          <table:table-cell table:style-name="Default" office:value-type="float" office:value="1.70359944753214" calcext:value-type="float">
            <text:p>1.70359944753214</text:p>
          </table:table-cell>
          <table:table-cell table:style-name="Default" office:value-type="float" office:value="1.78164076373311" calcext:value-type="float">
            <text:p>1.78164076373311</text:p>
          </table:table-cell>
          <table:table-cell table:style-name="Default" office:value-type="float" office:value="2.19249758905027" calcext:value-type="float">
            <text:p>2.19249758905027</text:p>
          </table:table-cell>
          <table:table-cell table:formula="of:=AVERAGE([.D77:.G77])" office:value-type="float" office:value="1.72202297897551" calcext:value-type="float">
            <text:p>1.722</text:p>
          </table:table-cell>
          <table:table-cell table:formula="of:=STDEV([.D77:.G77])" office:value-type="float" office:value="0.402924761900216" calcext:value-type="float">
            <text:p>0.403</text:p>
          </table:table-cell>
          <table:table-cell table:style-name="Default" office:value-type="float" office:value="1.17791891723981" calcext:value-type="float">
            <text:p>1.17791891723981</text:p>
          </table:table-cell>
          <table:table-cell table:style-name="Default" office:value-type="float" office:value="1.12484242839016" calcext:value-type="float">
            <text:p>1.12484242839016</text:p>
          </table:table-cell>
          <table:table-cell table:style-name="Default" office:value-type="float" office:value="1.71029555601048" calcext:value-type="float">
            <text:p>1.71029555601048</text:p>
          </table:table-cell>
          <table:table-cell table:style-name="Default" office:value-type="float" office:value="1.75779242454444" calcext:value-type="float">
            <text:p>1.75779242454444</text:p>
          </table:table-cell>
          <table:table-cell table:style-name="ce7" table:formula="of:=AVERAGE([.J77:.M77])" office:value-type="float" office:value="1.44271233154622" calcext:value-type="float">
            <text:p>1.443</text:p>
          </table:table-cell>
          <table:table-cell table:style-name="ce8" table:formula="of:=STDEV([.J77:.M77])" office:value-type="float" office:value="0.337655186351869" calcext:value-type="float">
            <text:p>0.338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80993590504449" calcext:value-type="float">
            <text:p>0.880993590504449</text:p>
          </table:table-cell>
          <table:table-cell table:style-name="Default" office:value-type="float" office:value="0.785403149161724" calcext:value-type="float">
            <text:p>0.785403149161724</text:p>
          </table:table-cell>
          <table:table-cell table:style-name="Default" office:value-type="float" office:value="0.823987571143201" calcext:value-type="float">
            <text:p>0.823987571143201</text:p>
          </table:table-cell>
          <table:table-cell table:style-name="Default" office:value-type="float" office:value="0.516929032158604" calcext:value-type="float">
            <text:p>0.516929032158604</text:p>
          </table:table-cell>
          <table:table-cell table:formula="of:=AVERAGE([.D78:.G78])" office:value-type="float" office:value="0.751828335741995" calcext:value-type="float">
            <text:p>0.752</text:p>
          </table:table-cell>
          <table:table-cell table:formula="of:=STDEV([.D78:.G78])" office:value-type="float" office:value="0.161447173209142" calcext:value-type="float">
            <text:p>0.161</text:p>
          </table:table-cell>
          <table:table-cell table:style-name="Default" office:value-type="float" office:value="0.946616444601934" calcext:value-type="float">
            <text:p>0.946616444601934</text:p>
          </table:table-cell>
          <table:table-cell table:style-name="Default" office:value-type="float" office:value="0.619039738675783" calcext:value-type="float">
            <text:p>0.619039738675783</text:p>
          </table:table-cell>
          <table:table-cell table:style-name="Default" office:value-type="float" office:value="0.94291038544658" calcext:value-type="float">
            <text:p>0.94291038544658</text:p>
          </table:table-cell>
          <table:table-cell table:style-name="Default" office:value-type="float" office:value="0.762368044340602" calcext:value-type="float">
            <text:p>0.762368044340602</text:p>
          </table:table-cell>
          <table:table-cell table:style-name="ce7" table:formula="of:=AVERAGE([.J78:.M78])" office:value-type="float" office:value="0.817733653266225" calcext:value-type="float">
            <text:p>0.818</text:p>
          </table:table-cell>
          <table:table-cell table:style-name="ce8" table:formula="of:=STDEV([.J78:.M78])" office:value-type="float" office:value="0.157928898061559" calcext:value-type="float">
            <text:p>0.15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73430696242699" calcext:value-type="float">
            <text:p>2.73430696242699</text:p>
          </table:table-cell>
          <table:table-cell table:style-name="Default" office:value-type="float" office:value="2.10689200212227" calcext:value-type="float">
            <text:p>2.10689200212227</text:p>
          </table:table-cell>
          <table:table-cell table:style-name="Default" office:value-type="float" office:value="2.98942088262598" calcext:value-type="float">
            <text:p>2.98942088262598</text:p>
          </table:table-cell>
          <table:table-cell table:style-name="Default" office:value-type="float" office:value="2.94703245009592" calcext:value-type="float">
            <text:p>2.94703245009592</text:p>
          </table:table-cell>
          <table:table-cell table:formula="of:=AVERAGE([.D79:.G79])" office:value-type="float" office:value="2.69441307431779" calcext:value-type="float">
            <text:p>2.694</text:p>
          </table:table-cell>
          <table:table-cell table:formula="of:=STDEV([.D79:.G79])" office:value-type="float" office:value="0.407274963860853" calcext:value-type="float">
            <text:p>0.407</text:p>
          </table:table-cell>
          <table:table-cell table:style-name="Default" office:value-type="float" office:value="1.72845177664621" calcext:value-type="float">
            <text:p>1.72845177664621</text:p>
          </table:table-cell>
          <table:table-cell table:style-name="Default" office:value-type="float" office:value="1.91449044159278" calcext:value-type="float">
            <text:p>1.91449044159278</text:p>
          </table:table-cell>
          <table:table-cell table:style-name="Default" office:value-type="float" office:value="1.6918711847924" calcext:value-type="float">
            <text:p>1.6918711847924</text:p>
          </table:table-cell>
          <table:table-cell table:style-name="Default" office:value-type="float" office:value="1.89932887552971" calcext:value-type="float">
            <text:p>1.89932887552971</text:p>
          </table:table-cell>
          <table:table-cell table:style-name="ce7" table:formula="of:=AVERAGE([.J79:.M79])" office:value-type="float" office:value="1.80853556964028" calcext:value-type="float">
            <text:p>1.809</text:p>
          </table:table-cell>
          <table:table-cell table:style-name="ce8" table:formula="of:=STDEV([.J79:.M79])" office:value-type="float" office:value="0.114737166133521" calcext:value-type="float">
            <text:p>0.1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01088808766711" calcext:value-type="float">
            <text:p>2.01088808766711</text:p>
          </table:table-cell>
          <table:table-cell table:style-name="Default" office:value-type="float" office:value="1.68451200700115" calcext:value-type="float">
            <text:p>1.68451200700115</text:p>
          </table:table-cell>
          <table:table-cell table:style-name="Default" office:value-type="float" office:value="2.30843036623341" calcext:value-type="float">
            <text:p>2.30843036623341</text:p>
          </table:table-cell>
          <table:table-cell table:style-name="Default" office:value-type="float" office:value="2.3381700494545" calcext:value-type="float">
            <text:p>2.3381700494545</text:p>
          </table:table-cell>
          <table:table-cell table:formula="of:=AVERAGE([.D80:.G80])" office:value-type="float" office:value="2.08550012758904" calcext:value-type="float">
            <text:p>2.086</text:p>
          </table:table-cell>
          <table:table-cell table:formula="of:=STDEV([.D80:.G80])" office:value-type="float" office:value="0.30544961945273" calcext:value-type="float">
            <text:p>0.305</text:p>
          </table:table-cell>
          <table:table-cell table:style-name="Default" office:value-type="float" office:value="1.43079173526156" calcext:value-type="float">
            <text:p>1.43079173526156</text:p>
          </table:table-cell>
          <table:table-cell table:style-name="Default" office:value-type="float" office:value="1.51196590633068" calcext:value-type="float">
            <text:p>1.51196590633068</text:p>
          </table:table-cell>
          <table:table-cell table:style-name="Default" office:value-type="float" office:value="1.34669271707993" calcext:value-type="float">
            <text:p>1.34669271707993</text:p>
          </table:table-cell>
          <table:table-cell table:style-name="Default" office:value-type="float" office:value="1.44129296423254" calcext:value-type="float">
            <text:p>1.44129296423254</text:p>
          </table:table-cell>
          <table:table-cell table:style-name="ce7" table:formula="of:=AVERAGE([.J80:.M80])" office:value-type="float" office:value="1.43268583072618" calcext:value-type="float">
            <text:p>1.433</text:p>
          </table:table-cell>
          <table:table-cell table:style-name="ce8" table:formula="of:=STDEV([.J80:.M80])" office:value-type="float" office:value="0.067719559772288" calcext:value-type="float">
            <text:p>0.068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8612080184522" calcext:value-type="float">
            <text:p>0.948612080184522</text:p>
          </table:table-cell>
          <table:table-cell table:style-name="Default" office:value-type="float" office:value="0.792047694285269" calcext:value-type="float">
            <text:p>0.792047694285269</text:p>
          </table:table-cell>
          <table:table-cell table:style-name="Default" office:value-type="float" office:value="0.890903535938067" calcext:value-type="float">
            <text:p>0.890903535938067</text:p>
          </table:table-cell>
          <table:table-cell table:style-name="Default" office:value-type="float" office:value="0.413462422522847" calcext:value-type="float">
            <text:p>0.413462422522847</text:p>
          </table:table-cell>
          <table:table-cell table:formula="of:=AVERAGE([.D81:.G81])" office:value-type="float" office:value="0.761256433232676" calcext:value-type="float">
            <text:p>0.761</text:p>
          </table:table-cell>
          <table:table-cell table:formula="of:=STDEV([.D81:.G81])" office:value-type="float" office:value="0.240706796280928" calcext:value-type="float">
            <text:p>0.241</text:p>
          </table:table-cell>
          <table:table-cell table:style-name="Default" office:value-type="float" office:value="0.978401511205213" calcext:value-type="float">
            <text:p>0.978401511205213</text:p>
          </table:table-cell>
          <table:table-cell table:style-name="Default" office:value-type="float" office:value="0.661607467623746" calcext:value-type="float">
            <text:p>0.661607467623746</text:p>
          </table:table-cell>
          <table:table-cell table:style-name="Default" office:value-type="float" office:value="0.952452459529314" calcext:value-type="float">
            <text:p>0.952452459529314</text:p>
          </table:table-cell>
          <table:table-cell table:style-name="Default" office:value-type="float" office:value="0.703852228654378" calcext:value-type="float">
            <text:p>0.703852228654378</text:p>
          </table:table-cell>
          <table:table-cell table:style-name="ce7" table:formula="of:=AVERAGE([.J81:.M81])" office:value-type="float" office:value="0.824078416753163" calcext:value-type="float">
            <text:p>0.824</text:p>
          </table:table-cell>
          <table:table-cell table:style-name="ce8" table:formula="of:=STDEV([.J81:.M81])" office:value-type="float" office:value="0.164465455294547" calcext:value-type="float">
            <text:p>0.1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7919320790002" calcext:value-type="float">
            <text:p>1.7919320790002</text:p>
          </table:table-cell>
          <table:table-cell table:style-name="Default" office:value-type="float" office:value="1.53161371460688" calcext:value-type="float">
            <text:p>1.53161371460688</text:p>
          </table:table-cell>
          <table:table-cell table:style-name="Default" office:value-type="float" office:value="2.32428566429743" calcext:value-type="float">
            <text:p>2.32428566429743</text:p>
          </table:table-cell>
          <table:table-cell table:style-name="Default" office:value-type="float" office:value="2.31067651603667" calcext:value-type="float">
            <text:p>2.31067651603667</text:p>
          </table:table-cell>
          <table:table-cell table:formula="of:=AVERAGE([.D82:.G82])" office:value-type="float" office:value="1.9896269934853" calcext:value-type="float">
            <text:p>1.990</text:p>
          </table:table-cell>
          <table:table-cell table:formula="of:=STDEV([.D82:.G82])" office:value-type="float" office:value="0.3932465997829" calcext:value-type="float">
            <text:p>0.393</text:p>
          </table:table-cell>
          <table:table-cell table:style-name="Default" office:value-type="float" office:value="1.08791750914955" calcext:value-type="float">
            <text:p>1.08791750914955</text:p>
          </table:table-cell>
          <table:table-cell table:style-name="Default" office:value-type="float" office:value="1.50898773404945" calcext:value-type="float">
            <text:p>1.50898773404945</text:p>
          </table:table-cell>
          <table:table-cell table:style-name="Default" office:value-type="float" office:value="1.57426207873666" calcext:value-type="float">
            <text:p>1.57426207873666</text:p>
          </table:table-cell>
          <table:table-cell table:style-name="Default" office:value-type="float" office:value="1.94362443817944" calcext:value-type="float">
            <text:p>1.94362443817944</text:p>
          </table:table-cell>
          <table:table-cell table:style-name="ce7" table:formula="of:=AVERAGE([.J82:.M82])" office:value-type="float" office:value="1.52869794002878" calcext:value-type="float">
            <text:p>1.529</text:p>
          </table:table-cell>
          <table:table-cell table:style-name="ce8" table:formula="of:=STDEV([.J82:.M82])" office:value-type="float" office:value="0.350673623221359" calcext:value-type="float">
            <text:p>0.35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113799788831" calcext:value-type="float">
            <text:p>1.5113799788831</text:p>
          </table:table-cell>
          <table:table-cell table:style-name="Default" office:value-type="float" office:value="1.26606315427436" calcext:value-type="float">
            <text:p>1.26606315427436</text:p>
          </table:table-cell>
          <table:table-cell table:style-name="Default" office:value-type="float" office:value="1.80887031250843" calcext:value-type="float">
            <text:p>1.80887031250843</text:p>
          </table:table-cell>
          <table:table-cell table:style-name="Default" office:value-type="float" office:value="1.95574450332692" calcext:value-type="float">
            <text:p>1.95574450332692</text:p>
          </table:table-cell>
          <table:table-cell table:formula="of:=AVERAGE([.D83:.G83])" office:value-type="float" office:value="1.6355144872482" calcext:value-type="float">
            <text:p>1.636</text:p>
          </table:table-cell>
          <table:table-cell table:formula="of:=STDEV([.D83:.G83])" office:value-type="float" office:value="0.307951927499853" calcext:value-type="float">
            <text:p>0.308</text:p>
          </table:table-cell>
          <table:table-cell table:style-name="Default" office:value-type="float" office:value="0.840385724359247" calcext:value-type="float">
            <text:p>0.840385724359247</text:p>
          </table:table-cell>
          <table:table-cell table:style-name="Default" office:value-type="float" office:value="1.14475589826426" calcext:value-type="float">
            <text:p>1.14475589826426</text:p>
          </table:table-cell>
          <table:table-cell table:style-name="Default" office:value-type="float" office:value="1.24964464500179" calcext:value-type="float">
            <text:p>1.24964464500179</text:p>
          </table:table-cell>
          <table:table-cell table:style-name="Default" office:value-type="float" office:value="1.58566321740062" calcext:value-type="float">
            <text:p>1.58566321740062</text:p>
          </table:table-cell>
          <table:table-cell table:style-name="ce7" table:formula="of:=AVERAGE([.J83:.M83])" office:value-type="float" office:value="1.20511237125648" calcext:value-type="float">
            <text:p>1.205</text:p>
          </table:table-cell>
          <table:table-cell table:style-name="ce8" table:formula="of:=STDEV([.J83:.M83])" office:value-type="float" office:value="0.307392529021612" calcext:value-type="float">
            <text:p>0.307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8362538761904" calcext:value-type="float">
            <text:p>0.948362538761904</text:p>
          </table:table-cell>
          <table:table-cell table:style-name="Default" office:value-type="float" office:value="0.826392497467992" calcext:value-type="float">
            <text:p>0.826392497467992</text:p>
          </table:table-cell>
          <table:table-cell table:style-name="Default" office:value-type="float" office:value="0.860339112934076" calcext:value-type="float">
            <text:p>0.860339112934076</text:p>
          </table:table-cell>
          <table:table-cell table:style-name="Default" office:value-type="float" office:value="0.705547018063511" calcext:value-type="float">
            <text:p>0.705547018063511</text:p>
          </table:table-cell>
          <table:table-cell table:formula="of:=AVERAGE([.D84:.G84])" office:value-type="float" office:value="0.835160291806871" calcext:value-type="float">
            <text:p>0.835</text:p>
          </table:table-cell>
          <table:table-cell table:formula="of:=STDEV([.D84:.G84])" office:value-type="float" office:value="0.100540533612177" calcext:value-type="float">
            <text:p>0.101</text:p>
          </table:table-cell>
          <table:table-cell table:style-name="Default" office:value-type="float" office:value="0.970779177645676" calcext:value-type="float">
            <text:p>0.970779177645676</text:p>
          </table:table-cell>
          <table:table-cell table:style-name="Default" office:value-type="float" office:value="0.760664589161518" calcext:value-type="float">
            <text:p>0.760664589161518</text:p>
          </table:table-cell>
          <table:table-cell table:style-name="Default" office:value-type="float" office:value="0.958156822758988" calcext:value-type="float">
            <text:p>0.958156822758988</text:p>
          </table:table-cell>
          <table:table-cell table:style-name="Default" office:value-type="float" office:value="0.722816162223757" calcext:value-type="float">
            <text:p>0.722816162223757</text:p>
          </table:table-cell>
          <table:table-cell table:style-name="ce7" table:formula="of:=AVERAGE([.J84:.M84])" office:value-type="float" office:value="0.853104187947485" calcext:value-type="float">
            <text:p>0.853</text:p>
          </table:table-cell>
          <table:table-cell table:style-name="ce8" table:formula="of:=STDEV([.J84:.M84])" office:value-type="float" office:value="0.129619325143547" calcext:value-type="float">
            <text:p>0.13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83193578493177" calcext:value-type="float">
            <text:p>1.83193578493177</text:p>
          </table:table-cell>
          <table:table-cell table:style-name="Default" office:value-type="float" office:value="1.81125010095543" calcext:value-type="float">
            <text:p>1.81125010095543</text:p>
          </table:table-cell>
          <table:table-cell table:style-name="Default" office:value-type="float" office:value="2.71059549441855" calcext:value-type="float">
            <text:p>2.71059549441855</text:p>
          </table:table-cell>
          <table:table-cell table:style-name="Default" office:value-type="float" office:value="2.20495837525145" calcext:value-type="float">
            <text:p>2.20495837525145</text:p>
          </table:table-cell>
          <table:table-cell table:formula="of:=AVERAGE([.D85:.G85])" office:value-type="float" office:value="2.1396849388893" calcext:value-type="float">
            <text:p>2.140</text:p>
          </table:table-cell>
          <table:table-cell table:formula="of:=STDEV([.D85:.G85])" office:value-type="float" office:value="0.421417634672725" calcext:value-type="float">
            <text:p>0.421</text:p>
          </table:table-cell>
          <table:table-cell table:style-name="Default" office:value-type="float" office:value="1.3014733196641" calcext:value-type="float">
            <text:p>1.3014733196641</text:p>
          </table:table-cell>
          <table:table-cell table:style-name="Default" office:value-type="float" office:value="1.86505719558815" calcext:value-type="float">
            <text:p>1.86505719558815</text:p>
          </table:table-cell>
          <table:table-cell table:style-name="Default" office:value-type="float" office:value="1.50142286736996" calcext:value-type="float">
            <text:p>1.50142286736996</text:p>
          </table:table-cell>
          <table:table-cell table:style-name="Default" office:value-type="float" office:value="1.98088942112377" calcext:value-type="float">
            <text:p>1.98088942112377</text:p>
          </table:table-cell>
          <table:table-cell table:style-name="ce7" table:formula="of:=AVERAGE([.J85:.M85])" office:value-type="float" office:value="1.6622107009365" calcext:value-type="float">
            <text:p>1.662</text:p>
          </table:table-cell>
          <table:table-cell table:style-name="ce8" table:formula="of:=STDEV([.J85:.M85])" office:value-type="float" office:value="0.315535002159268" calcext:value-type="float">
            <text:p>0.3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6378559710172" calcext:value-type="float">
            <text:p>1.56378559710172</text:p>
          </table:table-cell>
          <table:table-cell table:style-name="Default" office:value-type="float" office:value="1.52645223847778" calcext:value-type="float">
            <text:p>1.52645223847778</text:p>
          </table:table-cell>
          <table:table-cell table:style-name="Default" office:value-type="float" office:value="2.06615645912788" calcext:value-type="float">
            <text:p>2.06615645912788</text:p>
          </table:table-cell>
          <table:table-cell table:style-name="Default" office:value-type="float" office:value="1.79009500987548" calcext:value-type="float">
            <text:p>1.79009500987548</text:p>
          </table:table-cell>
          <table:table-cell table:formula="of:=AVERAGE([.D86:.G86])" office:value-type="float" office:value="1.73662232614572" calcext:value-type="float">
            <text:p>1.737</text:p>
          </table:table-cell>
          <table:table-cell table:formula="of:=STDEV([.D86:.G86])" office:value-type="float" office:value="0.248660460174475" calcext:value-type="float">
            <text:p>0.249</text:p>
          </table:table-cell>
          <table:table-cell table:style-name="Default" office:value-type="float" office:value="1.00259868623094" calcext:value-type="float">
            <text:p>1.00259868623094</text:p>
          </table:table-cell>
          <table:table-cell table:style-name="Default" office:value-type="float" office:value="1.29104563992925" calcext:value-type="float">
            <text:p>1.29104563992925</text:p>
          </table:table-cell>
          <table:table-cell table:style-name="Default" office:value-type="float" office:value="1.21233028622998" calcext:value-type="float">
            <text:p>1.21233028622998</text:p>
          </table:table-cell>
          <table:table-cell table:style-name="Default" office:value-type="float" office:value="1.59002110222494" calcext:value-type="float">
            <text:p>1.59002110222494</text:p>
          </table:table-cell>
          <table:table-cell table:style-name="ce7" table:formula="of:=AVERAGE([.J86:.M86])" office:value-type="float" office:value="1.27399892865378" calcext:value-type="float">
            <text:p>1.274</text:p>
          </table:table-cell>
          <table:table-cell table:style-name="ce8" table:formula="of:=STDEV([.J86:.M86])" office:value-type="float" office:value="0.243325377221202" calcext:value-type="float">
            <text:p>0.243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37210033390855" calcext:value-type="float">
            <text:p>0.937210033390855</text:p>
          </table:table-cell>
          <table:table-cell table:style-name="Default" office:value-type="float" office:value="0.781143666587396" calcext:value-type="float">
            <text:p>0.781143666587396</text:p>
          </table:table-cell>
          <table:table-cell table:style-name="Default" office:value-type="float" office:value="0.865727036890385" calcext:value-type="float">
            <text:p>0.865727036890385</text:p>
          </table:table-cell>
          <table:table-cell table:style-name="Default" office:value-type="float" office:value="0.697690459421105" calcext:value-type="float">
            <text:p>0.697690459421105</text:p>
          </table:table-cell>
          <table:table-cell table:formula="of:=AVERAGE([.D87:.G87])" office:value-type="float" office:value="0.820442799072435" calcext:value-type="float">
            <text:p>0.820</text:p>
          </table:table-cell>
          <table:table-cell table:formula="of:=STDEV([.D87:.G87])" office:value-type="float" office:value="0.103759028376776" calcext:value-type="float">
            <text:p>0.104</text:p>
          </table:table-cell>
          <table:table-cell table:style-name="Default" office:value-type="float" office:value="0.96453171573765" calcext:value-type="float">
            <text:p>0.96453171573765</text:p>
          </table:table-cell>
          <table:table-cell table:style-name="Default" office:value-type="float" office:value="0.591840001072357" calcext:value-type="float">
            <text:p>0.591840001072357</text:p>
          </table:table-cell>
          <table:table-cell table:style-name="Default" office:value-type="float" office:value="0.93253762332909" calcext:value-type="float">
            <text:p>0.93253762332909</text:p>
          </table:table-cell>
          <table:table-cell table:style-name="Default" office:value-type="float" office:value="0.748075720777162" calcext:value-type="float">
            <text:p>0.748075720777162</text:p>
          </table:table-cell>
          <table:table-cell table:style-name="ce7" table:formula="of:=AVERAGE([.J87:.M87])" office:value-type="float" office:value="0.809246265229065" calcext:value-type="float">
            <text:p>0.809</text:p>
          </table:table-cell>
          <table:table-cell table:style-name="ce8" table:formula="of:=STDEV([.J87:.M87])" office:value-type="float" office:value="0.173514311921641" calcext:value-type="float">
            <text:p>0.17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90623521724767" calcext:value-type="float">
            <text:p>1.90623521724767</text:p>
          </table:table-cell>
          <table:table-cell table:style-name="Default" office:value-type="float" office:value="1.65822589400986" calcext:value-type="float">
            <text:p>1.65822589400986</text:p>
          </table:table-cell>
          <table:table-cell table:style-name="Default" office:value-type="float" office:value="2.62019011531818" calcext:value-type="float">
            <text:p>2.62019011531818</text:p>
          </table:table-cell>
          <table:table-cell table:style-name="Default" office:value-type="float" office:value="2.47201422432997" calcext:value-type="float">
            <text:p>2.47201422432997</text:p>
          </table:table-cell>
          <table:table-cell table:formula="of:=AVERAGE([.D88:.G88])" office:value-type="float" office:value="2.16416636272642" calcext:value-type="float">
            <text:p>2.164</text:p>
          </table:table-cell>
          <table:table-cell table:formula="of:=STDEV([.D88:.G88])" office:value-type="float" office:value="0.456520245084071" calcext:value-type="float">
            <text:p>0.457</text:p>
          </table:table-cell>
          <table:table-cell table:style-name="Default" office:value-type="float" office:value="1.4751430212278" calcext:value-type="float">
            <text:p>1.4751430212278</text:p>
          </table:table-cell>
          <table:table-cell table:style-name="Default" office:value-type="float" office:value="2.17169413255315" calcext:value-type="float">
            <text:p>2.17169413255315</text:p>
          </table:table-cell>
          <table:table-cell table:style-name="Default" office:value-type="float" office:value="1.90204377485331" calcext:value-type="float">
            <text:p>1.90204377485331</text:p>
          </table:table-cell>
          <table:table-cell table:style-name="Default" office:value-type="float" office:value="2.23639270351368" calcext:value-type="float">
            <text:p>2.23639270351368</text:p>
          </table:table-cell>
          <table:table-cell table:style-name="ce7" table:formula="of:=AVERAGE([.J88:.M88])" office:value-type="float" office:value="1.94631840803699" calcext:value-type="float">
            <text:p>1.946</text:p>
          </table:table-cell>
          <table:table-cell table:style-name="ce8" table:formula="of:=STDEV([.J88:.M88])" office:value-type="float" office:value="0.345882351084788" calcext:value-type="float">
            <text:p>0.34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56212688139421" calcext:value-type="float">
            <text:p>1.56212688139421</text:p>
          </table:table-cell>
          <table:table-cell table:style-name="Default" office:value-type="float" office:value="1.3815111420555" calcext:value-type="float">
            <text:p>1.3815111420555</text:p>
          </table:table-cell>
          <table:table-cell table:style-name="Default" office:value-type="float" office:value="2.02749915216861" calcext:value-type="float">
            <text:p>2.02749915216861</text:p>
          </table:table-cell>
          <table:table-cell table:style-name="Default" office:value-type="float" office:value="2.06523480288221" calcext:value-type="float">
            <text:p>2.06523480288221</text:p>
          </table:table-cell>
          <table:table-cell table:formula="of:=AVERAGE([.D89:.G89])" office:value-type="float" office:value="1.75909299462513" calcext:value-type="float">
            <text:p>1.759</text:p>
          </table:table-cell>
          <table:table-cell table:formula="of:=STDEV([.D89:.G89])" office:value-type="float" office:value="0.340160931188646" calcext:value-type="float">
            <text:p>0.340</text:p>
          </table:table-cell>
          <table:table-cell table:style-name="Default" office:value-type="float" office:value="1.19689522384323" calcext:value-type="float">
            <text:p>1.19689522384323</text:p>
          </table:table-cell>
          <table:table-cell table:style-name="Default" office:value-type="float" office:value="1.64452674680411" calcext:value-type="float">
            <text:p>1.64452674680411</text:p>
          </table:table-cell>
          <table:table-cell table:style-name="Default" office:value-type="float" office:value="1.43185179820135" calcext:value-type="float">
            <text:p>1.43185179820135</text:p>
          </table:table-cell>
          <table:table-cell table:style-name="Default" office:value-type="float" office:value="1.75280071910012" calcext:value-type="float">
            <text:p>1.75280071910012</text:p>
          </table:table-cell>
          <table:table-cell table:style-name="ce7" table:formula="of:=AVERAGE([.J89:.M89])" office:value-type="float" office:value="1.5065186219872" calcext:value-type="float">
            <text:p>1.507</text:p>
          </table:table-cell>
          <table:table-cell table:style-name="ce8" table:formula="of:=STDEV([.J89:.M89])" office:value-type="float" office:value="0.245725386781195" calcext:value-type="float">
            <text:p>0.246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2593698252409" calcext:value-type="float">
            <text:p>0.942593698252409</text:p>
          </table:table-cell>
          <table:table-cell table:style-name="Default" office:value-type="float" office:value="0.822502352040043" calcext:value-type="float">
            <text:p>0.822502352040043</text:p>
          </table:table-cell>
          <table:table-cell table:style-name="Default" office:value-type="float" office:value="0.841924538918802" calcext:value-type="float">
            <text:p>0.841924538918802</text:p>
          </table:table-cell>
          <table:table-cell table:style-name="Default" office:value-type="float" office:value="0.483653067871595" calcext:value-type="float">
            <text:p>0.483653067871595</text:p>
          </table:table-cell>
          <table:table-cell table:formula="of:=AVERAGE([.D90:.G90])" office:value-type="float" office:value="0.772668414270712" calcext:value-type="float">
            <text:p>0.773</text:p>
          </table:table-cell>
          <table:table-cell table:formula="of:=STDEV([.D90:.G90])" office:value-type="float" office:value="0.199736747366236" calcext:value-type="float">
            <text:p>0.200</text:p>
          </table:table-cell>
          <table:table-cell table:style-name="Default" office:value-type="float" office:value="0.933312774504117" calcext:value-type="float">
            <text:p>0.933312774504117</text:p>
          </table:table-cell>
          <table:table-cell table:style-name="Default" office:value-type="float" office:value="0.732898065085543" calcext:value-type="float">
            <text:p>0.732898065085543</text:p>
          </table:table-cell>
          <table:table-cell table:style-name="Default" office:value-type="float" office:value="0.945708652469354" calcext:value-type="float">
            <text:p>0.945708652469354</text:p>
          </table:table-cell>
          <table:table-cell table:style-name="Default" office:value-type="float" office:value="0.519416231005631" calcext:value-type="float">
            <text:p>0.519416231005631</text:p>
          </table:table-cell>
          <table:table-cell table:style-name="ce7" table:formula="of:=AVERAGE([.J90:.M90])" office:value-type="float" office:value="0.782833930766161" calcext:value-type="float">
            <text:p>0.783</text:p>
          </table:table-cell>
          <table:table-cell table:style-name="ce8" table:formula="of:=STDEV([.J90:.M90])" office:value-type="float" office:value="0.200876854989158" calcext:value-type="float">
            <text:p>0.20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80542811337369" calcext:value-type="float">
            <text:p>1.80542811337369</text:p>
          </table:table-cell>
          <table:table-cell table:style-name="Default" office:value-type="float" office:value="1.85851798766322" calcext:value-type="float">
            <text:p>1.85851798766322</text:p>
          </table:table-cell>
          <table:table-cell table:style-name="Default" office:value-type="float" office:value="2.8495821769863" calcext:value-type="float">
            <text:p>2.8495821769863</text:p>
          </table:table-cell>
          <table:table-cell table:style-name="Default" office:value-type="float" office:value="2.7464578760956" calcext:value-type="float">
            <text:p>2.7464578760956</text:p>
          </table:table-cell>
          <table:table-cell table:formula="of:=AVERAGE([.D91:.G91])" office:value-type="float" office:value="2.3149965385297" calcext:value-type="float">
            <text:p>2.315</text:p>
          </table:table-cell>
          <table:table-cell table:formula="of:=STDEV([.D91:.G91])" office:value-type="float" office:value="0.559753915566279" calcext:value-type="float">
            <text:p>0.560</text:p>
          </table:table-cell>
          <table:table-cell table:style-name="Default" office:value-type="float" office:value="1.87959647192493" calcext:value-type="float">
            <text:p>1.87959647192493</text:p>
          </table:table-cell>
          <table:table-cell table:style-name="Default" office:value-type="float" office:value="1.70970452441636" calcext:value-type="float">
            <text:p>1.70970452441636</text:p>
          </table:table-cell>
          <table:table-cell table:style-name="Default" office:value-type="float" office:value="1.66685578814429" calcext:value-type="float">
            <text:p>1.66685578814429</text:p>
          </table:table-cell>
          <table:table-cell table:style-name="Default" office:value-type="float" office:value="2.59745346007806" calcext:value-type="float">
            <text:p>2.59745346007806</text:p>
          </table:table-cell>
          <table:table-cell table:style-name="ce7" table:formula="of:=AVERAGE([.J91:.M91])" office:value-type="float" office:value="1.96340256114091" calcext:value-type="float">
            <text:p>1.963</text:p>
          </table:table-cell>
          <table:table-cell table:style-name="ce8" table:formula="of:=STDEV([.J91:.M91])" office:value-type="float" office:value="0.432568563137793" calcext:value-type="float">
            <text:p>0.43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43792572066814" calcext:value-type="float">
            <text:p>1.43792572066814</text:p>
          </table:table-cell>
          <table:table-cell table:style-name="Default" office:value-type="float" office:value="1.57416356607158" calcext:value-type="float">
            <text:p>1.57416356607158</text:p>
          </table:table-cell>
          <table:table-cell table:style-name="Default" office:value-type="float" office:value="2.15701568006687" calcext:value-type="float">
            <text:p>2.15701568006687</text:p>
          </table:table-cell>
          <table:table-cell table:style-name="Default" office:value-type="float" office:value="2.23340890959428" calcext:value-type="float">
            <text:p>2.23340890959428</text:p>
          </table:table-cell>
          <table:table-cell table:formula="of:=AVERAGE([.D92:.G92])" office:value-type="float" office:value="1.85062846910022" calcext:value-type="float">
            <text:p>1.851</text:p>
          </table:table-cell>
          <table:table-cell table:formula="of:=STDEV([.D92:.G92])" office:value-type="float" office:value="0.402968315478516" calcext:value-type="float">
            <text:p>0.403</text:p>
          </table:table-cell>
          <table:table-cell table:style-name="Default" office:value-type="float" office:value="1.47963301051954" calcext:value-type="float">
            <text:p>1.47963301051954</text:p>
          </table:table-cell>
          <table:table-cell table:style-name="Default" office:value-type="float" office:value="1.3659124565687" calcext:value-type="float">
            <text:p>1.3659124565687</text:p>
          </table:table-cell>
          <table:table-cell table:style-name="Default" office:value-type="float" office:value="1.31348298242074" calcext:value-type="float">
            <text:p>1.31348298242074</text:p>
          </table:table-cell>
          <table:table-cell table:style-name="Default" office:value-type="float" office:value="1.90951451484443" calcext:value-type="float">
            <text:p>1.90951451484443</text:p>
          </table:table-cell>
          <table:table-cell table:style-name="ce7" table:formula="of:=AVERAGE([.J92:.M92])" office:value-type="float" office:value="1.51713574108835" calcext:value-type="float">
            <text:p>1.517</text:p>
          </table:table-cell>
          <table:table-cell table:style-name="ce8" table:formula="of:=STDEV([.J92:.M92])" office:value-type="float" office:value="0.270623037198905" calcext:value-type="float">
            <text:p>0.271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75];[.D78];[.D81];[.D84];[.D87];[.D90])" office:value-type="float" office:value="0.934598761588753" calcext:value-type="float">
            <text:p>0.935</text:p>
          </table:table-cell>
          <table:table-cell table:style-name="ce7" table:formula="of:=AVERAGE([.E75];[.E78];[.E81];[.E84];[.E87];[.E90])" office:value-type="float" office:value="0.798369321557729" calcext:value-type="float">
            <text:p>0.798</text:p>
          </table:table-cell>
          <table:table-cell table:style-name="ce7" table:formula="of:=AVERAGE([.F75];[.F78];[.F81];[.F84];[.F87];[.F90])" office:value-type="float" office:value="0.860639801063622" calcext:value-type="float">
            <text:p>0.861</text:p>
          </table:table-cell>
          <table:table-cell table:style-name="ce7" table:formula="of:=AVERAGE([.G75];[.G78];[.G81];[.G84];[.G87];[.G90])" office:value-type="float" office:value="0.572804924113585" calcext:value-type="float">
            <text:p>0.573</text:p>
          </table:table-cell>
          <table:table-cell table:formula="of:=AVERAGE([.H75];[.H78];[.H81];[.H84];[.H87];[.H90])" office:value-type="float" office:value="0.791603202080922" calcext:value-type="float">
            <text:p>0.792</text:p>
          </table:table-cell>
          <table:table-cell table:formula="of:=AVERAGE([.I75];[.I78];[.I81];[.I84];[.I87];[.I90])" office:value-type="float" office:value="0.158245267194352" calcext:value-type="float">
            <text:p>0.158</text:p>
          </table:table-cell>
          <table:table-cell table:style-name="ce10" table:formula="of:=AVERAGE([.J75];[.J78];[.J81];[.J84];[.J87];[.J90])" office:value-type="float" office:value="0.958952182924801" calcext:value-type="float">
            <text:p>0.959</text:p>
          </table:table-cell>
          <table:table-cell table:style-name="ce7" table:formula="of:=AVERAGE([.K75];[.K78];[.K81];[.K84];[.K87];[.K90])" office:value-type="float" office:value="0.692690246113636" calcext:value-type="float">
            <text:p>0.693</text:p>
          </table:table-cell>
          <table:table-cell table:style-name="ce7" table:formula="of:=AVERAGE([.L75];[.L78];[.L81];[.L84];[.L87];[.L90])" office:value-type="float" office:value="0.941852112764149" calcext:value-type="float">
            <text:p>0.942</text:p>
          </table:table-cell>
          <table:table-cell table:style-name="ce7" table:formula="of:=AVERAGE([.M75];[.M78];[.M81];[.M84];[.M87];[.M90])" office:value-type="float" office:value="0.692224525949134" calcext:value-type="float">
            <text:p>0.692</text:p>
          </table:table-cell>
          <table:table-cell table:style-name="ce7" table:formula="of:=AVERAGE([.N75];[.N78];[.N81];[.N84];[.N87];[.N90])" office:value-type="float" office:value="0.82142976693793" calcext:value-type="float">
            <text:p>0.821</text:p>
          </table:table-cell>
          <table:table-cell table:style-name="ce8" table:formula="of:=AVERAGE([.O75];[.O78];[.O81];[.O84];[.O87];[.O90])" office:value-type="float" office:value="0.157848343089012" calcext:value-type="float">
            <text:p>0.158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76];[.D79];[.D82];[.D85];[.D88];[.D91])" office:value-type="float" office:value="1.92826986826916" calcext:value-type="float">
            <text:p>1.928</text:p>
          </table:table-cell>
          <table:table-cell table:style-name="ce7" table:formula="of:=AVERAGE([.E76];[.E79];[.E82];[.E85];[.E88];[.E91])" office:value-type="float" office:value="1.84098359778119" calcext:value-type="float">
            <text:p>1.841</text:p>
          </table:table-cell>
          <table:table-cell table:style-name="ce7" table:formula="of:=AVERAGE([.F76];[.F79];[.F82];[.F85];[.F88];[.F91])" office:value-type="float" office:value="2.62619857784114" calcext:value-type="float">
            <text:p>2.626</text:p>
          </table:table-cell>
          <table:table-cell table:style-name="ce7" table:formula="of:=AVERAGE([.G76];[.G79];[.G82];[.G85];[.G88];[.G91])" office:value-type="float" office:value="2.55469219148725" calcext:value-type="float">
            <text:p>2.555</text:p>
          </table:table-cell>
          <table:table-cell table:formula="of:=AVERAGE([.H76];[.H79];[.H82];[.H85];[.H88];[.H91])" office:value-type="float" office:value="2.23753605884468" calcext:value-type="float">
            <text:p>2.238</text:p>
          </table:table-cell>
          <table:table-cell table:formula="of:=AVERAGE([.I76];[.I79];[.I82];[.I85];[.I88];[.I91])" office:value-type="float" office:value="0.452648281228637" calcext:value-type="float">
            <text:p>0.453</text:p>
          </table:table-cell>
          <table:table-cell table:style-name="ce10" table:formula="of:=AVERAGE([.J76];[.J79];[.J82];[.J85];[.J88];[.J91])" office:value-type="float" office:value="1.49601079214821" calcext:value-type="float">
            <text:p>1.496</text:p>
          </table:table-cell>
          <table:table-cell table:style-name="ce7" table:formula="of:=AVERAGE([.K76];[.K79];[.K82];[.K85];[.K88];[.K91])" office:value-type="float" office:value="1.75371108633841" calcext:value-type="float">
            <text:p>1.754</text:p>
          </table:table-cell>
          <table:table-cell table:style-name="ce7" table:formula="of:=AVERAGE([.L76];[.L79];[.L82];[.L85];[.L88];[.L91])" office:value-type="float" office:value="1.74958075879733" calcext:value-type="float">
            <text:p>1.750</text:p>
          </table:table-cell>
          <table:table-cell table:style-name="ce7" table:formula="of:=AVERAGE([.M76];[.M79];[.M82];[.M85];[.M88];[.M91])" office:value-type="float" office:value="2.14574311923898" calcext:value-type="float">
            <text:p>2.146</text:p>
          </table:table-cell>
          <table:table-cell table:style-name="ce7" table:formula="of:=AVERAGE([.N76];[.N79];[.N82];[.N85];[.N88];[.N91])" office:value-type="float" office:value="1.78626143913073" calcext:value-type="float">
            <text:p>1.786</text:p>
          </table:table-cell>
          <table:table-cell table:style-name="ce8" table:formula="of:=AVERAGE([.O76];[.O79];[.O82];[.O85];[.O88];[.O91])" office:value-type="float" office:value="0.333941805018566" calcext:value-type="float">
            <text:p>0.334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77];[.D80];[.D83];[.D86];[.D89];[.D92])" office:value-type="float" office:value="1.54941006355013" calcext:value-type="float">
            <text:p>1.549</text:p>
          </table:table-cell>
          <table:table-cell table:style-name="ce7" table:formula="of:=AVERAGE([.E77];[.E80];[.E83];[.E86];[.E89];[.E92])" office:value-type="float" office:value="1.52271692590208" calcext:value-type="float">
            <text:p>1.523</text:p>
          </table:table-cell>
          <table:table-cell table:style-name="ce7" table:formula="of:=AVERAGE([.F77];[.F80];[.F83];[.F86];[.F89];[.F92])" office:value-type="float" office:value="2.02493545563972" calcext:value-type="float">
            <text:p>2.025</text:p>
          </table:table-cell>
          <table:table-cell table:style-name="ce7" table:formula="of:=AVERAGE([.G77];[.G80];[.G83];[.G86];[.G89];[.G92])" office:value-type="float" office:value="2.09585847736394" calcext:value-type="float">
            <text:p>2.096</text:p>
          </table:table-cell>
          <table:table-cell table:formula="of:=AVERAGE([.H77];[.H80];[.H83];[.H86];[.H89];[.H92])" office:value-type="float" office:value="1.79823023061397" calcext:value-type="float">
            <text:p>1.798</text:p>
          </table:table-cell>
          <table:table-cell table:formula="of:=AVERAGE([.I77];[.I80];[.I83];[.I86];[.I89];[.I92])" office:value-type="float" office:value="0.334686002615739" calcext:value-type="float">
            <text:p>0.335</text:p>
          </table:table-cell>
          <table:table-cell table:style-name="ce10" table:formula="of:=AVERAGE([.J77];[.J80];[.J83];[.J86];[.J89];[.J92])" office:value-type="float" office:value="1.18803721624239" calcext:value-type="float">
            <text:p>1.188</text:p>
          </table:table-cell>
          <table:table-cell table:style-name="ce7" table:formula="of:=AVERAGE([.K77];[.K80];[.K83];[.K86];[.K89];[.K92])" office:value-type="float" office:value="1.34717484604786" calcext:value-type="float">
            <text:p>1.347</text:p>
          </table:table-cell>
          <table:table-cell table:style-name="ce7" table:formula="of:=AVERAGE([.L77];[.L80];[.L83];[.L86];[.L89];[.L92])" office:value-type="float" office:value="1.37738299749071" calcext:value-type="float">
            <text:p>1.377</text:p>
          </table:table-cell>
          <table:table-cell table:style-name="ce7" table:formula="of:=AVERAGE([.M77];[.M80];[.M83];[.M86];[.M89];[.M92])" office:value-type="float" office:value="1.67284749039118" calcext:value-type="float">
            <text:p>1.673</text:p>
          </table:table-cell>
          <table:table-cell table:style-name="ce7" table:formula="of:=AVERAGE([.N77];[.N80];[.N83];[.N86];[.N89];[.N92])" office:value-type="float" office:value="1.39636063754304" calcext:value-type="float">
            <text:p>1.396</text:p>
          </table:table-cell>
          <table:table-cell table:style-name="ce8" table:formula="of:=AVERAGE([.O77];[.O80];[.O83];[.O86];[.O89];[.O92])" office:value-type="float" office:value="0.245406846057845" calcext:value-type="float">
            <text:p>0.245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75];[.D78];[.D81];[.D84];[.D87];[.D90])" office:value-type="float" office:value="0.0266899681910048" calcext:value-type="float">
            <text:p>0.027</text:p>
          </table:table-cell>
          <table:table-cell table:style-name="ce8" table:formula="of:=STDEV([.E75];[.E78];[.E81];[.E84];[.E87];[.E90])" office:value-type="float" office:value="0.0205776821722954" calcext:value-type="float">
            <text:p>0.021</text:p>
          </table:table-cell>
          <table:table-cell table:style-name="ce8" table:formula="of:=STDEV([.F75];[.F78];[.F81];[.F84];[.F87];[.F90])" office:value-type="float" office:value="0.0246912941222355" calcext:value-type="float">
            <text:p>0.025</text:p>
          </table:table-cell>
          <table:table-cell table:style-name="ce8" table:formula="of:=STDEV([.G75];[.G78];[.G81];[.G84];[.G87];[.G90])" office:value-type="float" office:value="0.119884890287012" calcext:value-type="float">
            <text:p>0.120</text:p>
          </table:table-cell>
          <table:table-cell table:style-name="ce8" table:formula="of:=STDEV([.H75];[.H78];[.H81];[.H84];[.H87];[.H90])" office:value-type="float" office:value="0.0342577926731126" calcext:value-type="float">
            <text:p>0.034</text:p>
          </table:table-cell>
          <table:table-cell table:formula="of:=STDEV([.I75];[.I78];[.I81];[.I84];[.I87];[.I90])" office:value-type="float" office:value="0.0548711308301091" calcext:value-type="float">
            <text:p>0.055</text:p>
          </table:table-cell>
          <table:table-cell table:style-name="ce11" table:formula="of:=STDEV([.J75];[.J78];[.J81];[.J84];[.J87];[.J90])" office:value-type="float" office:value="0.0164929553289522" calcext:value-type="float">
            <text:p>0.016</text:p>
          </table:table-cell>
          <table:table-cell table:style-name="ce8" table:formula="of:=STDEV([.K75];[.K78];[.K81];[.K84];[.K87];[.K90])" office:value-type="float" office:value="0.0803561011770036" calcext:value-type="float">
            <text:p>0.080</text:p>
          </table:table-cell>
          <table:table-cell table:style-name="ce8" table:formula="of:=STDEV([.L75];[.L78];[.L81];[.L84];[.L87];[.L90])" office:value-type="float" office:value="0.0140531533014418" calcext:value-type="float">
            <text:p>0.014</text:p>
          </table:table-cell>
          <table:table-cell table:style-name="ce8" table:formula="of:=STDEV([.M75];[.M78];[.M81];[.M84];[.M87];[.M90])" office:value-type="float" office:value="0.0883111937229769" calcext:value-type="float">
            <text:p>0.088</text:p>
          </table:table-cell>
          <table:table-cell table:style-name="ce8" table:formula="of:=STDEV([.N75];[.N78];[.N81];[.N84];[.N87];[.N90])" office:value-type="float" office:value="0.0247715170350327" calcext:value-type="float">
            <text:p>0.025</text:p>
          </table:table-cell>
          <table:table-cell table:style-name="ce8" table:formula="of:=STDEV([.O75];[.O78];[.O81];[.O84];[.O87];[.O90])" office:value-type="float" office:value="0.0293892625352869" calcext:value-type="float">
            <text:p>0.029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76];[.D79];[.D82];[.D85];[.D88];[.D91])" office:value-type="float" office:value="0.418746303450891" calcext:value-type="float">
            <text:p>0.419</text:p>
          </table:table-cell>
          <table:table-cell table:style-name="ce8" table:formula="of:=STDEV([.E76];[.E79];[.E82];[.E85];[.E88];[.E91])" office:value-type="float" office:value="0.227091258684882" calcext:value-type="float">
            <text:p>0.227</text:p>
          </table:table-cell>
          <table:table-cell table:style-name="ce8" table:formula="of:=STDEV([.F76];[.F79];[.F82];[.F85];[.F88];[.F91])" office:value-type="float" office:value="0.287043257670869" calcext:value-type="float">
            <text:p>0.287</text:p>
          </table:table-cell>
          <table:table-cell table:style-name="ce8" table:formula="of:=STDEV([.G76];[.G79];[.G82];[.G85];[.G88];[.G91])" office:value-type="float" office:value="0.278539496985167" calcext:value-type="float">
            <text:p>0.279</text:p>
          </table:table-cell>
          <table:table-cell table:style-name="ce8" table:formula="of:=STDEV([.H76];[.H79];[.H82];[.H85];[.H88];[.H91])" office:value-type="float" office:value="0.246749421929717" calcext:value-type="float">
            <text:p>0.247</text:p>
          </table:table-cell>
          <table:table-cell table:formula="of:=STDEV([.I76];[.I79];[.I82];[.I85];[.I88];[.I91])" office:value-type="float" office:value="0.0611157314089706" calcext:value-type="float">
            <text:p>0.061</text:p>
          </table:table-cell>
          <table:table-cell table:style-name="ce11" table:formula="of:=STDEV([.J76];[.J79];[.J82];[.J85];[.J88];[.J91])" office:value-type="float" office:value="0.284971238345259" calcext:value-type="float">
            <text:p>0.285</text:p>
          </table:table-cell>
          <table:table-cell table:style-name="ce8" table:formula="of:=STDEV([.K76];[.K79];[.K82];[.K85];[.K88];[.K91])" office:value-type="float" office:value="0.295258753782636" calcext:value-type="float">
            <text:p>0.295</text:p>
          </table:table-cell>
          <table:table-cell table:style-name="ce8" table:formula="of:=STDEV([.L76];[.L79];[.L82];[.L85];[.L88];[.L91])" office:value-type="float" office:value="0.242910396932628" calcext:value-type="float">
            <text:p>0.243</text:p>
          </table:table-cell>
          <table:table-cell table:style-name="ce8" table:formula="of:=STDEV([.M76];[.M79];[.M82];[.M85];[.M88];[.M91])" office:value-type="float" office:value="0.263079095887377" calcext:value-type="float">
            <text:p>0.263</text:p>
          </table:table-cell>
          <table:table-cell table:style-name="ce8" table:formula="of:=STDEV([.N76];[.N79];[.N82];[.N85];[.N88];[.N91])" office:value-type="float" office:value="0.167159299995791" calcext:value-type="float">
            <text:p>0.167</text:p>
          </table:table-cell>
          <table:table-cell table:style-name="ce8" table:formula="of:=STDEV([.O76];[.O79];[.O82];[.O85];[.O88];[.O91])" office:value-type="float" office:value="0.118918509660848" calcext:value-type="float">
            <text:p>0.119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77];[.D80];[.D83];[.D86];[.D89];[.D92])" office:value-type="float" office:value="0.261596759177557" calcext:value-type="float">
            <text:p>0.262</text:p>
          </table:table-cell>
          <table:table-cell table:style-name="ce8" table:formula="of:=STDEV([.E77];[.E80];[.E83];[.E86];[.E89];[.E92])" office:value-type="float" office:value="0.171678231658142" calcext:value-type="float">
            <text:p>0.172</text:p>
          </table:table-cell>
          <table:table-cell table:style-name="ce8" table:formula="of:=STDEV([.F77];[.F80];[.F83];[.F86];[.F89];[.F92])" office:value-type="float" office:value="0.202680411915898" calcext:value-type="float">
            <text:p>0.203</text:p>
          </table:table-cell>
          <table:table-cell table:style-name="ce8" table:formula="of:=STDEV([.G77];[.G80];[.G83];[.G86];[.G89];[.G92])" office:value-type="float" office:value="0.200516917237948" calcext:value-type="float">
            <text:p>0.201</text:p>
          </table:table-cell>
          <table:table-cell table:style-name="ce8" table:formula="of:=STDEV([.H77];[.H80];[.H83];[.H86];[.H89];[.H92])" office:value-type="float" office:value="0.156767844011269" calcext:value-type="float">
            <text:p>0.157</text:p>
          </table:table-cell>
          <table:table-cell table:formula="of:=STDEV([.I77];[.I80];[.I83];[.I86];[.I89];[.I92])" office:value-type="float" office:value="0.0605290809223517" calcext:value-type="float">
            <text:p>0.061</text:p>
          </table:table-cell>
          <table:table-cell table:style-name="ce11" table:formula="of:=STDEV([.J77];[.J80];[.J83];[.J86];[.J89];[.J92])" office:value-type="float" office:value="0.244698882808686" calcext:value-type="float">
            <text:p>0.245</text:p>
          </table:table-cell>
          <table:table-cell table:style-name="ce8" table:formula="of:=STDEV([.K77];[.K80];[.K83];[.K86];[.K89];[.K92])" office:value-type="float" office:value="0.204685596280424" calcext:value-type="float">
            <text:p>0.205</text:p>
          </table:table-cell>
          <table:table-cell table:style-name="ce8" table:formula="of:=STDEV([.L77];[.L80];[.L83];[.L86];[.L89];[.L92])" office:value-type="float" office:value="0.180212214513762" calcext:value-type="float">
            <text:p>0.180</text:p>
          </table:table-cell>
          <table:table-cell table:style-name="ce8" table:formula="of:=STDEV([.M77];[.M80];[.M83];[.M86];[.M89];[.M92])" office:value-type="float" office:value="0.165950744319482" calcext:value-type="float">
            <text:p>0.166</text:p>
          </table:table-cell>
          <table:table-cell table:style-name="ce8" table:formula="of:=STDEV([.N77];[.N80];[.N83];[.N86];[.N89];[.N92])" office:value-type="float" office:value="0.127857493741942" calcext:value-type="float">
            <text:p>0.128</text:p>
          </table:table-cell>
          <table:table-cell table:style-name="ce8" table:formula="of:=STDEV([.O77];[.O80];[.O83];[.O86];[.O89];[.O92])" office:value-type="float" office:value="0.0944087317607699" calcext:value-type="float">
            <text:p>0.0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5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0830335543436" calcext:value-type="float">
            <text:p>0.90830335543436</text:p>
          </table:table-cell>
          <table:table-cell table:style-name="Default" office:value-type="float" office:value="0.729836078113663" calcext:value-type="float">
            <text:p>0.729836078113663</text:p>
          </table:table-cell>
          <table:table-cell table:style-name="Default" office:value-type="float" office:value="0.774610186653002" calcext:value-type="float">
            <text:p>0.774610186653002</text:p>
          </table:table-cell>
          <table:table-cell table:style-name="Default" office:value-type="float" office:value="0.060795486511144" calcext:value-type="float">
            <text:p>0.060795486511144</text:p>
          </table:table-cell>
          <table:table-cell table:formula="of:=AVERAGE([.D99:.G99])" office:value-type="float" office:value="0.618386276678042" calcext:value-type="float">
            <text:p>0.618</text:p>
          </table:table-cell>
          <table:table-cell table:formula="of:=STDEV([.D99:.G99])" office:value-type="float" office:value="0.379379480257541" calcext:value-type="float">
            <text:p>0.379</text:p>
          </table:table-cell>
          <table:table-cell table:style-name="Default" office:value-type="float" office:value="0.918308630863202" calcext:value-type="float">
            <text:p>0.918308630863202</text:p>
          </table:table-cell>
          <table:table-cell table:style-name="Default" office:value-type="float" office:value="0.69150034967271" calcext:value-type="float">
            <text:p>0.69150034967271</text:p>
          </table:table-cell>
          <table:table-cell table:style-name="Default" office:value-type="float" office:value="0.870981820886338" calcext:value-type="float">
            <text:p>0.870981820886338</text:p>
          </table:table-cell>
          <table:table-cell table:style-name="Default" office:value-type="float" office:value="0.539229986181177" calcext:value-type="float">
            <text:p>0.539229986181177</text:p>
          </table:table-cell>
          <table:table-cell table:style-name="ce7" table:formula="of:=AVERAGE([.J99:.M99])" office:value-type="float" office:value="0.755005196900857" calcext:value-type="float">
            <text:p>0.755</text:p>
          </table:table-cell>
          <table:table-cell table:style-name="ce8" table:formula="of:=STDEV([.J99:.M99])" office:value-type="float" office:value="0.173887316038823" calcext:value-type="float">
            <text:p>0.17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8796886457185" calcext:value-type="float">
            <text:p>2.28796886457185</text:p>
          </table:table-cell>
          <table:table-cell table:style-name="Default" office:value-type="float" office:value="2.02059256859323" calcext:value-type="float">
            <text:p>2.02059256859323</text:p>
          </table:table-cell>
          <table:table-cell table:style-name="Default" office:value-type="float" office:value="3.50861478958685" calcext:value-type="float">
            <text:p>3.50861478958685</text:p>
          </table:table-cell>
          <table:table-cell table:style-name="Default" office:value-type="float" office:value="5.90027004979541" calcext:value-type="float">
            <text:p>5.90027004979541</text:p>
          </table:table-cell>
          <table:table-cell table:formula="of:=AVERAGE([.D100:.G100])" office:value-type="float" office:value="3.42936156813683" calcext:value-type="float">
            <text:p>3.429</text:p>
          </table:table-cell>
          <table:table-cell table:formula="of:=STDEV([.D100:.G100])" office:value-type="float" office:value="1.77003551712661" calcext:value-type="float">
            <text:p>1.770</text:p>
          </table:table-cell>
          <table:table-cell table:style-name="Default" office:value-type="float" office:value="2.36280666794487" calcext:value-type="float">
            <text:p>2.36280666794487</text:p>
          </table:table-cell>
          <table:table-cell table:style-name="Default" office:value-type="float" office:value="1.27973387120137" calcext:value-type="float">
            <text:p>1.27973387120137</text:p>
          </table:table-cell>
          <table:table-cell table:style-name="Default" office:value-type="float" office:value="2.63376284690131" calcext:value-type="float">
            <text:p>2.63376284690131</text:p>
          </table:table-cell>
          <table:table-cell table:style-name="Default" office:value-type="float" office:value="3.16619128352686" calcext:value-type="float">
            <text:p>3.16619128352686</text:p>
          </table:table-cell>
          <table:table-cell table:style-name="ce7" table:formula="of:=AVERAGE([.J100:.M100])" office:value-type="float" office:value="2.3606236673936" calcext:value-type="float">
            <text:p>2.361</text:p>
          </table:table-cell>
          <table:table-cell table:style-name="ce8" table:formula="of:=STDEV([.J100:.M100])" office:value-type="float" office:value="0.794118318755389" calcext:value-type="float">
            <text:p>0.79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221849271149" calcext:value-type="float">
            <text:p>1.8221849271149</text:p>
          </table:table-cell>
          <table:table-cell table:style-name="Default" office:value-type="float" office:value="1.51722061726538" calcext:value-type="float">
            <text:p>1.51722061726538</text:p>
          </table:table-cell>
          <table:table-cell table:style-name="Default" office:value-type="float" office:value="2.3571742750827" calcext:value-type="float">
            <text:p>2.3571742750827</text:p>
          </table:table-cell>
          <table:table-cell table:style-name="Default" office:value-type="float" office:value="3.58207437130924" calcext:value-type="float">
            <text:p>3.58207437130924</text:p>
          </table:table-cell>
          <table:table-cell table:formula="of:=AVERAGE([.D101:.G101])" office:value-type="float" office:value="2.31966354769306" calcext:value-type="float">
            <text:p>2.320</text:p>
          </table:table-cell>
          <table:table-cell table:formula="of:=STDEV([.D101:.G101])" office:value-type="float" office:value="0.910400603540056" calcext:value-type="float">
            <text:p>0.910</text:p>
          </table:table-cell>
          <table:table-cell table:style-name="Default" office:value-type="float" office:value="1.91687057045962" calcext:value-type="float">
            <text:p>1.91687057045962</text:p>
          </table:table-cell>
          <table:table-cell table:style-name="Default" office:value-type="float" office:value="1.02357093931404" calcext:value-type="float">
            <text:p>1.02357093931404</text:p>
          </table:table-cell>
          <table:table-cell table:style-name="Default" office:value-type="float" office:value="2.03703013021688" calcext:value-type="float">
            <text:p>2.03703013021688</text:p>
          </table:table-cell>
          <table:table-cell table:style-name="Default" office:value-type="float" office:value="2.25519912979372" calcext:value-type="float">
            <text:p>2.25519912979372</text:p>
          </table:table-cell>
          <table:table-cell table:style-name="ce7" table:formula="of:=AVERAGE([.J101:.M101])" office:value-type="float" office:value="1.80816769244607" calcext:value-type="float">
            <text:p>1.808</text:p>
          </table:table-cell>
          <table:table-cell table:style-name="ce8" table:formula="of:=STDEV([.J101:.M101])" office:value-type="float" office:value="0.541486688698579" calcext:value-type="float">
            <text:p>0.541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9305092717321" calcext:value-type="float">
            <text:p>0.89305092717321</text:p>
          </table:table-cell>
          <table:table-cell table:style-name="Default" office:value-type="float" office:value="0.891283422784261" calcext:value-type="float">
            <text:p>0.891283422784261</text:p>
          </table:table-cell>
          <table:table-cell table:style-name="Default" office:value-type="float" office:value="0.933312229327287" calcext:value-type="float">
            <text:p>0.933312229327287</text:p>
          </table:table-cell>
          <table:table-cell table:style-name="Default" office:value-type="float" office:value="0.726101388331828" calcext:value-type="float">
            <text:p>0.726101388331828</text:p>
          </table:table-cell>
          <table:table-cell table:formula="of:=AVERAGE([.D102:.G102])" office:value-type="float" office:value="0.860936991904146" calcext:value-type="float">
            <text:p>0.861</text:p>
          </table:table-cell>
          <table:table-cell table:formula="of:=STDEV([.D102:.G102])" office:value-type="float" office:value="0.0919619952088806" calcext:value-type="float">
            <text:p>0.092</text:p>
          </table:table-cell>
          <table:table-cell table:style-name="Default" office:value-type="float" office:value="0.914314003939569" calcext:value-type="float">
            <text:p>0.914314003939569</text:p>
          </table:table-cell>
          <table:table-cell table:style-name="Default" office:value-type="float" office:value="0.783045892951005" calcext:value-type="float">
            <text:p>0.783045892951005</text:p>
          </table:table-cell>
          <table:table-cell table:style-name="Default" office:value-type="float" office:value="0.90975233501899" calcext:value-type="float">
            <text:p>0.90975233501899</text:p>
          </table:table-cell>
          <table:table-cell table:style-name="Default" office:value-type="float" office:value="0.828133408666728" calcext:value-type="float">
            <text:p>0.828133408666728</text:p>
          </table:table-cell>
          <table:table-cell table:style-name="ce7" table:formula="of:=AVERAGE([.J102:.M102])" office:value-type="float" office:value="0.858811410144073" calcext:value-type="float">
            <text:p>0.859</text:p>
          </table:table-cell>
          <table:table-cell table:style-name="ce8" table:formula="of:=STDEV([.J102:.M102])" office:value-type="float" office:value="0.0641796154432149" calcext:value-type="float">
            <text:p>0.0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45064105140596" calcext:value-type="float">
            <text:p>2.45064105140596</text:p>
          </table:table-cell>
          <table:table-cell table:style-name="Default" office:value-type="float" office:value="1.31693799503526" calcext:value-type="float">
            <text:p>1.31693799503526</text:p>
          </table:table-cell>
          <table:table-cell table:style-name="Default" office:value-type="float" office:value="1.68953502498865" calcext:value-type="float">
            <text:p>1.68953502498865</text:p>
          </table:table-cell>
          <table:table-cell table:style-name="Default" office:value-type="float" office:value="2.10784126561136" calcext:value-type="float">
            <text:p>2.10784126561136</text:p>
          </table:table-cell>
          <table:table-cell table:formula="of:=AVERAGE([.D103:.G103])" office:value-type="float" office:value="1.89123883426031" calcext:value-type="float">
            <text:p>1.891</text:p>
          </table:table-cell>
          <table:table-cell table:formula="of:=STDEV([.D103:.G103])" office:value-type="float" office:value="0.493407652428142" calcext:value-type="float">
            <text:p>0.493</text:p>
          </table:table-cell>
          <table:table-cell table:style-name="Default" office:value-type="float" office:value="2.08695299948301" calcext:value-type="float">
            <text:p>2.08695299948301</text:p>
          </table:table-cell>
          <table:table-cell table:style-name="Default" office:value-type="float" office:value="1.5122147905317" calcext:value-type="float">
            <text:p>1.5122147905317</text:p>
          </table:table-cell>
          <table:table-cell table:style-name="Default" office:value-type="float" office:value="1.91423048605601" calcext:value-type="float">
            <text:p>1.91423048605601</text:p>
          </table:table-cell>
          <table:table-cell table:style-name="Default" office:value-type="float" office:value="1.47327096317716" calcext:value-type="float">
            <text:p>1.47327096317716</text:p>
          </table:table-cell>
          <table:table-cell table:style-name="ce7" table:formula="of:=AVERAGE([.J103:.M103])" office:value-type="float" office:value="1.74666730981197" calcext:value-type="float">
            <text:p>1.747</text:p>
          </table:table-cell>
          <table:table-cell table:style-name="ce8" table:formula="of:=STDEV([.J103:.M103])" office:value-type="float" office:value="0.301985272697203" calcext:value-type="float">
            <text:p>0.30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03215670665116" calcext:value-type="float">
            <text:p>2.03215670665116</text:p>
          </table:table-cell>
          <table:table-cell table:style-name="Default" office:value-type="float" office:value="1.06944487224008" calcext:value-type="float">
            <text:p>1.06944487224008</text:p>
          </table:table-cell>
          <table:table-cell table:style-name="Default" office:value-type="float" office:value="1.3605074846625" calcext:value-type="float">
            <text:p>1.3605074846625</text:p>
          </table:table-cell>
          <table:table-cell table:style-name="Default" office:value-type="float" office:value="1.78630029093142" calcext:value-type="float">
            <text:p>1.78630029093142</text:p>
          </table:table-cell>
          <table:table-cell table:formula="of:=AVERAGE([.D104:.G104])" office:value-type="float" office:value="1.56210233862129" calcext:value-type="float">
            <text:p>1.562</text:p>
          </table:table-cell>
          <table:table-cell table:formula="of:=STDEV([.D104:.G104])" office:value-type="float" office:value="0.429948715952587" calcext:value-type="float">
            <text:p>0.430</text:p>
          </table:table-cell>
          <table:table-cell table:style-name="Default" office:value-type="float" office:value="1.64657948930248" calcext:value-type="float">
            <text:p>1.64657948930248</text:p>
          </table:table-cell>
          <table:table-cell table:style-name="Default" office:value-type="float" office:value="1.08505511919114" calcext:value-type="float">
            <text:p>1.08505511919114</text:p>
          </table:table-cell>
          <table:table-cell table:style-name="Default" office:value-type="float" office:value="1.52001517854446" calcext:value-type="float">
            <text:p>1.52001517854446</text:p>
          </table:table-cell>
          <table:table-cell table:style-name="Default" office:value-type="float" office:value="1.17830603517045" calcext:value-type="float">
            <text:p>1.17830603517045</text:p>
          </table:table-cell>
          <table:table-cell table:style-name="ce7" table:formula="of:=AVERAGE([.J104:.M104])" office:value-type="float" office:value="1.35748895555213" calcext:value-type="float">
            <text:p>1.357</text:p>
          </table:table-cell>
          <table:table-cell table:style-name="ce8" table:formula="of:=STDEV([.J104:.M104])" office:value-type="float" office:value="0.268523632737163" calcext:value-type="float">
            <text:p>0.26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33139388902014" calcext:value-type="float">
            <text:p>0.933139388902014</text:p>
          </table:table-cell>
          <table:table-cell table:style-name="Default" office:value-type="float" office:value="0.797634563198553" calcext:value-type="float">
            <text:p>0.797634563198553</text:p>
          </table:table-cell>
          <table:table-cell table:style-name="Default" office:value-type="float" office:value="0.761673514091088" calcext:value-type="float">
            <text:p>0.761673514091088</text:p>
          </table:table-cell>
          <table:table-cell table:style-name="Default" office:value-type="float" office:value="0.503868765939296" calcext:value-type="float">
            <text:p>0.503868765939296</text:p>
          </table:table-cell>
          <table:table-cell table:formula="of:=AVERAGE([.D105:.G105])" office:value-type="float" office:value="0.749079058032738" calcext:value-type="float">
            <text:p>0.749</text:p>
          </table:table-cell>
          <table:table-cell table:formula="of:=STDEV([.D105:.G105])" office:value-type="float" office:value="0.179371634838187" calcext:value-type="float">
            <text:p>0.179</text:p>
          </table:table-cell>
          <table:table-cell table:style-name="Default" office:value-type="float" office:value="0.919876527032119" calcext:value-type="float">
            <text:p>0.919876527032119</text:p>
          </table:table-cell>
          <table:table-cell table:style-name="Default" office:value-type="float" office:value="0.796220263993046" calcext:value-type="float">
            <text:p>0.796220263993046</text:p>
          </table:table-cell>
          <table:table-cell table:style-name="Default" office:value-type="float" office:value="0.902265109984179" calcext:value-type="float">
            <text:p>0.902265109984179</text:p>
          </table:table-cell>
          <table:table-cell table:style-name="Default" office:value-type="float" office:value="0.844010479333389" calcext:value-type="float">
            <text:p>0.844010479333389</text:p>
          </table:table-cell>
          <table:table-cell table:style-name="ce7" table:formula="of:=AVERAGE([.J105:.M105])" office:value-type="float" office:value="0.865593095085683" calcext:value-type="float">
            <text:p>0.866</text:p>
          </table:table-cell>
          <table:table-cell table:style-name="ce8" table:formula="of:=STDEV([.J105:.M105])" office:value-type="float" office:value="0.0564798685583857" calcext:value-type="float">
            <text:p>0.05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12697662606988" calcext:value-type="float">
            <text:p>2.12697662606988</text:p>
          </table:table-cell>
          <table:table-cell table:style-name="Default" office:value-type="float" office:value="1.8376925481868" calcext:value-type="float">
            <text:p>1.8376925481868</text:p>
          </table:table-cell>
          <table:table-cell table:style-name="Default" office:value-type="float" office:value="3.85988554318018" calcext:value-type="float">
            <text:p>3.85988554318018</text:p>
          </table:table-cell>
          <table:table-cell table:style-name="Default" office:value-type="float" office:value="2.7141709071167" calcext:value-type="float">
            <text:p>2.7141709071167</text:p>
          </table:table-cell>
          <table:table-cell table:formula="of:=AVERAGE([.D106:.G106])" office:value-type="float" office:value="2.63468140613839" calcext:value-type="float">
            <text:p>2.635</text:p>
          </table:table-cell>
          <table:table-cell table:formula="of:=STDEV([.D106:.G106])" office:value-type="float" office:value="0.89450156355248" calcext:value-type="float">
            <text:p>0.895</text:p>
          </table:table-cell>
          <table:table-cell table:style-name="Default" office:value-type="float" office:value="2.11127470533655" calcext:value-type="float">
            <text:p>2.11127470533655</text:p>
          </table:table-cell>
          <table:table-cell table:style-name="Default" office:value-type="float" office:value="1.26219511801777" calcext:value-type="float">
            <text:p>1.26219511801777</text:p>
          </table:table-cell>
          <table:table-cell table:style-name="Default" office:value-type="float" office:value="2.10827421579142" calcext:value-type="float">
            <text:p>2.10827421579142</text:p>
          </table:table-cell>
          <table:table-cell table:style-name="Default" office:value-type="float" office:value="1.56145371345616" calcext:value-type="float">
            <text:p>1.56145371345616</text:p>
          </table:table-cell>
          <table:table-cell table:style-name="ce7" table:formula="of:=AVERAGE([.J106:.M106])" office:value-type="float" office:value="1.76079943815048" calcext:value-type="float">
            <text:p>1.761</text:p>
          </table:table-cell>
          <table:table-cell table:style-name="ce8" table:formula="of:=STDEV([.J106:.M106])" office:value-type="float" office:value="0.421076643860582" calcext:value-type="float">
            <text:p>0.42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74970863975336" calcext:value-type="float">
            <text:p>1.74970863975336</text:p>
          </table:table-cell>
          <table:table-cell table:style-name="Default" office:value-type="float" office:value="1.36617635788289" calcext:value-type="float">
            <text:p>1.36617635788289</text:p>
          </table:table-cell>
          <table:table-cell table:style-name="Default" office:value-type="float" office:value="1.9943332123992" calcext:value-type="float">
            <text:p>1.9943332123992</text:p>
          </table:table-cell>
          <table:table-cell table:style-name="Default" office:value-type="float" office:value="1.81735887473931" calcext:value-type="float">
            <text:p>1.81735887473931</text:p>
          </table:table-cell>
          <table:table-cell table:formula="of:=AVERAGE([.D107:.G107])" office:value-type="float" office:value="1.73189427119369" calcext:value-type="float">
            <text:p>1.732</text:p>
          </table:table-cell>
          <table:table-cell table:formula="of:=STDEV([.D107:.G107])" office:value-type="float" office:value="0.264729635769442" calcext:value-type="float">
            <text:p>0.265</text:p>
          </table:table-cell>
          <table:table-cell table:style-name="Default" office:value-type="float" office:value="1.61656041146909" calcext:value-type="float">
            <text:p>1.61656041146909</text:p>
          </table:table-cell>
          <table:table-cell table:style-name="Default" office:value-type="float" office:value="1.03922005831233" calcext:value-type="float">
            <text:p>1.03922005831233</text:p>
          </table:table-cell>
          <table:table-cell table:style-name="Default" office:value-type="float" office:value="1.5781892482904" calcext:value-type="float">
            <text:p>1.5781892482904</text:p>
          </table:table-cell>
          <table:table-cell table:style-name="Default" office:value-type="float" office:value="1.22828804963084" calcext:value-type="float">
            <text:p>1.22828804963084</text:p>
          </table:table-cell>
          <table:table-cell table:style-name="ce7" table:formula="of:=AVERAGE([.J107:.M107])" office:value-type="float" office:value="1.36556444192567" calcext:value-type="float">
            <text:p>1.366</text:p>
          </table:table-cell>
          <table:table-cell table:style-name="ce8" table:formula="of:=STDEV([.J107:.M107])" office:value-type="float" office:value="0.279018368335692" calcext:value-type="float">
            <text:p>0.27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9703950421252" calcext:value-type="float">
            <text:p>0.929703950421252</text:p>
          </table:table-cell>
          <table:table-cell table:style-name="Default" office:value-type="float" office:value="0.819702546700522" calcext:value-type="float">
            <text:p>0.819702546700522</text:p>
          </table:table-cell>
          <table:table-cell table:style-name="Default" office:value-type="float" office:value="0.941002436162469" calcext:value-type="float">
            <text:p>0.941002436162469</text:p>
          </table:table-cell>
          <table:table-cell table:style-name="Default" office:value-type="float" office:value="0.819237710184551" calcext:value-type="float">
            <text:p>0.819237710184551</text:p>
          </table:table-cell>
          <table:table-cell table:formula="of:=AVERAGE([.D108:.G108])" office:value-type="float" office:value="0.877411660867198" calcext:value-type="float">
            <text:p>0.877</text:p>
          </table:table-cell>
          <table:table-cell table:formula="of:=STDEV([.D108:.G108])" office:value-type="float" office:value="0.0670641997029418" calcext:value-type="float">
            <text:p>0.067</text:p>
          </table:table-cell>
          <table:table-cell table:style-name="Default" office:value-type="float" office:value="0.928399607760229" calcext:value-type="float">
            <text:p>0.928399607760229</text:p>
          </table:table-cell>
          <table:table-cell table:style-name="Default" office:value-type="float" office:value="0.800254089705664" calcext:value-type="float">
            <text:p>0.800254089705664</text:p>
          </table:table-cell>
          <table:table-cell table:style-name="Default" office:value-type="float" office:value="0.822979769293355" calcext:value-type="float">
            <text:p>0.822979769293355</text:p>
          </table:table-cell>
          <table:table-cell table:style-name="Default" office:value-type="float" office:value="0.788303492187928" calcext:value-type="float">
            <text:p>0.788303492187928</text:p>
          </table:table-cell>
          <table:table-cell table:style-name="ce7" table:formula="of:=AVERAGE([.J108:.M108])" office:value-type="float" office:value="0.834984239736794" calcext:value-type="float">
            <text:p>0.835</text:p>
          </table:table-cell>
          <table:table-cell table:style-name="ce8" table:formula="of:=STDEV([.J108:.M108])" office:value-type="float" office:value="0.063916126829064" calcext:value-type="float">
            <text:p>0.0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32224141678647" calcext:value-type="float">
            <text:p>2.32224141678647</text:p>
          </table:table-cell>
          <table:table-cell table:style-name="Default" office:value-type="float" office:value="1.68580886041258" calcext:value-type="float">
            <text:p>1.68580886041258</text:p>
          </table:table-cell>
          <table:table-cell table:style-name="Default" office:value-type="float" office:value="1.60298930763186" calcext:value-type="float">
            <text:p>1.60298930763186</text:p>
          </table:table-cell>
          <table:table-cell table:style-name="Default" office:value-type="float" office:value="1.96836879063958" calcext:value-type="float">
            <text:p>1.96836879063958</text:p>
          </table:table-cell>
          <table:table-cell table:formula="of:=AVERAGE([.D109:.G109])" office:value-type="float" office:value="1.89485209386762" calcext:value-type="float">
            <text:p>1.895</text:p>
          </table:table-cell>
          <table:table-cell table:formula="of:=STDEV([.D109:.G109])" office:value-type="float" office:value="0.32503809904478" calcext:value-type="float">
            <text:p>0.325</text:p>
          </table:table-cell>
          <table:table-cell table:style-name="Default" office:value-type="float" office:value="2.0643683542973" calcext:value-type="float">
            <text:p>2.0643683542973</text:p>
          </table:table-cell>
          <table:table-cell table:style-name="Default" office:value-type="float" office:value="1.65051417428417" calcext:value-type="float">
            <text:p>1.65051417428417</text:p>
          </table:table-cell>
          <table:table-cell table:style-name="Default" office:value-type="float" office:value="2.58183502658459" calcext:value-type="float">
            <text:p>2.58183502658459</text:p>
          </table:table-cell>
          <table:table-cell table:style-name="Default" office:value-type="float" office:value="2.66536733887894" calcext:value-type="float">
            <text:p>2.66536733887894</text:p>
          </table:table-cell>
          <table:table-cell table:style-name="ce7" table:formula="of:=AVERAGE([.J109:.M109])" office:value-type="float" office:value="2.24052122351125" calcext:value-type="float">
            <text:p>2.241</text:p>
          </table:table-cell>
          <table:table-cell table:style-name="ce8" table:formula="of:=STDEV([.J109:.M109])" office:value-type="float" office:value="0.474737641714297" calcext:value-type="float">
            <text:p>0.47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5800651746204" calcext:value-type="float">
            <text:p>1.85800651746204</text:p>
          </table:table-cell>
          <table:table-cell table:style-name="Default" office:value-type="float" office:value="1.26048360692117" calcext:value-type="float">
            <text:p>1.26048360692117</text:p>
          </table:table-cell>
          <table:table-cell table:style-name="Default" office:value-type="float" office:value="1.24750611480216" calcext:value-type="float">
            <text:p>1.24750611480216</text:p>
          </table:table-cell>
          <table:table-cell table:style-name="Default" office:value-type="float" office:value="1.60125486213943" calcext:value-type="float">
            <text:p>1.60125486213943</text:p>
          </table:table-cell>
          <table:table-cell table:formula="of:=AVERAGE([.D110:.G110])" office:value-type="float" office:value="1.4918127753312" calcext:value-type="float">
            <text:p>1.492</text:p>
          </table:table-cell>
          <table:table-cell table:formula="of:=STDEV([.D110:.G110])" office:value-type="float" office:value="0.293980926635757" calcext:value-type="float">
            <text:p>0.294</text:p>
          </table:table-cell>
          <table:table-cell table:style-name="Default" office:value-type="float" office:value="1.62419819227066" calcext:value-type="float">
            <text:p>1.62419819227066</text:p>
          </table:table-cell>
          <table:table-cell table:style-name="Default" office:value-type="float" office:value="1.30649960754179" calcext:value-type="float">
            <text:p>1.30649960754179</text:p>
          </table:table-cell>
          <table:table-cell table:style-name="Default" office:value-type="float" office:value="1.96111839434636" calcext:value-type="float">
            <text:p>1.96111839434636</text:p>
          </table:table-cell>
          <table:table-cell table:style-name="Default" office:value-type="float" office:value="1.7915812242968" calcext:value-type="float">
            <text:p>1.7915812242968</text:p>
          </table:table-cell>
          <table:table-cell table:style-name="ce7" table:formula="of:=AVERAGE([.J110:.M110])" office:value-type="float" office:value="1.6708493546139" calcext:value-type="float">
            <text:p>1.671</text:p>
          </table:table-cell>
          <table:table-cell table:style-name="ce8" table:formula="of:=STDEV([.J110:.M110])" office:value-type="float" office:value="0.279141164361821" calcext:value-type="float">
            <text:p>0.27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3499705691694" calcext:value-type="float">
            <text:p>0.913499705691694</text:p>
          </table:table-cell>
          <table:table-cell table:style-name="Default" office:value-type="float" office:value="0.816907723928031" calcext:value-type="float">
            <text:p>0.816907723928031</text:p>
          </table:table-cell>
          <table:table-cell table:style-name="Default" office:value-type="float" office:value="0.948210197120231" calcext:value-type="float">
            <text:p>0.948210197120231</text:p>
          </table:table-cell>
          <table:table-cell table:style-name="Default" office:value-type="float" office:value="0.804679744574299" calcext:value-type="float">
            <text:p>0.804679744574299</text:p>
          </table:table-cell>
          <table:table-cell table:formula="of:=AVERAGE([.D111:.G111])" office:value-type="float" office:value="0.870824342828564" calcext:value-type="float">
            <text:p>0.871</text:p>
          </table:table-cell>
          <table:table-cell table:formula="of:=STDEV([.D111:.G111])" office:value-type="float" office:value="0.0709268795117769" calcext:value-type="float">
            <text:p>0.071</text:p>
          </table:table-cell>
          <table:table-cell table:style-name="Default" office:value-type="float" office:value="0.911674057813177" calcext:value-type="float">
            <text:p>0.911674057813177</text:p>
          </table:table-cell>
          <table:table-cell table:style-name="Default" office:value-type="float" office:value="0.768669717998947" calcext:value-type="float">
            <text:p>0.768669717998947</text:p>
          </table:table-cell>
          <table:table-cell table:style-name="Default" office:value-type="float" office:value="0.857602762345067" calcext:value-type="float">
            <text:p>0.857602762345067</text:p>
          </table:table-cell>
          <table:table-cell table:style-name="Default" office:value-type="float" office:value="0.738998620420027" calcext:value-type="float">
            <text:p>0.738998620420027</text:p>
          </table:table-cell>
          <table:table-cell table:style-name="ce7" table:formula="of:=AVERAGE([.J111:.M111])" office:value-type="float" office:value="0.819236289644305" calcext:value-type="float">
            <text:p>0.819</text:p>
          </table:table-cell>
          <table:table-cell table:style-name="ce8" table:formula="of:=STDEV([.J111:.M111])" office:value-type="float" office:value="0.0796069279691373" calcext:value-type="float">
            <text:p>0.08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3777081307978" calcext:value-type="float">
            <text:p>2.23777081307978</text:p>
          </table:table-cell>
          <table:table-cell table:style-name="Default" office:value-type="float" office:value="1.49965573985478" calcext:value-type="float">
            <text:p>1.49965573985478</text:p>
          </table:table-cell>
          <table:table-cell table:style-name="Default" office:value-type="float" office:value="1.45131083744983" calcext:value-type="float">
            <text:p>1.45131083744983</text:p>
          </table:table-cell>
          <table:table-cell table:style-name="Default" office:value-type="float" office:value="1.98108831674416" calcext:value-type="float">
            <text:p>1.98108831674416</text:p>
          </table:table-cell>
          <table:table-cell table:formula="of:=AVERAGE([.D112:.G112])" office:value-type="float" office:value="1.79245642678214" calcext:value-type="float">
            <text:p>1.792</text:p>
          </table:table-cell>
          <table:table-cell table:formula="of:=STDEV([.D112:.G112])" office:value-type="float" office:value="0.381225850793774" calcext:value-type="float">
            <text:p>0.381</text:p>
          </table:table-cell>
          <table:table-cell table:style-name="Default" office:value-type="float" office:value="2.28802656804653" calcext:value-type="float">
            <text:p>2.28802656804653</text:p>
          </table:table-cell>
          <table:table-cell table:style-name="Default" office:value-type="float" office:value="1.29089132545916" calcext:value-type="float">
            <text:p>1.29089132545916</text:p>
          </table:table-cell>
          <table:table-cell table:style-name="Default" office:value-type="float" office:value="2.79182558067561" calcext:value-type="float">
            <text:p>2.79182558067561</text:p>
          </table:table-cell>
          <table:table-cell table:style-name="Default" office:value-type="float" office:value="1.78904626779225" calcext:value-type="float">
            <text:p>1.78904626779225</text:p>
          </table:table-cell>
          <table:table-cell table:style-name="ce7" table:formula="of:=AVERAGE([.J112:.M112])" office:value-type="float" office:value="2.03994743549339" calcext:value-type="float">
            <text:p>2.040</text:p>
          </table:table-cell>
          <table:table-cell table:style-name="ce8" table:formula="of:=STDEV([.J112:.M112])" office:value-type="float" office:value="0.645729678514774" calcext:value-type="float">
            <text:p>0.64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8459381426538" calcext:value-type="float">
            <text:p>1.88459381426538</text:p>
          </table:table-cell>
          <table:table-cell table:style-name="Default" office:value-type="float" office:value="1.17792712899931" calcext:value-type="float">
            <text:p>1.17792712899931</text:p>
          </table:table-cell>
          <table:table-cell table:style-name="Default" office:value-type="float" office:value="1.09463904244157" calcext:value-type="float">
            <text:p>1.09463904244157</text:p>
          </table:table-cell>
          <table:table-cell table:style-name="Default" office:value-type="float" office:value="1.59469748235905" calcext:value-type="float">
            <text:p>1.59469748235905</text:p>
          </table:table-cell>
          <table:table-cell table:formula="of:=AVERAGE([.D113:.G113])" office:value-type="float" office:value="1.43796436701633" calcext:value-type="float">
            <text:p>1.438</text:p>
          </table:table-cell>
          <table:table-cell table:formula="of:=STDEV([.D113:.G113])" office:value-type="float" office:value="0.369474751615908" calcext:value-type="float">
            <text:p>0.369</text:p>
          </table:table-cell>
          <table:table-cell table:style-name="Default" office:value-type="float" office:value="1.78188557275871" calcext:value-type="float">
            <text:p>1.78188557275871</text:p>
          </table:table-cell>
          <table:table-cell table:style-name="Default" office:value-type="float" office:value="0.999418649420636" calcext:value-type="float">
            <text:p>0.999418649420636</text:p>
          </table:table-cell>
          <table:table-cell table:style-name="Default" office:value-type="float" office:value="2.17422571313929" calcext:value-type="float">
            <text:p>2.17422571313929</text:p>
          </table:table-cell>
          <table:table-cell table:style-name="Default" office:value-type="float" office:value="1.48627952893692" calcext:value-type="float">
            <text:p>1.48627952893692</text:p>
          </table:table-cell>
          <table:table-cell table:style-name="ce7" table:formula="of:=AVERAGE([.J113:.M113])" office:value-type="float" office:value="1.61045236606389" calcext:value-type="float">
            <text:p>1.610</text:p>
          </table:table-cell>
          <table:table-cell table:style-name="ce8" table:formula="of:=STDEV([.J113:.M113])" office:value-type="float" office:value="0.495314993240092" calcext:value-type="float">
            <text:p>0.495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5573891265922" calcext:value-type="float">
            <text:p>0.925573891265922</text:p>
          </table:table-cell>
          <table:table-cell table:style-name="Default" office:value-type="float" office:value="0.840688572013085" calcext:value-type="float">
            <text:p>0.840688572013085</text:p>
          </table:table-cell>
          <table:table-cell table:style-name="Default" office:value-type="float" office:value="0.916268061604633" calcext:value-type="float">
            <text:p>0.916268061604633</text:p>
          </table:table-cell>
          <table:table-cell table:style-name="Default" office:value-type="float" office:value="0.64974389848434" calcext:value-type="float">
            <text:p>0.64974389848434</text:p>
          </table:table-cell>
          <table:table-cell table:formula="of:=AVERAGE([.D114:.G114])" office:value-type="float" office:value="0.833068605841995" calcext:value-type="float">
            <text:p>0.833</text:p>
          </table:table-cell>
          <table:table-cell table:formula="of:=STDEV([.D114:.G114])" office:value-type="float" office:value="0.127991392266277" calcext:value-type="float">
            <text:p>0.128</text:p>
          </table:table-cell>
          <table:table-cell table:style-name="Default" office:value-type="float" office:value="0.857080995630036" calcext:value-type="float">
            <text:p>0.857080995630036</text:p>
          </table:table-cell>
          <table:table-cell table:style-name="Default" office:value-type="float" office:value="0.816714055145942" calcext:value-type="float">
            <text:p>0.816714055145942</text:p>
          </table:table-cell>
          <table:table-cell table:style-name="Default" office:value-type="float" office:value="0.880263393998815" calcext:value-type="float">
            <text:p>0.880263393998815</text:p>
          </table:table-cell>
          <table:table-cell table:style-name="Default" office:value-type="float" office:value="0.765367252922374" calcext:value-type="float">
            <text:p>0.765367252922374</text:p>
          </table:table-cell>
          <table:table-cell table:style-name="ce7" table:formula="of:=AVERAGE([.J114:.M114])" office:value-type="float" office:value="0.829856424424292" calcext:value-type="float">
            <text:p>0.830</text:p>
          </table:table-cell>
          <table:table-cell table:style-name="ce8" table:formula="of:=STDEV([.J114:.M114])" office:value-type="float" office:value="0.050377293067002" calcext:value-type="float">
            <text:p>0.05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6396152292259" calcext:value-type="float">
            <text:p>2.26396152292259</text:p>
          </table:table-cell>
          <table:table-cell table:style-name="Default" office:value-type="float" office:value="1.73727806575795" calcext:value-type="float">
            <text:p>1.73727806575795</text:p>
          </table:table-cell>
          <table:table-cell table:style-name="Default" office:value-type="float" office:value="1.7981727575935" calcext:value-type="float">
            <text:p>1.7981727575935</text:p>
          </table:table-cell>
          <table:table-cell table:style-name="Default" office:value-type="float" office:value="2.24578152014822" calcext:value-type="float">
            <text:p>2.24578152014822</text:p>
          </table:table-cell>
          <table:table-cell table:formula="of:=AVERAGE([.D115:.G115])" office:value-type="float" office:value="2.01129846660556" calcext:value-type="float">
            <text:p>2.011</text:p>
          </table:table-cell>
          <table:table-cell table:formula="of:=STDEV([.D115:.G115])" office:value-type="float" office:value="0.282448030823802" calcext:value-type="float">
            <text:p>0.282</text:p>
          </table:table-cell>
          <table:table-cell table:style-name="Default" office:value-type="float" office:value="2.86040559344133" calcext:value-type="float">
            <text:p>2.86040559344133</text:p>
          </table:table-cell>
          <table:table-cell table:style-name="Default" office:value-type="float" office:value="1.49937906325298" calcext:value-type="float">
            <text:p>1.49937906325298</text:p>
          </table:table-cell>
          <table:table-cell table:style-name="Default" office:value-type="float" office:value="2.67990475790813" calcext:value-type="float">
            <text:p>2.67990475790813</text:p>
          </table:table-cell>
          <table:table-cell table:style-name="Default" office:value-type="float" office:value="1.86543807384835" calcext:value-type="float">
            <text:p>1.86543807384835</text:p>
          </table:table-cell>
          <table:table-cell table:style-name="ce7" table:formula="of:=AVERAGE([.J115:.M115])" office:value-type="float" office:value="2.2262818721127" calcext:value-type="float">
            <text:p>2.226</text:p>
          </table:table-cell>
          <table:table-cell table:style-name="ce8" table:formula="of:=STDEV([.J115:.M115])" office:value-type="float" office:value="0.649739064738822" calcext:value-type="float">
            <text:p>0.65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9108397334377" calcext:value-type="float">
            <text:p>1.9108397334377</text:p>
          </table:table-cell>
          <table:table-cell table:style-name="Default" office:value-type="float" office:value="1.40392037315779" calcext:value-type="float">
            <text:p>1.40392037315779</text:p>
          </table:table-cell>
          <table:table-cell table:style-name="Default" office:value-type="float" office:value="1.42942829118083" calcext:value-type="float">
            <text:p>1.42942829118083</text:p>
          </table:table-cell>
          <table:table-cell table:style-name="Default" office:value-type="float" office:value="1.83762090758019" calcext:value-type="float">
            <text:p>1.83762090758019</text:p>
          </table:table-cell>
          <table:table-cell table:formula="of:=AVERAGE([.D116:.G116])" office:value-type="float" office:value="1.64545232633913" calcext:value-type="float">
            <text:p>1.645</text:p>
          </table:table-cell>
          <table:table-cell table:formula="of:=STDEV([.D116:.G116])" office:value-type="float" office:value="0.266059709862511" calcext:value-type="float">
            <text:p>0.266</text:p>
          </table:table-cell>
          <table:table-cell table:style-name="Default" office:value-type="float" office:value="2.02967329025411" calcext:value-type="float">
            <text:p>2.02967329025411</text:p>
          </table:table-cell>
          <table:table-cell table:style-name="Default" office:value-type="float" office:value="1.10903684472537" calcext:value-type="float">
            <text:p>1.10903684472537</text:p>
          </table:table-cell>
          <table:table-cell table:style-name="Default" office:value-type="float" office:value="2.12622020004407" calcext:value-type="float">
            <text:p>2.12622020004407</text:p>
          </table:table-cell>
          <table:table-cell table:style-name="Default" office:value-type="float" office:value="1.50926573733922" calcext:value-type="float">
            <text:p>1.50926573733922</text:p>
          </table:table-cell>
          <table:table-cell table:style-name="ce7" table:formula="of:=AVERAGE([.J116:.M116])" office:value-type="float" office:value="1.69354901809069" calcext:value-type="float">
            <text:p>1.694</text:p>
          </table:table-cell>
          <table:table-cell table:style-name="ce8" table:formula="of:=STDEV([.J116:.M116])" office:value-type="float" office:value="0.474622195859366" calcext:value-type="float">
            <text:p>0.475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99];[.D102];[.D105];[.D108];[.D111];[.D114])" office:value-type="float" office:value="0.917211869814742" calcext:value-type="float">
            <text:p>0.917</text:p>
          </table:table-cell>
          <table:table-cell table:style-name="ce7" table:formula="of:=AVERAGE([.E99];[.E102];[.E105];[.E108];[.E111];[.E114])" office:value-type="float" office:value="0.816008817789686" calcext:value-type="float">
            <text:p>0.816</text:p>
          </table:table-cell>
          <table:table-cell table:style-name="ce7" table:formula="of:=AVERAGE([.F99];[.F102];[.F105];[.F108];[.F111];[.F114])" office:value-type="float" office:value="0.879179437493118" calcext:value-type="float">
            <text:p>0.879</text:p>
          </table:table-cell>
          <table:table-cell table:style-name="ce7" table:formula="of:=AVERAGE([.G99];[.G102];[.G105];[.G108];[.G111];[.G114])" office:value-type="float" office:value="0.59407116567091" calcext:value-type="float">
            <text:p>0.594</text:p>
          </table:table-cell>
          <table:table-cell table:formula="of:=AVERAGE([.H99];[.H102];[.H105];[.H108];[.H111];[.H114])" office:value-type="float" office:value="0.801617822692114" calcext:value-type="float">
            <text:p>0.802</text:p>
          </table:table-cell>
          <table:table-cell table:formula="of:=AVERAGE([.I99];[.I102];[.I105];[.I108];[.I111];[.I114])" office:value-type="float" office:value="0.152782596964267" calcext:value-type="float">
            <text:p>0.153</text:p>
          </table:table-cell>
          <table:table-cell table:style-name="ce10" table:formula="of:=AVERAGE([.J99];[.J102];[.J105];[.J108];[.J111];[.J114])" office:value-type="float" office:value="0.908275637173055" calcext:value-type="float">
            <text:p>0.908</text:p>
          </table:table-cell>
          <table:table-cell table:style-name="ce7" table:formula="of:=AVERAGE([.K99];[.K102];[.K105];[.K108];[.K111];[.K114])" office:value-type="float" office:value="0.776067394911219" calcext:value-type="float">
            <text:p>0.776</text:p>
          </table:table-cell>
          <table:table-cell table:style-name="ce7" table:formula="of:=AVERAGE([.L99];[.L102];[.L105];[.L108];[.L111];[.L114])" office:value-type="float" office:value="0.873974198587791" calcext:value-type="float">
            <text:p>0.874</text:p>
          </table:table-cell>
          <table:table-cell table:style-name="ce7" table:formula="of:=AVERAGE([.M99];[.M102];[.M105];[.M108];[.M111];[.M114])" office:value-type="float" office:value="0.75067387328527" calcext:value-type="float">
            <text:p>0.751</text:p>
          </table:table-cell>
          <table:table-cell table:style-name="ce7" table:formula="of:=AVERAGE([.N99];[.N102];[.N105];[.N108];[.N111];[.N114])" office:value-type="float" office:value="0.827247775989334" calcext:value-type="float">
            <text:p>0.827</text:p>
          </table:table-cell>
          <table:table-cell table:style-name="ce8" table:formula="of:=AVERAGE([.O99];[.O102];[.O105];[.O108];[.O111];[.O114])" office:value-type="float" office:value="0.0814078579842711" calcext:value-type="float">
            <text:p>0.081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100];[.D103];[.D106];[.D109];[.D112];[.D115])" office:value-type="float" office:value="2.28159338247275" calcext:value-type="float">
            <text:p>2.282</text:p>
          </table:table-cell>
          <table:table-cell table:style-name="ce7" table:formula="of:=AVERAGE([.E100];[.E103];[.E106];[.E109];[.E112];[.E115])" office:value-type="float" office:value="1.68299429630677" calcext:value-type="float">
            <text:p>1.683</text:p>
          </table:table-cell>
          <table:table-cell table:style-name="ce7" table:formula="of:=AVERAGE([.F100];[.F103];[.F106];[.F109];[.F112];[.F115])" office:value-type="float" office:value="2.31841804340515" calcext:value-type="float">
            <text:p>2.318</text:p>
          </table:table-cell>
          <table:table-cell table:style-name="ce7" table:formula="of:=AVERAGE([.G100];[.G103];[.G106];[.G109];[.G112];[.G115])" office:value-type="float" office:value="2.81958680834257" calcext:value-type="float">
            <text:p>2.820</text:p>
          </table:table-cell>
          <table:table-cell table:formula="of:=AVERAGE([.H100];[.H103];[.H106];[.H109];[.H112];[.H115])" office:value-type="float" office:value="2.27564813263181" calcext:value-type="float">
            <text:p>2.276</text:p>
          </table:table-cell>
          <table:table-cell table:formula="of:=AVERAGE([.I100];[.I103];[.I106];[.I109];[.I112];[.I115])" office:value-type="float" office:value="0.691109452294931" calcext:value-type="float">
            <text:p>0.691</text:p>
          </table:table-cell>
          <table:table-cell table:style-name="ce10" table:formula="of:=AVERAGE([.J100];[.J103];[.J106];[.J109];[.J112];[.J115])" office:value-type="float" office:value="2.2956391480916" calcext:value-type="float">
            <text:p>2.296</text:p>
          </table:table-cell>
          <table:table-cell table:style-name="ce7" table:formula="of:=AVERAGE([.K100];[.K103];[.K106];[.K109];[.K112];[.K115])" office:value-type="float" office:value="1.41582139045786" calcext:value-type="float">
            <text:p>1.416</text:p>
          </table:table-cell>
          <table:table-cell table:style-name="ce7" table:formula="of:=AVERAGE([.L100];[.L103];[.L106];[.L109];[.L112];[.L115])" office:value-type="float" office:value="2.45163881898618" calcext:value-type="float">
            <text:p>2.452</text:p>
          </table:table-cell>
          <table:table-cell table:style-name="ce7" table:formula="of:=AVERAGE([.M100];[.M103];[.M106];[.M109];[.M112];[.M115])" office:value-type="float" office:value="2.08679460677995" calcext:value-type="float">
            <text:p>2.087</text:p>
          </table:table-cell>
          <table:table-cell table:style-name="ce7" table:formula="of:=AVERAGE([.N100];[.N103];[.N106];[.N109];[.N112];[.N115])" office:value-type="float" office:value="2.0624734910789" calcext:value-type="float">
            <text:p>2.062</text:p>
          </table:table-cell>
          <table:table-cell table:style-name="ce8" table:formula="of:=AVERAGE([.O100];[.O103];[.O106];[.O109];[.O112];[.O115])" office:value-type="float" office:value="0.547897770046845" calcext:value-type="float">
            <text:p>0.548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101];[.D104];[.D107];[.D110];[.D113];[.D116])" office:value-type="float" office:value="1.87624838978076" calcext:value-type="float">
            <text:p>1.876</text:p>
          </table:table-cell>
          <table:table-cell table:style-name="ce7" table:formula="of:=AVERAGE([.E101];[.E104];[.E107];[.E110];[.E113];[.E116])" office:value-type="float" office:value="1.29919549274444" calcext:value-type="float">
            <text:p>1.299</text:p>
          </table:table-cell>
          <table:table-cell table:style-name="ce7" table:formula="of:=AVERAGE([.F101];[.F104];[.F107];[.F110];[.F113];[.F116])" office:value-type="float" office:value="1.58059807009483" calcext:value-type="float">
            <text:p>1.581</text:p>
          </table:table-cell>
          <table:table-cell table:style-name="ce7" table:formula="of:=AVERAGE([.G101];[.G104];[.G107];[.G110];[.G113];[.G116])" office:value-type="float" office:value="2.03655113150977" calcext:value-type="float">
            <text:p>2.037</text:p>
          </table:table-cell>
          <table:table-cell table:formula="of:=AVERAGE([.H101];[.H104];[.H107];[.H110];[.H113];[.H116])" office:value-type="float" office:value="1.69814827103245" calcext:value-type="float">
            <text:p>1.698</text:p>
          </table:table-cell>
          <table:table-cell table:formula="of:=AVERAGE([.I101];[.I104];[.I107];[.I110];[.I113];[.I116])" office:value-type="float" office:value="0.42243239056271" calcext:value-type="float">
            <text:p>0.422</text:p>
          </table:table-cell>
          <table:table-cell table:style-name="ce10" table:formula="of:=AVERAGE([.J101];[.J104];[.J107];[.J110];[.J113];[.J116])" office:value-type="float" office:value="1.76929458775245" calcext:value-type="float">
            <text:p>1.769</text:p>
          </table:table-cell>
          <table:table-cell table:style-name="ce7" table:formula="of:=AVERAGE([.K101];[.K104];[.K107];[.K110];[.K113];[.K116])" office:value-type="float" office:value="1.09380020308422" calcext:value-type="float">
            <text:p>1.094</text:p>
          </table:table-cell>
          <table:table-cell table:style-name="ce7" table:formula="of:=AVERAGE([.L101];[.L104];[.L107];[.L110];[.L113];[.L116])" office:value-type="float" office:value="1.89946647743024" calcext:value-type="float">
            <text:p>1.899</text:p>
          </table:table-cell>
          <table:table-cell table:style-name="ce7" table:formula="of:=AVERAGE([.M101];[.M104];[.M107];[.M110];[.M113];[.M116])" office:value-type="float" office:value="1.57481995086132" calcext:value-type="float">
            <text:p>1.575</text:p>
          </table:table-cell>
          <table:table-cell table:style-name="ce7" table:formula="of:=AVERAGE([.N101];[.N104];[.N107];[.N110];[.N113];[.N116])" office:value-type="float" office:value="1.58434530478206" calcext:value-type="float">
            <text:p>1.584</text:p>
          </table:table-cell>
          <table:table-cell table:style-name="ce8" table:formula="of:=AVERAGE([.O101];[.O104];[.O107];[.O110];[.O113];[.O116])" office:value-type="float" office:value="0.389684507205452" calcext:value-type="float">
            <text:p>0.390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99];[.D102];[.D105];[.D108];[.D111];[.D114])" office:value-type="float" office:value="0.0152089071610966" calcext:value-type="float">
            <text:p>0.015</text:p>
          </table:table-cell>
          <table:table-cell table:style-name="ce8" table:formula="of:=STDEV([.E99];[.E102];[.E105];[.E108];[.E111];[.E114])" office:value-type="float" office:value="0.053015398491722" calcext:value-type="float">
            <text:p>0.053</text:p>
          </table:table-cell>
          <table:table-cell table:style-name="ce8" table:formula="of:=STDEV([.F99];[.F102];[.F105];[.F108];[.F111];[.F114])" office:value-type="float" office:value="0.0867590045876973" calcext:value-type="float">
            <text:p>0.087</text:p>
          </table:table-cell>
          <table:table-cell table:style-name="ce8" table:formula="of:=STDEV([.G99];[.G102];[.G105];[.G108];[.G111];[.G114])" office:value-type="float" office:value="0.285694522891629" calcext:value-type="float">
            <text:p>0.286</text:p>
          </table:table-cell>
          <table:table-cell table:style-name="ce8" table:formula="of:=STDEV([.H99];[.H102];[.H105];[.H108];[.H111];[.H114])" office:value-type="float" office:value="0.101366942518845" calcext:value-type="float">
            <text:p>0.101</text:p>
          </table:table-cell>
          <table:table-cell table:formula="of:=STDEV([.I99];[.I102];[.I105];[.I108];[.I111];[.I114])" office:value-type="float" office:value="0.118671711869564" calcext:value-type="float">
            <text:p>0.119</text:p>
          </table:table-cell>
          <table:table-cell table:style-name="ce11" table:formula="of:=STDEV([.J99];[.J102];[.J105];[.J108];[.J111];[.J114])" office:value-type="float" office:value="0.0257259334480771" calcext:value-type="float">
            <text:p>0.026</text:p>
          </table:table-cell>
          <table:table-cell table:style-name="ce8" table:formula="of:=STDEV([.K99];[.K102];[.K105];[.K108];[.K111];[.K114])" office:value-type="float" office:value="0.0444933602338767" calcext:value-type="float">
            <text:p>0.044</text:p>
          </table:table-cell>
          <table:table-cell table:style-name="ce8" table:formula="of:=STDEV([.L99];[.L102];[.L105];[.L108];[.L111];[.L114])" office:value-type="float" office:value="0.0316146003013442" calcext:value-type="float">
            <text:p>0.032</text:p>
          </table:table-cell>
          <table:table-cell table:style-name="ce8" table:formula="of:=STDEV([.M99];[.M102];[.M105];[.M108];[.M111];[.M114])" office:value-type="float" office:value="0.110624060852211" calcext:value-type="float">
            <text:p>0.111</text:p>
          </table:table-cell>
          <table:table-cell table:style-name="ce8" table:formula="of:=STDEV([.N99];[.N102];[.N105];[.N108];[.N111];[.N114])" office:value-type="float" office:value="0.0395384839427096" calcext:value-type="float">
            <text:p>0.040</text:p>
          </table:table-cell>
          <table:table-cell table:style-name="ce8" table:formula="of:=STDEV([.O99];[.O102];[.O105];[.O108];[.O111];[.O114])" office:value-type="float" office:value="0.0463524910371479" calcext:value-type="float">
            <text:p>0.046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100];[.D103];[.D106];[.D109];[.D112];[.D115])" office:value-type="float" office:value="0.106214561390857" calcext:value-type="float">
            <text:p>0.106</text:p>
          </table:table-cell>
          <table:table-cell table:style-name="ce8" table:formula="of:=STDEV([.E100];[.E103];[.E106];[.E109];[.E112];[.E115])" office:value-type="float" office:value="0.248382380198336" calcext:value-type="float">
            <text:p>0.248</text:p>
          </table:table-cell>
          <table:table-cell table:style-name="ce8" table:formula="of:=STDEV([.F100];[.F103];[.F106];[.F109];[.F112];[.F115])" office:value-type="float" office:value="1.06981797875488" calcext:value-type="float">
            <text:p>1.070</text:p>
          </table:table-cell>
          <table:table-cell table:style-name="ce8" table:formula="of:=STDEV([.G100];[.G103];[.G106];[.G109];[.G112];[.G115])" office:value-type="float" office:value="1.53396269881847" calcext:value-type="float">
            <text:p>1.534</text:p>
          </table:table-cell>
          <table:table-cell table:style-name="ce8" table:formula="of:=STDEV([.H100];[.H103];[.H106];[.H109];[.H112];[.H115])" office:value-type="float" office:value="0.641262923470978" calcext:value-type="float">
            <text:p>0.641</text:p>
          </table:table-cell>
          <table:table-cell table:formula="of:=STDEV([.I100];[.I103];[.I106];[.I109];[.I112];[.I115])" office:value-type="float" office:value="0.572987965931932" calcext:value-type="float">
            <text:p>0.573</text:p>
          </table:table-cell>
          <table:table-cell table:style-name="ce11" table:formula="of:=STDEV([.J100];[.J103];[.J106];[.J109];[.J112];[.J115])" office:value-type="float" office:value="0.301515141021762" calcext:value-type="float">
            <text:p>0.302</text:p>
          </table:table-cell>
          <table:table-cell table:style-name="ce8" table:formula="of:=STDEV([.K100];[.K103];[.K106];[.K109];[.K112];[.K115])" office:value-type="float" office:value="0.160675225633995" calcext:value-type="float">
            <text:p>0.161</text:p>
          </table:table-cell>
          <table:table-cell table:style-name="ce8" table:formula="of:=STDEV([.L100];[.L103];[.L106];[.L109];[.L112];[.L115])" office:value-type="float" office:value="0.353457084452294" calcext:value-type="float">
            <text:p>0.353</text:p>
          </table:table-cell>
          <table:table-cell table:style-name="ce8" table:formula="of:=STDEV([.M100];[.M103];[.M106];[.M109];[.M112];[.M115])" office:value-type="float" office:value="0.67674082123071" calcext:value-type="float">
            <text:p>0.677</text:p>
          </table:table-cell>
          <table:table-cell table:style-name="ce8" table:formula="of:=STDEV([.N100];[.N103];[.N106];[.N109];[.N112];[.N115])" office:value-type="float" office:value="0.260259835500835" calcext:value-type="float">
            <text:p>0.260</text:p>
          </table:table-cell>
          <table:table-cell table:style-name="ce8" table:formula="of:=STDEV([.O100];[.O103];[.O106];[.O109];[.O112];[.O115])" office:value-type="float" office:value="0.180264388608996" calcext:value-type="float">
            <text:p>0.180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101];[.D104];[.D107];[.D110];[.D113];[.D116])" office:value-type="float" office:value="0.0947011538190472" calcext:value-type="float">
            <text:p>0.095</text:p>
          </table:table-cell>
          <table:table-cell table:style-name="ce8" table:formula="of:=STDEV([.E101];[.E104];[.E107];[.E110];[.E113];[.E116])" office:value-type="float" office:value="0.162467637125805" calcext:value-type="float">
            <text:p>0.162</text:p>
          </table:table-cell>
          <table:table-cell table:style-name="ce8" table:formula="of:=STDEV([.F101];[.F104];[.F107];[.F110];[.F113];[.F116])" office:value-type="float" office:value="0.488394505542851" calcext:value-type="float">
            <text:p>0.488</text:p>
          </table:table-cell>
          <table:table-cell table:style-name="ce8" table:formula="of:=STDEV([.G101];[.G104];[.G107];[.G110];[.G113];[.G116])" office:value-type="float" office:value="0.764670325929647" calcext:value-type="float">
            <text:p>0.765</text:p>
          </table:table-cell>
          <table:table-cell table:style-name="ce8" table:formula="of:=STDEV([.H101];[.H104];[.H107];[.H110];[.H113];[.H116])" office:value-type="float" office:value="0.322172435399891" calcext:value-type="float">
            <text:p>0.322</text:p>
          </table:table-cell>
          <table:table-cell table:formula="of:=STDEV([.I101];[.I104];[.I107];[.I110];[.I113];[.I116])" office:value-type="float" office:value="0.247708028238981" calcext:value-type="float">
            <text:p>0.248</text:p>
          </table:table-cell>
          <table:table-cell table:style-name="ce11" table:formula="of:=STDEV([.J101];[.J104];[.J107];[.J110];[.J113];[.J116])" office:value-type="float" office:value="0.172727508096547" calcext:value-type="float">
            <text:p>0.173</text:p>
          </table:table-cell>
          <table:table-cell table:style-name="ce8" table:formula="of:=STDEV([.K101];[.K104];[.K107];[.K110];[.K113];[.K116])" office:value-type="float" office:value="0.11168588788417" calcext:value-type="float">
            <text:p>0.112</text:p>
          </table:table-cell>
          <table:table-cell table:style-name="ce8" table:formula="of:=STDEV([.L101];[.L104];[.L107];[.L110];[.L113];[.L116])" office:value-type="float" office:value="0.281722186539848" calcext:value-type="float">
            <text:p>0.282</text:p>
          </table:table-cell>
          <table:table-cell table:style-name="ce8" table:formula="of:=STDEV([.M101];[.M104];[.M107];[.M110];[.M113];[.M116])" office:value-type="float" office:value="0.399836387018007" calcext:value-type="float">
            <text:p>0.400</text:p>
          </table:table-cell>
          <table:table-cell table:style-name="ce8" table:formula="of:=STDEV([.N101];[.N104];[.N107];[.N110];[.N113];[.N116])" office:value-type="float" office:value="0.18412784180792" calcext:value-type="float">
            <text:p>0.184</text:p>
          </table:table-cell>
          <table:table-cell table:style-name="ce8" table:formula="of:=STDEV([.O101];[.O104];[.O107];[.O110];[.O113];[.O116])" office:value-type="float" office:value="0.126935334151813" calcext:value-type="float">
            <text:p>0.1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6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6949935833062" calcext:value-type="float">
            <text:p>0.926949935833062</text:p>
          </table:table-cell>
          <table:table-cell table:style-name="Default" office:value-type="float" office:value="0.89808381198718" calcext:value-type="float">
            <text:p>0.89808381198718</text:p>
          </table:table-cell>
          <table:table-cell table:style-name="Default" office:value-type="float" office:value="0.903389328467538" calcext:value-type="float">
            <text:p>0.903389328467538</text:p>
          </table:table-cell>
          <table:table-cell table:style-name="Default" office:value-type="float" office:value="0.783728896719393" calcext:value-type="float">
            <text:p>0.783728896719393</text:p>
          </table:table-cell>
          <table:table-cell table:formula="of:=AVERAGE([.D123:.G123])" office:value-type="float" office:value="0.878037993251793" calcext:value-type="float">
            <text:p>0.878</text:p>
          </table:table-cell>
          <table:table-cell table:formula="of:=STDEV([.D123:.G123])" office:value-type="float" office:value="0.0641121643731358" calcext:value-type="float">
            <text:p>0.064</text:p>
          </table:table-cell>
          <table:table-cell table:style-name="Default" office:value-type="float" office:value="0.619713470186512" calcext:value-type="float">
            <text:p>0.619713470186512</text:p>
          </table:table-cell>
          <table:table-cell table:style-name="Default" office:value-type="float" office:value="0.618246944332603" calcext:value-type="float">
            <text:p>0.618246944332603</text:p>
          </table:table-cell>
          <table:table-cell table:style-name="Default" office:value-type="float" office:value="0.806913820538173" calcext:value-type="float">
            <text:p>0.806913820538173</text:p>
          </table:table-cell>
          <table:table-cell table:style-name="Default" office:value-type="float" office:value="0.368494305782122" calcext:value-type="float">
            <text:p>0.368494305782122</text:p>
          </table:table-cell>
          <table:table-cell table:style-name="ce7" table:formula="of:=AVERAGE([.J123:.M123])" office:value-type="float" office:value="0.603342135209852" calcext:value-type="float">
            <text:p>0.603</text:p>
          </table:table-cell>
          <table:table-cell table:style-name="ce8" table:formula="of:=STDEV([.J123:.M123])" office:value-type="float" office:value="0.179893587062123" calcext:value-type="float">
            <text:p>0.18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69223363872738" calcext:value-type="float">
            <text:p>1.69223363872738</text:p>
          </table:table-cell>
          <table:table-cell table:style-name="Default" office:value-type="float" office:value="2.12069317510183" calcext:value-type="float">
            <text:p>2.12069317510183</text:p>
          </table:table-cell>
          <table:table-cell table:style-name="Default" office:value-type="float" office:value="2.70227239692625" calcext:value-type="float">
            <text:p>2.70227239692625</text:p>
          </table:table-cell>
          <table:table-cell table:style-name="Default" office:value-type="float" office:value="3.0037977227101" calcext:value-type="float">
            <text:p>3.0037977227101</text:p>
          </table:table-cell>
          <table:table-cell table:formula="of:=AVERAGE([.D124:.G124])" office:value-type="float" office:value="2.37974923336639" calcext:value-type="float">
            <text:p>2.380</text:p>
          </table:table-cell>
          <table:table-cell table:formula="of:=STDEV([.D124:.G124])" office:value-type="float" office:value="0.586868935476008" calcext:value-type="float">
            <text:p>0.587</text:p>
          </table:table-cell>
          <table:table-cell table:style-name="Default" office:value-type="float" office:value="3.83966395728279" calcext:value-type="float">
            <text:p>3.83966395728279</text:p>
          </table:table-cell>
          <table:table-cell table:style-name="Default" office:value-type="float" office:value="3.81173680002634" calcext:value-type="float">
            <text:p>3.81173680002634</text:p>
          </table:table-cell>
          <table:table-cell table:style-name="Default" office:value-type="float" office:value="3.2751727342562" calcext:value-type="float">
            <text:p>3.2751727342562</text:p>
          </table:table-cell>
          <table:table-cell table:style-name="Default" office:value-type="float" office:value="3.79139978703242" calcext:value-type="float">
            <text:p>3.79139978703242</text:p>
          </table:table-cell>
          <table:table-cell table:style-name="ce7" table:formula="of:=AVERAGE([.J124:.M124])" office:value-type="float" office:value="3.67949331964944" calcext:value-type="float">
            <text:p>3.679</text:p>
          </table:table-cell>
          <table:table-cell table:style-name="ce8" table:formula="of:=STDEV([.J124:.M124])" office:value-type="float" office:value="0.270272186555788" calcext:value-type="float">
            <text:p>0.27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37748549541948" calcext:value-type="float">
            <text:p>1.37748549541948</text:p>
          </table:table-cell>
          <table:table-cell table:style-name="Default" office:value-type="float" office:value="1.7913060203549" calcext:value-type="float">
            <text:p>1.7913060203549</text:p>
          </table:table-cell>
          <table:table-cell table:style-name="Default" office:value-type="float" office:value="2.21030395624137" calcext:value-type="float">
            <text:p>2.21030395624137</text:p>
          </table:table-cell>
          <table:table-cell table:style-name="Default" office:value-type="float" office:value="2.39072764751799" calcext:value-type="float">
            <text:p>2.39072764751799</text:p>
          </table:table-cell>
          <table:table-cell table:formula="of:=AVERAGE([.D125:.G125])" office:value-type="float" office:value="1.94245577988344" calcext:value-type="float">
            <text:p>1.942</text:p>
          </table:table-cell>
          <table:table-cell table:formula="of:=STDEV([.D125:.G125])" office:value-type="float" office:value="0.452669115736009" calcext:value-type="float">
            <text:p>0.453</text:p>
          </table:table-cell>
          <table:table-cell table:style-name="Default" office:value-type="float" office:value="2.95155940864193" calcext:value-type="float">
            <text:p>2.95155940864193</text:p>
          </table:table-cell>
          <table:table-cell table:style-name="Default" office:value-type="float" office:value="3.15339691181201" calcext:value-type="float">
            <text:p>3.15339691181201</text:p>
          </table:table-cell>
          <table:table-cell table:style-name="Default" office:value-type="float" office:value="2.39501266953694" calcext:value-type="float">
            <text:p>2.39501266953694</text:p>
          </table:table-cell>
          <table:table-cell table:style-name="Default" office:value-type="float" office:value="2.90029663575469" calcext:value-type="float">
            <text:p>2.90029663575469</text:p>
          </table:table-cell>
          <table:table-cell table:style-name="ce7" table:formula="of:=AVERAGE([.J125:.M125])" office:value-type="float" office:value="2.85006640643639" calcext:value-type="float">
            <text:p>2.850</text:p>
          </table:table-cell>
          <table:table-cell table:style-name="ce8" table:formula="of:=STDEV([.J125:.M125])" office:value-type="float" office:value="0.322442348537764" calcext:value-type="float">
            <text:p>0.32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44480695197058" calcext:value-type="float">
            <text:p>0.844480695197058</text:p>
          </table:table-cell>
          <table:table-cell table:style-name="Default" office:value-type="float" office:value="0.618492805999358" calcext:value-type="float">
            <text:p>0.618492805999358</text:p>
          </table:table-cell>
          <table:table-cell table:style-name="Default" office:value-type="float" office:value="0.943031119738717" calcext:value-type="float">
            <text:p>0.943031119738717</text:p>
          </table:table-cell>
          <table:table-cell table:style-name="Default" office:value-type="float" office:value="0.687411807652637" calcext:value-type="float">
            <text:p>0.687411807652637</text:p>
          </table:table-cell>
          <table:table-cell table:formula="of:=AVERAGE([.D126:.G126])" office:value-type="float" office:value="0.773354107146943" calcext:value-type="float">
            <text:p>0.773</text:p>
          </table:table-cell>
          <table:table-cell table:formula="of:=STDEV([.D126:.G126])" office:value-type="float" office:value="0.147441945145891" calcext:value-type="float">
            <text:p>0.147</text:p>
          </table:table-cell>
          <table:table-cell table:style-name="Default" office:value-type="float" office:value="0.784846635725629" calcext:value-type="float">
            <text:p>0.784846635725629</text:p>
          </table:table-cell>
          <table:table-cell table:style-name="Default" office:value-type="float" office:value="0.773256389916953" calcext:value-type="float">
            <text:p>0.773256389916953</text:p>
          </table:table-cell>
          <table:table-cell table:style-name="Default" office:value-type="float" office:value="0.836418994814765" calcext:value-type="float">
            <text:p>0.836418994814765</text:p>
          </table:table-cell>
          <table:table-cell table:style-name="Default" office:value-type="float" office:value="0.647152037540435" calcext:value-type="float">
            <text:p>0.647152037540435</text:p>
          </table:table-cell>
          <table:table-cell table:style-name="ce7" table:formula="of:=AVERAGE([.J126:.M126])" office:value-type="float" office:value="0.760418514499446" calcext:value-type="float">
            <text:p>0.760</text:p>
          </table:table-cell>
          <table:table-cell table:style-name="ce8" table:formula="of:=STDEV([.J126:.M126])" office:value-type="float" office:value="0.0803469807828145" calcext:value-type="float">
            <text:p>0.08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3.97890516910675" calcext:value-type="float">
            <text:p>3.97890516910675</text:p>
          </table:table-cell>
          <table:table-cell table:style-name="Default" office:value-type="float" office:value="3.01991087631021" calcext:value-type="float">
            <text:p>3.01991087631021</text:p>
          </table:table-cell>
          <table:table-cell table:style-name="Default" office:value-type="float" office:value="2.61375757600126" calcext:value-type="float">
            <text:p>2.61375757600126</text:p>
          </table:table-cell>
          <table:table-cell table:style-name="Default" office:value-type="float" office:value="3.33191260188877" calcext:value-type="float">
            <text:p>3.33191260188877</text:p>
          </table:table-cell>
          <table:table-cell table:formula="of:=AVERAGE([.D127:.G127])" office:value-type="float" office:value="3.23612155582675" calcext:value-type="float">
            <text:p>3.236</text:p>
          </table:table-cell>
          <table:table-cell table:formula="of:=STDEV([.D127:.G127])" office:value-type="float" office:value="0.57590143890084" calcext:value-type="float">
            <text:p>0.576</text:p>
          </table:table-cell>
          <table:table-cell table:style-name="Default" office:value-type="float" office:value="2.23401855142485" calcext:value-type="float">
            <text:p>2.23401855142485</text:p>
          </table:table-cell>
          <table:table-cell table:style-name="Default" office:value-type="float" office:value="3.1662807540474" calcext:value-type="float">
            <text:p>3.1662807540474</text:p>
          </table:table-cell>
          <table:table-cell table:style-name="Default" office:value-type="float" office:value="3.30884931826886" calcext:value-type="float">
            <text:p>3.30884931826886</text:p>
          </table:table-cell>
          <table:table-cell table:style-name="Default" office:value-type="float" office:value="3.10698055849272" calcext:value-type="float">
            <text:p>3.10698055849272</text:p>
          </table:table-cell>
          <table:table-cell table:style-name="ce7" table:formula="of:=AVERAGE([.J127:.M127])" office:value-type="float" office:value="2.95403229555846" calcext:value-type="float">
            <text:p>2.954</text:p>
          </table:table-cell>
          <table:table-cell table:style-name="ce8" table:formula="of:=STDEV([.J127:.M127])" office:value-type="float" office:value="0.487427769217112" calcext:value-type="float">
            <text:p>0.48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78600560725425" calcext:value-type="float">
            <text:p>1.78600560725425</text:p>
          </table:table-cell>
          <table:table-cell table:style-name="Default" office:value-type="float" office:value="2.40202539091957" calcext:value-type="float">
            <text:p>2.40202539091957</text:p>
          </table:table-cell>
          <table:table-cell table:style-name="Default" office:value-type="float" office:value="2.12118520505531" calcext:value-type="float">
            <text:p>2.12118520505531</text:p>
          </table:table-cell>
          <table:table-cell table:style-name="Default" office:value-type="float" office:value="2.7701214486968" calcext:value-type="float">
            <text:p>2.7701214486968</text:p>
          </table:table-cell>
          <table:table-cell table:formula="of:=AVERAGE([.D128:.G128])" office:value-type="float" office:value="2.26983441298148" calcext:value-type="float">
            <text:p>2.270</text:p>
          </table:table-cell>
          <table:table-cell table:formula="of:=STDEV([.D128:.G128])" office:value-type="float" office:value="0.417910864906847" calcext:value-type="float">
            <text:p>0.418</text:p>
          </table:table-cell>
          <table:table-cell table:style-name="Default" office:value-type="float" office:value="1.52469230699946" calcext:value-type="float">
            <text:p>1.52469230699946</text:p>
          </table:table-cell>
          <table:table-cell table:style-name="Default" office:value-type="float" office:value="2.62964257354777" calcext:value-type="float">
            <text:p>2.62964257354777</text:p>
          </table:table-cell>
          <table:table-cell table:style-name="Default" office:value-type="float" office:value="2.64877113770134" calcext:value-type="float">
            <text:p>2.64877113770134</text:p>
          </table:table-cell>
          <table:table-cell table:style-name="Default" office:value-type="float" office:value="2.51216326877111" calcext:value-type="float">
            <text:p>2.51216326877111</text:p>
          </table:table-cell>
          <table:table-cell table:style-name="ce7" table:formula="of:=AVERAGE([.J128:.M128])" office:value-type="float" office:value="2.32881732175492" calcext:value-type="float">
            <text:p>2.329</text:p>
          </table:table-cell>
          <table:table-cell table:style-name="ce8" table:formula="of:=STDEV([.J128:.M128])" office:value-type="float" office:value="0.539474760638419" calcext:value-type="float">
            <text:p>0.53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30767295680559" calcext:value-type="float">
            <text:p>0.930767295680559</text:p>
          </table:table-cell>
          <table:table-cell table:style-name="Default" office:value-type="float" office:value="0.893058694511916" calcext:value-type="float">
            <text:p>0.893058694511916</text:p>
          </table:table-cell>
          <table:table-cell table:style-name="Default" office:value-type="float" office:value="0.930124341310392" calcext:value-type="float">
            <text:p>0.930124341310392</text:p>
          </table:table-cell>
          <table:table-cell table:style-name="Default" office:value-type="float" office:value="0.761618159473865" calcext:value-type="float">
            <text:p>0.761618159473865</text:p>
          </table:table-cell>
          <table:table-cell table:formula="of:=AVERAGE([.D129:.G129])" office:value-type="float" office:value="0.878892122744183" calcext:value-type="float">
            <text:p>0.879</text:p>
          </table:table-cell>
          <table:table-cell table:formula="of:=STDEV([.D129:.G129])" office:value-type="float" office:value="0.0801449686571631" calcext:value-type="float">
            <text:p>0.080</text:p>
          </table:table-cell>
          <table:table-cell table:style-name="Default" office:value-type="float" office:value="0.721192899576808" calcext:value-type="float">
            <text:p>0.721192899576808</text:p>
          </table:table-cell>
          <table:table-cell table:style-name="Default" office:value-type="float" office:value="0.719102058279882" calcext:value-type="float">
            <text:p>0.719102058279882</text:p>
          </table:table-cell>
          <table:table-cell table:style-name="Default" office:value-type="float" office:value="0.872260274530622" calcext:value-type="float">
            <text:p>0.872260274530622</text:p>
          </table:table-cell>
          <table:table-cell table:style-name="Default" office:value-type="float" office:value="0.716889471845134" calcext:value-type="float">
            <text:p>0.716889471845134</text:p>
          </table:table-cell>
          <table:table-cell table:style-name="ce7" table:formula="of:=AVERAGE([.J129:.M129])" office:value-type="float" office:value="0.757361176058112" calcext:value-type="float">
            <text:p>0.757</text:p>
          </table:table-cell>
          <table:table-cell table:style-name="ce8" table:formula="of:=STDEV([.J129:.M129])" office:value-type="float" office:value="0.0766195492645205" calcext:value-type="float">
            <text:p>0.07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82661105894057" calcext:value-type="float">
            <text:p>1.82661105894057</text:p>
          </table:table-cell>
          <table:table-cell table:style-name="Default" office:value-type="float" office:value="2.09854196270137" calcext:value-type="float">
            <text:p>2.09854196270137</text:p>
          </table:table-cell>
          <table:table-cell table:style-name="Default" office:value-type="float" office:value="2.28235423177997" calcext:value-type="float">
            <text:p>2.28235423177997</text:p>
          </table:table-cell>
          <table:table-cell table:style-name="Default" office:value-type="float" office:value="3.0640551898252" calcext:value-type="float">
            <text:p>3.0640551898252</text:p>
          </table:table-cell>
          <table:table-cell table:formula="of:=AVERAGE([.D130:.G130])" office:value-type="float" office:value="2.31789061081178" calcext:value-type="float">
            <text:p>2.318</text:p>
          </table:table-cell>
          <table:table-cell table:formula="of:=STDEV([.D130:.G130])" office:value-type="float" office:value="0.531505359246611" calcext:value-type="float">
            <text:p>0.532</text:p>
          </table:table-cell>
          <table:table-cell table:style-name="Default" office:value-type="float" office:value="3.19549060449505" calcext:value-type="float">
            <text:p>3.19549060449505</text:p>
          </table:table-cell>
          <table:table-cell table:style-name="Default" office:value-type="float" office:value="3.18363190548322" calcext:value-type="float">
            <text:p>3.18363190548322</text:p>
          </table:table-cell>
          <table:table-cell table:style-name="Default" office:value-type="float" office:value="3.02049705956979" calcext:value-type="float">
            <text:p>3.02049705956979</text:p>
          </table:table-cell>
          <table:table-cell table:style-name="Default" office:value-type="float" office:value="3.28118086028109" calcext:value-type="float">
            <text:p>3.28118086028109</text:p>
          </table:table-cell>
          <table:table-cell table:style-name="ce7" table:formula="of:=AVERAGE([.J130:.M130])" office:value-type="float" office:value="3.17020010745729" calcext:value-type="float">
            <text:p>3.170</text:p>
          </table:table-cell>
          <table:table-cell table:style-name="ce8" table:formula="of:=STDEV([.J130:.M130])" office:value-type="float" office:value="0.108854264168154" calcext:value-type="float">
            <text:p>0.10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39812854459141" calcext:value-type="float">
            <text:p>1.39812854459141</text:p>
          </table:table-cell>
          <table:table-cell table:style-name="Default" office:value-type="float" office:value="1.75784905383315" calcext:value-type="float">
            <text:p>1.75784905383315</text:p>
          </table:table-cell>
          <table:table-cell table:style-name="Default" office:value-type="float" office:value="1.76379445378027" calcext:value-type="float">
            <text:p>1.76379445378027</text:p>
          </table:table-cell>
          <table:table-cell table:style-name="Default" office:value-type="float" office:value="2.36502969062711" calcext:value-type="float">
            <text:p>2.36502969062711</text:p>
          </table:table-cell>
          <table:table-cell table:formula="of:=AVERAGE([.D131:.G131])" office:value-type="float" office:value="1.82120043570799" calcext:value-type="float">
            <text:p>1.821</text:p>
          </table:table-cell>
          <table:table-cell table:formula="of:=STDEV([.D131:.G131])" office:value-type="float" office:value="0.400852810852638" calcext:value-type="float">
            <text:p>0.401</text:p>
          </table:table-cell>
          <table:table-cell table:style-name="Default" office:value-type="float" office:value="2.25407288061345" calcext:value-type="float">
            <text:p>2.25407288061345</text:p>
          </table:table-cell>
          <table:table-cell table:style-name="Default" office:value-type="float" office:value="2.62644526695024" calcext:value-type="float">
            <text:p>2.62644526695024</text:p>
          </table:table-cell>
          <table:table-cell table:style-name="Default" office:value-type="float" office:value="2.4314741707961" calcext:value-type="float">
            <text:p>2.4314741707961</text:p>
          </table:table-cell>
          <table:table-cell table:style-name="Default" office:value-type="float" office:value="2.55024103373265" calcext:value-type="float">
            <text:p>2.55024103373265</text:p>
          </table:table-cell>
          <table:table-cell table:style-name="ce7" table:formula="of:=AVERAGE([.J131:.M131])" office:value-type="float" office:value="2.46555833802311" calcext:value-type="float">
            <text:p>2.466</text:p>
          </table:table-cell>
          <table:table-cell table:style-name="ce8" table:formula="of:=STDEV([.J131:.M131])" office:value-type="float" office:value="0.162217541184228" calcext:value-type="float">
            <text:p>0.16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0216783309335" calcext:value-type="float">
            <text:p>0.920216783309335</text:p>
          </table:table-cell>
          <table:table-cell table:style-name="Default" office:value-type="float" office:value="0.739584641660053" calcext:value-type="float">
            <text:p>0.739584641660053</text:p>
          </table:table-cell>
          <table:table-cell table:style-name="Default" office:value-type="float" office:value="0.443447575694836" calcext:value-type="float">
            <text:p>0.443447575694836</text:p>
          </table:table-cell>
          <table:table-cell table:style-name="Default" office:value-type="float" office:value="0.490957309968467" calcext:value-type="float">
            <text:p>0.490957309968467</text:p>
          </table:table-cell>
          <table:table-cell table:formula="of:=AVERAGE([.D132:.G132])" office:value-type="float" office:value="0.648551577658173" calcext:value-type="float">
            <text:p>0.649</text:p>
          </table:table-cell>
          <table:table-cell table:formula="of:=STDEV([.D132:.G132])" office:value-type="float" office:value="0.222854666792127" calcext:value-type="float">
            <text:p>0.223</text:p>
          </table:table-cell>
          <table:table-cell table:style-name="Default" office:value-type="float" office:value="0.737688712769988" calcext:value-type="float">
            <text:p>0.737688712769988</text:p>
          </table:table-cell>
          <table:table-cell table:style-name="Default" office:value-type="float" office:value="0.76483525832129" calcext:value-type="float">
            <text:p>0.76483525832129</text:p>
          </table:table-cell>
          <table:table-cell table:style-name="Default" office:value-type="float" office:value="0.901138473901556" calcext:value-type="float">
            <text:p>0.901138473901556</text:p>
          </table:table-cell>
          <table:table-cell table:style-name="Default" office:value-type="float" office:value="0.611030098750985" calcext:value-type="float">
            <text:p>0.611030098750985</text:p>
          </table:table-cell>
          <table:table-cell table:style-name="ce7" table:formula="of:=AVERAGE([.J132:.M132])" office:value-type="float" office:value="0.753673135935955" calcext:value-type="float">
            <text:p>0.754</text:p>
          </table:table-cell>
          <table:table-cell table:style-name="ce8" table:formula="of:=STDEV([.J132:.M132])" office:value-type="float" office:value="0.118986213093164" calcext:value-type="float">
            <text:p>0.11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68963072166065" calcext:value-type="float">
            <text:p>2.68963072166065</text:p>
          </table:table-cell>
          <table:table-cell table:style-name="Default" office:value-type="float" office:value="3.05022101276226" calcext:value-type="float">
            <text:p>3.05022101276226</text:p>
          </table:table-cell>
          <table:table-cell table:style-name="Default" office:value-type="float" office:value="25.2277262895639" calcext:value-type="float">
            <text:p>25.2277262895639</text:p>
          </table:table-cell>
          <table:table-cell table:style-name="Default" office:value-type="float" office:value="7.06422284059216" calcext:value-type="float">
            <text:p>7.06422284059216</text:p>
          </table:table-cell>
          <table:table-cell table:formula="of:=AVERAGE([.D133:.G133])" office:value-type="float" office:value="9.50795021614474" calcext:value-type="float">
            <text:p>9.508</text:p>
          </table:table-cell>
          <table:table-cell table:formula="of:=STDEV([.D133:.G133])" office:value-type="float" office:value="10.6657537704803" calcext:value-type="float">
            <text:p>10.666</text:p>
          </table:table-cell>
          <table:table-cell table:style-name="Default" office:value-type="float" office:value="3.10294519750514" calcext:value-type="float">
            <text:p>3.10294519750514</text:p>
          </table:table-cell>
          <table:table-cell table:style-name="Default" office:value-type="float" office:value="3.31317273336793" calcext:value-type="float">
            <text:p>3.31317273336793</text:p>
          </table:table-cell>
          <table:table-cell table:style-name="Default" office:value-type="float" office:value="2.5424695062032" calcext:value-type="float">
            <text:p>2.5424695062032</text:p>
          </table:table-cell>
          <table:table-cell table:style-name="Default" office:value-type="float" office:value="2.54404225530325" calcext:value-type="float">
            <text:p>2.54404225530325</text:p>
          </table:table-cell>
          <table:table-cell table:style-name="ce7" table:formula="of:=AVERAGE([.J133:.M133])" office:value-type="float" office:value="2.87565742309488" calcext:value-type="float">
            <text:p>2.876</text:p>
          </table:table-cell>
          <table:table-cell table:style-name="ce8" table:formula="of:=STDEV([.J133:.M133])" office:value-type="float" office:value="0.393303185253557" calcext:value-type="float">
            <text:p>0.39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03568372074111" calcext:value-type="float">
            <text:p>2.03568372074111</text:p>
          </table:table-cell>
          <table:table-cell table:style-name="Default" office:value-type="float" office:value="2.42171051045932" calcext:value-type="float">
            <text:p>2.42171051045932</text:p>
          </table:table-cell>
          <table:table-cell table:style-name="Default" office:value-type="float" office:value="20.6387473632793" calcext:value-type="float">
            <text:p>20.6387473632793</text:p>
          </table:table-cell>
          <table:table-cell table:style-name="Default" office:value-type="float" office:value="5.11177863131711" calcext:value-type="float">
            <text:p>5.11177863131711</text:p>
          </table:table-cell>
          <table:table-cell table:formula="of:=AVERAGE([.D134:.G134])" office:value-type="float" office:value="7.55198005644921" calcext:value-type="float">
            <text:p>7.552</text:p>
          </table:table-cell>
          <table:table-cell table:formula="of:=STDEV([.D134:.G134])" office:value-type="float" office:value="8.83114285575375" calcext:value-type="float">
            <text:p>8.831</text:p>
          </table:table-cell>
          <table:table-cell table:style-name="Default" office:value-type="float" office:value="2.17964381070413" calcext:value-type="float">
            <text:p>2.17964381070413</text:p>
          </table:table-cell>
          <table:table-cell table:style-name="Default" office:value-type="float" office:value="2.89189277731378" calcext:value-type="float">
            <text:p>2.89189277731378</text:p>
          </table:table-cell>
          <table:table-cell table:style-name="Default" office:value-type="float" office:value="1.96540458778486" calcext:value-type="float">
            <text:p>1.96540458778486</text:p>
          </table:table-cell>
          <table:table-cell table:style-name="Default" office:value-type="float" office:value="1.94613324730472" calcext:value-type="float">
            <text:p>1.94613324730472</text:p>
          </table:table-cell>
          <table:table-cell table:style-name="ce7" table:formula="of:=AVERAGE([.J134:.M134])" office:value-type="float" office:value="2.24576860577687" calcext:value-type="float">
            <text:p>2.246</text:p>
          </table:table-cell>
          <table:table-cell table:style-name="ce8" table:formula="of:=STDEV([.J134:.M134])" office:value-type="float" office:value="0.443559189661323" calcext:value-type="float">
            <text:p>0.44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7704563739482" calcext:value-type="float">
            <text:p>0.917704563739482</text:p>
          </table:table-cell>
          <table:table-cell table:style-name="Default" office:value-type="float" office:value="0.870320034474834" calcext:value-type="float">
            <text:p>0.870320034474834</text:p>
          </table:table-cell>
          <table:table-cell table:style-name="Default" office:value-type="float" office:value="0.964308725716274" calcext:value-type="float">
            <text:p>0.964308725716274</text:p>
          </table:table-cell>
          <table:table-cell table:style-name="Default" office:value-type="float" office:value="0.760497752669008" calcext:value-type="float">
            <text:p>0.760497752669008</text:p>
          </table:table-cell>
          <table:table-cell table:formula="of:=AVERAGE([.D135:.G135])" office:value-type="float" office:value="0.878207769149899" calcext:value-type="float">
            <text:p>0.878</text:p>
          </table:table-cell>
          <table:table-cell table:formula="of:=STDEV([.D135:.G135])" office:value-type="float" office:value="0.0873522292078311" calcext:value-type="float">
            <text:p>0.087</text:p>
          </table:table-cell>
          <table:table-cell table:style-name="Default" office:value-type="float" office:value="0.684546417114282" calcext:value-type="float">
            <text:p>0.684546417114282</text:p>
          </table:table-cell>
          <table:table-cell table:style-name="Default" office:value-type="float" office:value="0.814413937934791" calcext:value-type="float">
            <text:p>0.814413937934791</text:p>
          </table:table-cell>
          <table:table-cell table:style-name="Default" office:value-type="float" office:value="0.91324761592197" calcext:value-type="float">
            <text:p>0.91324761592197</text:p>
          </table:table-cell>
          <table:table-cell table:style-name="Default" office:value-type="float" office:value="0.617792891526466" calcext:value-type="float">
            <text:p>0.617792891526466</text:p>
          </table:table-cell>
          <table:table-cell table:style-name="ce7" table:formula="of:=AVERAGE([.J135:.M135])" office:value-type="float" office:value="0.757500215624377" calcext:value-type="float">
            <text:p>0.758</text:p>
          </table:table-cell>
          <table:table-cell table:style-name="ce8" table:formula="of:=STDEV([.J135:.M135])" office:value-type="float" office:value="0.13208181506215" calcext:value-type="float">
            <text:p>0.13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85668242598965" calcext:value-type="float">
            <text:p>2.85668242598965</text:p>
          </table:table-cell>
          <table:table-cell table:style-name="Default" office:value-type="float" office:value="2.03655301696041" calcext:value-type="float">
            <text:p>2.03655301696041</text:p>
          </table:table-cell>
          <table:table-cell table:style-name="Default" office:value-type="float" office:value="1.9978680514897" calcext:value-type="float">
            <text:p>1.9978680514897</text:p>
          </table:table-cell>
          <table:table-cell table:style-name="Default" office:value-type="float" office:value="3.17870974538171" calcext:value-type="float">
            <text:p>3.17870974538171</text:p>
          </table:table-cell>
          <table:table-cell table:formula="of:=AVERAGE([.D136:.G136])" office:value-type="float" office:value="2.51745330995537" calcext:value-type="float">
            <text:p>2.517</text:p>
          </table:table-cell>
          <table:table-cell table:formula="of:=STDEV([.D136:.G136])" office:value-type="float" office:value="0.592612970714058" calcext:value-type="float">
            <text:p>0.593</text:p>
          </table:table-cell>
          <table:table-cell table:style-name="Default" office:value-type="float" office:value="3.47450075566602" calcext:value-type="float">
            <text:p>3.47450075566602</text:p>
          </table:table-cell>
          <table:table-cell table:style-name="Default" office:value-type="float" office:value="2.46928316297907" calcext:value-type="float">
            <text:p>2.46928316297907</text:p>
          </table:table-cell>
          <table:table-cell table:style-name="Default" office:value-type="float" office:value="2.32796703650053" calcext:value-type="float">
            <text:p>2.32796703650053</text:p>
          </table:table-cell>
          <table:table-cell table:style-name="Default" office:value-type="float" office:value="2.83161362903452" calcext:value-type="float">
            <text:p>2.83161362903452</text:p>
          </table:table-cell>
          <table:table-cell table:style-name="ce7" table:formula="of:=AVERAGE([.J136:.M136])" office:value-type="float" office:value="2.77584114604503" calcext:value-type="float">
            <text:p>2.776</text:p>
          </table:table-cell>
          <table:table-cell table:style-name="ce8" table:formula="of:=STDEV([.J136:.M136])" office:value-type="float" office:value="0.511795803993583" calcext:value-type="float">
            <text:p>0.51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41109177847677" calcext:value-type="float">
            <text:p>2.41109177847677</text:p>
          </table:table-cell>
          <table:table-cell table:style-name="Default" office:value-type="float" office:value="1.65536547554702" calcext:value-type="float">
            <text:p>1.65536547554702</text:p>
          </table:table-cell>
          <table:table-cell table:style-name="Default" office:value-type="float" office:value="1.5522408439666" calcext:value-type="float">
            <text:p>1.5522408439666</text:p>
          </table:table-cell>
          <table:table-cell table:style-name="Default" office:value-type="float" office:value="2.44069566606168" calcext:value-type="float">
            <text:p>2.44069566606168</text:p>
          </table:table-cell>
          <table:table-cell table:formula="of:=AVERAGE([.D137:.G137])" office:value-type="float" office:value="2.01484844101302" calcext:value-type="float">
            <text:p>2.015</text:p>
          </table:table-cell>
          <table:table-cell table:formula="of:=STDEV([.D137:.G137])" office:value-type="float" office:value="0.476650966945887" calcext:value-type="float">
            <text:p>0.477</text:p>
          </table:table-cell>
          <table:table-cell table:style-name="Default" office:value-type="float" office:value="2.41330591171425" calcext:value-type="float">
            <text:p>2.41330591171425</text:p>
          </table:table-cell>
          <table:table-cell table:style-name="Default" office:value-type="float" office:value="1.92829396472981" calcext:value-type="float">
            <text:p>1.92829396472981</text:p>
          </table:table-cell>
          <table:table-cell table:style-name="Default" office:value-type="float" office:value="1.80916820579754" calcext:value-type="float">
            <text:p>1.80916820579754</text:p>
          </table:table-cell>
          <table:table-cell table:style-name="Default" office:value-type="float" office:value="2.26063262351796" calcext:value-type="float">
            <text:p>2.26063262351796</text:p>
          </table:table-cell>
          <table:table-cell table:style-name="ce7" table:formula="of:=AVERAGE([.J137:.M137])" office:value-type="float" office:value="2.10285017643989" calcext:value-type="float">
            <text:p>2.103</text:p>
          </table:table-cell>
          <table:table-cell table:style-name="ce8" table:formula="of:=STDEV([.J137:.M137])" office:value-type="float" office:value="0.28165998124076" calcext:value-type="float">
            <text:p>0.28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0264174826217" calcext:value-type="float">
            <text:p>0.940264174826217</text:p>
          </table:table-cell>
          <table:table-cell table:style-name="Default" office:value-type="float" office:value="0.820714761766334" calcext:value-type="float">
            <text:p>0.820714761766334</text:p>
          </table:table-cell>
          <table:table-cell table:style-name="Default" office:value-type="float" office:value="0.933470800452948" calcext:value-type="float">
            <text:p>0.933470800452948</text:p>
          </table:table-cell>
          <table:table-cell table:style-name="Default" office:value-type="float" office:value="0.571889523310744" calcext:value-type="float">
            <text:p>0.571889523310744</text:p>
          </table:table-cell>
          <table:table-cell table:formula="of:=AVERAGE([.D138:.G138])" office:value-type="float" office:value="0.816584815089061" calcext:value-type="float">
            <text:p>0.817</text:p>
          </table:table-cell>
          <table:table-cell table:formula="of:=STDEV([.D138:.G138])" office:value-type="float" office:value="0.172096639399217" calcext:value-type="float">
            <text:p>0.172</text:p>
          </table:table-cell>
          <table:table-cell table:style-name="Default" office:value-type="float" office:value="0.78977009464675" calcext:value-type="float">
            <text:p>0.78977009464675</text:p>
          </table:table-cell>
          <table:table-cell table:style-name="Default" office:value-type="float" office:value="0.627105567053043" calcext:value-type="float">
            <text:p>0.627105567053043</text:p>
          </table:table-cell>
          <table:table-cell table:style-name="Default" office:value-type="float" office:value="0.917291512488707" calcext:value-type="float">
            <text:p>0.917291512488707</text:p>
          </table:table-cell>
          <table:table-cell table:style-name="Default" office:value-type="float" office:value="0.667017691354023" calcext:value-type="float">
            <text:p>0.667017691354023</text:p>
          </table:table-cell>
          <table:table-cell table:style-name="ce7" table:formula="of:=AVERAGE([.J138:.M138])" office:value-type="float" office:value="0.750296216385631" calcext:value-type="float">
            <text:p>0.750</text:p>
          </table:table-cell>
          <table:table-cell table:style-name="ce8" table:formula="of:=STDEV([.J138:.M138])" office:value-type="float" office:value="0.131093941888953" calcext:value-type="float">
            <text:p>0.13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18805738560551" calcext:value-type="float">
            <text:p>2.18805738560551</text:p>
          </table:table-cell>
          <table:table-cell table:style-name="Default" office:value-type="float" office:value="2.76876549817739" calcext:value-type="float">
            <text:p>2.76876549817739</text:p>
          </table:table-cell>
          <table:table-cell table:style-name="Default" office:value-type="float" office:value="3.03094215017373" calcext:value-type="float">
            <text:p>3.03094215017373</text:p>
          </table:table-cell>
          <table:table-cell table:style-name="Default" office:value-type="float" office:value="3.60507161870424" calcext:value-type="float">
            <text:p>3.60507161870424</text:p>
          </table:table-cell>
          <table:table-cell table:formula="of:=AVERAGE([.D139:.G139])" office:value-type="float" office:value="2.89820916316522" calcext:value-type="float">
            <text:p>2.898</text:p>
          </table:table-cell>
          <table:table-cell table:formula="of:=STDEV([.D139:.G139])" office:value-type="float" office:value="0.588315047818075" calcext:value-type="float">
            <text:p>0.588</text:p>
          </table:table-cell>
          <table:table-cell table:style-name="Default" office:value-type="float" office:value="2.87387933399616" calcext:value-type="float">
            <text:p>2.87387933399616</text:p>
          </table:table-cell>
          <table:table-cell table:style-name="Default" office:value-type="float" office:value="3.62344043238748" calcext:value-type="float">
            <text:p>3.62344043238748</text:p>
          </table:table-cell>
          <table:table-cell table:style-name="Default" office:value-type="float" office:value="2.393809680141" calcext:value-type="float">
            <text:p>2.393809680141</text:p>
          </table:table-cell>
          <table:table-cell table:style-name="Default" office:value-type="float" office:value="2.69204179573813" calcext:value-type="float">
            <text:p>2.69204179573813</text:p>
          </table:table-cell>
          <table:table-cell table:style-name="ce7" table:formula="of:=AVERAGE([.J139:.M139])" office:value-type="float" office:value="2.89579281056569" calcext:value-type="float">
            <text:p>2.896</text:p>
          </table:table-cell>
          <table:table-cell table:style-name="ce8" table:formula="of:=STDEV([.J139:.M139])" office:value-type="float" office:value="0.523912461286076" calcext:value-type="float">
            <text:p>0.52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72781443560594" calcext:value-type="float">
            <text:p>1.72781443560594</text:p>
          </table:table-cell>
          <table:table-cell table:style-name="Default" office:value-type="float" office:value="2.11085467716516" calcext:value-type="float">
            <text:p>2.11085467716516</text:p>
          </table:table-cell>
          <table:table-cell table:style-name="Default" office:value-type="float" office:value="2.34479647225498" calcext:value-type="float">
            <text:p>2.34479647225498</text:p>
          </table:table-cell>
          <table:table-cell table:style-name="Default" office:value-type="float" office:value="2.83357830082833" calcext:value-type="float">
            <text:p>2.83357830082833</text:p>
          </table:table-cell>
          <table:table-cell table:formula="of:=AVERAGE([.D140:.G140])" office:value-type="float" office:value="2.2542609714636" calcext:value-type="float">
            <text:p>2.254</text:p>
          </table:table-cell>
          <table:table-cell table:formula="of:=STDEV([.D140:.G140])" office:value-type="float" office:value="0.462427134932907" calcext:value-type="float">
            <text:p>0.462</text:p>
          </table:table-cell>
          <table:table-cell table:style-name="Default" office:value-type="float" office:value="2.05982159640205" calcext:value-type="float">
            <text:p>2.05982159640205</text:p>
          </table:table-cell>
          <table:table-cell table:style-name="Default" office:value-type="float" office:value="3.11199740014369" calcext:value-type="float">
            <text:p>3.11199740014369</text:p>
          </table:table-cell>
          <table:table-cell table:style-name="Default" office:value-type="float" office:value="1.85953447831253" calcext:value-type="float">
            <text:p>1.85953447831253</text:p>
          </table:table-cell>
          <table:table-cell table:style-name="Default" office:value-type="float" office:value="2.15981657504781" calcext:value-type="float">
            <text:p>2.15981657504781</text:p>
          </table:table-cell>
          <table:table-cell table:style-name="ce7" table:formula="of:=AVERAGE([.J140:.M140])" office:value-type="float" office:value="2.29779251247652" calcext:value-type="float">
            <text:p>2.298</text:p>
          </table:table-cell>
          <table:table-cell table:style-name="ce8" table:formula="of:=STDEV([.J140:.M140])" office:value-type="float" office:value="0.556976127500706" calcext:value-type="float">
            <text:p>0.557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123];[.D126];[.D129];[.D132];[.D135];[.D138])" office:value-type="float" office:value="0.913397241430952" calcext:value-type="float">
            <text:p>0.913</text:p>
          </table:table-cell>
          <table:table-cell table:style-name="ce7" table:formula="of:=AVERAGE([.E123];[.E126];[.E129];[.E132];[.E135];[.E138])" office:value-type="float" office:value="0.806709125066613" calcext:value-type="float">
            <text:p>0.807</text:p>
          </table:table-cell>
          <table:table-cell table:style-name="ce7" table:formula="of:=AVERAGE([.F123];[.F126];[.F129];[.F132];[.F135];[.F138])" office:value-type="float" office:value="0.852961981896784" calcext:value-type="float">
            <text:p>0.853</text:p>
          </table:table-cell>
          <table:table-cell table:style-name="ce7" table:formula="of:=AVERAGE([.G123];[.G126];[.G129];[.G132];[.G135];[.G138])" office:value-type="float" office:value="0.676017241632352" calcext:value-type="float">
            <text:p>0.676</text:p>
          </table:table-cell>
          <table:table-cell table:formula="of:=AVERAGE([.H123];[.H126];[.H129];[.H132];[.H135];[.H138])" office:value-type="float" office:value="0.812271397506675" calcext:value-type="float">
            <text:p>0.812</text:p>
          </table:table-cell>
          <table:table-cell table:formula="of:=AVERAGE([.I123];[.I126];[.I129];[.I132];[.I135];[.I138])" office:value-type="float" office:value="0.129000435595894" calcext:value-type="float">
            <text:p>0.129</text:p>
          </table:table-cell>
          <table:table-cell table:style-name="ce10" table:formula="of:=AVERAGE([.J123];[.J126];[.J129];[.J132];[.J135];[.J138])" office:value-type="float" office:value="0.722959705003328" calcext:value-type="float">
            <text:p>0.723</text:p>
          </table:table-cell>
          <table:table-cell table:style-name="ce7" table:formula="of:=AVERAGE([.K123];[.K126];[.K129];[.K132];[.K135];[.K138])" office:value-type="float" office:value="0.719493359306427" calcext:value-type="float">
            <text:p>0.719</text:p>
          </table:table-cell>
          <table:table-cell table:style-name="ce7" table:formula="of:=AVERAGE([.L123];[.L126];[.L129];[.L132];[.L135];[.L138])" office:value-type="float" office:value="0.874545115365966" calcext:value-type="float">
            <text:p>0.875</text:p>
          </table:table-cell>
          <table:table-cell table:style-name="ce7" table:formula="of:=AVERAGE([.M123];[.M126];[.M129];[.M132];[.M135];[.M138])" office:value-type="float" office:value="0.604729416133194" calcext:value-type="float">
            <text:p>0.605</text:p>
          </table:table-cell>
          <table:table-cell table:style-name="ce7" table:formula="of:=AVERAGE([.N123];[.N126];[.N129];[.N132];[.N135];[.N138])" office:value-type="float" office:value="0.730431898952229" calcext:value-type="float">
            <text:p>0.730</text:p>
          </table:table-cell>
          <table:table-cell table:style-name="ce8" table:formula="of:=AVERAGE([.O123];[.O126];[.O129];[.O132];[.O135];[.O138])" office:value-type="float" office:value="0.119837014525621" calcext:value-type="float">
            <text:p>0.120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124];[.D127];[.D130];[.D133];[.D136];[.D139])" office:value-type="float" office:value="2.53868673333842" calcext:value-type="float">
            <text:p>2.539</text:p>
          </table:table-cell>
          <table:table-cell table:style-name="ce7" table:formula="of:=AVERAGE([.E124];[.E127];[.E130];[.E133];[.E136];[.E139])" office:value-type="float" office:value="2.51578092366891" calcext:value-type="float">
            <text:p>2.516</text:p>
          </table:table-cell>
          <table:table-cell table:style-name="ce7" table:formula="of:=AVERAGE([.F124];[.F127];[.F130];[.F133];[.F136];[.F139])" office:value-type="float" office:value="6.30915344932247" calcext:value-type="float">
            <text:p>6.309</text:p>
          </table:table-cell>
          <table:table-cell table:style-name="ce7" table:formula="of:=AVERAGE([.G124];[.G127];[.G130];[.G133];[.G136];[.G139])" office:value-type="float" office:value="3.87462828651703" calcext:value-type="float">
            <text:p>3.875</text:p>
          </table:table-cell>
          <table:table-cell table:formula="of:=AVERAGE([.H124];[.H127];[.H130];[.H133];[.H136];[.H139])" office:value-type="float" office:value="3.80956234821171" calcext:value-type="float">
            <text:p>3.810</text:p>
          </table:table-cell>
          <table:table-cell table:formula="of:=AVERAGE([.I124];[.I127];[.I130];[.I133];[.I136];[.I139])" office:value-type="float" office:value="2.25682625377266" calcext:value-type="float">
            <text:p>2.257</text:p>
          </table:table-cell>
          <table:table-cell table:style-name="ce10" table:formula="of:=AVERAGE([.J124];[.J127];[.J130];[.J133];[.J136];[.J139])" office:value-type="float" office:value="3.12008306672833" calcext:value-type="float">
            <text:p>3.120</text:p>
          </table:table-cell>
          <table:table-cell table:style-name="ce7" table:formula="of:=AVERAGE([.K124];[.K127];[.K130];[.K133];[.K136];[.K139])" office:value-type="float" office:value="3.26125763138191" calcext:value-type="float">
            <text:p>3.261</text:p>
          </table:table-cell>
          <table:table-cell table:style-name="ce7" table:formula="of:=AVERAGE([.L124];[.L127];[.L130];[.L133];[.L136];[.L139])" office:value-type="float" office:value="2.8114608891566" calcext:value-type="float">
            <text:p>2.811</text:p>
          </table:table-cell>
          <table:table-cell table:style-name="ce7" table:formula="of:=AVERAGE([.M124];[.M127];[.M130];[.M133];[.M136];[.M139])" office:value-type="float" office:value="3.04120981431369" calcext:value-type="float">
            <text:p>3.041</text:p>
          </table:table-cell>
          <table:table-cell table:style-name="ce7" table:formula="of:=AVERAGE([.N124];[.N127];[.N130];[.N133];[.N136];[.N139])" office:value-type="float" office:value="3.05850285039513" calcext:value-type="float">
            <text:p>3.059</text:p>
          </table:table-cell>
          <table:table-cell table:style-name="ce8" table:formula="of:=AVERAGE([.O124];[.O127];[.O130];[.O133];[.O136];[.O139])" office:value-type="float" office:value="0.382594278412378" calcext:value-type="float">
            <text:p>0.383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125];[.D128];[.D131];[.D134];[.D137];[.D140])" office:value-type="float" office:value="1.78936826368149" calcext:value-type="float">
            <text:p>1.789</text:p>
          </table:table-cell>
          <table:table-cell table:style-name="ce7" table:formula="of:=AVERAGE([.E125];[.E128];[.E131];[.E134];[.E137];[.E140])" office:value-type="float" office:value="2.02318518804652" calcext:value-type="float">
            <text:p>2.023</text:p>
          </table:table-cell>
          <table:table-cell table:style-name="ce7" table:formula="of:=AVERAGE([.F125];[.F128];[.F131];[.F134];[.F137];[.F140])" office:value-type="float" office:value="5.10517804909631" calcext:value-type="float">
            <text:p>5.105</text:p>
          </table:table-cell>
          <table:table-cell table:style-name="ce7" table:formula="of:=AVERAGE([.G125];[.G128];[.G131];[.G134];[.G137];[.G140])" office:value-type="float" office:value="2.98532189750817" calcext:value-type="float">
            <text:p>2.985</text:p>
          </table:table-cell>
          <table:table-cell table:formula="of:=AVERAGE([.H125];[.H128];[.H131];[.H134];[.H137];[.H140])" office:value-type="float" office:value="2.97576334958312" calcext:value-type="float">
            <text:p>2.976</text:p>
          </table:table-cell>
          <table:table-cell table:formula="of:=AVERAGE([.I125];[.I128];[.I131];[.I134];[.I137];[.I140])" office:value-type="float" office:value="1.84027562485467" calcext:value-type="float">
            <text:p>1.840</text:p>
          </table:table-cell>
          <table:table-cell table:style-name="ce10" table:formula="of:=AVERAGE([.J125];[.J128];[.J131];[.J134];[.J137];[.J140])" office:value-type="float" office:value="2.23051598584588" calcext:value-type="float">
            <text:p>2.231</text:p>
          </table:table-cell>
          <table:table-cell table:style-name="ce7" table:formula="of:=AVERAGE([.K125];[.K128];[.K131];[.K134];[.K137];[.K140])" office:value-type="float" office:value="2.72361148241622" calcext:value-type="float">
            <text:p>2.724</text:p>
          </table:table-cell>
          <table:table-cell table:style-name="ce7" table:formula="of:=AVERAGE([.L125];[.L128];[.L131];[.L134];[.L137];[.L140])" office:value-type="float" office:value="2.18489420832155" calcext:value-type="float">
            <text:p>2.185</text:p>
          </table:table-cell>
          <table:table-cell table:style-name="ce7" table:formula="of:=AVERAGE([.M125];[.M128];[.M131];[.M134];[.M137];[.M140])" office:value-type="float" office:value="2.38821389735482" calcext:value-type="float">
            <text:p>2.388</text:p>
          </table:table-cell>
          <table:table-cell table:style-name="ce7" table:formula="of:=AVERAGE([.N125];[.N128];[.N131];[.N134];[.N137];[.N140])" office:value-type="float" office:value="2.38180889348462" calcext:value-type="float">
            <text:p>2.382</text:p>
          </table:table-cell>
          <table:table-cell table:style-name="ce8" table:formula="of:=AVERAGE([.O125];[.O128];[.O131];[.O134];[.O137];[.O140])" office:value-type="float" office:value="0.384388324793867" calcext:value-type="float">
            <text:p>0.384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123];[.D126];[.D129];[.D132];[.D135];[.D138])" office:value-type="float" office:value="0.0347038209480337" calcext:value-type="float">
            <text:p>0.035</text:p>
          </table:table-cell>
          <table:table-cell table:style-name="ce8" table:formula="of:=STDEV([.E123];[.E126];[.E129];[.E132];[.E135];[.E138])" office:value-type="float" office:value="0.109525491319739" calcext:value-type="float">
            <text:p>0.110</text:p>
          </table:table-cell>
          <table:table-cell table:style-name="ce8" table:formula="of:=STDEV([.F123];[.F126];[.F129];[.F132];[.F135];[.F138])" office:value-type="float" office:value="0.201589291727253" calcext:value-type="float">
            <text:p>0.202</text:p>
          </table:table-cell>
          <table:table-cell table:style-name="ce8" table:formula="of:=STDEV([.G123];[.G126];[.G129];[.G132];[.G135];[.G138])" office:value-type="float" office:value="0.119403409236931" calcext:value-type="float">
            <text:p>0.119</text:p>
          </table:table-cell>
          <table:table-cell table:style-name="ce8" table:formula="of:=STDEV([.H123];[.H126];[.H129];[.H132];[.H135];[.H138])" office:value-type="float" office:value="0.0910478025258782" calcext:value-type="float">
            <text:p>0.091</text:p>
          </table:table-cell>
          <table:table-cell table:formula="of:=STDEV([.I123];[.I126];[.I129];[.I132];[.I135];[.I138])" office:value-type="float" office:value="0.0621898806199183" calcext:value-type="float">
            <text:p>0.062</text:p>
          </table:table-cell>
          <table:table-cell table:style-name="ce11" table:formula="of:=STDEV([.J123];[.J126];[.J129];[.J132];[.J135];[.J138])" office:value-type="float" office:value="0.0642635998369747" calcext:value-type="float">
            <text:p>0.064</text:p>
          </table:table-cell>
          <table:table-cell table:style-name="ce8" table:formula="of:=STDEV([.K123];[.K126];[.K129];[.K132];[.K135];[.K138])" office:value-type="float" office:value="0.0809231256599069" calcext:value-type="float">
            <text:p>0.081</text:p>
          </table:table-cell>
          <table:table-cell table:style-name="ce8" table:formula="of:=STDEV([.L123];[.L126];[.L129];[.L132];[.L135];[.L138])" office:value-type="float" office:value="0.0448668214619142" calcext:value-type="float">
            <text:p>0.045</text:p>
          </table:table-cell>
          <table:table-cell table:style-name="ce8" table:formula="of:=STDEV([.M123];[.M126];[.M129];[.M132];[.M135];[.M138])" office:value-type="float" office:value="0.121882538936254" calcext:value-type="float">
            <text:p>0.122</text:p>
          </table:table-cell>
          <table:table-cell table:style-name="ce8" table:formula="of:=STDEV([.N123];[.N126];[.N129];[.N132];[.N135];[.N138])" office:value-type="float" office:value="0.0623596521744748" calcext:value-type="float">
            <text:p>0.062</text:p>
          </table:table-cell>
          <table:table-cell table:style-name="ce8" table:formula="of:=STDEV([.O123];[.O126];[.O129];[.O132];[.O135];[.O138])" office:value-type="float" office:value="0.0382397212080703" calcext:value-type="float">
            <text:p>0.038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124];[.D127];[.D130];[.D133];[.D136];[.D139])" office:value-type="float" office:value="0.841975063504816" calcext:value-type="float">
            <text:p>0.842</text:p>
          </table:table-cell>
          <table:table-cell table:style-name="ce8" table:formula="of:=STDEV([.E124];[.E127];[.E130];[.E133];[.E136];[.E139])" office:value-type="float" office:value="0.482414029461157" calcext:value-type="float">
            <text:p>0.482</text:p>
          </table:table-cell>
          <table:table-cell table:style-name="ce8" table:formula="of:=STDEV([.F124];[.F127];[.F130];[.F133];[.F136];[.F139])" office:value-type="float" office:value="9.27498682414211" calcext:value-type="float">
            <text:p>9.275</text:p>
          </table:table-cell>
          <table:table-cell table:style-name="ce8" table:formula="of:=STDEV([.G124];[.G127];[.G130];[.G133];[.G136];[.G139])" office:value-type="float" office:value="1.57736436898558" calcext:value-type="float">
            <text:p>1.577</text:p>
          </table:table-cell>
          <table:table-cell table:style-name="ce8" table:formula="of:=STDEV([.H124];[.H127];[.H130];[.H133];[.H136];[.H139])" office:value-type="float" office:value="2.81318393092087" calcext:value-type="float">
            <text:p>2.813</text:p>
          </table:table-cell>
          <table:table-cell table:formula="of:=STDEV([.I124];[.I127];[.I130];[.I133];[.I136];[.I139])" office:value-type="float" office:value="4.11957753524366" calcext:value-type="float">
            <text:p>4.120</text:p>
          </table:table-cell>
          <table:table-cell table:style-name="ce11" table:formula="of:=STDEV([.J124];[.J127];[.J130];[.J133];[.J136];[.J139])" office:value-type="float" office:value="0.546829985075412" calcext:value-type="float">
            <text:p>0.547</text:p>
          </table:table-cell>
          <table:table-cell table:style-name="ce8" table:formula="of:=STDEV([.K124];[.K127];[.K130];[.K133];[.K136];[.K139])" office:value-type="float" office:value="0.464579119940058" calcext:value-type="float">
            <text:p>0.465</text:p>
          </table:table-cell>
          <table:table-cell table:style-name="ce8" table:formula="of:=STDEV([.L124];[.L127];[.L130];[.L133];[.L136];[.L139])" office:value-type="float" office:value="0.44422409824165" calcext:value-type="float">
            <text:p>0.444</text:p>
          </table:table-cell>
          <table:table-cell table:style-name="ce8" table:formula="of:=STDEV([.M124];[.M127];[.M130];[.M133];[.M136];[.M139])" office:value-type="float" office:value="0.455570266078075" calcext:value-type="float">
            <text:p>0.456</text:p>
          </table:table-cell>
          <table:table-cell table:style-name="ce8" table:formula="of:=STDEV([.N124];[.N127];[.N130];[.N133];[.N136];[.N139])" office:value-type="float" office:value="0.331307767316067" calcext:value-type="float">
            <text:p>0.331</text:p>
          </table:table-cell>
          <table:table-cell table:style-name="ce8" table:formula="of:=STDEV([.O124];[.O127];[.O130];[.O133];[.O136];[.O139])" office:value-type="float" office:value="0.164510456944683" calcext:value-type="float">
            <text:p>0.165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125];[.D128];[.D131];[.D134];[.D137];[.D140])" office:value-type="float" office:value="0.393377057549052" calcext:value-type="float">
            <text:p>0.393</text:p>
          </table:table-cell>
          <table:table-cell table:style-name="ce8" table:formula="of:=STDEV([.E125];[.E128];[.E131];[.E134];[.E137];[.E140])" office:value-type="float" office:value="0.337488021912278" calcext:value-type="float">
            <text:p>0.337</text:p>
          </table:table-cell>
          <table:table-cell table:style-name="ce8" table:formula="of:=STDEV([.F125];[.F128];[.F131];[.F134];[.F137];[.F140])" office:value-type="float" office:value="7.61556561930504" calcext:value-type="float">
            <text:p>7.616</text:p>
          </table:table-cell>
          <table:table-cell table:style-name="ce8" table:formula="of:=STDEV([.G125];[.G128];[.G131];[.G134];[.G137];[.G140])" office:value-type="float" office:value="1.06076180823799" calcext:value-type="float">
            <text:p>1.061</text:p>
          </table:table-cell>
          <table:table-cell table:style-name="ce8" table:formula="of:=STDEV([.H125];[.H128];[.H131];[.H134];[.H137];[.H140])" office:value-type="float" office:value="2.24876669357098" calcext:value-type="float">
            <text:p>2.249</text:p>
          </table:table-cell>
          <table:table-cell table:formula="of:=STDEV([.I125];[.I128];[.I131];[.I134];[.I137];[.I140])" office:value-type="float" office:value="3.42492845708796" calcext:value-type="float">
            <text:p>3.425</text:p>
          </table:table-cell>
          <table:table-cell table:style-name="ce11" table:formula="of:=STDEV([.J125];[.J128];[.J131];[.J134];[.J137];[.J140])" office:value-type="float" office:value="0.4655711159982" calcext:value-type="float">
            <text:p>0.466</text:p>
          </table:table-cell>
          <table:table-cell table:style-name="ce8" table:formula="of:=STDEV([.K125];[.K128];[.K131];[.K134];[.K137];[.K140])" office:value-type="float" office:value="0.450483987245521" calcext:value-type="float">
            <text:p>0.450</text:p>
          </table:table-cell>
          <table:table-cell table:style-name="ce8" table:formula="of:=STDEV([.L125];[.L128];[.L131];[.L134];[.L137];[.L140])" office:value-type="float" office:value="0.350809899420142" calcext:value-type="float">
            <text:p>0.351</text:p>
          </table:table-cell>
          <table:table-cell table:style-name="ce8" table:formula="of:=STDEV([.M125];[.M128];[.M131];[.M134];[.M137];[.M140])" office:value-type="float" office:value="0.33696367459534" calcext:value-type="float">
            <text:p>0.337</text:p>
          </table:table-cell>
          <table:table-cell table:style-name="ce8" table:formula="of:=STDEV([.N125];[.N128];[.N131];[.N134];[.N137];[.N140])" office:value-type="float" office:value="0.257864636017898" calcext:value-type="float">
            <text:p>0.258</text:p>
          </table:table-cell>
          <table:table-cell table:style-name="ce8" table:formula="of:=STDEV([.O125];[.O128];[.O131];[.O134];[.O137];[.O140])" office:value-type="float" office:value="0.15562121777477" calcext:value-type="float">
            <text:p>0.1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7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5270218670828" calcext:value-type="float">
            <text:p>0.925270218670828</text:p>
          </table:table-cell>
          <table:table-cell table:style-name="Default" office:value-type="float" office:value="0.780809886970977" calcext:value-type="float">
            <text:p>0.780809886970977</text:p>
          </table:table-cell>
          <table:table-cell table:style-name="Default" office:value-type="float" office:value="0.875719639311116" calcext:value-type="float">
            <text:p>0.875719639311116</text:p>
          </table:table-cell>
          <table:table-cell table:style-name="Default" office:value-type="float" office:value="0.438253136648793" calcext:value-type="float">
            <text:p>0.438253136648793</text:p>
          </table:table-cell>
          <table:table-cell table:formula="of:=AVERAGE([.D147:.G147])" office:value-type="float" office:value="0.755013220400429" calcext:value-type="float">
            <text:p>0.755</text:p>
          </table:table-cell>
          <table:table-cell table:formula="of:=STDEV([.D147:.G147])" office:value-type="float" office:value="0.219514542943275" calcext:value-type="float">
            <text:p>0.220</text:p>
          </table:table-cell>
          <table:table-cell table:style-name="Default" office:value-type="float" office:value="0.848408461771274" calcext:value-type="float">
            <text:p>0.848408461771274</text:p>
          </table:table-cell>
          <table:table-cell table:style-name="Default" office:value-type="float" office:value="0.765388195979759" calcext:value-type="float">
            <text:p>0.765388195979759</text:p>
          </table:table-cell>
          <table:table-cell table:style-name="Default" office:value-type="float" office:value="0.582979075981862" calcext:value-type="float">
            <text:p>0.582979075981862</text:p>
          </table:table-cell>
          <table:table-cell table:style-name="Default" office:value-type="float" office:value="0.252860167692333" calcext:value-type="float">
            <text:p>0.252860167692333</text:p>
          </table:table-cell>
          <table:table-cell table:style-name="ce7" table:formula="of:=AVERAGE([.J147:.M147])" office:value-type="float" office:value="0.612408975356307" calcext:value-type="float">
            <text:p>0.612</text:p>
          </table:table-cell>
          <table:table-cell table:style-name="ce8" table:formula="of:=STDEV([.J147:.M147])" office:value-type="float" office:value="0.264095856082889" calcext:value-type="float">
            <text:p>0.2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61752435569953" calcext:value-type="float">
            <text:p>2.61752435569953</text:p>
          </table:table-cell>
          <table:table-cell table:style-name="Default" office:value-type="float" office:value="1.51617650929719" calcext:value-type="float">
            <text:p>1.51617650929719</text:p>
          </table:table-cell>
          <table:table-cell table:style-name="Default" office:value-type="float" office:value="2.96646083243822" calcext:value-type="float">
            <text:p>2.96646083243822</text:p>
          </table:table-cell>
          <table:table-cell table:style-name="Default" office:value-type="float" office:value="2.22576717120568" calcext:value-type="float">
            <text:p>2.22576717120568</text:p>
          </table:table-cell>
          <table:table-cell table:formula="of:=AVERAGE([.D148:.G148])" office:value-type="float" office:value="2.33148221716015" calcext:value-type="float">
            <text:p>2.331</text:p>
          </table:table-cell>
          <table:table-cell table:formula="of:=STDEV([.D148:.G148])" office:value-type="float" office:value="0.622071007494513" calcext:value-type="float">
            <text:p>0.622</text:p>
          </table:table-cell>
          <table:table-cell table:style-name="Default" office:value-type="float" office:value="3.30488858458577" calcext:value-type="float">
            <text:p>3.30488858458577</text:p>
          </table:table-cell>
          <table:table-cell table:style-name="Default" office:value-type="float" office:value="1.98681090941908" calcext:value-type="float">
            <text:p>1.98681090941908</text:p>
          </table:table-cell>
          <table:table-cell table:style-name="Default" office:value-type="float" office:value="4.87717070129028" calcext:value-type="float">
            <text:p>4.87717070129028</text:p>
          </table:table-cell>
          <table:table-cell table:style-name="Default" office:value-type="float" office:value="4.10864388353078" calcext:value-type="float">
            <text:p>4.10864388353078</text:p>
          </table:table-cell>
          <table:table-cell table:style-name="ce7" table:formula="of:=AVERAGE([.J148:.M148])" office:value-type="float" office:value="3.56937851970648" calcext:value-type="float">
            <text:p>3.569</text:p>
          </table:table-cell>
          <table:table-cell table:style-name="ce8" table:formula="of:=STDEV([.J148:.M148])" office:value-type="float" office:value="1.23499024149224" calcext:value-type="float">
            <text:p>1.23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97508591942062" calcext:value-type="float">
            <text:p>1.97508591942062</text:p>
          </table:table-cell>
          <table:table-cell table:style-name="Default" office:value-type="float" office:value="1.25598384514656" calcext:value-type="float">
            <text:p>1.25598384514656</text:p>
          </table:table-cell>
          <table:table-cell table:style-name="Default" office:value-type="float" office:value="2.52980392571249" calcext:value-type="float">
            <text:p>2.52980392571249</text:p>
          </table:table-cell>
          <table:table-cell table:style-name="Default" office:value-type="float" office:value="1.676192774817" calcext:value-type="float">
            <text:p>1.676192774817</text:p>
          </table:table-cell>
          <table:table-cell table:formula="of:=AVERAGE([.D149:.G149])" office:value-type="float" office:value="1.85926661627417" calcext:value-type="float">
            <text:p>1.859</text:p>
          </table:table-cell>
          <table:table-cell table:formula="of:=STDEV([.D149:.G149])" office:value-type="float" office:value="0.535568398275889" calcext:value-type="float">
            <text:p>0.536</text:p>
          </table:table-cell>
          <table:table-cell table:style-name="Default" office:value-type="float" office:value="2.83371006331474" calcext:value-type="float">
            <text:p>2.83371006331474</text:p>
          </table:table-cell>
          <table:table-cell table:style-name="Default" office:value-type="float" office:value="1.54680683650914" calcext:value-type="float">
            <text:p>1.54680683650914</text:p>
          </table:table-cell>
          <table:table-cell table:style-name="Default" office:value-type="float" office:value="3.71773793685458" calcext:value-type="float">
            <text:p>3.71773793685458</text:p>
          </table:table-cell>
          <table:table-cell table:style-name="Default" office:value-type="float" office:value="3.20360189533085" calcext:value-type="float">
            <text:p>3.20360189533085</text:p>
          </table:table-cell>
          <table:table-cell table:style-name="ce7" table:formula="of:=AVERAGE([.J149:.M149])" office:value-type="float" office:value="2.82546418300233" calcext:value-type="float">
            <text:p>2.825</text:p>
          </table:table-cell>
          <table:table-cell table:style-name="ce8" table:formula="of:=STDEV([.J149:.M149])" office:value-type="float" office:value="0.926314055019816" calcext:value-type="float">
            <text:p>0.926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0822770972325" calcext:value-type="float">
            <text:p>0.920822770972325</text:p>
          </table:table-cell>
          <table:table-cell table:style-name="Default" office:value-type="float" office:value="0.696211244307703" calcext:value-type="float">
            <text:p>0.696211244307703</text:p>
          </table:table-cell>
          <table:table-cell table:style-name="Default" office:value-type="float" office:value="0.93461151348283" calcext:value-type="float">
            <text:p>0.93461151348283</text:p>
          </table:table-cell>
          <table:table-cell table:style-name="Default" office:value-type="float" office:value="0.602678503685346" calcext:value-type="float">
            <text:p>0.602678503685346</text:p>
          </table:table-cell>
          <table:table-cell table:formula="of:=AVERAGE([.D150:.G150])" office:value-type="float" office:value="0.788581008112051" calcext:value-type="float">
            <text:p>0.789</text:p>
          </table:table-cell>
          <table:table-cell table:formula="of:=STDEV([.D150:.G150])" office:value-type="float" office:value="0.16523186411891" calcext:value-type="float">
            <text:p>0.165</text:p>
          </table:table-cell>
          <table:table-cell table:style-name="Default" office:value-type="float" office:value="0.879390691987903" calcext:value-type="float">
            <text:p>0.879390691987903</text:p>
          </table:table-cell>
          <table:table-cell table:style-name="Default" office:value-type="float" office:value="0.561746323663034" calcext:value-type="float">
            <text:p>0.561746323663034</text:p>
          </table:table-cell>
          <table:table-cell table:style-name="Default" office:value-type="float" office:value="0.846035528140807" calcext:value-type="float">
            <text:p>0.846035528140807</text:p>
          </table:table-cell>
          <table:table-cell table:style-name="Default" office:value-type="float" office:value="0.352359950918398" calcext:value-type="float">
            <text:p>0.352359950918398</text:p>
          </table:table-cell>
          <table:table-cell table:style-name="ce7" table:formula="of:=AVERAGE([.J150:.M150])" office:value-type="float" office:value="0.659883123677536" calcext:value-type="float">
            <text:p>0.660</text:p>
          </table:table-cell>
          <table:table-cell table:style-name="ce8" table:formula="of:=STDEV([.J150:.M150])" office:value-type="float" office:value="0.249691558750605" calcext:value-type="float">
            <text:p>0.25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73512937938671" calcext:value-type="float">
            <text:p>2.73512937938671</text:p>
          </table:table-cell>
          <table:table-cell table:style-name="Default" office:value-type="float" office:value="2.34990790108953" calcext:value-type="float">
            <text:p>2.34990790108953</text:p>
          </table:table-cell>
          <table:table-cell table:style-name="Default" office:value-type="float" office:value="1.89370278174558" calcext:value-type="float">
            <text:p>1.89370278174558</text:p>
          </table:table-cell>
          <table:table-cell table:style-name="Default" office:value-type="float" office:value="2.46521182386021" calcext:value-type="float">
            <text:p>2.46521182386021</text:p>
          </table:table-cell>
          <table:table-cell table:formula="of:=AVERAGE([.D151:.G151])" office:value-type="float" office:value="2.36098797152051" calcext:value-type="float">
            <text:p>2.361</text:p>
          </table:table-cell>
          <table:table-cell table:formula="of:=STDEV([.D151:.G151])" office:value-type="float" office:value="0.350866841323209" calcext:value-type="float">
            <text:p>0.351</text:p>
          </table:table-cell>
          <table:table-cell table:style-name="Default" office:value-type="float" office:value="3.02619920377632" calcext:value-type="float">
            <text:p>3.02619920377632</text:p>
          </table:table-cell>
          <table:table-cell table:style-name="Default" office:value-type="float" office:value="2.13701966109402" calcext:value-type="float">
            <text:p>2.13701966109402</text:p>
          </table:table-cell>
          <table:table-cell table:style-name="Default" office:value-type="float" office:value="2.79133152267677" calcext:value-type="float">
            <text:p>2.79133152267677</text:p>
          </table:table-cell>
          <table:table-cell table:style-name="Default" office:value-type="float" office:value="3.22470895277469" calcext:value-type="float">
            <text:p>3.22470895277469</text:p>
          </table:table-cell>
          <table:table-cell table:style-name="ce7" table:formula="of:=AVERAGE([.J151:.M151])" office:value-type="float" office:value="2.79481483508045" calcext:value-type="float">
            <text:p>2.795</text:p>
          </table:table-cell>
          <table:table-cell table:style-name="ce8" table:formula="of:=STDEV([.J151:.M151])" office:value-type="float" office:value="0.47295324042659" calcext:value-type="float">
            <text:p>0.47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18206162000848" calcext:value-type="float">
            <text:p>2.18206162000848</text:p>
          </table:table-cell>
          <table:table-cell table:style-name="Default" office:value-type="float" office:value="1.96897698932579" calcext:value-type="float">
            <text:p>1.96897698932579</text:p>
          </table:table-cell>
          <table:table-cell table:style-name="Default" office:value-type="float" office:value="1.62416192007495" calcext:value-type="float">
            <text:p>1.62416192007495</text:p>
          </table:table-cell>
          <table:table-cell table:style-name="Default" office:value-type="float" office:value="1.99286796205863" calcext:value-type="float">
            <text:p>1.99286796205863</text:p>
          </table:table-cell>
          <table:table-cell table:formula="of:=AVERAGE([.D152:.G152])" office:value-type="float" office:value="1.94201712286696" calcext:value-type="float">
            <text:p>1.942</text:p>
          </table:table-cell>
          <table:table-cell table:formula="of:=STDEV([.D152:.G152])" office:value-type="float" office:value="0.232354565836963" calcext:value-type="float">
            <text:p>0.232</text:p>
          </table:table-cell>
          <table:table-cell table:style-name="Default" office:value-type="float" office:value="2.26898744680241" calcext:value-type="float">
            <text:p>2.26898744680241</text:p>
          </table:table-cell>
          <table:table-cell table:style-name="Default" office:value-type="float" office:value="1.69445133393769" calcext:value-type="float">
            <text:p>1.69445133393769</text:p>
          </table:table-cell>
          <table:table-cell table:style-name="Default" office:value-type="float" office:value="2.24083057463134" calcext:value-type="float">
            <text:p>2.24083057463134</text:p>
          </table:table-cell>
          <table:table-cell table:style-name="Default" office:value-type="float" office:value="2.58145278966669" calcext:value-type="float">
            <text:p>2.58145278966669</text:p>
          </table:table-cell>
          <table:table-cell table:style-name="ce7" table:formula="of:=AVERAGE([.J152:.M152])" office:value-type="float" office:value="2.19643053625953" calcext:value-type="float">
            <text:p>2.196</text:p>
          </table:table-cell>
          <table:table-cell table:style-name="ce8" table:formula="of:=STDEV([.J152:.M152])" office:value-type="float" office:value="0.368538158972873" calcext:value-type="float">
            <text:p>0.36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65914396664884" calcext:value-type="float">
            <text:p>0.865914396664884</text:p>
          </table:table-cell>
          <table:table-cell table:style-name="Default" office:value-type="float" office:value="0.628091377768983" calcext:value-type="float">
            <text:p>0.628091377768983</text:p>
          </table:table-cell>
          <table:table-cell table:style-name="Default" office:value-type="float" office:value="0.895862239364786" calcext:value-type="float">
            <text:p>0.895862239364786</text:p>
          </table:table-cell>
          <table:table-cell table:style-name="Default" office:value-type="float" office:value="0.440679334345247" calcext:value-type="float">
            <text:p>0.440679334345247</text:p>
          </table:table-cell>
          <table:table-cell table:formula="of:=AVERAGE([.D153:.G153])" office:value-type="float" office:value="0.707636837035975" calcext:value-type="float">
            <text:p>0.708</text:p>
          </table:table-cell>
          <table:table-cell table:formula="of:=STDEV([.D153:.G153])" office:value-type="float" office:value="0.214533894988486" calcext:value-type="float">
            <text:p>0.215</text:p>
          </table:table-cell>
          <table:table-cell table:style-name="Default" office:value-type="float" office:value="0.877328663853192" calcext:value-type="float">
            <text:p>0.877328663853192</text:p>
          </table:table-cell>
          <table:table-cell table:style-name="Default" office:value-type="float" office:value="0.810766278839713" calcext:value-type="float">
            <text:p>0.810766278839713</text:p>
          </table:table-cell>
          <table:table-cell table:style-name="Default" office:value-type="float" office:value="0.8455945845724" calcext:value-type="float">
            <text:p>0.8455945845724</text:p>
          </table:table-cell>
          <table:table-cell table:style-name="Default" office:value-type="float" office:value="0.619675586572617" calcext:value-type="float">
            <text:p>0.619675586572617</text:p>
          </table:table-cell>
          <table:table-cell table:style-name="ce7" table:formula="of:=AVERAGE([.J153:.M153])" office:value-type="float" office:value="0.788341278459481" calcext:value-type="float">
            <text:p>0.788</text:p>
          </table:table-cell>
          <table:table-cell table:style-name="ce8" table:formula="of:=STDEV([.J153:.M153])" office:value-type="float" office:value="0.115683032581557" calcext:value-type="float">
            <text:p>0.1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3.23044001044865" calcext:value-type="float">
            <text:p>3.23044001044865</text:p>
          </table:table-cell>
          <table:table-cell table:style-name="Default" office:value-type="float" office:value="1.86712871933159" calcext:value-type="float">
            <text:p>1.86712871933159</text:p>
          </table:table-cell>
          <table:table-cell table:style-name="Default" office:value-type="float" office:value="2.55319701681682" calcext:value-type="float">
            <text:p>2.55319701681682</text:p>
          </table:table-cell>
          <table:table-cell table:style-name="Default" office:value-type="float" office:value="2.35113043163841" calcext:value-type="float">
            <text:p>2.35113043163841</text:p>
          </table:table-cell>
          <table:table-cell table:formula="of:=AVERAGE([.D154:.G154])" office:value-type="float" office:value="2.50047404455887" calcext:value-type="float">
            <text:p>2.500</text:p>
          </table:table-cell>
          <table:table-cell table:formula="of:=STDEV([.D154:.G154])" office:value-type="float" office:value="0.565408359467886" calcext:value-type="float">
            <text:p>0.565</text:p>
          </table:table-cell>
          <table:table-cell table:style-name="Default" office:value-type="float" office:value="3.06422481700301" calcext:value-type="float">
            <text:p>3.06422481700301</text:p>
          </table:table-cell>
          <table:table-cell table:style-name="Default" office:value-type="float" office:value="1.74345006940775" calcext:value-type="float">
            <text:p>1.74345006940775</text:p>
          </table:table-cell>
          <table:table-cell table:style-name="Default" office:value-type="float" office:value="3.14918380222384" calcext:value-type="float">
            <text:p>3.14918380222384</text:p>
          </table:table-cell>
          <table:table-cell table:style-name="Default" office:value-type="float" office:value="2.73269566747195" calcext:value-type="float">
            <text:p>2.73269566747195</text:p>
          </table:table-cell>
          <table:table-cell table:style-name="ce7" table:formula="of:=AVERAGE([.J154:.M154])" office:value-type="float" office:value="2.67238858902664" calcext:value-type="float">
            <text:p>2.672</text:p>
          </table:table-cell>
          <table:table-cell table:style-name="ce8" table:formula="of:=STDEV([.J154:.M154])" office:value-type="float" office:value="0.644834092829274" calcext:value-type="float">
            <text:p>0.64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63499322430586" calcext:value-type="float">
            <text:p>2.63499322430586</text:p>
          </table:table-cell>
          <table:table-cell table:style-name="Default" office:value-type="float" office:value="1.48021871425218" calcext:value-type="float">
            <text:p>1.48021871425218</text:p>
          </table:table-cell>
          <table:table-cell table:style-name="Default" office:value-type="float" office:value="2.01547587979134" calcext:value-type="float">
            <text:p>2.01547587979134</text:p>
          </table:table-cell>
          <table:table-cell table:style-name="Default" office:value-type="float" office:value="2.00496093045077" calcext:value-type="float">
            <text:p>2.00496093045077</text:p>
          </table:table-cell>
          <table:table-cell table:formula="of:=AVERAGE([.D155:.G155])" office:value-type="float" office:value="2.03391218720004" calcext:value-type="float">
            <text:p>2.034</text:p>
          </table:table-cell>
          <table:table-cell table:formula="of:=STDEV([.D155:.G155])" office:value-type="float" office:value="0.472247444973325" calcext:value-type="float">
            <text:p>0.472</text:p>
          </table:table-cell>
          <table:table-cell table:style-name="Default" office:value-type="float" office:value="2.55895472785958" calcext:value-type="float">
            <text:p>2.55895472785958</text:p>
          </table:table-cell>
          <table:table-cell table:style-name="Default" office:value-type="float" office:value="1.40136529106552" calcext:value-type="float">
            <text:p>1.40136529106552</text:p>
          </table:table-cell>
          <table:table-cell table:style-name="Default" office:value-type="float" office:value="2.44563682521649" calcext:value-type="float">
            <text:p>2.44563682521649</text:p>
          </table:table-cell>
          <table:table-cell table:style-name="Default" office:value-type="float" office:value="2.25100986554828" calcext:value-type="float">
            <text:p>2.25100986554828</text:p>
          </table:table-cell>
          <table:table-cell table:style-name="ce7" table:formula="of:=AVERAGE([.J155:.M155])" office:value-type="float" office:value="2.16424167742247" calcext:value-type="float">
            <text:p>2.164</text:p>
          </table:table-cell>
          <table:table-cell table:style-name="ce8" table:formula="of:=STDEV([.J155:.M155])" office:value-type="float" office:value="0.524242539517433" calcext:value-type="float">
            <text:p>0.52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8277200930922" calcext:value-type="float">
            <text:p>0.918277200930922</text:p>
          </table:table-cell>
          <table:table-cell table:style-name="Default" office:value-type="float" office:value="0.876424508312393" calcext:value-type="float">
            <text:p>0.876424508312393</text:p>
          </table:table-cell>
          <table:table-cell table:style-name="Default" office:value-type="float" office:value="0.906026326437383" calcext:value-type="float">
            <text:p>0.906026326437383</text:p>
          </table:table-cell>
          <table:table-cell table:style-name="Default" office:value-type="float" office:value="0.591437164684751" calcext:value-type="float">
            <text:p>0.591437164684751</text:p>
          </table:table-cell>
          <table:table-cell table:formula="of:=AVERAGE([.D156:.G156])" office:value-type="float" office:value="0.823041300091362" calcext:value-type="float">
            <text:p>0.823</text:p>
          </table:table-cell>
          <table:table-cell table:formula="of:=STDEV([.D156:.G156])" office:value-type="float" office:value="0.155399092515353" calcext:value-type="float">
            <text:p>0.155</text:p>
          </table:table-cell>
          <table:table-cell table:style-name="Default" office:value-type="float" office:value="0.915903302543481" calcext:value-type="float">
            <text:p>0.915903302543481</text:p>
          </table:table-cell>
          <table:table-cell table:style-name="Default" office:value-type="float" office:value="0.689843217831908" calcext:value-type="float">
            <text:p>0.689843217831908</text:p>
          </table:table-cell>
          <table:table-cell table:style-name="Default" office:value-type="float" office:value="0.671626868819143" calcext:value-type="float">
            <text:p>0.671626868819143</text:p>
          </table:table-cell>
          <table:table-cell table:style-name="Default" office:value-type="float" office:value="0.521962096312866" calcext:value-type="float">
            <text:p>0.521962096312866</text:p>
          </table:table-cell>
          <table:table-cell table:style-name="ce7" table:formula="of:=AVERAGE([.J156:.M156])" office:value-type="float" office:value="0.699833871376849" calcext:value-type="float">
            <text:p>0.700</text:p>
          </table:table-cell>
          <table:table-cell table:style-name="ce8" table:formula="of:=STDEV([.J156:.M156])" office:value-type="float" office:value="0.162501092920047" calcext:value-type="float">
            <text:p>0.16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79472281067763" calcext:value-type="float">
            <text:p>2.79472281067763</text:p>
          </table:table-cell>
          <table:table-cell table:style-name="Default" office:value-type="float" office:value="1.4566456883655" calcext:value-type="float">
            <text:p>1.4566456883655</text:p>
          </table:table-cell>
          <table:table-cell table:style-name="Default" office:value-type="float" office:value="2.54098306068545" calcext:value-type="float">
            <text:p>2.54098306068545</text:p>
          </table:table-cell>
          <table:table-cell table:style-name="Default" office:value-type="float" office:value="2.54592784063753" calcext:value-type="float">
            <text:p>2.54592784063753</text:p>
          </table:table-cell>
          <table:table-cell table:formula="of:=AVERAGE([.D157:.G157])" office:value-type="float" office:value="2.33456985009153" calcext:value-type="float">
            <text:p>2.335</text:p>
          </table:table-cell>
          <table:table-cell table:formula="of:=STDEV([.D157:.G157])" office:value-type="float" office:value="0.59715162634902" calcext:value-type="float">
            <text:p>0.597</text:p>
          </table:table-cell>
          <table:table-cell table:style-name="Default" office:value-type="float" office:value="2.30291776229629" calcext:value-type="float">
            <text:p>2.30291776229629</text:p>
          </table:table-cell>
          <table:table-cell table:style-name="Default" office:value-type="float" office:value="1.55600594416003" calcext:value-type="float">
            <text:p>1.55600594416003</text:p>
          </table:table-cell>
          <table:table-cell table:style-name="Default" office:value-type="float" office:value="4.4537537045303" calcext:value-type="float">
            <text:p>4.4537537045303</text:p>
          </table:table-cell>
          <table:table-cell table:style-name="Default" office:value-type="float" office:value="2.7996765200377" calcext:value-type="float">
            <text:p>2.7996765200377</text:p>
          </table:table-cell>
          <table:table-cell table:style-name="ce7" table:formula="of:=AVERAGE([.J157:.M157])" office:value-type="float" office:value="2.77808848275608" calcext:value-type="float">
            <text:p>2.778</text:p>
          </table:table-cell>
          <table:table-cell table:style-name="ce8" table:formula="of:=STDEV([.J157:.M157])" office:value-type="float" office:value="1.22849405419006" calcext:value-type="float">
            <text:p>1.22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33324153916422" calcext:value-type="float">
            <text:p>2.33324153916422</text:p>
          </table:table-cell>
          <table:table-cell table:style-name="Default" office:value-type="float" office:value="1.20042932779924" calcext:value-type="float">
            <text:p>1.20042932779924</text:p>
          </table:table-cell>
          <table:table-cell table:style-name="Default" office:value-type="float" office:value="2.22106425247687" calcext:value-type="float">
            <text:p>2.22106425247687</text:p>
          </table:table-cell>
          <table:table-cell table:style-name="Default" office:value-type="float" office:value="1.98460487441219" calcext:value-type="float">
            <text:p>1.98460487441219</text:p>
          </table:table-cell>
          <table:table-cell table:formula="of:=AVERAGE([.D158:.G158])" office:value-type="float" office:value="1.93483499846313" calcext:value-type="float">
            <text:p>1.935</text:p>
          </table:table-cell>
          <table:table-cell table:formula="of:=STDEV([.D158:.G158])" office:value-type="float" office:value="0.510713124686757" calcext:value-type="float">
            <text:p>0.511</text:p>
          </table:table-cell>
          <table:table-cell table:style-name="Default" office:value-type="float" office:value="1.71839407978017" calcext:value-type="float">
            <text:p>1.71839407978017</text:p>
          </table:table-cell>
          <table:table-cell table:style-name="Default" office:value-type="float" office:value="1.22786218605521" calcext:value-type="float">
            <text:p>1.22786218605521</text:p>
          </table:table-cell>
          <table:table-cell table:style-name="Default" office:value-type="float" office:value="3.33003645672363" calcext:value-type="float">
            <text:p>3.33003645672363</text:p>
          </table:table-cell>
          <table:table-cell table:style-name="Default" office:value-type="float" office:value="2.22643721984528" calcext:value-type="float">
            <text:p>2.22643721984528</text:p>
          </table:table-cell>
          <table:table-cell table:style-name="ce7" table:formula="of:=AVERAGE([.J158:.M158])" office:value-type="float" office:value="2.12568248560107" calcext:value-type="float">
            <text:p>2.126</text:p>
          </table:table-cell>
          <table:table-cell table:style-name="ce8" table:formula="of:=STDEV([.J158:.M158])" office:value-type="float" office:value="0.900478602378396" calcext:value-type="float">
            <text:p>0.90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2932012489904" calcext:value-type="float">
            <text:p>0.922932012489904</text:p>
          </table:table-cell>
          <table:table-cell table:style-name="Default" office:value-type="float" office:value="0.768189531318272" calcext:value-type="float">
            <text:p>0.768189531318272</text:p>
          </table:table-cell>
          <table:table-cell table:style-name="Default" office:value-type="float" office:value="0.862094017351184" calcext:value-type="float">
            <text:p>0.862094017351184</text:p>
          </table:table-cell>
          <table:table-cell table:style-name="Default" office:value-type="float" office:value="0.407306175174615" calcext:value-type="float">
            <text:p>0.407306175174615</text:p>
          </table:table-cell>
          <table:table-cell table:formula="of:=AVERAGE([.D159:.G159])" office:value-type="float" office:value="0.740130434083494" calcext:value-type="float">
            <text:p>0.740</text:p>
          </table:table-cell>
          <table:table-cell table:formula="of:=STDEV([.D159:.G159])" office:value-type="float" office:value="0.230832430540168" calcext:value-type="float">
            <text:p>0.231</text:p>
          </table:table-cell>
          <table:table-cell table:style-name="Default" office:value-type="float" office:value="0.849178236983434" calcext:value-type="float">
            <text:p>0.849178236983434</text:p>
          </table:table-cell>
          <table:table-cell table:style-name="Default" office:value-type="float" office:value="0.369635869686769" calcext:value-type="float">
            <text:p>0.369635869686769</text:p>
          </table:table-cell>
          <table:table-cell table:style-name="Default" office:value-type="float" office:value="0.809729640795021" calcext:value-type="float">
            <text:p>0.809729640795021</text:p>
          </table:table-cell>
          <table:table-cell table:style-name="Default" office:value-type="float" office:value="0.443398557586483" calcext:value-type="float">
            <text:p>0.443398557586483</text:p>
          </table:table-cell>
          <table:table-cell table:style-name="ce7" table:formula="of:=AVERAGE([.J159:.M159])" office:value-type="float" office:value="0.617985576262927" calcext:value-type="float">
            <text:p>0.618</text:p>
          </table:table-cell>
          <table:table-cell table:style-name="ce8" table:formula="of:=STDEV([.J159:.M159])" office:value-type="float" office:value="0.24655901017884" calcext:value-type="float">
            <text:p>0.24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34813899525202" calcext:value-type="float">
            <text:p>2.34813899525202</text:p>
          </table:table-cell>
          <table:table-cell table:style-name="Default" office:value-type="float" office:value="1.7923164011846" calcext:value-type="float">
            <text:p>1.7923164011846</text:p>
          </table:table-cell>
          <table:table-cell table:style-name="Default" office:value-type="float" office:value="3.20430404914665" calcext:value-type="float">
            <text:p>3.20430404914665</text:p>
          </table:table-cell>
          <table:table-cell table:style-name="Default" office:value-type="float" office:value="2.62873301325122" calcext:value-type="float">
            <text:p>2.62873301325122</text:p>
          </table:table-cell>
          <table:table-cell table:formula="of:=AVERAGE([.D160:.G160])" office:value-type="float" office:value="2.49337311470862" calcext:value-type="float">
            <text:p>2.493</text:p>
          </table:table-cell>
          <table:table-cell table:formula="of:=STDEV([.D160:.G160])" office:value-type="float" office:value="0.587741031607693" calcext:value-type="float">
            <text:p>0.588</text:p>
          </table:table-cell>
          <table:table-cell table:style-name="Default" office:value-type="float" office:value="2.99455261826602" calcext:value-type="float">
            <text:p>2.99455261826602</text:p>
          </table:table-cell>
          <table:table-cell table:style-name="Default" office:value-type="float" office:value="2.33627878144902" calcext:value-type="float">
            <text:p>2.33627878144902</text:p>
          </table:table-cell>
          <table:table-cell table:style-name="Default" office:value-type="float" office:value="3.36360475794374" calcext:value-type="float">
            <text:p>3.36360475794374</text:p>
          </table:table-cell>
          <table:table-cell table:style-name="Default" office:value-type="float" office:value="2.97341590643895" calcext:value-type="float">
            <text:p>2.97341590643895</text:p>
          </table:table-cell>
          <table:table-cell table:style-name="ce7" table:formula="of:=AVERAGE([.J160:.M160])" office:value-type="float" office:value="2.91696301602443" calcext:value-type="float">
            <text:p>2.917</text:p>
          </table:table-cell>
          <table:table-cell table:style-name="ce8" table:formula="of:=STDEV([.J160:.M160])" office:value-type="float" office:value="0.426571643502514" calcext:value-type="float">
            <text:p>0.42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93671394339789" calcext:value-type="float">
            <text:p>1.93671394339789</text:p>
          </table:table-cell>
          <table:table-cell table:style-name="Default" office:value-type="float" office:value="1.43025421734341" calcext:value-type="float">
            <text:p>1.43025421734341</text:p>
          </table:table-cell>
          <table:table-cell table:style-name="Default" office:value-type="float" office:value="2.65637755648808" calcext:value-type="float">
            <text:p>2.65637755648808</text:p>
          </table:table-cell>
          <table:table-cell table:style-name="Default" office:value-type="float" office:value="2.23883342994147" calcext:value-type="float">
            <text:p>2.23883342994147</text:p>
          </table:table-cell>
          <table:table-cell table:formula="of:=AVERAGE([.D161:.G161])" office:value-type="float" office:value="2.06554478679271" calcext:value-type="float">
            <text:p>2.066</text:p>
          </table:table-cell>
          <table:table-cell table:formula="of:=STDEV([.D161:.G161])" office:value-type="float" office:value="0.516173036048726" calcext:value-type="float">
            <text:p>0.516</text:p>
          </table:table-cell>
          <table:table-cell table:style-name="Default" office:value-type="float" office:value="2.46618309123464" calcext:value-type="float">
            <text:p>2.46618309123464</text:p>
          </table:table-cell>
          <table:table-cell table:style-name="Default" office:value-type="float" office:value="1.8388602959934" calcext:value-type="float">
            <text:p>1.8388602959934</text:p>
          </table:table-cell>
          <table:table-cell table:style-name="Default" office:value-type="float" office:value="2.59367240114649" calcext:value-type="float">
            <text:p>2.59367240114649</text:p>
          </table:table-cell>
          <table:table-cell table:style-name="Default" office:value-type="float" office:value="2.59542129386173" calcext:value-type="float">
            <text:p>2.59542129386173</text:p>
          </table:table-cell>
          <table:table-cell table:style-name="ce7" table:formula="of:=AVERAGE([.J161:.M161])" office:value-type="float" office:value="2.37353427055907" calcext:value-type="float">
            <text:p>2.374</text:p>
          </table:table-cell>
          <table:table-cell table:style-name="ce8" table:formula="of:=STDEV([.J161:.M161])" office:value-type="float" office:value="0.361549770985528" calcext:value-type="float">
            <text:p>0.36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96586480459576" calcext:value-type="float">
            <text:p>0.896586480459576</text:p>
          </table:table-cell>
          <table:table-cell table:style-name="Default" office:value-type="float" office:value="0.800706544135126" calcext:value-type="float">
            <text:p>0.800706544135126</text:p>
          </table:table-cell>
          <table:table-cell table:style-name="Default" office:value-type="float" office:value="0.889491827730086" calcext:value-type="float">
            <text:p>0.889491827730086</text:p>
          </table:table-cell>
          <table:table-cell table:style-name="Default" office:value-type="float" office:value="0.491327787828856" calcext:value-type="float">
            <text:p>0.491327787828856</text:p>
          </table:table-cell>
          <table:table-cell table:formula="of:=AVERAGE([.D162:.G162])" office:value-type="float" office:value="0.769528160038411" calcext:value-type="float">
            <text:p>0.770</text:p>
          </table:table-cell>
          <table:table-cell table:formula="of:=STDEV([.D162:.G162])" office:value-type="float" office:value="0.190527895671214" calcext:value-type="float">
            <text:p>0.191</text:p>
          </table:table-cell>
          <table:table-cell table:style-name="Default" office:value-type="float" office:value="0.923522179606814" calcext:value-type="float">
            <text:p>0.923522179606814</text:p>
          </table:table-cell>
          <table:table-cell table:style-name="Default" office:value-type="float" office:value="0.429984893803819" calcext:value-type="float">
            <text:p>0.429984893803819</text:p>
          </table:table-cell>
          <table:table-cell table:style-name="Default" office:value-type="float" office:value="0.77039105641435" calcext:value-type="float">
            <text:p>0.77039105641435</text:p>
          </table:table-cell>
          <table:table-cell table:style-name="Default" office:value-type="float" office:value="0.260887904654195" calcext:value-type="float">
            <text:p>0.260887904654195</text:p>
          </table:table-cell>
          <table:table-cell table:style-name="ce7" table:formula="of:=AVERAGE([.J162:.M162])" office:value-type="float" office:value="0.596196508619794" calcext:value-type="float">
            <text:p>0.596</text:p>
          </table:table-cell>
          <table:table-cell table:style-name="ce8" table:formula="of:=STDEV([.J162:.M162])" office:value-type="float" office:value="0.30416223530738" calcext:value-type="float">
            <text:p>0.30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7984547923492" calcext:value-type="float">
            <text:p>2.7984547923492</text:p>
          </table:table-cell>
          <table:table-cell table:style-name="Default" office:value-type="float" office:value="1.98778187207021" calcext:value-type="float">
            <text:p>1.98778187207021</text:p>
          </table:table-cell>
          <table:table-cell table:style-name="Default" office:value-type="float" office:value="2.50553806406627" calcext:value-type="float">
            <text:p>2.50553806406627</text:p>
          </table:table-cell>
          <table:table-cell table:style-name="Default" office:value-type="float" office:value="2.86772964899004" calcext:value-type="float">
            <text:p>2.86772964899004</text:p>
          </table:table-cell>
          <table:table-cell table:formula="of:=AVERAGE([.D163:.G163])" office:value-type="float" office:value="2.53987609436893" calcext:value-type="float">
            <text:p>2.540</text:p>
          </table:table-cell>
          <table:table-cell table:formula="of:=STDEV([.D163:.G163])" office:value-type="float" office:value="0.400140819773724" calcext:value-type="float">
            <text:p>0.400</text:p>
          </table:table-cell>
          <table:table-cell table:style-name="Default" office:value-type="float" office:value="2.20460508398039" calcext:value-type="float">
            <text:p>2.20460508398039</text:p>
          </table:table-cell>
          <table:table-cell table:style-name="Default" office:value-type="float" office:value="2.1823660775723" calcext:value-type="float">
            <text:p>2.1823660775723</text:p>
          </table:table-cell>
          <table:table-cell table:style-name="Default" office:value-type="float" office:value="3.10628298397552" calcext:value-type="float">
            <text:p>3.10628298397552</text:p>
          </table:table-cell>
          <table:table-cell table:style-name="Default" office:value-type="float" office:value="3.70696690235473" calcext:value-type="float">
            <text:p>3.70696690235473</text:p>
          </table:table-cell>
          <table:table-cell table:style-name="ce7" table:formula="of:=AVERAGE([.J163:.M163])" office:value-type="float" office:value="2.80005526197074" calcext:value-type="float">
            <text:p>2.800</text:p>
          </table:table-cell>
          <table:table-cell table:style-name="ce8" table:formula="of:=STDEV([.J163:.M163])" office:value-type="float" office:value="0.742151149065958" calcext:value-type="float">
            <text:p>0.74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22006243652417" calcext:value-type="float">
            <text:p>2.22006243652417</text:p>
          </table:table-cell>
          <table:table-cell table:style-name="Default" office:value-type="float" office:value="1.53352093901949" calcext:value-type="float">
            <text:p>1.53352093901949</text:p>
          </table:table-cell>
          <table:table-cell table:style-name="Default" office:value-type="float" office:value="2.08800417452355" calcext:value-type="float">
            <text:p>2.08800417452355</text:p>
          </table:table-cell>
          <table:table-cell table:style-name="Default" office:value-type="float" office:value="2.24866766095763" calcext:value-type="float">
            <text:p>2.24866766095763</text:p>
          </table:table-cell>
          <table:table-cell table:formula="of:=AVERAGE([.D164:.G164])" office:value-type="float" office:value="2.02256380275621" calcext:value-type="float">
            <text:p>2.023</text:p>
          </table:table-cell>
          <table:table-cell table:formula="of:=STDEV([.D164:.G164])" office:value-type="float" office:value="0.333453659880269" calcext:value-type="float">
            <text:p>0.333</text:p>
          </table:table-cell>
          <table:table-cell table:style-name="Default" office:value-type="float" office:value="1.74986109758458" calcext:value-type="float">
            <text:p>1.74986109758458</text:p>
          </table:table-cell>
          <table:table-cell table:style-name="Default" office:value-type="float" office:value="1.67512106340543" calcext:value-type="float">
            <text:p>1.67512106340543</text:p>
          </table:table-cell>
          <table:table-cell table:style-name="Default" office:value-type="float" office:value="2.40806471444543" calcext:value-type="float">
            <text:p>2.40806471444543</text:p>
          </table:table-cell>
          <table:table-cell table:style-name="Default" office:value-type="float" office:value="2.82731856619681" calcext:value-type="float">
            <text:p>2.82731856619681</text:p>
          </table:table-cell>
          <table:table-cell table:style-name="ce7" table:formula="of:=AVERAGE([.J164:.M164])" office:value-type="float" office:value="2.16509136040806" calcext:value-type="float">
            <text:p>2.165</text:p>
          </table:table-cell>
          <table:table-cell table:style-name="ce8" table:formula="of:=STDEV([.J164:.M164])" office:value-type="float" office:value="0.550777627834273" calcext:value-type="float">
            <text:p>0.551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147];[.D150];[.D153];[.D156];[.D159];[.D162])" office:value-type="float" office:value="0.90830051336474" calcext:value-type="float">
            <text:p>0.908</text:p>
          </table:table-cell>
          <table:table-cell table:style-name="ce7" table:formula="of:=AVERAGE([.E147];[.E150];[.E153];[.E156];[.E159];[.E162])" office:value-type="float" office:value="0.758405515468909" calcext:value-type="float">
            <text:p>0.758</text:p>
          </table:table-cell>
          <table:table-cell table:style-name="ce7" table:formula="of:=AVERAGE([.F147];[.F150];[.F153];[.F156];[.F159];[.F162])" office:value-type="float" office:value="0.893967593946231" calcext:value-type="float">
            <text:p>0.894</text:p>
          </table:table-cell>
          <table:table-cell table:style-name="ce7" table:formula="of:=AVERAGE([.G147];[.G150];[.G153];[.G156];[.G159];[.G162])" office:value-type="float" office:value="0.495280350394601" calcext:value-type="float">
            <text:p>0.495</text:p>
          </table:table-cell>
          <table:table-cell table:formula="of:=AVERAGE([.H147];[.H150];[.H153];[.H156];[.H159];[.H162])" office:value-type="float" office:value="0.76398849329362" calcext:value-type="float">
            <text:p>0.764</text:p>
          </table:table-cell>
          <table:table-cell table:formula="of:=AVERAGE([.I147];[.I150];[.I153];[.I156];[.I159];[.I162])" office:value-type="float" office:value="0.196006620129568" calcext:value-type="float">
            <text:p>0.196</text:p>
          </table:table-cell>
          <table:table-cell table:style-name="ce10" table:formula="of:=AVERAGE([.J147];[.J150];[.J153];[.J156];[.J159];[.J162])" office:value-type="float" office:value="0.882288589457683" calcext:value-type="float">
            <text:p>0.882</text:p>
          </table:table-cell>
          <table:table-cell table:style-name="ce7" table:formula="of:=AVERAGE([.K147];[.K150];[.K153];[.K156];[.K159];[.K162])" office:value-type="float" office:value="0.604560796634167" calcext:value-type="float">
            <text:p>0.605</text:p>
          </table:table-cell>
          <table:table-cell table:style-name="ce7" table:formula="of:=AVERAGE([.L147];[.L150];[.L153];[.L156];[.L159];[.L162])" office:value-type="float" office:value="0.754392792453931" calcext:value-type="float">
            <text:p>0.754</text:p>
          </table:table-cell>
          <table:table-cell table:style-name="ce7" table:formula="of:=AVERAGE([.M147];[.M150];[.M153];[.M156];[.M159];[.M162])" office:value-type="float" office:value="0.408524043956149" calcext:value-type="float">
            <text:p>0.409</text:p>
          </table:table-cell>
          <table:table-cell table:style-name="ce7" table:formula="of:=AVERAGE([.N147];[.N150];[.N153];[.N156];[.N159];[.N162])" office:value-type="float" office:value="0.662441555625482" calcext:value-type="float">
            <text:p>0.662</text:p>
          </table:table-cell>
          <table:table-cell table:style-name="ce8" table:formula="of:=AVERAGE([.O147];[.O150];[.O153];[.O156];[.O159];[.O162])" office:value-type="float" office:value="0.22378213097022" calcext:value-type="float">
            <text:p>0.224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148];[.D151];[.D154];[.D157];[.D160];[.D163])" office:value-type="float" office:value="2.75406839063562" calcext:value-type="float">
            <text:p>2.754</text:p>
          </table:table-cell>
          <table:table-cell table:style-name="ce7" table:formula="of:=AVERAGE([.E148];[.E151];[.E154];[.E157];[.E160];[.E163])" office:value-type="float" office:value="1.82832618188977" calcext:value-type="float">
            <text:p>1.828</text:p>
          </table:table-cell>
          <table:table-cell table:style-name="ce7" table:formula="of:=AVERAGE([.F148];[.F151];[.F154];[.F157];[.F160];[.F163])" office:value-type="float" office:value="2.61069763414983" calcext:value-type="float">
            <text:p>2.611</text:p>
          </table:table-cell>
          <table:table-cell table:style-name="ce7" table:formula="of:=AVERAGE([.G148];[.G151];[.G154];[.G157];[.G160];[.G163])" office:value-type="float" office:value="2.51408332159718" calcext:value-type="float">
            <text:p>2.514</text:p>
          </table:table-cell>
          <table:table-cell table:formula="of:=AVERAGE([.H148];[.H151];[.H154];[.H157];[.H160];[.H163])" office:value-type="float" office:value="2.4267938820681" calcext:value-type="float">
            <text:p>2.427</text:p>
          </table:table-cell>
          <table:table-cell table:formula="of:=AVERAGE([.I148];[.I151];[.I154];[.I157];[.I160];[.I163])" office:value-type="float" office:value="0.520563281002674" calcext:value-type="float">
            <text:p>0.521</text:p>
          </table:table-cell>
          <table:table-cell table:style-name="ce10" table:formula="of:=AVERAGE([.J148];[.J151];[.J154];[.J157];[.J160];[.J163])" office:value-type="float" office:value="2.81623134498463" calcext:value-type="float">
            <text:p>2.816</text:p>
          </table:table-cell>
          <table:table-cell table:style-name="ce7" table:formula="of:=AVERAGE([.K148];[.K151];[.K154];[.K157];[.K160];[.K163])" office:value-type="float" office:value="1.9903219071837" calcext:value-type="float">
            <text:p>1.990</text:p>
          </table:table-cell>
          <table:table-cell table:style-name="ce7" table:formula="of:=AVERAGE([.L148];[.L151];[.L154];[.L157];[.L160];[.L163])" office:value-type="float" office:value="3.62355457877341" calcext:value-type="float">
            <text:p>3.624</text:p>
          </table:table-cell>
          <table:table-cell table:style-name="ce7" table:formula="of:=AVERAGE([.M148];[.M151];[.M154];[.M157];[.M160];[.M163])" office:value-type="float" office:value="3.25768463876813" calcext:value-type="float">
            <text:p>3.258</text:p>
          </table:table-cell>
          <table:table-cell table:style-name="ce7" table:formula="of:=AVERAGE([.N148];[.N151];[.N154];[.N157];[.N160];[.N163])" office:value-type="float" office:value="2.92194811742747" calcext:value-type="float">
            <text:p>2.922</text:p>
          </table:table-cell>
          <table:table-cell table:style-name="ce8" table:formula="of:=AVERAGE([.O148];[.O151];[.O154];[.O157];[.O160];[.O163])" office:value-type="float" office:value="0.791665736917772" calcext:value-type="float">
            <text:p>0.792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149];[.D152];[.D155];[.D158];[.D161];[.D164])" office:value-type="float" office:value="2.21369311380354" calcext:value-type="float">
            <text:p>2.214</text:p>
          </table:table-cell>
          <table:table-cell table:style-name="ce7" table:formula="of:=AVERAGE([.E149];[.E152];[.E155];[.E158];[.E161];[.E164])" office:value-type="float" office:value="1.47823067214778" calcext:value-type="float">
            <text:p>1.478</text:p>
          </table:table-cell>
          <table:table-cell table:style-name="ce7" table:formula="of:=AVERAGE([.F149];[.F152];[.F155];[.F158];[.F161];[.F164])" office:value-type="float" office:value="2.18914795151121" calcext:value-type="float">
            <text:p>2.189</text:p>
          </table:table-cell>
          <table:table-cell table:style-name="ce7" table:formula="of:=AVERAGE([.G149];[.G152];[.G155];[.G158];[.G161];[.G164])" office:value-type="float" office:value="2.02435460543961" calcext:value-type="float">
            <text:p>2.024</text:p>
          </table:table-cell>
          <table:table-cell table:formula="of:=AVERAGE([.H149];[.H152];[.H155];[.H158];[.H161];[.H164])" office:value-type="float" office:value="1.97635658572554" calcext:value-type="float">
            <text:p>1.976</text:p>
          </table:table-cell>
          <table:table-cell table:formula="of:=AVERAGE([.I149];[.I152];[.I155];[.I158];[.I161];[.I164])" office:value-type="float" office:value="0.433418371616988" calcext:value-type="float">
            <text:p>0.433</text:p>
          </table:table-cell>
          <table:table-cell table:style-name="ce10" table:formula="of:=AVERAGE([.J149];[.J152];[.J155];[.J158];[.J161];[.J164])" office:value-type="float" office:value="2.26601508442935" calcext:value-type="float">
            <text:p>2.266</text:p>
          </table:table-cell>
          <table:table-cell table:style-name="ce7" table:formula="of:=AVERAGE([.K149];[.K152];[.K155];[.K158];[.K161];[.K164])" office:value-type="float" office:value="1.5640778344944" calcext:value-type="float">
            <text:p>1.564</text:p>
          </table:table-cell>
          <table:table-cell table:style-name="ce7" table:formula="of:=AVERAGE([.L149];[.L152];[.L155];[.L158];[.L161];[.L164])" office:value-type="float" office:value="2.78932981816966" calcext:value-type="float">
            <text:p>2.789</text:p>
          </table:table-cell>
          <table:table-cell table:style-name="ce7" table:formula="of:=AVERAGE([.M149];[.M152];[.M155];[.M158];[.M161];[.M164])" office:value-type="float" office:value="2.61420693840827" calcext:value-type="float">
            <text:p>2.614</text:p>
          </table:table-cell>
          <table:table-cell table:style-name="ce7" table:formula="of:=AVERAGE([.N149];[.N152];[.N155];[.N158];[.N161];[.N164])" office:value-type="float" office:value="2.30840741887542" calcext:value-type="float">
            <text:p>2.308</text:p>
          </table:table-cell>
          <table:table-cell table:style-name="ce8" table:formula="of:=AVERAGE([.O149];[.O152];[.O155];[.O158];[.O161];[.O164])" office:value-type="float" office:value="0.605316792451387" calcext:value-type="float">
            <text:p>0.605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147];[.D150];[.D153];[.D156];[.D159];[.D162])" office:value-type="float" office:value="0.0232042855998893" calcext:value-type="float">
            <text:p>0.023</text:p>
          </table:table-cell>
          <table:table-cell table:style-name="ce8" table:formula="of:=STDEV([.E147];[.E150];[.E153];[.E156];[.E159];[.E162])" office:value-type="float" office:value="0.0862153633365917" calcext:value-type="float">
            <text:p>0.086</text:p>
          </table:table-cell>
          <table:table-cell table:style-name="ce8" table:formula="of:=STDEV([.F147];[.F150];[.F153];[.F156];[.F159];[.F162])" office:value-type="float" office:value="0.0251788646384219" calcext:value-type="float">
            <text:p>0.025</text:p>
          </table:table-cell>
          <table:table-cell table:style-name="ce8" table:formula="of:=STDEV([.G147];[.G150];[.G153];[.G156];[.G159];[.G162])" office:value-type="float" office:value="0.0833893861140584" calcext:value-type="float">
            <text:p>0.083</text:p>
          </table:table-cell>
          <table:table-cell table:style-name="ce8" table:formula="of:=STDEV([.H147];[.H150];[.H153];[.H156];[.H159];[.H162])" office:value-type="float" office:value="0.0398697513390553" calcext:value-type="float">
            <text:p>0.040</text:p>
          </table:table-cell>
          <table:table-cell table:formula="of:=STDEV([.I147];[.I150];[.I153];[.I156];[.I159];[.I162])" office:value-type="float" office:value="0.0307726916197249" calcext:value-type="float">
            <text:p>0.031</text:p>
          </table:table-cell>
          <table:table-cell table:style-name="ce11" table:formula="of:=STDEV([.J147];[.J150];[.J153];[.J156];[.J159];[.J162])" office:value-type="float" office:value="0.0319603349706816" calcext:value-type="float">
            <text:p>0.032</text:p>
          </table:table-cell>
          <table:table-cell table:style-name="ce8" table:formula="of:=STDEV([.K147];[.K150];[.K153];[.K156];[.K159];[.K162])" office:value-type="float" office:value="0.180642625580622" calcext:value-type="float">
            <text:p>0.181</text:p>
          </table:table-cell>
          <table:table-cell table:style-name="ce8" table:formula="of:=STDEV([.L147];[.L150];[.L153];[.L156];[.L159];[.L162])" office:value-type="float" office:value="0.106082165733693" calcext:value-type="float">
            <text:p>0.106</text:p>
          </table:table-cell>
          <table:table-cell table:style-name="ce8" table:formula="of:=STDEV([.M147];[.M150];[.M153];[.M156];[.M159];[.M162])" office:value-type="float" office:value="0.146868291146161" calcext:value-type="float">
            <text:p>0.147</text:p>
          </table:table-cell>
          <table:table-cell table:style-name="ce8" table:formula="of:=STDEV([.N147];[.N150];[.N153];[.N156];[.N159];[.N162])" office:value-type="float" office:value="0.0722820454929452" calcext:value-type="float">
            <text:p>0.072</text:p>
          </table:table-cell>
          <table:table-cell table:style-name="ce8" table:formula="of:=STDEV([.O147];[.O150];[.O153];[.O156];[.O159];[.O162])" office:value-type="float" office:value="0.0703093492745485" calcext:value-type="float">
            <text:p>0.070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148];[.D151];[.D154];[.D157];[.D160];[.D163])" office:value-type="float" office:value="0.28786611066589" calcext:value-type="float">
            <text:p>0.288</text:p>
          </table:table-cell>
          <table:table-cell table:style-name="ce8" table:formula="of:=STDEV([.E148];[.E151];[.E154];[.E157];[.E160];[.E163])" office:value-type="float" office:value="0.327371274096783" calcext:value-type="float">
            <text:p>0.327</text:p>
          </table:table-cell>
          <table:table-cell table:style-name="ce8" table:formula="of:=STDEV([.F148];[.F151];[.F154];[.F157];[.F160];[.F163])" office:value-type="float" office:value="0.449942802027793" calcext:value-type="float">
            <text:p>0.450</text:p>
          </table:table-cell>
          <table:table-cell table:style-name="ce8" table:formula="of:=STDEV([.G148];[.G151];[.G154];[.G157];[.G160];[.G163])" office:value-type="float" office:value="0.224184129804623" calcext:value-type="float">
            <text:p>0.224</text:p>
          </table:table-cell>
          <table:table-cell table:style-name="ce8" table:formula="of:=STDEV([.H148];[.H151];[.H154];[.H157];[.H160];[.H163])" office:value-type="float" office:value="0.0944130824695971" calcext:value-type="float">
            <text:p>0.094</text:p>
          </table:table-cell>
          <table:table-cell table:formula="of:=STDEV([.I148];[.I151];[.I154];[.I157];[.I160];[.I163])" office:value-type="float" office:value="0.114884268050642" calcext:value-type="float">
            <text:p>0.115</text:p>
          </table:table-cell>
          <table:table-cell table:style-name="ce11" table:formula="of:=STDEV([.J148];[.J151];[.J154];[.J157];[.J160];[.J163])" office:value-type="float" office:value="0.450277504552685" calcext:value-type="float">
            <text:p>0.450</text:p>
          </table:table-cell>
          <table:table-cell table:style-name="ce8" table:formula="of:=STDEV([.K148];[.K151];[.K154];[.K157];[.K160];[.K163])" office:value-type="float" office:value="0.292463926104867" calcext:value-type="float">
            <text:p>0.292</text:p>
          </table:table-cell>
          <table:table-cell table:style-name="ce8" table:formula="of:=STDEV([.L148];[.L151];[.L154];[.L157];[.L160];[.L163])" office:value-type="float" office:value="0.838278072231278" calcext:value-type="float">
            <text:p>0.838</text:p>
          </table:table-cell>
          <table:table-cell table:style-name="ce8" table:formula="of:=STDEV([.M148];[.M151];[.M154];[.M157];[.M160];[.M163])" office:value-type="float" office:value="0.546491931042519" calcext:value-type="float">
            <text:p>0.546</text:p>
          </table:table-cell>
          <table:table-cell table:style-name="ce8" table:formula="of:=STDEV([.N148];[.N151];[.N154];[.N157];[.N160];[.N163])" office:value-type="float" office:value="0.326553906553363" calcext:value-type="float">
            <text:p>0.327</text:p>
          </table:table-cell>
          <table:table-cell table:style-name="ce8" table:formula="of:=STDEV([.O148];[.O151];[.O154];[.O157];[.O160];[.O163])" office:value-type="float" office:value="0.359510270704288" calcext:value-type="float">
            <text:p>0.360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149];[.D152];[.D155];[.D158];[.D161];[.D164])" office:value-type="float" office:value="0.255529874119251" calcext:value-type="float">
            <text:p>0.256</text:p>
          </table:table-cell>
          <table:table-cell table:style-name="ce8" table:formula="of:=STDEV([.E149];[.E152];[.E155];[.E158];[.E161];[.E164])" office:value-type="float" office:value="0.273042814589762" calcext:value-type="float">
            <text:p>0.273</text:p>
          </table:table-cell>
          <table:table-cell table:style-name="ce8" table:formula="of:=STDEV([.F149];[.F152];[.F155];[.F158];[.F161];[.F164])" office:value-type="float" office:value="0.372818968034109" calcext:value-type="float">
            <text:p>0.373</text:p>
          </table:table-cell>
          <table:table-cell table:style-name="ce8" table:formula="of:=STDEV([.G149];[.G152];[.G155];[.G158];[.G161];[.G164])" office:value-type="float" office:value="0.209991303532191" calcext:value-type="float">
            <text:p>0.210</text:p>
          </table:table-cell>
          <table:table-cell table:style-name="ce8" table:formula="of:=STDEV([.H149];[.H152];[.H155];[.H158];[.H161];[.H164])" office:value-type="float" office:value="0.0774797925148719" calcext:value-type="float">
            <text:p>0.077</text:p>
          </table:table-cell>
          <table:table-cell table:formula="of:=STDEV([.I149];[.I152];[.I155];[.I158];[.I161];[.I164])" office:value-type="float" office:value="0.122625230526842" calcext:value-type="float">
            <text:p>0.123</text:p>
          </table:table-cell>
          <table:table-cell table:style-name="ce11" table:formula="of:=STDEV([.J149];[.J152];[.J155];[.J158];[.J161];[.J164])" office:value-type="float" office:value="0.450437785382159" calcext:value-type="float">
            <text:p>0.450</text:p>
          </table:table-cell>
          <table:table-cell table:style-name="ce8" table:formula="of:=STDEV([.K149];[.K152];[.K155];[.K158];[.K161];[.K164])" office:value-type="float" office:value="0.221200303167701" calcext:value-type="float">
            <text:p>0.221</text:p>
          </table:table-cell>
          <table:table-cell table:style-name="ce8" table:formula="of:=STDEV([.L149];[.L152];[.L155];[.L158];[.L161];[.L164])" office:value-type="float" office:value="0.592777614546577" calcext:value-type="float">
            <text:p>0.593</text:p>
          </table:table-cell>
          <table:table-cell table:style-name="ce8" table:formula="of:=STDEV([.M149];[.M152];[.M155];[.M158];[.M161];[.M164])" office:value-type="float" office:value="0.367833164413909" calcext:value-type="float">
            <text:p>0.368</text:p>
          </table:table-cell>
          <table:table-cell table:style-name="ce8" table:formula="of:=STDEV([.N149];[.N152];[.N155];[.N158];[.N161];[.N164])" office:value-type="float" office:value="0.267895383029793" calcext:value-type="float">
            <text:p>0.268</text:p>
          </table:table-cell>
          <table:table-cell table:style-name="ce8" table:formula="of:=STDEV([.O149];[.O152];[.O155];[.O158];[.O161];[.O164])" office:value-type="float" office:value="0.251075197344554" calcext:value-type="float">
            <text:p>0.2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8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006516397167" calcext:value-type="float">
            <text:p>0.92006516397167</text:p>
          </table:table-cell>
          <table:table-cell table:style-name="Default" office:value-type="float" office:value="0.625326219712331" calcext:value-type="float">
            <text:p>0.625326219712331</text:p>
          </table:table-cell>
          <table:table-cell table:style-name="Default" office:value-type="float" office:value="0.862744044891307" calcext:value-type="float">
            <text:p>0.862744044891307</text:p>
          </table:table-cell>
          <table:table-cell table:style-name="Default" office:value-type="float" office:value="0.530008416266116" calcext:value-type="float">
            <text:p>0.530008416266116</text:p>
          </table:table-cell>
          <table:table-cell table:formula="of:=AVERAGE([.D171:.G171])" office:value-type="float" office:value="0.734535961210356" calcext:value-type="float">
            <text:p>0.735</text:p>
          </table:table-cell>
          <table:table-cell table:formula="of:=STDEV([.D171:.G171])" office:value-type="float" office:value="0.186741070359802" calcext:value-type="float">
            <text:p>0.187</text:p>
          </table:table-cell>
          <table:table-cell table:style-name="Default" office:value-type="float" office:value="0.940973193619076" calcext:value-type="float">
            <text:p>0.940973193619076</text:p>
          </table:table-cell>
          <table:table-cell table:style-name="Default" office:value-type="float" office:value="0.717647146016525" calcext:value-type="float">
            <text:p>0.717647146016525</text:p>
          </table:table-cell>
          <table:table-cell table:style-name="Default" office:value-type="float" office:value="0.80845593430298" calcext:value-type="float">
            <text:p>0.80845593430298</text:p>
          </table:table-cell>
          <table:table-cell table:style-name="Default" office:value-type="float" office:value="0.792304543228906" calcext:value-type="float">
            <text:p>0.792304543228906</text:p>
          </table:table-cell>
          <table:table-cell table:style-name="ce7" table:formula="of:=AVERAGE([.J171:.M171])" office:value-type="float" office:value="0.814845204291872" calcext:value-type="float">
            <text:p>0.815</text:p>
          </table:table-cell>
          <table:table-cell table:style-name="ce8" table:formula="of:=STDEV([.J171:.M171])" office:value-type="float" office:value="0.0929240485492812" calcext:value-type="float">
            <text:p>0.09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6403606349524" calcext:value-type="float">
            <text:p>2.26403606349524</text:p>
          </table:table-cell>
          <table:table-cell table:style-name="Default" office:value-type="float" office:value="2.00374245063834" calcext:value-type="float">
            <text:p>2.00374245063834</text:p>
          </table:table-cell>
          <table:table-cell table:style-name="Default" office:value-type="float" office:value="2.6255520766436" calcext:value-type="float">
            <text:p>2.6255520766436</text:p>
          </table:table-cell>
          <table:table-cell table:style-name="Default" office:value-type="float" office:value="2.32390328836889" calcext:value-type="float">
            <text:p>2.32390328836889</text:p>
          </table:table-cell>
          <table:table-cell table:formula="of:=AVERAGE([.D172:.G172])" office:value-type="float" office:value="2.30430846978652" calcext:value-type="float">
            <text:p>2.304</text:p>
          </table:table-cell>
          <table:table-cell table:formula="of:=STDEV([.D172:.G172])" office:value-type="float" office:value="0.255305836489556" calcext:value-type="float">
            <text:p>0.255</text:p>
          </table:table-cell>
          <table:table-cell table:style-name="Default" office:value-type="float" office:value="1.78086615044156" calcext:value-type="float">
            <text:p>1.78086615044156</text:p>
          </table:table-cell>
          <table:table-cell table:style-name="Default" office:value-type="float" office:value="2.32203512192" calcext:value-type="float">
            <text:p>2.32203512192</text:p>
          </table:table-cell>
          <table:table-cell table:style-name="Default" office:value-type="float" office:value="2.93386608685947" calcext:value-type="float">
            <text:p>2.93386608685947</text:p>
          </table:table-cell>
          <table:table-cell table:style-name="Default" office:value-type="float" office:value="1.19954725746854" calcext:value-type="float">
            <text:p>1.19954725746854</text:p>
          </table:table-cell>
          <table:table-cell table:style-name="ce7" table:formula="of:=AVERAGE([.J172:.M172])" office:value-type="float" office:value="2.05907865417239" calcext:value-type="float">
            <text:p>2.059</text:p>
          </table:table-cell>
          <table:table-cell table:style-name="ce8" table:formula="of:=STDEV([.J172:.M172])" office:value-type="float" office:value="0.741753682266874" calcext:value-type="float">
            <text:p>0.74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0113638540383" calcext:value-type="float">
            <text:p>1.80113638540383</text:p>
          </table:table-cell>
          <table:table-cell table:style-name="Default" office:value-type="float" office:value="1.67015726147118" calcext:value-type="float">
            <text:p>1.67015726147118</text:p>
          </table:table-cell>
          <table:table-cell table:style-name="Default" office:value-type="float" office:value="2.1089935358116" calcext:value-type="float">
            <text:p>2.1089935358116</text:p>
          </table:table-cell>
          <table:table-cell table:style-name="Default" office:value-type="float" office:value="1.98497830817713" calcext:value-type="float">
            <text:p>1.98497830817713</text:p>
          </table:table-cell>
          <table:table-cell table:formula="of:=AVERAGE([.D173:.G173])" office:value-type="float" office:value="1.89131637271594" calcext:value-type="float">
            <text:p>1.891</text:p>
          </table:table-cell>
          <table:table-cell table:formula="of:=STDEV([.D173:.G173])" office:value-type="float" office:value="0.194250429502653" calcext:value-type="float">
            <text:p>0.194</text:p>
          </table:table-cell>
          <table:table-cell table:style-name="Default" office:value-type="float" office:value="1.49534083953946" calcext:value-type="float">
            <text:p>1.49534083953946</text:p>
          </table:table-cell>
          <table:table-cell table:style-name="Default" office:value-type="float" office:value="2.00786220556168" calcext:value-type="float">
            <text:p>2.00786220556168</text:p>
          </table:table-cell>
          <table:table-cell table:style-name="Default" office:value-type="float" office:value="2.16201980505684" calcext:value-type="float">
            <text:p>2.16201980505684</text:p>
          </table:table-cell>
          <table:table-cell table:style-name="Default" office:value-type="float" office:value="0.915438698458959" calcext:value-type="float">
            <text:p>0.915438698458959</text:p>
          </table:table-cell>
          <table:table-cell table:style-name="ce7" table:formula="of:=AVERAGE([.J173:.M173])" office:value-type="float" office:value="1.64516538715423" calcext:value-type="float">
            <text:p>1.645</text:p>
          </table:table-cell>
          <table:table-cell table:style-name="ce8" table:formula="of:=STDEV([.J173:.M173])" office:value-type="float" office:value="0.563807268089155" calcext:value-type="float">
            <text:p>0.56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45745488437016" calcext:value-type="float">
            <text:p>0.845745488437016</text:p>
          </table:table-cell>
          <table:table-cell table:style-name="Default" office:value-type="float" office:value="0.560154428852857" calcext:value-type="float">
            <text:p>0.560154428852857</text:p>
          </table:table-cell>
          <table:table-cell table:style-name="Default" office:value-type="float" office:value="0.745945657385463" calcext:value-type="float">
            <text:p>0.745945657385463</text:p>
          </table:table-cell>
          <table:table-cell table:style-name="Default" office:value-type="float" office:value="0.271066454348975" calcext:value-type="float">
            <text:p>0.271066454348975</text:p>
          </table:table-cell>
          <table:table-cell table:formula="of:=AVERAGE([.D174:.G174])" office:value-type="float" office:value="0.605728007256078" calcext:value-type="float">
            <text:p>0.606</text:p>
          </table:table-cell>
          <table:table-cell table:formula="of:=STDEV([.D174:.G174])" office:value-type="float" office:value="0.252550118275506" calcext:value-type="float">
            <text:p>0.253</text:p>
          </table:table-cell>
          <table:table-cell table:style-name="Default" office:value-type="float" office:value="0.847683035732178" calcext:value-type="float">
            <text:p>0.847683035732178</text:p>
          </table:table-cell>
          <table:table-cell table:style-name="Default" office:value-type="float" office:value="0.719322518824754" calcext:value-type="float">
            <text:p>0.719322518824754</text:p>
          </table:table-cell>
          <table:table-cell table:style-name="Default" office:value-type="float" office:value="0.690009928454268" calcext:value-type="float">
            <text:p>0.690009928454268</text:p>
          </table:table-cell>
          <table:table-cell table:style-name="Default" office:value-type="float" office:value="0.544348023071965" calcext:value-type="float">
            <text:p>0.544348023071965</text:p>
          </table:table-cell>
          <table:table-cell table:style-name="ce7" table:formula="of:=AVERAGE([.J174:.M174])" office:value-type="float" office:value="0.700340876520791" calcext:value-type="float">
            <text:p>0.700</text:p>
          </table:table-cell>
          <table:table-cell table:style-name="ce8" table:formula="of:=STDEV([.J174:.M174])" office:value-type="float" office:value="0.124513069515733" calcext:value-type="float">
            <text:p>0.12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3.07171074174027" calcext:value-type="float">
            <text:p>3.07171074174027</text:p>
          </table:table-cell>
          <table:table-cell table:style-name="Default" office:value-type="float" office:value="2.14170051934536" calcext:value-type="float">
            <text:p>2.14170051934536</text:p>
          </table:table-cell>
          <table:table-cell table:style-name="Default" office:value-type="float" office:value="3.74853959925385" calcext:value-type="float">
            <text:p>3.74853959925385</text:p>
          </table:table-cell>
          <table:table-cell table:style-name="Default" office:value-type="float" office:value="2.99557263931262" calcext:value-type="float">
            <text:p>2.99557263931262</text:p>
          </table:table-cell>
          <table:table-cell table:formula="of:=AVERAGE([.D175:.G175])" office:value-type="float" office:value="2.98938087491302" calcext:value-type="float">
            <text:p>2.989</text:p>
          </table:table-cell>
          <table:table-cell table:formula="of:=STDEV([.D175:.G175])" office:value-type="float" office:value="0.658710988440374" calcext:value-type="float">
            <text:p>0.659</text:p>
          </table:table-cell>
          <table:table-cell table:style-name="Default" office:value-type="float" office:value="2.76966867240437" calcext:value-type="float">
            <text:p>2.76966867240437</text:p>
          </table:table-cell>
          <table:table-cell table:style-name="Default" office:value-type="float" office:value="2.13885653472548" calcext:value-type="float">
            <text:p>2.13885653472548</text:p>
          </table:table-cell>
          <table:table-cell table:style-name="Default" office:value-type="float" office:value="3.67205872101896" calcext:value-type="float">
            <text:p>3.67205872101896</text:p>
          </table:table-cell>
          <table:table-cell table:style-name="Default" office:value-type="float" office:value="2.43809160668554" calcext:value-type="float">
            <text:p>2.43809160668554</text:p>
          </table:table-cell>
          <table:table-cell table:style-name="ce7" table:formula="of:=AVERAGE([.J175:.M175])" office:value-type="float" office:value="2.75466888370859" calcext:value-type="float">
            <text:p>2.755</text:p>
          </table:table-cell>
          <table:table-cell table:style-name="ce8" table:formula="of:=STDEV([.J175:.M175])" office:value-type="float" office:value="0.663645268887099" calcext:value-type="float">
            <text:p>0.6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73799667159839" calcext:value-type="float">
            <text:p>2.73799667159839</text:p>
          </table:table-cell>
          <table:table-cell table:style-name="Default" office:value-type="float" office:value="1.81912622818699" calcext:value-type="float">
            <text:p>1.81912622818699</text:p>
          </table:table-cell>
          <table:table-cell table:style-name="Default" office:value-type="float" office:value="3.22221591659923" calcext:value-type="float">
            <text:p>3.22221591659923</text:p>
          </table:table-cell>
          <table:table-cell table:style-name="Default" office:value-type="float" office:value="2.21115396036479" calcext:value-type="float">
            <text:p>2.21115396036479</text:p>
          </table:table-cell>
          <table:table-cell table:formula="of:=AVERAGE([.D176:.G176])" office:value-type="float" office:value="2.49762319418735" calcext:value-type="float">
            <text:p>2.498</text:p>
          </table:table-cell>
          <table:table-cell table:formula="of:=STDEV([.D176:.G176])" office:value-type="float" office:value="0.612436874791602" calcext:value-type="float">
            <text:p>0.612</text:p>
          </table:table-cell>
          <table:table-cell table:style-name="Default" office:value-type="float" office:value="2.39340518897449" calcext:value-type="float">
            <text:p>2.39340518897449</text:p>
          </table:table-cell>
          <table:table-cell table:style-name="Default" office:value-type="float" office:value="1.81467399010175" calcext:value-type="float">
            <text:p>1.81467399010175</text:p>
          </table:table-cell>
          <table:table-cell table:style-name="Default" office:value-type="float" office:value="2.88302505461517" calcext:value-type="float">
            <text:p>2.88302505461517</text:p>
          </table:table-cell>
          <table:table-cell table:style-name="Default" office:value-type="float" office:value="1.80701071407526" calcext:value-type="float">
            <text:p>1.80701071407526</text:p>
          </table:table-cell>
          <table:table-cell table:style-name="ce7" table:formula="of:=AVERAGE([.J176:.M176])" office:value-type="float" office:value="2.22452873694167" calcext:value-type="float">
            <text:p>2.225</text:p>
          </table:table-cell>
          <table:table-cell table:style-name="ce8" table:formula="of:=STDEV([.J176:.M176])" office:value-type="float" office:value="0.517828436635869" calcext:value-type="float">
            <text:p>0.518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2102038568089" calcext:value-type="float">
            <text:p>0.922102038568089</text:p>
          </table:table-cell>
          <table:table-cell table:style-name="Default" office:value-type="float" office:value="0.403072521676831" calcext:value-type="float">
            <text:p>0.403072521676831</text:p>
          </table:table-cell>
          <table:table-cell table:style-name="Default" office:value-type="float" office:value="0.816671851976478" calcext:value-type="float">
            <text:p>0.816671851976478</text:p>
          </table:table-cell>
          <table:table-cell table:style-name="Default" office:value-type="float" office:value="0.439378623033435" calcext:value-type="float">
            <text:p>0.439378623033435</text:p>
          </table:table-cell>
          <table:table-cell table:formula="of:=AVERAGE([.D177:.G177])" office:value-type="float" office:value="0.645306258813708" calcext:value-type="float">
            <text:p>0.645</text:p>
          </table:table-cell>
          <table:table-cell table:formula="of:=STDEV([.D177:.G177])" office:value-type="float" office:value="0.262720031462654" calcext:value-type="float">
            <text:p>0.263</text:p>
          </table:table-cell>
          <table:table-cell table:style-name="Default" office:value-type="float" office:value="0.9254566722439" calcext:value-type="float">
            <text:p>0.9254566722439</text:p>
          </table:table-cell>
          <table:table-cell table:style-name="Default" office:value-type="float" office:value="0.6164875281708" calcext:value-type="float">
            <text:p>0.6164875281708</text:p>
          </table:table-cell>
          <table:table-cell table:style-name="Default" office:value-type="float" office:value="0.866813375636792" calcext:value-type="float">
            <text:p>0.866813375636792</text:p>
          </table:table-cell>
          <table:table-cell table:style-name="Default" office:value-type="float" office:value="0.708167489445446" calcext:value-type="float">
            <text:p>0.708167489445446</text:p>
          </table:table-cell>
          <table:table-cell table:style-name="ce7" table:formula="of:=AVERAGE([.J177:.M177])" office:value-type="float" office:value="0.779231266374235" calcext:value-type="float">
            <text:p>0.779</text:p>
          </table:table-cell>
          <table:table-cell table:style-name="ce8" table:formula="of:=STDEV([.J177:.M177])" office:value-type="float" office:value="0.142112725093427" calcext:value-type="float">
            <text:p>0.14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5799540310889" calcext:value-type="float">
            <text:p>2.25799540310889</text:p>
          </table:table-cell>
          <table:table-cell table:style-name="Default" office:value-type="float" office:value="2.84376735715485" calcext:value-type="float">
            <text:p>2.84376735715485</text:p>
          </table:table-cell>
          <table:table-cell table:style-name="Default" office:value-type="float" office:value="2.89527171197926" calcext:value-type="float">
            <text:p>2.89527171197926</text:p>
          </table:table-cell>
          <table:table-cell table:style-name="Default" office:value-type="float" office:value="2.69237270919619" calcext:value-type="float">
            <text:p>2.69237270919619</text:p>
          </table:table-cell>
          <table:table-cell table:formula="of:=AVERAGE([.D178:.G178])" office:value-type="float" office:value="2.6723517953598" calcext:value-type="float">
            <text:p>2.672</text:p>
          </table:table-cell>
          <table:table-cell table:formula="of:=STDEV([.D178:.G178])" office:value-type="float" office:value="0.289349063037002" calcext:value-type="float">
            <text:p>0.289</text:p>
          </table:table-cell>
          <table:table-cell table:style-name="Default" office:value-type="float" office:value="2.10740039256106" calcext:value-type="float">
            <text:p>2.10740039256106</text:p>
          </table:table-cell>
          <table:table-cell table:style-name="Default" office:value-type="float" office:value="2.57734758470305" calcext:value-type="float">
            <text:p>2.57734758470305</text:p>
          </table:table-cell>
          <table:table-cell table:style-name="Default" office:value-type="float" office:value="2.72843214139126" calcext:value-type="float">
            <text:p>2.72843214139126</text:p>
          </table:table-cell>
          <table:table-cell table:style-name="Default" office:value-type="float" office:value="1.78096162841711" calcext:value-type="float">
            <text:p>1.78096162841711</text:p>
          </table:table-cell>
          <table:table-cell table:style-name="ce7" table:formula="of:=AVERAGE([.J178:.M178])" office:value-type="float" office:value="2.29853543676812" calcext:value-type="float">
            <text:p>2.299</text:p>
          </table:table-cell>
          <table:table-cell table:style-name="ce8" table:formula="of:=STDEV([.J178:.M178])" office:value-type="float" office:value="0.434726980489643" calcext:value-type="float">
            <text:p>0.43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9220279812845" calcext:value-type="float">
            <text:p>1.89220279812845</text:p>
          </table:table-cell>
          <table:table-cell table:style-name="Default" office:value-type="float" office:value="2.39156955107456" calcext:value-type="float">
            <text:p>2.39156955107456</text:p>
          </table:table-cell>
          <table:table-cell table:style-name="Default" office:value-type="float" office:value="2.14102051518413" calcext:value-type="float">
            <text:p>2.14102051518413</text:p>
          </table:table-cell>
          <table:table-cell table:style-name="Default" office:value-type="float" office:value="2.25075038871214" calcext:value-type="float">
            <text:p>2.25075038871214</text:p>
          </table:table-cell>
          <table:table-cell table:formula="of:=AVERAGE([.D179:.G179])" office:value-type="float" office:value="2.16888581327482" calcext:value-type="float">
            <text:p>2.169</text:p>
          </table:table-cell>
          <table:table-cell table:formula="of:=STDEV([.D179:.G179])" office:value-type="float" office:value="0.211044877928973" calcext:value-type="float">
            <text:p>0.211</text:p>
          </table:table-cell>
          <table:table-cell table:style-name="Default" office:value-type="float" office:value="1.74687067709767" calcext:value-type="float">
            <text:p>1.74687067709767</text:p>
          </table:table-cell>
          <table:table-cell table:style-name="Default" office:value-type="float" office:value="2.21968873703287" calcext:value-type="float">
            <text:p>2.21968873703287</text:p>
          </table:table-cell>
          <table:table-cell table:style-name="Default" office:value-type="float" office:value="2.03006209361014" calcext:value-type="float">
            <text:p>2.03006209361014</text:p>
          </table:table-cell>
          <table:table-cell table:style-name="Default" office:value-type="float" office:value="1.47872693959593" calcext:value-type="float">
            <text:p>1.47872693959593</text:p>
          </table:table-cell>
          <table:table-cell table:style-name="ce7" table:formula="of:=AVERAGE([.J179:.M179])" office:value-type="float" office:value="1.86883711183415" calcext:value-type="float">
            <text:p>1.869</text:p>
          </table:table-cell>
          <table:table-cell table:style-name="ce8" table:formula="of:=STDEV([.J179:.M179])" office:value-type="float" office:value="0.32462907825153" calcext:value-type="float">
            <text:p>0.325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795942970605399" calcext:value-type="float">
            <text:p>0.795942970605399</text:p>
          </table:table-cell>
          <table:table-cell table:style-name="Default" office:value-type="float" office:value="0.503648590292667" calcext:value-type="float">
            <text:p>0.503648590292667</text:p>
          </table:table-cell>
          <table:table-cell table:style-name="Default" office:value-type="float" office:value="0.793836714071456" calcext:value-type="float">
            <text:p>0.793836714071456</text:p>
          </table:table-cell>
          <table:table-cell table:style-name="Default" office:value-type="float" office:value="0.635721049829011" calcext:value-type="float">
            <text:p>0.635721049829011</text:p>
          </table:table-cell>
          <table:table-cell table:formula="of:=AVERAGE([.D180:.G180])" office:value-type="float" office:value="0.682287331199633" calcext:value-type="float">
            <text:p>0.682</text:p>
          </table:table-cell>
          <table:table-cell table:formula="of:=STDEV([.D180:.G180])" office:value-type="float" office:value="0.14076113040814" calcext:value-type="float">
            <text:p>0.141</text:p>
          </table:table-cell>
          <table:table-cell table:style-name="Default" office:value-type="float" office:value="0.864055211092777" calcext:value-type="float">
            <text:p>0.864055211092777</text:p>
          </table:table-cell>
          <table:table-cell table:style-name="Default" office:value-type="float" office:value="0.76104139925915" calcext:value-type="float">
            <text:p>0.76104139925915</text:p>
          </table:table-cell>
          <table:table-cell table:style-name="Default" office:value-type="float" office:value="0.781475685830251" calcext:value-type="float">
            <text:p>0.781475685830251</text:p>
          </table:table-cell>
          <table:table-cell table:style-name="Default" office:value-type="float" office:value="0.426742214313141" calcext:value-type="float">
            <text:p>0.426742214313141</text:p>
          </table:table-cell>
          <table:table-cell table:style-name="ce7" table:formula="of:=AVERAGE([.J180:.M180])" office:value-type="float" office:value="0.70832862762383" calcext:value-type="float">
            <text:p>0.708</text:p>
          </table:table-cell>
          <table:table-cell table:style-name="ce8" table:formula="of:=STDEV([.J180:.M180])" office:value-type="float" office:value="0.192934190315264" calcext:value-type="float">
            <text:p>0.19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3.52140177198074" calcext:value-type="float">
            <text:p>3.52140177198074</text:p>
          </table:table-cell>
          <table:table-cell table:style-name="Default" office:value-type="float" office:value="2.04035659796931" calcext:value-type="float">
            <text:p>2.04035659796931</text:p>
          </table:table-cell>
          <table:table-cell table:style-name="Default" office:value-type="float" office:value="3.32448659535003" calcext:value-type="float">
            <text:p>3.32448659535003</text:p>
          </table:table-cell>
          <table:table-cell table:style-name="Default" office:value-type="float" office:value="2.32149609273618" calcext:value-type="float">
            <text:p>2.32149609273618</text:p>
          </table:table-cell>
          <table:table-cell table:formula="of:=AVERAGE([.D181:.G181])" office:value-type="float" office:value="2.80193526450906" calcext:value-type="float">
            <text:p>2.802</text:p>
          </table:table-cell>
          <table:table-cell table:formula="of:=STDEV([.D181:.G181])" office:value-type="float" office:value="0.730642596586375" calcext:value-type="float">
            <text:p>0.731</text:p>
          </table:table-cell>
          <table:table-cell table:style-name="Default" office:value-type="float" office:value="2.51588790847902" calcext:value-type="float">
            <text:p>2.51588790847902</text:p>
          </table:table-cell>
          <table:table-cell table:style-name="Default" office:value-type="float" office:value="2.01859433664276" calcext:value-type="float">
            <text:p>2.01859433664276</text:p>
          </table:table-cell>
          <table:table-cell table:style-name="Default" office:value-type="float" office:value="3.35172816647281" calcext:value-type="float">
            <text:p>3.35172816647281</text:p>
          </table:table-cell>
          <table:table-cell table:style-name="Default" office:value-type="float" office:value="2.23675073958213" calcext:value-type="float">
            <text:p>2.23675073958213</text:p>
          </table:table-cell>
          <table:table-cell table:style-name="ce7" table:formula="of:=AVERAGE([.J181:.M181])" office:value-type="float" office:value="2.53074028779418" calcext:value-type="float">
            <text:p>2.531</text:p>
          </table:table-cell>
          <table:table-cell table:style-name="ce8" table:formula="of:=STDEV([.J181:.M181])" office:value-type="float" office:value="0.583942069000935" calcext:value-type="float">
            <text:p>0.58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88880662920588" calcext:value-type="float">
            <text:p>2.88880662920588</text:p>
          </table:table-cell>
          <table:table-cell table:style-name="Default" office:value-type="float" office:value="1.69136486306792" calcext:value-type="float">
            <text:p>1.69136486306792</text:p>
          </table:table-cell>
          <table:table-cell table:style-name="Default" office:value-type="float" office:value="2.88137976909428" calcext:value-type="float">
            <text:p>2.88137976909428</text:p>
          </table:table-cell>
          <table:table-cell table:style-name="Default" office:value-type="float" office:value="1.80659860304524" calcext:value-type="float">
            <text:p>1.80659860304524</text:p>
          </table:table-cell>
          <table:table-cell table:formula="of:=AVERAGE([.D182:.G182])" office:value-type="float" office:value="2.31703746610333" calcext:value-type="float">
            <text:p>2.317</text:p>
          </table:table-cell>
          <table:table-cell table:formula="of:=STDEV([.D182:.G182])" office:value-type="float" office:value="0.657626096889223" calcext:value-type="float">
            <text:p>0.658</text:p>
          </table:table-cell>
          <table:table-cell table:style-name="Default" office:value-type="float" office:value="2.12853510060231" calcext:value-type="float">
            <text:p>2.12853510060231</text:p>
          </table:table-cell>
          <table:table-cell table:style-name="Default" office:value-type="float" office:value="1.74828697610557" calcext:value-type="float">
            <text:p>1.74828697610557</text:p>
          </table:table-cell>
          <table:table-cell table:style-name="Default" office:value-type="float" office:value="2.55020582191188" calcext:value-type="float">
            <text:p>2.55020582191188</text:p>
          </table:table-cell>
          <table:table-cell table:style-name="Default" office:value-type="float" office:value="1.83428111331091" calcext:value-type="float">
            <text:p>1.83428111331091</text:p>
          </table:table-cell>
          <table:table-cell table:style-name="ce7" table:formula="of:=AVERAGE([.J182:.M182])" office:value-type="float" office:value="2.06532725298267" calcext:value-type="float">
            <text:p>2.065</text:p>
          </table:table-cell>
          <table:table-cell table:style-name="ce8" table:formula="of:=STDEV([.J182:.M182])" office:value-type="float" office:value="0.361938905722626" calcext:value-type="float">
            <text:p>0.36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3455101552234" calcext:value-type="float">
            <text:p>0.913455101552234</text:p>
          </table:table-cell>
          <table:table-cell table:style-name="Default" office:value-type="float" office:value="0.661429167754662" calcext:value-type="float">
            <text:p>0.661429167754662</text:p>
          </table:table-cell>
          <table:table-cell table:style-name="Default" office:value-type="float" office:value="0.837509185972355" calcext:value-type="float">
            <text:p>0.837509185972355</text:p>
          </table:table-cell>
          <table:table-cell table:style-name="Default" office:value-type="float" office:value="0.536024083613881" calcext:value-type="float">
            <text:p>0.536024083613881</text:p>
          </table:table-cell>
          <table:table-cell table:formula="of:=AVERAGE([.D183:.G183])" office:value-type="float" office:value="0.737104384723283" calcext:value-type="float">
            <text:p>0.737</text:p>
          </table:table-cell>
          <table:table-cell table:formula="of:=STDEV([.D183:.G183])" office:value-type="float" office:value="0.170627005870941" calcext:value-type="float">
            <text:p>0.171</text:p>
          </table:table-cell>
          <table:table-cell table:style-name="Default" office:value-type="float" office:value="0.903903769631722" calcext:value-type="float">
            <text:p>0.903903769631722</text:p>
          </table:table-cell>
          <table:table-cell table:style-name="Default" office:value-type="float" office:value="0.748539298517538" calcext:value-type="float">
            <text:p>0.748539298517538</text:p>
          </table:table-cell>
          <table:table-cell table:style-name="Default" office:value-type="float" office:value="0.890347049545902" calcext:value-type="float">
            <text:p>0.890347049545902</text:p>
          </table:table-cell>
          <table:table-cell table:style-name="Default" office:value-type="float" office:value="0.692880733538267" calcext:value-type="float">
            <text:p>0.692880733538267</text:p>
          </table:table-cell>
          <table:table-cell table:style-name="ce7" table:formula="of:=AVERAGE([.J183:.M183])" office:value-type="float" office:value="0.808917712808357" calcext:value-type="float">
            <text:p>0.809</text:p>
          </table:table-cell>
          <table:table-cell table:style-name="ce8" table:formula="of:=STDEV([.J183:.M183])" office:value-type="float" office:value="0.104503941461186" calcext:value-type="float">
            <text:p>0.10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282627032699" calcext:value-type="float">
            <text:p>2.282627032699</text:p>
          </table:table-cell>
          <table:table-cell table:style-name="Default" office:value-type="float" office:value="1.82484546767556" calcext:value-type="float">
            <text:p>1.82484546767556</text:p>
          </table:table-cell>
          <table:table-cell table:style-name="Default" office:value-type="float" office:value="2.59943431340227" calcext:value-type="float">
            <text:p>2.59943431340227</text:p>
          </table:table-cell>
          <table:table-cell table:style-name="Default" office:value-type="float" office:value="2.20293437903172" calcext:value-type="float">
            <text:p>2.20293437903172</text:p>
          </table:table-cell>
          <table:table-cell table:formula="of:=AVERAGE([.D184:.G184])" office:value-type="float" office:value="2.22746029820214" calcext:value-type="float">
            <text:p>2.227</text:p>
          </table:table-cell>
          <table:table-cell table:formula="of:=STDEV([.D184:.G184])" office:value-type="float" office:value="0.318385646164236" calcext:value-type="float">
            <text:p>0.318</text:p>
          </table:table-cell>
          <table:table-cell table:style-name="Default" office:value-type="float" office:value="2.34714357246835" calcext:value-type="float">
            <text:p>2.34714357246835</text:p>
          </table:table-cell>
          <table:table-cell table:style-name="Default" office:value-type="float" office:value="2.56343863877819" calcext:value-type="float">
            <text:p>2.56343863877819</text:p>
          </table:table-cell>
          <table:table-cell table:style-name="Default" office:value-type="float" office:value="2.35954928852554" calcext:value-type="float">
            <text:p>2.35954928852554</text:p>
          </table:table-cell>
          <table:table-cell table:style-name="Default" office:value-type="float" office:value="1.90505465413349" calcext:value-type="float">
            <text:p>1.90505465413349</text:p>
          </table:table-cell>
          <table:table-cell table:style-name="ce7" table:formula="of:=AVERAGE([.J184:.M184])" office:value-type="float" office:value="2.29379653847639" calcext:value-type="float">
            <text:p>2.294</text:p>
          </table:table-cell>
          <table:table-cell table:style-name="ce8" table:formula="of:=STDEV([.J184:.M184])" office:value-type="float" office:value="0.277486603323716" calcext:value-type="float">
            <text:p>0.27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2143950094087" calcext:value-type="float">
            <text:p>1.82143950094087</text:p>
          </table:table-cell>
          <table:table-cell table:style-name="Default" office:value-type="float" office:value="1.45827797615782" calcext:value-type="float">
            <text:p>1.45827797615782</text:p>
          </table:table-cell>
          <table:table-cell table:style-name="Default" office:value-type="float" office:value="1.88484406616952" calcext:value-type="float">
            <text:p>1.88484406616952</text:p>
          </table:table-cell>
          <table:table-cell table:style-name="Default" office:value-type="float" office:value="1.82017176588198" calcext:value-type="float">
            <text:p>1.82017176588198</text:p>
          </table:table-cell>
          <table:table-cell table:formula="of:=AVERAGE([.D185:.G185])" office:value-type="float" office:value="1.74618332728755" calcext:value-type="float">
            <text:p>1.746</text:p>
          </table:table-cell>
          <table:table-cell table:formula="of:=STDEV([.D185:.G185])" office:value-type="float" office:value="0.194297085614622" calcext:value-type="float">
            <text:p>0.194</text:p>
          </table:table-cell>
          <table:table-cell table:style-name="Default" office:value-type="float" office:value="1.84072452836757" calcext:value-type="float">
            <text:p>1.84072452836757</text:p>
          </table:table-cell>
          <table:table-cell table:style-name="Default" office:value-type="float" office:value="2.14284237061434" calcext:value-type="float">
            <text:p>2.14284237061434</text:p>
          </table:table-cell>
          <table:table-cell table:style-name="Default" office:value-type="float" office:value="1.63802385195762" calcext:value-type="float">
            <text:p>1.63802385195762</text:p>
          </table:table-cell>
          <table:table-cell table:style-name="Default" office:value-type="float" office:value="1.3898995853365" calcext:value-type="float">
            <text:p>1.3898995853365</text:p>
          </table:table-cell>
          <table:table-cell table:style-name="ce7" table:formula="of:=AVERAGE([.J185:.M185])" office:value-type="float" office:value="1.75287258406901" calcext:value-type="float">
            <text:p>1.753</text:p>
          </table:table-cell>
          <table:table-cell table:style-name="ce8" table:formula="of:=STDEV([.J185:.M185])" office:value-type="float" office:value="0.318713051511707" calcext:value-type="float">
            <text:p>0.31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09626785492095" calcext:value-type="float">
            <text:p>0.909626785492095</text:p>
          </table:table-cell>
          <table:table-cell table:style-name="Default" office:value-type="float" office:value="0.852348788366384" calcext:value-type="float">
            <text:p>0.852348788366384</text:p>
          </table:table-cell>
          <table:table-cell table:style-name="Default" office:value-type="float" office:value="0.734624077118083" calcext:value-type="float">
            <text:p>0.734624077118083</text:p>
          </table:table-cell>
          <table:table-cell table:style-name="Default" office:value-type="float" office:value="0.488224231969858" calcext:value-type="float">
            <text:p>0.488224231969858</text:p>
          </table:table-cell>
          <table:table-cell table:formula="of:=AVERAGE([.D186:.G186])" office:value-type="float" office:value="0.746205970736605" calcext:value-type="float">
            <text:p>0.746</text:p>
          </table:table-cell>
          <table:table-cell table:formula="of:=STDEV([.D186:.G186])" office:value-type="float" office:value="0.186780957475721" calcext:value-type="float">
            <text:p>0.187</text:p>
          </table:table-cell>
          <table:table-cell table:style-name="Default" office:value-type="float" office:value="0.896838431257661" calcext:value-type="float">
            <text:p>0.896838431257661</text:p>
          </table:table-cell>
          <table:table-cell table:style-name="Default" office:value-type="float" office:value="0.809715663212734" calcext:value-type="float">
            <text:p>0.809715663212734</text:p>
          </table:table-cell>
          <table:table-cell table:style-name="Default" office:value-type="float" office:value="0.794544742861875" calcext:value-type="float">
            <text:p>0.794544742861875</text:p>
          </table:table-cell>
          <table:table-cell table:style-name="Default" office:value-type="float" office:value="0.626365986038347" calcext:value-type="float">
            <text:p>0.626365986038347</text:p>
          </table:table-cell>
          <table:table-cell table:style-name="ce7" table:formula="of:=AVERAGE([.J186:.M186])" office:value-type="float" office:value="0.781866205842654" calcext:value-type="float">
            <text:p>0.782</text:p>
          </table:table-cell>
          <table:table-cell table:style-name="ce8" table:formula="of:=STDEV([.J186:.M186])" office:value-type="float" office:value="0.113041686341548" calcext:value-type="float">
            <text:p>0.11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47204130112446" calcext:value-type="float">
            <text:p>2.47204130112446</text:p>
          </table:table-cell>
          <table:table-cell table:style-name="Default" office:value-type="float" office:value="1.4181876598678" calcext:value-type="float">
            <text:p>1.4181876598678</text:p>
          </table:table-cell>
          <table:table-cell table:style-name="Default" office:value-type="float" office:value="3.94141670485114" calcext:value-type="float">
            <text:p>3.94141670485114</text:p>
          </table:table-cell>
          <table:table-cell table:style-name="Default" office:value-type="float" office:value="2.97210587810421" calcext:value-type="float">
            <text:p>2.97210587810421</text:p>
          </table:table-cell>
          <table:table-cell table:formula="of:=AVERAGE([.D187:.G187])" office:value-type="float" office:value="2.7009378859869" calcext:value-type="float">
            <text:p>2.701</text:p>
          </table:table-cell>
          <table:table-cell table:formula="of:=STDEV([.D187:.G187])" office:value-type="float" office:value="1.05042238633958" calcext:value-type="float">
            <text:p>1.050</text:p>
          </table:table-cell>
          <table:table-cell table:style-name="Default" office:value-type="float" office:value="2.44845263405266" calcext:value-type="float">
            <text:p>2.44845263405266</text:p>
          </table:table-cell>
          <table:table-cell table:style-name="Default" office:value-type="float" office:value="1.84717709838238" calcext:value-type="float">
            <text:p>1.84717709838238</text:p>
          </table:table-cell>
          <table:table-cell table:style-name="Default" office:value-type="float" office:value="3.23837821935256" calcext:value-type="float">
            <text:p>3.23837821935256</text:p>
          </table:table-cell>
          <table:table-cell table:style-name="Default" office:value-type="float" office:value="2.10531769201413" calcext:value-type="float">
            <text:p>2.10531769201413</text:p>
          </table:table-cell>
          <table:table-cell table:style-name="ce7" table:formula="of:=AVERAGE([.J187:.M187])" office:value-type="float" office:value="2.40983141095043" calcext:value-type="float">
            <text:p>2.410</text:p>
          </table:table-cell>
          <table:table-cell table:style-name="ce8" table:formula="of:=STDEV([.J187:.M187])" office:value-type="float" office:value="0.604783678422599" calcext:value-type="float">
            <text:p>0.60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1485348889334" calcext:value-type="float">
            <text:p>2.1485348889334</text:p>
          </table:table-cell>
          <table:table-cell table:style-name="Default" office:value-type="float" office:value="1.157915587531" calcext:value-type="float">
            <text:p>1.157915587531</text:p>
          </table:table-cell>
          <table:table-cell table:style-name="Default" office:value-type="float" office:value="3.31740748136159" calcext:value-type="float">
            <text:p>3.31740748136159</text:p>
          </table:table-cell>
          <table:table-cell table:style-name="Default" office:value-type="float" office:value="2.49774226764864" calcext:value-type="float">
            <text:p>2.49774226764864</text:p>
          </table:table-cell>
          <table:table-cell table:formula="of:=AVERAGE([.D188:.G188])" office:value-type="float" office:value="2.28040005636866" calcext:value-type="float">
            <text:p>2.280</text:p>
          </table:table-cell>
          <table:table-cell table:formula="of:=STDEV([.D188:.G188])" office:value-type="float" office:value="0.894423807349184" calcext:value-type="float">
            <text:p>0.894</text:p>
          </table:table-cell>
          <table:table-cell table:style-name="Default" office:value-type="float" office:value="2.08420652913782" calcext:value-type="float">
            <text:p>2.08420652913782</text:p>
          </table:table-cell>
          <table:table-cell table:style-name="Default" office:value-type="float" office:value="1.54354466869774" calcext:value-type="float">
            <text:p>1.54354466869774</text:p>
          </table:table-cell>
          <table:table-cell table:style-name="Default" office:value-type="float" office:value="2.65365109562335" calcext:value-type="float">
            <text:p>2.65365109562335</text:p>
          </table:table-cell>
          <table:table-cell table:style-name="Default" office:value-type="float" office:value="1.68919739664045" calcext:value-type="float">
            <text:p>1.68919739664045</text:p>
          </table:table-cell>
          <table:table-cell table:style-name="ce7" table:formula="of:=AVERAGE([.J188:.M188])" office:value-type="float" office:value="1.99264992252484" calcext:value-type="float">
            <text:p>1.993</text:p>
          </table:table-cell>
          <table:table-cell table:style-name="ce8" table:formula="of:=STDEV([.J188:.M188])" office:value-type="float" office:value="0.49634803902531" calcext:value-type="float">
            <text:p>0.496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171];[.D174];[.D177];[.D180];[.D183];[.D186])" office:value-type="float" office:value="0.88448959143775" calcext:value-type="float">
            <text:p>0.884</text:p>
          </table:table-cell>
          <table:table-cell table:style-name="ce7" table:formula="of:=AVERAGE([.E171];[.E174];[.E177];[.E180];[.E183];[.E186])" office:value-type="float" office:value="0.600996619442622" calcext:value-type="float">
            <text:p>0.601</text:p>
          </table:table-cell>
          <table:table-cell table:style-name="ce7" table:formula="of:=AVERAGE([.F171];[.F174];[.F177];[.F180];[.F183];[.F186])" office:value-type="float" office:value="0.798555255235857" calcext:value-type="float">
            <text:p>0.799</text:p>
          </table:table-cell>
          <table:table-cell table:style-name="ce7" table:formula="of:=AVERAGE([.G171];[.G174];[.G177];[.G180];[.G183];[.G186])" office:value-type="float" office:value="0.483403809843546" calcext:value-type="float">
            <text:p>0.483</text:p>
          </table:table-cell>
          <table:table-cell table:formula="of:=AVERAGE([.H171];[.H174];[.H177];[.H180];[.H183];[.H186])" office:value-type="float" office:value="0.691861318989944" calcext:value-type="float">
            <text:p>0.692</text:p>
          </table:table-cell>
          <table:table-cell table:formula="of:=AVERAGE([.I171];[.I174];[.I177];[.I180];[.I183];[.I186])" office:value-type="float" office:value="0.200030052308794" calcext:value-type="float">
            <text:p>0.200</text:p>
          </table:table-cell>
          <table:table-cell table:style-name="ce10" table:formula="of:=AVERAGE([.J171];[.J174];[.J177];[.J180];[.J183];[.J186])" office:value-type="float" office:value="0.896485052262886" calcext:value-type="float">
            <text:p>0.896</text:p>
          </table:table-cell>
          <table:table-cell table:style-name="ce7" table:formula="of:=AVERAGE([.K171];[.K174];[.K177];[.K180];[.K183];[.K186])" office:value-type="float" office:value="0.72879225900025" calcext:value-type="float">
            <text:p>0.729</text:p>
          </table:table-cell>
          <table:table-cell table:style-name="ce7" table:formula="of:=AVERAGE([.L171];[.L174];[.L177];[.L180];[.L183];[.L186])" office:value-type="float" office:value="0.805274452772011" calcext:value-type="float">
            <text:p>0.805</text:p>
          </table:table-cell>
          <table:table-cell table:style-name="ce7" table:formula="of:=AVERAGE([.M171];[.M174];[.M177];[.M180];[.M183];[.M186])" office:value-type="float" office:value="0.631801498272679" calcext:value-type="float">
            <text:p>0.632</text:p>
          </table:table-cell>
          <table:table-cell table:style-name="ce7" table:formula="of:=AVERAGE([.N171];[.N174];[.N177];[.N180];[.N183];[.N186])" office:value-type="float" office:value="0.765588315576956" calcext:value-type="float">
            <text:p>0.766</text:p>
          </table:table-cell>
          <table:table-cell table:style-name="ce8" table:formula="of:=AVERAGE([.O171];[.O174];[.O177];[.O180];[.O183];[.O186])" office:value-type="float" office:value="0.128338276879407" calcext:value-type="float">
            <text:p>0.128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172];[.D175];[.D178];[.D181];[.D184];[.D187])" office:value-type="float" office:value="2.64496871902477" calcext:value-type="float">
            <text:p>2.645</text:p>
          </table:table-cell>
          <table:table-cell table:style-name="ce7" table:formula="of:=AVERAGE([.E172];[.E175];[.E178];[.E181];[.E184];[.E187])" office:value-type="float" office:value="2.04543334210854" calcext:value-type="float">
            <text:p>2.045</text:p>
          </table:table-cell>
          <table:table-cell table:style-name="ce7" table:formula="of:=AVERAGE([.F172];[.F175];[.F178];[.F181];[.F184];[.F187])" office:value-type="float" office:value="3.18911683358002" calcext:value-type="float">
            <text:p>3.189</text:p>
          </table:table-cell>
          <table:table-cell table:style-name="ce7" table:formula="of:=AVERAGE([.G172];[.G175];[.G178];[.G181];[.G184];[.G187])" office:value-type="float" office:value="2.58473083112497" calcext:value-type="float">
            <text:p>2.585</text:p>
          </table:table-cell>
          <table:table-cell table:formula="of:=AVERAGE([.H172];[.H175];[.H178];[.H181];[.H184];[.H187])" office:value-type="float" office:value="2.61606243145957" calcext:value-type="float">
            <text:p>2.616</text:p>
          </table:table-cell>
          <table:table-cell table:formula="of:=AVERAGE([.I172];[.I175];[.I178];[.I181];[.I184];[.I187])" office:value-type="float" office:value="0.550469419509521" calcext:value-type="float">
            <text:p>0.550</text:p>
          </table:table-cell>
          <table:table-cell table:style-name="ce10" table:formula="of:=AVERAGE([.J172];[.J175];[.J178];[.J181];[.J184];[.J187])" office:value-type="float" office:value="2.32823655506784" calcext:value-type="float">
            <text:p>2.328</text:p>
          </table:table-cell>
          <table:table-cell table:style-name="ce7" table:formula="of:=AVERAGE([.K172];[.K175];[.K178];[.K181];[.K184];[.K187])" office:value-type="float" office:value="2.24457488585864" calcext:value-type="float">
            <text:p>2.245</text:p>
          </table:table-cell>
          <table:table-cell table:style-name="ce7" table:formula="of:=AVERAGE([.L172];[.L175];[.L178];[.L181];[.L184];[.L187])" office:value-type="float" office:value="3.0473354372701" calcext:value-type="float">
            <text:p>3.047</text:p>
          </table:table-cell>
          <table:table-cell table:style-name="ce7" table:formula="of:=AVERAGE([.M172];[.M175];[.M178];[.M181];[.M184];[.M187])" office:value-type="float" office:value="1.94428726305016" calcext:value-type="float">
            <text:p>1.944</text:p>
          </table:table-cell>
          <table:table-cell table:style-name="ce7" table:formula="of:=AVERAGE([.N172];[.N175];[.N178];[.N181];[.N184];[.N187])" office:value-type="float" office:value="2.39110853531168" calcext:value-type="float">
            <text:p>2.391</text:p>
          </table:table-cell>
          <table:table-cell table:style-name="ce8" table:formula="of:=AVERAGE([.O172];[.O175];[.O178];[.O181];[.O184];[.O187])" office:value-type="float" office:value="0.551056380398478" calcext:value-type="float">
            <text:p>0.551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173];[.D176];[.D179];[.D182];[.D185];[.D188])" office:value-type="float" office:value="2.21501947903514" calcext:value-type="float">
            <text:p>2.215</text:p>
          </table:table-cell>
          <table:table-cell table:style-name="ce7" table:formula="of:=AVERAGE([.E173];[.E176];[.E179];[.E182];[.E185];[.E188])" office:value-type="float" office:value="1.69806857791491" calcext:value-type="float">
            <text:p>1.698</text:p>
          </table:table-cell>
          <table:table-cell table:style-name="ce7" table:formula="of:=AVERAGE([.F173];[.F176];[.F179];[.F182];[.F185];[.F188])" office:value-type="float" office:value="2.59264354737006" calcext:value-type="float">
            <text:p>2.593</text:p>
          </table:table-cell>
          <table:table-cell table:style-name="ce7" table:formula="of:=AVERAGE([.G173];[.G176];[.G179];[.G182];[.G185];[.G188])" office:value-type="float" office:value="2.09523254897165" calcext:value-type="float">
            <text:p>2.095</text:p>
          </table:table-cell>
          <table:table-cell table:formula="of:=AVERAGE([.H173];[.H176];[.H179];[.H182];[.H185];[.H188])" office:value-type="float" office:value="2.15024103832294" calcext:value-type="float">
            <text:p>2.150</text:p>
          </table:table-cell>
          <table:table-cell table:formula="of:=AVERAGE([.I173];[.I176];[.I179];[.I182];[.I185];[.I188])" office:value-type="float" office:value="0.46067986201271" calcext:value-type="float">
            <text:p>0.461</text:p>
          </table:table-cell>
          <table:table-cell table:style-name="ce10" table:formula="of:=AVERAGE([.J173];[.J176];[.J179];[.J182];[.J185];[.J188])" office:value-type="float" office:value="1.94818047728655" calcext:value-type="float">
            <text:p>1.948</text:p>
          </table:table-cell>
          <table:table-cell table:style-name="ce7" table:formula="of:=AVERAGE([.K173];[.K176];[.K179];[.K182];[.K185];[.K188])" office:value-type="float" office:value="1.91281649135233" calcext:value-type="float">
            <text:p>1.913</text:p>
          </table:table-cell>
          <table:table-cell table:style-name="ce7" table:formula="of:=AVERAGE([.L173];[.L176];[.L179];[.L182];[.L185];[.L188])" office:value-type="float" office:value="2.31949795379583" calcext:value-type="float">
            <text:p>2.319</text:p>
          </table:table-cell>
          <table:table-cell table:style-name="ce7" table:formula="of:=AVERAGE([.M173];[.M176];[.M179];[.M182];[.M185];[.M188])" office:value-type="float" office:value="1.519092407903" calcext:value-type="float">
            <text:p>1.519</text:p>
          </table:table-cell>
          <table:table-cell table:style-name="ce7" table:formula="of:=AVERAGE([.N173];[.N176];[.N179];[.N182];[.N185];[.N188])" office:value-type="float" office:value="1.92489683258443" calcext:value-type="float">
            <text:p>1.925</text:p>
          </table:table-cell>
          <table:table-cell table:style-name="ce8" table:formula="of:=AVERAGE([.O173];[.O176];[.O179];[.O182];[.O185];[.O188])" office:value-type="float" office:value="0.430544129872699" calcext:value-type="float">
            <text:p>0.43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171];[.D174];[.D177];[.D180];[.D183];[.D186])" office:value-type="float" office:value="0.0519476783302708" calcext:value-type="float">
            <text:p>0.052</text:p>
          </table:table-cell>
          <table:table-cell table:style-name="ce8" table:formula="of:=STDEV([.E171];[.E174];[.E177];[.E180];[.E183];[.E186])" office:value-type="float" office:value="0.153453971571546" calcext:value-type="float">
            <text:p>0.153</text:p>
          </table:table-cell>
          <table:table-cell table:style-name="ce8" table:formula="of:=STDEV([.F171];[.F174];[.F177];[.F180];[.F183];[.F186])" office:value-type="float" office:value="0.0506814570961503" calcext:value-type="float">
            <text:p>0.051</text:p>
          </table:table-cell>
          <table:table-cell table:style-name="ce8" table:formula="of:=STDEV([.G171];[.G174];[.G177];[.G180];[.G183];[.G186])" office:value-type="float" office:value="0.122629548013377" calcext:value-type="float">
            <text:p>0.123</text:p>
          </table:table-cell>
          <table:table-cell table:style-name="ce8" table:formula="of:=STDEV([.H171];[.H174];[.H177];[.H180];[.H183];[.H186])" office:value-type="float" office:value="0.0574445533005917" calcext:value-type="float">
            <text:p>0.057</text:p>
          </table:table-cell>
          <table:table-cell table:formula="of:=STDEV([.I171];[.I174];[.I177];[.I180];[.I183];[.I186])" office:value-type="float" office:value="0.0477867567714906" calcext:value-type="float">
            <text:p>0.048</text:p>
          </table:table-cell>
          <table:table-cell table:style-name="ce11" table:formula="of:=STDEV([.J171];[.J174];[.J177];[.J180];[.J183];[.J186])" office:value-type="float" office:value="0.0355163149708616" calcext:value-type="float">
            <text:p>0.036</text:p>
          </table:table-cell>
          <table:table-cell table:style-name="ce8" table:formula="of:=STDEV([.K171];[.K174];[.K177];[.K180];[.K183];[.K186])" office:value-type="float" office:value="0.0645054913252496" calcext:value-type="float">
            <text:p>0.065</text:p>
          </table:table-cell>
          <table:table-cell table:style-name="ce8" table:formula="of:=STDEV([.L171];[.L174];[.L177];[.L180];[.L183];[.L186])" office:value-type="float" office:value="0.0707134020152359" calcext:value-type="float">
            <text:p>0.071</text:p>
          </table:table-cell>
          <table:table-cell table:style-name="ce8" table:formula="of:=STDEV([.M171];[.M174];[.M177];[.M180];[.M183];[.M186])" office:value-type="float" office:value="0.130422873825552" calcext:value-type="float">
            <text:p>0.130</text:p>
          </table:table-cell>
          <table:table-cell table:style-name="ce8" table:formula="of:=STDEV([.N171];[.N174];[.N177];[.N180];[.N183];[.N186])" office:value-type="float" office:value="0.0495795880098788" calcext:value-type="float">
            <text:p>0.050</text:p>
          </table:table-cell>
          <table:table-cell table:style-name="ce8" table:formula="of:=STDEV([.O171];[.O174];[.O177];[.O180];[.O183];[.O186])" office:value-type="float" office:value="0.0358698437764038" calcext:value-type="float">
            <text:p>0.036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172];[.D175];[.D178];[.D181];[.D184];[.D187])" office:value-type="float" office:value="0.530338962373277" calcext:value-type="float">
            <text:p>0.530</text:p>
          </table:table-cell>
          <table:table-cell table:style-name="ce8" table:formula="of:=STDEV([.E172];[.E175];[.E178];[.E181];[.E184];[.E187])" office:value-type="float" office:value="0.467004203191418" calcext:value-type="float">
            <text:p>0.467</text:p>
          </table:table-cell>
          <table:table-cell table:style-name="ce8" table:formula="of:=STDEV([.F172];[.F175];[.F178];[.F181];[.F184];[.F187])" office:value-type="float" office:value="0.574266412882196" calcext:value-type="float">
            <text:p>0.574</text:p>
          </table:table-cell>
          <table:table-cell table:style-name="ce8" table:formula="of:=STDEV([.G172];[.G175];[.G178];[.G181];[.G184];[.G187])" office:value-type="float" office:value="0.350293950183998" calcext:value-type="float">
            <text:p>0.350</text:p>
          </table:table-cell>
          <table:table-cell table:style-name="ce8" table:formula="of:=STDEV([.H172];[.H175];[.H178];[.H181];[.H184];[.H187])" office:value-type="float" office:value="0.294105374363999" calcext:value-type="float">
            <text:p>0.294</text:p>
          </table:table-cell>
          <table:table-cell table:formula="of:=STDEV([.I172];[.I175];[.I178];[.I181];[.I184];[.I187])" office:value-type="float" office:value="0.317269550754707" calcext:value-type="float">
            <text:p>0.317</text:p>
          </table:table-cell>
          <table:table-cell table:style-name="ce11" table:formula="of:=STDEV([.J172];[.J175];[.J178];[.J181];[.J184];[.J187])" office:value-type="float" office:value="0.344461230369453" calcext:value-type="float">
            <text:p>0.344</text:p>
          </table:table-cell>
          <table:table-cell table:style-name="ce8" table:formula="of:=STDEV([.K172];[.K175];[.K178];[.K181];[.K184];[.K187])" office:value-type="float" office:value="0.296169015960166" calcext:value-type="float">
            <text:p>0.296</text:p>
          </table:table-cell>
          <table:table-cell table:style-name="ce8" table:formula="of:=STDEV([.L172];[.L175];[.L178];[.L181];[.L184];[.L187])" office:value-type="float" office:value="0.470543483951295" calcext:value-type="float">
            <text:p>0.471</text:p>
          </table:table-cell>
          <table:table-cell table:style-name="ce8" table:formula="of:=STDEV([.M172];[.M175];[.M178];[.M181];[.M184];[.M187])" office:value-type="float" office:value="0.433165222610279" calcext:value-type="float">
            <text:p>0.433</text:p>
          </table:table-cell>
          <table:table-cell table:style-name="ce8" table:formula="of:=STDEV([.N172];[.N175];[.N178];[.N181];[.N184];[.N187])" office:value-type="float" office:value="0.236772863551293" calcext:value-type="float">
            <text:p>0.237</text:p>
          </table:table-cell>
          <table:table-cell table:style-name="ce8" table:formula="of:=STDEV([.O172];[.O175];[.O178];[.O181];[.O184];[.O187])" office:value-type="float" office:value="0.168156333232325" calcext:value-type="float">
            <text:p>0.168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173];[.D176];[.D179];[.D182];[.D185];[.D188])" office:value-type="float" office:value="0.482147175086542" calcext:value-type="float">
            <text:p>0.482</text:p>
          </table:table-cell>
          <table:table-cell table:style-name="ce8" table:formula="of:=STDEV([.E173];[.E176];[.E179];[.E182];[.E185];[.E188])" office:value-type="float" office:value="0.411263254267351" calcext:value-type="float">
            <text:p>0.411</text:p>
          </table:table-cell>
          <table:table-cell table:style-name="ce8" table:formula="of:=STDEV([.F173];[.F176];[.F179];[.F182];[.F185];[.F188])" office:value-type="float" office:value="0.623518008772217" calcext:value-type="float">
            <text:p>0.624</text:p>
          </table:table-cell>
          <table:table-cell table:style-name="ce8" table:formula="of:=STDEV([.G173];[.G176];[.G179];[.G182];[.G185];[.G188])" office:value-type="float" office:value="0.272309247905569" calcext:value-type="float">
            <text:p>0.272</text:p>
          </table:table-cell>
          <table:table-cell table:style-name="ce8" table:formula="of:=STDEV([.H173];[.H176];[.H179];[.H182];[.H185];[.H188])" office:value-type="float" office:value="0.281456577273226" calcext:value-type="float">
            <text:p>0.281</text:p>
          </table:table-cell>
          <table:table-cell table:formula="of:=STDEV([.I173];[.I176];[.I179];[.I182];[.I185];[.I188])" office:value-type="float" office:value="0.301401350966889" calcext:value-type="float">
            <text:p>0.301</text:p>
          </table:table-cell>
          <table:table-cell table:style-name="ce11" table:formula="of:=STDEV([.J173];[.J176];[.J179];[.J182];[.J185];[.J188])" office:value-type="float" office:value="0.31824269825286" calcext:value-type="float">
            <text:p>0.318</text:p>
          </table:table-cell>
          <table:table-cell table:style-name="ce8" table:formula="of:=STDEV([.K173];[.K176];[.K179];[.K182];[.K185];[.K188])" office:value-type="float" office:value="0.256585174565695" calcext:value-type="float">
            <text:p>0.257</text:p>
          </table:table-cell>
          <table:table-cell table:style-name="ce8" table:formula="of:=STDEV([.L173];[.L176];[.L179];[.L182];[.L185];[.L188])" office:value-type="float" office:value="0.459440240277142" calcext:value-type="float">
            <text:p>0.459</text:p>
          </table:table-cell>
          <table:table-cell table:style-name="ce8" table:formula="of:=STDEV([.M173];[.M176];[.M179];[.M182];[.M185];[.M188])" office:value-type="float" office:value="0.344643159107818" calcext:value-type="float">
            <text:p>0.345</text:p>
          </table:table-cell>
          <table:table-cell table:style-name="ce8" table:formula="of:=STDEV([.N173];[.N176];[.N179];[.N182];[.N185];[.N188])" office:value-type="float" office:value="0.212167470743658" calcext:value-type="float">
            <text:p>0.212</text:p>
          </table:table-cell>
          <table:table-cell table:style-name="ce8" table:formula="of:=STDEV([.O173];[.O176];[.O179];[.O182];[.O185];[.O188])" office:value-type="float" office:value="0.107831937478809" calcext:value-type="float">
            <text:p>0.1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09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5094952424933" calcext:value-type="float">
            <text:p>0.945094952424933</text:p>
          </table:table-cell>
          <table:table-cell table:style-name="Default" office:value-type="float" office:value="0.654048294697509" calcext:value-type="float">
            <text:p>0.654048294697509</text:p>
          </table:table-cell>
          <table:table-cell table:style-name="Default" office:value-type="float" office:value="0.909793497661197" calcext:value-type="float">
            <text:p>0.909793497661197</text:p>
          </table:table-cell>
          <table:table-cell table:style-name="Default" office:value-type="float" office:value="0.749770677421123" calcext:value-type="float">
            <text:p>0.749770677421123</text:p>
          </table:table-cell>
          <table:table-cell table:formula="of:=AVERAGE([.D195:.G195])" office:value-type="float" office:value="0.814676855551191" calcext:value-type="float">
            <text:p>0.815</text:p>
          </table:table-cell>
          <table:table-cell table:formula="of:=STDEV([.D195:.G195])" office:value-type="float" office:value="0.136711865029861" calcext:value-type="float">
            <text:p>0.137</text:p>
          </table:table-cell>
          <table:table-cell table:style-name="Default" office:value-type="float" office:value="0.980312669494112" calcext:value-type="float">
            <text:p>0.980312669494112</text:p>
          </table:table-cell>
          <table:table-cell table:style-name="Default" office:value-type="float" office:value="0.721464671477477" calcext:value-type="float">
            <text:p>0.721464671477477</text:p>
          </table:table-cell>
          <table:table-cell table:style-name="Default" office:value-type="float" office:value="0.978000871224635" calcext:value-type="float">
            <text:p>0.978000871224635</text:p>
          </table:table-cell>
          <table:table-cell table:style-name="Default" office:value-type="float" office:value="0.348469744007206" calcext:value-type="float">
            <text:p>0.348469744007206</text:p>
          </table:table-cell>
          <table:table-cell table:style-name="ce7" table:formula="of:=AVERAGE([.J195:.M195])" office:value-type="float" office:value="0.757061989050858" calcext:value-type="float">
            <text:p>0.757</text:p>
          </table:table-cell>
          <table:table-cell table:style-name="ce8" table:formula="of:=STDEV([.J195:.M195])" office:value-type="float" office:value="0.29825584526421" calcext:value-type="float">
            <text:p>0.29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7901959465049" calcext:value-type="float">
            <text:p>1.7901959465049</text:p>
          </table:table-cell>
          <table:table-cell table:style-name="Default" office:value-type="float" office:value="2.3696905869515" calcext:value-type="float">
            <text:p>2.3696905869515</text:p>
          </table:table-cell>
          <table:table-cell table:style-name="Default" office:value-type="float" office:value="1.70743224609114" calcext:value-type="float">
            <text:p>1.70743224609114</text:p>
          </table:table-cell>
          <table:table-cell table:style-name="Default" office:value-type="float" office:value="1.58726620730888" calcext:value-type="float">
            <text:p>1.58726620730888</text:p>
          </table:table-cell>
          <table:table-cell table:formula="of:=AVERAGE([.D196:.G196])" office:value-type="float" office:value="1.86364624671411" calcext:value-type="float">
            <text:p>1.864</text:p>
          </table:table-cell>
          <table:table-cell table:formula="of:=STDEV([.D196:.G196])" office:value-type="float" office:value="0.347497990909966" calcext:value-type="float">
            <text:p>0.347</text:p>
          </table:table-cell>
          <table:table-cell table:style-name="Default" office:value-type="float" office:value="1.21942470519403" calcext:value-type="float">
            <text:p>1.21942470519403</text:p>
          </table:table-cell>
          <table:table-cell table:style-name="Default" office:value-type="float" office:value="2.04521760523055" calcext:value-type="float">
            <text:p>2.04521760523055</text:p>
          </table:table-cell>
          <table:table-cell table:style-name="Default" office:value-type="float" office:value="1.04920013427891" calcext:value-type="float">
            <text:p>1.04920013427891</text:p>
          </table:table-cell>
          <table:table-cell table:style-name="Default" office:value-type="float" office:value="2.08146666130607" calcext:value-type="float">
            <text:p>2.08146666130607</text:p>
          </table:table-cell>
          <table:table-cell table:style-name="ce7" table:formula="of:=AVERAGE([.J196:.M196])" office:value-type="float" office:value="1.59882727650239" calcext:value-type="float">
            <text:p>1.599</text:p>
          </table:table-cell>
          <table:table-cell table:style-name="ce8" table:formula="of:=STDEV([.J196:.M196])" office:value-type="float" office:value="0.541061120370535" calcext:value-type="float">
            <text:p>0.54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47532588471708" calcext:value-type="float">
            <text:p>1.47532588471708</text:p>
          </table:table-cell>
          <table:table-cell table:style-name="Default" office:value-type="float" office:value="1.76009920958704" calcext:value-type="float">
            <text:p>1.76009920958704</text:p>
          </table:table-cell>
          <table:table-cell table:style-name="Default" office:value-type="float" office:value="1.41592547215729" calcext:value-type="float">
            <text:p>1.41592547215729</text:p>
          </table:table-cell>
          <table:table-cell table:style-name="Default" office:value-type="float" office:value="1.26899861752949" calcext:value-type="float">
            <text:p>1.26899861752949</text:p>
          </table:table-cell>
          <table:table-cell table:formula="of:=AVERAGE([.D197:.G197])" office:value-type="float" office:value="1.48008729599773" calcext:value-type="float">
            <text:p>1.480</text:p>
          </table:table-cell>
          <table:table-cell table:formula="of:=STDEV([.D197:.G197])" office:value-type="float" office:value="0.205835300345795" calcext:value-type="float">
            <text:p>0.206</text:p>
          </table:table-cell>
          <table:table-cell table:style-name="Default" office:value-type="float" office:value="0.987555035261092" calcext:value-type="float">
            <text:p>0.987555035261092</text:p>
          </table:table-cell>
          <table:table-cell table:style-name="Default" office:value-type="float" office:value="1.67089290029971" calcext:value-type="float">
            <text:p>1.67089290029971</text:p>
          </table:table-cell>
          <table:table-cell table:style-name="Default" office:value-type="float" office:value="0.829688660739622" calcext:value-type="float">
            <text:p>0.829688660739622</text:p>
          </table:table-cell>
          <table:table-cell table:style-name="Default" office:value-type="float" office:value="1.74619468120618" calcext:value-type="float">
            <text:p>1.74619468120618</text:p>
          </table:table-cell>
          <table:table-cell table:style-name="ce7" table:formula="of:=AVERAGE([.J197:.M197])" office:value-type="float" office:value="1.30858281937665" calcext:value-type="float">
            <text:p>1.309</text:p>
          </table:table-cell>
          <table:table-cell table:style-name="ce8" table:formula="of:=STDEV([.J197:.M197])" office:value-type="float" office:value="0.467322582984956" calcext:value-type="float">
            <text:p>0.467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54432709436168" calcext:value-type="float">
            <text:p>0.954432709436168</text:p>
          </table:table-cell>
          <table:table-cell table:style-name="Default" office:value-type="float" office:value="0.795937774215315" calcext:value-type="float">
            <text:p>0.795937774215315</text:p>
          </table:table-cell>
          <table:table-cell table:style-name="Default" office:value-type="float" office:value="0.847734171301564" calcext:value-type="float">
            <text:p>0.847734171301564</text:p>
          </table:table-cell>
          <table:table-cell table:style-name="Default" office:value-type="float" office:value="0.534376525421901" calcext:value-type="float">
            <text:p>0.534376525421901</text:p>
          </table:table-cell>
          <table:table-cell table:formula="of:=AVERAGE([.D198:.G198])" office:value-type="float" office:value="0.783120295093737" calcext:value-type="float">
            <text:p>0.783</text:p>
          </table:table-cell>
          <table:table-cell table:formula="of:=STDEV([.D198:.G198])" office:value-type="float" office:value="0.178475625812995" calcext:value-type="float">
            <text:p>0.178</text:p>
          </table:table-cell>
          <table:table-cell table:style-name="Default" office:value-type="float" office:value="0.966450449418099" calcext:value-type="float">
            <text:p>0.966450449418099</text:p>
          </table:table-cell>
          <table:table-cell table:style-name="Default" office:value-type="float" office:value="0.577512068632599" calcext:value-type="float">
            <text:p>0.577512068632599</text:p>
          </table:table-cell>
          <table:table-cell table:style-name="Default" office:value-type="float" office:value="0.980628337162835" calcext:value-type="float">
            <text:p>0.980628337162835</text:p>
          </table:table-cell>
          <table:table-cell table:style-name="Default" office:value-type="float" office:value="0.579571673492417" calcext:value-type="float">
            <text:p>0.579571673492417</text:p>
          </table:table-cell>
          <table:table-cell table:style-name="ce7" table:formula="of:=AVERAGE([.J198:.M198])" office:value-type="float" office:value="0.776040632176488" calcext:value-type="float">
            <text:p>0.776</text:p>
          </table:table-cell>
          <table:table-cell table:style-name="ce8" table:formula="of:=STDEV([.J198:.M198])" office:value-type="float" office:value="0.228126916286211" calcext:value-type="float">
            <text:p>0.22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55027541371499" calcext:value-type="float">
            <text:p>1.55027541371499</text:p>
          </table:table-cell>
          <table:table-cell table:style-name="Default" office:value-type="float" office:value="1.61437859867695" calcext:value-type="float">
            <text:p>1.61437859867695</text:p>
          </table:table-cell>
          <table:table-cell table:style-name="Default" office:value-type="float" office:value="2.13038518581895" calcext:value-type="float">
            <text:p>2.13038518581895</text:p>
          </table:table-cell>
          <table:table-cell table:style-name="Default" office:value-type="float" office:value="2.18206306596838" calcext:value-type="float">
            <text:p>2.18206306596838</text:p>
          </table:table-cell>
          <table:table-cell table:formula="of:=AVERAGE([.D199:.G199])" office:value-type="float" office:value="1.86927556604482" calcext:value-type="float">
            <text:p>1.869</text:p>
          </table:table-cell>
          <table:table-cell table:formula="of:=STDEV([.D199:.G199])" office:value-type="float" office:value="0.333040445395057" calcext:value-type="float">
            <text:p>0.333</text:p>
          </table:table-cell>
          <table:table-cell table:style-name="Default" office:value-type="float" office:value="1.50741239138112" calcext:value-type="float">
            <text:p>1.50741239138112</text:p>
          </table:table-cell>
          <table:table-cell table:style-name="Default" office:value-type="float" office:value="2.56822678899485" calcext:value-type="float">
            <text:p>2.56822678899485</text:p>
          </table:table-cell>
          <table:table-cell table:style-name="Default" office:value-type="float" office:value="1.13873237793448" calcext:value-type="float">
            <text:p>1.13873237793448</text:p>
          </table:table-cell>
          <table:table-cell table:style-name="Default" office:value-type="float" office:value="3.16488396954024" calcext:value-type="float">
            <text:p>3.16488396954024</text:p>
          </table:table-cell>
          <table:table-cell table:style-name="ce7" table:formula="of:=AVERAGE([.J199:.M199])" office:value-type="float" office:value="2.09481388196267" calcext:value-type="float">
            <text:p>2.095</text:p>
          </table:table-cell>
          <table:table-cell table:style-name="ce8" table:formula="of:=STDEV([.J199:.M199])" office:value-type="float" office:value="0.936002515373251" calcext:value-type="float">
            <text:p>0.93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27462518907977" calcext:value-type="float">
            <text:p>1.27462518907977</text:p>
          </table:table-cell>
          <table:table-cell table:style-name="Default" office:value-type="float" office:value="1.29574845000071" calcext:value-type="float">
            <text:p>1.29574845000071</text:p>
          </table:table-cell>
          <table:table-cell table:style-name="Default" office:value-type="float" office:value="1.74596749043811" calcext:value-type="float">
            <text:p>1.74596749043811</text:p>
          </table:table-cell>
          <table:table-cell table:style-name="Default" office:value-type="float" office:value="1.69681694972575" calcext:value-type="float">
            <text:p>1.69681694972575</text:p>
          </table:table-cell>
          <table:table-cell table:formula="of:=AVERAGE([.D200:.G200])" office:value-type="float" office:value="1.50328951981109" calcext:value-type="float">
            <text:p>1.503</text:p>
          </table:table-cell>
          <table:table-cell table:formula="of:=STDEV([.D200:.G200])" office:value-type="float" office:value="0.252788538350312" calcext:value-type="float">
            <text:p>0.253</text:p>
          </table:table-cell>
          <table:table-cell table:style-name="Default" office:value-type="float" office:value="1.18162387032437" calcext:value-type="float">
            <text:p>1.18162387032437</text:p>
          </table:table-cell>
          <table:table-cell table:style-name="Default" office:value-type="float" office:value="2.00732075114002" calcext:value-type="float">
            <text:p>2.00732075114002</text:p>
          </table:table-cell>
          <table:table-cell table:style-name="Default" office:value-type="float" office:value="0.912406533461312" calcext:value-type="float">
            <text:p>0.912406533461312</text:p>
          </table:table-cell>
          <table:table-cell table:style-name="Default" office:value-type="float" office:value="2.78647008439687" calcext:value-type="float">
            <text:p>2.78647008439687</text:p>
          </table:table-cell>
          <table:table-cell table:style-name="ce7" table:formula="of:=AVERAGE([.J200:.M200])" office:value-type="float" office:value="1.72195530983064" calcext:value-type="float">
            <text:p>1.722</text:p>
          </table:table-cell>
          <table:table-cell table:style-name="ce8" table:formula="of:=STDEV([.J200:.M200])" office:value-type="float" office:value="0.848911543527648" calcext:value-type="float">
            <text:p>0.849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61678635290384" calcext:value-type="float">
            <text:p>0.961678635290384</text:p>
          </table:table-cell>
          <table:table-cell table:style-name="Default" office:value-type="float" office:value="0.785910641111413" calcext:value-type="float">
            <text:p>0.785910641111413</text:p>
          </table:table-cell>
          <table:table-cell table:style-name="Default" office:value-type="float" office:value="0.90012340105878" calcext:value-type="float">
            <text:p>0.90012340105878</text:p>
          </table:table-cell>
          <table:table-cell table:style-name="Default" office:value-type="float" office:value="0.461892808319669" calcext:value-type="float">
            <text:p>0.461892808319669</text:p>
          </table:table-cell>
          <table:table-cell table:formula="of:=AVERAGE([.D201:.G201])" office:value-type="float" office:value="0.777401371445062" calcext:value-type="float">
            <text:p>0.777</text:p>
          </table:table-cell>
          <table:table-cell table:formula="of:=STDEV([.D201:.G201])" office:value-type="float" office:value="0.222588460017236" calcext:value-type="float">
            <text:p>0.223</text:p>
          </table:table-cell>
          <table:table-cell table:style-name="Default" office:value-type="float" office:value="0.971134907088051" calcext:value-type="float">
            <text:p>0.971134907088051</text:p>
          </table:table-cell>
          <table:table-cell table:style-name="Default" office:value-type="float" office:value="0.496869280657028" calcext:value-type="float">
            <text:p>0.496869280657028</text:p>
          </table:table-cell>
          <table:table-cell table:style-name="Default" office:value-type="float" office:value="0.961934807032455" calcext:value-type="float">
            <text:p>0.961934807032455</text:p>
          </table:table-cell>
          <table:table-cell table:style-name="Default" office:value-type="float" office:value="0.181994827782499" calcext:value-type="float">
            <text:p>0.181994827782499</text:p>
          </table:table-cell>
          <table:table-cell table:style-name="ce7" table:formula="of:=AVERAGE([.J201:.M201])" office:value-type="float" office:value="0.652983455640008" calcext:value-type="float">
            <text:p>0.653</text:p>
          </table:table-cell>
          <table:table-cell table:style-name="ce8" table:formula="of:=STDEV([.J201:.M201])" office:value-type="float" office:value="0.384219211209535" calcext:value-type="float">
            <text:p>0.38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23956950426599" calcext:value-type="float">
            <text:p>1.23956950426599</text:p>
          </table:table-cell>
          <table:table-cell table:style-name="Default" office:value-type="float" office:value="1.44799347473657" calcext:value-type="float">
            <text:p>1.44799347473657</text:p>
          </table:table-cell>
          <table:table-cell table:style-name="Default" office:value-type="float" office:value="1.71060504301268" calcext:value-type="float">
            <text:p>1.71060504301268</text:p>
          </table:table-cell>
          <table:table-cell table:style-name="Default" office:value-type="float" office:value="1.62934896078325" calcext:value-type="float">
            <text:p>1.62934896078325</text:p>
          </table:table-cell>
          <table:table-cell table:formula="of:=AVERAGE([.D202:.G202])" office:value-type="float" office:value="1.50687924569962" calcext:value-type="float">
            <text:p>1.507</text:p>
          </table:table-cell>
          <table:table-cell table:formula="of:=STDEV([.D202:.G202])" office:value-type="float" office:value="0.209304454078052" calcext:value-type="float">
            <text:p>0.209</text:p>
          </table:table-cell>
          <table:table-cell table:style-name="Default" office:value-type="float" office:value="1.39163718408506" calcext:value-type="float">
            <text:p>1.39163718408506</text:p>
          </table:table-cell>
          <table:table-cell table:style-name="Default" office:value-type="float" office:value="2.8734001378513" calcext:value-type="float">
            <text:p>2.8734001378513</text:p>
          </table:table-cell>
          <table:table-cell table:style-name="Default" office:value-type="float" office:value="1.54903876294559" calcext:value-type="float">
            <text:p>1.54903876294559</text:p>
          </table:table-cell>
          <table:table-cell table:style-name="Default" office:value-type="float" office:value="2.5127609196667" calcext:value-type="float">
            <text:p>2.5127609196667</text:p>
          </table:table-cell>
          <table:table-cell table:style-name="ce7" table:formula="of:=AVERAGE([.J202:.M202])" office:value-type="float" office:value="2.08170925113716" calcext:value-type="float">
            <text:p>2.082</text:p>
          </table:table-cell>
          <table:table-cell table:style-name="ce8" table:formula="of:=STDEV([.J202:.M202])" office:value-type="float" office:value="0.72399753861555" calcext:value-type="float">
            <text:p>0.72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0.983209742973114" calcext:value-type="float">
            <text:p>0.983209742973114</text:p>
          </table:table-cell>
          <table:table-cell table:style-name="Default" office:value-type="float" office:value="1.17660698729187" calcext:value-type="float">
            <text:p>1.17660698729187</text:p>
          </table:table-cell>
          <table:table-cell table:style-name="Default" office:value-type="float" office:value="1.38341254606157" calcext:value-type="float">
            <text:p>1.38341254606157</text:p>
          </table:table-cell>
          <table:table-cell table:style-name="Default" office:value-type="float" office:value="1.27856103870316" calcext:value-type="float">
            <text:p>1.27856103870316</text:p>
          </table:table-cell>
          <table:table-cell table:formula="of:=AVERAGE([.D203:.G203])" office:value-type="float" office:value="1.20544757875743" calcext:value-type="float">
            <text:p>1.205</text:p>
          </table:table-cell>
          <table:table-cell table:formula="of:=STDEV([.D203:.G203])" office:value-type="float" office:value="0.170527165952114" calcext:value-type="float">
            <text:p>0.171</text:p>
          </table:table-cell>
          <table:table-cell table:style-name="Default" office:value-type="float" office:value="1.07640196123911" calcext:value-type="float">
            <text:p>1.07640196123911</text:p>
          </table:table-cell>
          <table:table-cell table:style-name="Default" office:value-type="float" office:value="2.30393976059402" calcext:value-type="float">
            <text:p>2.30393976059402</text:p>
          </table:table-cell>
          <table:table-cell table:style-name="Default" office:value-type="float" office:value="1.31382663875361" calcext:value-type="float">
            <text:p>1.31382663875361</text:p>
          </table:table-cell>
          <table:table-cell table:style-name="Default" office:value-type="float" office:value="2.11021996613609" calcext:value-type="float">
            <text:p>2.11021996613609</text:p>
          </table:table-cell>
          <table:table-cell table:style-name="ce7" table:formula="of:=AVERAGE([.J203:.M203])" office:value-type="float" office:value="1.70109708168071" calcext:value-type="float">
            <text:p>1.701</text:p>
          </table:table-cell>
          <table:table-cell table:style-name="ce8" table:formula="of:=STDEV([.J203:.M203])" office:value-type="float" office:value="0.597501246741506" calcext:value-type="float">
            <text:p>0.598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58550167076797" calcext:value-type="float">
            <text:p>0.958550167076797</text:p>
          </table:table-cell>
          <table:table-cell table:style-name="Default" office:value-type="float" office:value="0.760530303338904" calcext:value-type="float">
            <text:p>0.760530303338904</text:p>
          </table:table-cell>
          <table:table-cell table:style-name="Default" office:value-type="float" office:value="0.885442247132535" calcext:value-type="float">
            <text:p>0.885442247132535</text:p>
          </table:table-cell>
          <table:table-cell table:style-name="Default" office:value-type="float" office:value="0.701314233521301" calcext:value-type="float">
            <text:p>0.701314233521301</text:p>
          </table:table-cell>
          <table:table-cell table:formula="of:=AVERAGE([.D204:.G204])" office:value-type="float" office:value="0.826459237767384" calcext:value-type="float">
            <text:p>0.826</text:p>
          </table:table-cell>
          <table:table-cell table:formula="of:=STDEV([.D204:.G204])" office:value-type="float" office:value="0.116811679613272" calcext:value-type="float">
            <text:p>0.117</text:p>
          </table:table-cell>
          <table:table-cell table:style-name="Default" office:value-type="float" office:value="0.971302081385663" calcext:value-type="float">
            <text:p>0.971302081385663</text:p>
          </table:table-cell>
          <table:table-cell table:style-name="Default" office:value-type="float" office:value="0.18253471886611" calcext:value-type="float">
            <text:p>0.18253471886611</text:p>
          </table:table-cell>
          <table:table-cell table:style-name="Default" office:value-type="float" office:value="0.974262199573909" calcext:value-type="float">
            <text:p>0.974262199573909</text:p>
          </table:table-cell>
          <table:table-cell table:style-name="Default" office:value-type="float" office:value="0.568543391286296" calcext:value-type="float">
            <text:p>0.568543391286296</text:p>
          </table:table-cell>
          <table:table-cell table:style-name="ce7" table:formula="of:=AVERAGE([.J204:.M204])" office:value-type="float" office:value="0.674160597777995" calcext:value-type="float">
            <text:p>0.674</text:p>
          </table:table-cell>
          <table:table-cell table:style-name="ce8" table:formula="of:=STDEV([.J204:.M204])" office:value-type="float" office:value="0.37912400425368" calcext:value-type="float">
            <text:p>0.37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62619497943864" calcext:value-type="float">
            <text:p>1.62619497943864</text:p>
          </table:table-cell>
          <table:table-cell table:style-name="Default" office:value-type="float" office:value="1.91535444508559" calcext:value-type="float">
            <text:p>1.91535444508559</text:p>
          </table:table-cell>
          <table:table-cell table:style-name="Default" office:value-type="float" office:value="2.13831533598425" calcext:value-type="float">
            <text:p>2.13831533598425</text:p>
          </table:table-cell>
          <table:table-cell table:style-name="Default" office:value-type="float" office:value="1.81707891195958" calcext:value-type="float">
            <text:p>1.81707891195958</text:p>
          </table:table-cell>
          <table:table-cell table:formula="of:=AVERAGE([.D205:.G205])" office:value-type="float" office:value="1.87423591811702" calcext:value-type="float">
            <text:p>1.874</text:p>
          </table:table-cell>
          <table:table-cell table:formula="of:=STDEV([.D205:.G205])" office:value-type="float" office:value="0.21308832504738" calcext:value-type="float">
            <text:p>0.213</text:p>
          </table:table-cell>
          <table:table-cell table:style-name="Default" office:value-type="float" office:value="1.34837999040096" calcext:value-type="float">
            <text:p>1.34837999040096</text:p>
          </table:table-cell>
          <table:table-cell table:style-name="Default" office:value-type="float" office:value="2.79983996308715" calcext:value-type="float">
            <text:p>2.79983996308715</text:p>
          </table:table-cell>
          <table:table-cell table:style-name="Default" office:value-type="float" office:value="1.24148607323263" calcext:value-type="float">
            <text:p>1.24148607323263</text:p>
          </table:table-cell>
          <table:table-cell table:style-name="Default" office:value-type="float" office:value="2.28525697024211" calcext:value-type="float">
            <text:p>2.28525697024211</text:p>
          </table:table-cell>
          <table:table-cell table:style-name="ce7" table:formula="of:=AVERAGE([.J205:.M205])" office:value-type="float" office:value="1.91874074924071" calcext:value-type="float">
            <text:p>1.919</text:p>
          </table:table-cell>
          <table:table-cell table:style-name="ce8" table:formula="of:=STDEV([.J205:.M205])" office:value-type="float" office:value="0.751588374998138" calcext:value-type="float">
            <text:p>0.75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37270510944854" calcext:value-type="float">
            <text:p>1.37270510944854</text:p>
          </table:table-cell>
          <table:table-cell table:style-name="Default" office:value-type="float" office:value="1.52893522048525" calcext:value-type="float">
            <text:p>1.52893522048525</text:p>
          </table:table-cell>
          <table:table-cell table:style-name="Default" office:value-type="float" office:value="1.67299288113064" calcext:value-type="float">
            <text:p>1.67299288113064</text:p>
          </table:table-cell>
          <table:table-cell table:style-name="Default" office:value-type="float" office:value="1.2845533542913" calcext:value-type="float">
            <text:p>1.2845533542913</text:p>
          </table:table-cell>
          <table:table-cell table:formula="of:=AVERAGE([.D206:.G206])" office:value-type="float" office:value="1.46479664133893" calcext:value-type="float">
            <text:p>1.465</text:p>
          </table:table-cell>
          <table:table-cell table:formula="of:=STDEV([.D206:.G206])" office:value-type="float" office:value="0.171685686036983" calcext:value-type="float">
            <text:p>0.172</text:p>
          </table:table-cell>
          <table:table-cell table:style-name="Default" office:value-type="float" office:value="1.06699571247666" calcext:value-type="float">
            <text:p>1.06699571247666</text:p>
          </table:table-cell>
          <table:table-cell table:style-name="Default" office:value-type="float" office:value="2.17002139530137" calcext:value-type="float">
            <text:p>2.17002139530137</text:p>
          </table:table-cell>
          <table:table-cell table:style-name="Default" office:value-type="float" office:value="0.976908428745707" calcext:value-type="float">
            <text:p>0.976908428745707</text:p>
          </table:table-cell>
          <table:table-cell table:style-name="Default" office:value-type="float" office:value="1.78043863699175" calcext:value-type="float">
            <text:p>1.78043863699175</text:p>
          </table:table-cell>
          <table:table-cell table:style-name="ce7" table:formula="of:=AVERAGE([.J206:.M206])" office:value-type="float" office:value="1.49859104337887" calcext:value-type="float">
            <text:p>1.499</text:p>
          </table:table-cell>
          <table:table-cell table:style-name="ce8" table:formula="of:=STDEV([.J206:.M206])" office:value-type="float" office:value="0.574074345816877" calcext:value-type="float">
            <text:p>0.57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69196115885418" calcext:value-type="float">
            <text:p>0.969196115885418</text:p>
          </table:table-cell>
          <table:table-cell table:style-name="Default" office:value-type="float" office:value="0.71929288660077" calcext:value-type="float">
            <text:p>0.71929288660077</text:p>
          </table:table-cell>
          <table:table-cell table:style-name="Default" office:value-type="float" office:value="0.935395548735362" calcext:value-type="float">
            <text:p>0.935395548735362</text:p>
          </table:table-cell>
          <table:table-cell table:style-name="Default" office:value-type="float" office:value="0.426212936650997" calcext:value-type="float">
            <text:p>0.426212936650997</text:p>
          </table:table-cell>
          <table:table-cell table:formula="of:=AVERAGE([.D207:.G207])" office:value-type="float" office:value="0.762524371968137" calcext:value-type="float">
            <text:p>0.763</text:p>
          </table:table-cell>
          <table:table-cell table:formula="of:=STDEV([.D207:.G207])" office:value-type="float" office:value="0.250047992955245" calcext:value-type="float">
            <text:p>0.250</text:p>
          </table:table-cell>
          <table:table-cell table:style-name="Default" office:value-type="float" office:value="0.964137966874182" calcext:value-type="float">
            <text:p>0.964137966874182</text:p>
          </table:table-cell>
          <table:table-cell table:style-name="Default" office:value-type="float" office:value="0.372559397221842" calcext:value-type="float">
            <text:p>0.372559397221842</text:p>
          </table:table-cell>
          <table:table-cell table:style-name="Default" office:value-type="float" office:value="0.9701188005185" calcext:value-type="float">
            <text:p>0.9701188005185</text:p>
          </table:table-cell>
          <table:table-cell table:style-name="Default" office:value-type="float" office:value="0.394690442300544" calcext:value-type="float">
            <text:p>0.394690442300544</text:p>
          </table:table-cell>
          <table:table-cell table:style-name="ce7" table:formula="of:=AVERAGE([.J207:.M207])" office:value-type="float" office:value="0.675376651728767" calcext:value-type="float">
            <text:p>0.675</text:p>
          </table:table-cell>
          <table:table-cell table:style-name="ce8" table:formula="of:=STDEV([.J207:.M207])" office:value-type="float" office:value="0.337015859759347" calcext:value-type="float">
            <text:p>0.3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54124363874788" calcext:value-type="float">
            <text:p>1.54124363874788</text:p>
          </table:table-cell>
          <table:table-cell table:style-name="Default" office:value-type="float" office:value="1.28002258230483" calcext:value-type="float">
            <text:p>1.28002258230483</text:p>
          </table:table-cell>
          <table:table-cell table:style-name="Default" office:value-type="float" office:value="1.59712881344196" calcext:value-type="float">
            <text:p>1.59712881344196</text:p>
          </table:table-cell>
          <table:table-cell table:style-name="Default" office:value-type="float" office:value="1.96298584640653" calcext:value-type="float">
            <text:p>1.96298584640653</text:p>
          </table:table-cell>
          <table:table-cell table:formula="of:=AVERAGE([.D208:.G208])" office:value-type="float" office:value="1.5953452202253" calcext:value-type="float">
            <text:p>1.595</text:p>
          </table:table-cell>
          <table:table-cell table:formula="of:=STDEV([.D208:.G208])" office:value-type="float" office:value="0.281376472794707" calcext:value-type="float">
            <text:p>0.281</text:p>
          </table:table-cell>
          <table:table-cell table:style-name="Default" office:value-type="float" office:value="1.60851811536248" calcext:value-type="float">
            <text:p>1.60851811536248</text:p>
          </table:table-cell>
          <table:table-cell table:style-name="Default" office:value-type="float" office:value="4.02858966892675" calcext:value-type="float">
            <text:p>4.02858966892675</text:p>
          </table:table-cell>
          <table:table-cell table:style-name="Default" office:value-type="float" office:value="1.39541493500125" calcext:value-type="float">
            <text:p>1.39541493500125</text:p>
          </table:table-cell>
          <table:table-cell table:style-name="Default" office:value-type="float" office:value="2.42930064676755" calcext:value-type="float">
            <text:p>2.42930064676755</text:p>
          </table:table-cell>
          <table:table-cell table:style-name="ce7" table:formula="of:=AVERAGE([.J208:.M208])" office:value-type="float" office:value="2.36545584151451" calcext:value-type="float">
            <text:p>2.365</text:p>
          </table:table-cell>
          <table:table-cell table:style-name="ce8" table:formula="of:=STDEV([.J208:.M208])" office:value-type="float" office:value="1.19499293842013" calcext:value-type="float">
            <text:p>1.19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27475847662025" calcext:value-type="float">
            <text:p>1.27475847662025</text:p>
          </table:table-cell>
          <table:table-cell table:style-name="Default" office:value-type="float" office:value="0.970285488090897" calcext:value-type="float">
            <text:p>0.970285488090897</text:p>
          </table:table-cell>
          <table:table-cell table:style-name="Default" office:value-type="float" office:value="1.28183649140071" calcext:value-type="float">
            <text:p>1.28183649140071</text:p>
          </table:table-cell>
          <table:table-cell table:style-name="Default" office:value-type="float" office:value="1.57491579991487" calcext:value-type="float">
            <text:p>1.57491579991487</text:p>
          </table:table-cell>
          <table:table-cell table:formula="of:=AVERAGE([.D209:.G209])" office:value-type="float" office:value="1.27544906400668" calcext:value-type="float">
            <text:p>1.275</text:p>
          </table:table-cell>
          <table:table-cell table:formula="of:=STDEV([.D209:.G209])" office:value-type="float" office:value="0.246878114407944" calcext:value-type="float">
            <text:p>0.247</text:p>
          </table:table-cell>
          <table:table-cell table:style-name="Default" office:value-type="float" office:value="1.2321940373098" calcext:value-type="float">
            <text:p>1.2321940373098</text:p>
          </table:table-cell>
          <table:table-cell table:style-name="Default" office:value-type="float" office:value="3.20001448043557" calcext:value-type="float">
            <text:p>3.20001448043557</text:p>
          </table:table-cell>
          <table:table-cell table:style-name="Default" office:value-type="float" office:value="1.16885273657358" calcext:value-type="float">
            <text:p>1.16885273657358</text:p>
          </table:table-cell>
          <table:table-cell table:style-name="Default" office:value-type="float" office:value="2.02326095735862" calcext:value-type="float">
            <text:p>2.02326095735862</text:p>
          </table:table-cell>
          <table:table-cell table:style-name="ce7" table:formula="of:=AVERAGE([.J209:.M209])" office:value-type="float" office:value="1.90608055291939" calcext:value-type="float">
            <text:p>1.906</text:p>
          </table:table-cell>
          <table:table-cell table:style-name="ce8" table:formula="of:=STDEV([.J209:.M209])" office:value-type="float" office:value="0.946154347006244" calcext:value-type="float">
            <text:p>0.946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4878093961341" calcext:value-type="float">
            <text:p>0.94878093961341</text:p>
          </table:table-cell>
          <table:table-cell table:style-name="Default" office:value-type="float" office:value="0.76871383750808" calcext:value-type="float">
            <text:p>0.76871383750808</text:p>
          </table:table-cell>
          <table:table-cell table:style-name="Default" office:value-type="float" office:value="0.909580427538919" calcext:value-type="float">
            <text:p>0.909580427538919</text:p>
          </table:table-cell>
          <table:table-cell table:style-name="Default" office:value-type="float" office:value="0.539511102440972" calcext:value-type="float">
            <text:p>0.539511102440972</text:p>
          </table:table-cell>
          <table:table-cell table:formula="of:=AVERAGE([.D210:.G210])" office:value-type="float" office:value="0.791646576775345" calcext:value-type="float">
            <text:p>0.792</text:p>
          </table:table-cell>
          <table:table-cell table:formula="of:=STDEV([.D210:.G210])" office:value-type="float" office:value="0.185020547587351" calcext:value-type="float">
            <text:p>0.185</text:p>
          </table:table-cell>
          <table:table-cell table:style-name="Default" office:value-type="float" office:value="0.975150677616934" calcext:value-type="float">
            <text:p>0.975150677616934</text:p>
          </table:table-cell>
          <table:table-cell table:style-name="Default" office:value-type="float" office:value="0.458686035222426" calcext:value-type="float">
            <text:p>0.458686035222426</text:p>
          </table:table-cell>
          <table:table-cell table:style-name="Default" office:value-type="float" office:value="0.936805228828064" calcext:value-type="float">
            <text:p>0.936805228828064</text:p>
          </table:table-cell>
          <table:table-cell table:style-name="Default" office:value-type="float" office:value="0.506943347707238" calcext:value-type="float">
            <text:p>0.506943347707238</text:p>
          </table:table-cell>
          <table:table-cell table:style-name="ce7" table:formula="of:=AVERAGE([.J210:.M210])" office:value-type="float" office:value="0.719396322343666" calcext:value-type="float">
            <text:p>0.719</text:p>
          </table:table-cell>
          <table:table-cell table:style-name="ce8" table:formula="of:=STDEV([.J210:.M210])" office:value-type="float" office:value="0.274337409712136" calcext:value-type="float">
            <text:p>0.27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1.83489053334344" calcext:value-type="float">
            <text:p>1.83489053334344</text:p>
          </table:table-cell>
          <table:table-cell table:style-name="Default" office:value-type="float" office:value="1.40396759918904" calcext:value-type="float">
            <text:p>1.40396759918904</text:p>
          </table:table-cell>
          <table:table-cell table:style-name="Default" office:value-type="float" office:value="1.77697943789088" calcext:value-type="float">
            <text:p>1.77697943789088</text:p>
          </table:table-cell>
          <table:table-cell table:style-name="Default" office:value-type="float" office:value="1.93645236947865" calcext:value-type="float">
            <text:p>1.93645236947865</text:p>
          </table:table-cell>
          <table:table-cell table:formula="of:=AVERAGE([.D211:.G211])" office:value-type="float" office:value="1.7380724849755" calcext:value-type="float">
            <text:p>1.738</text:p>
          </table:table-cell>
          <table:table-cell table:formula="of:=STDEV([.D211:.G211])" office:value-type="float" office:value="0.232284408112701" calcext:value-type="float">
            <text:p>0.232</text:p>
          </table:table-cell>
          <table:table-cell table:style-name="Default" office:value-type="float" office:value="1.50999667075574" calcext:value-type="float">
            <text:p>1.50999667075574</text:p>
          </table:table-cell>
          <table:table-cell table:style-name="Default" office:value-type="float" office:value="1.97000455074402" calcext:value-type="float">
            <text:p>1.97000455074402</text:p>
          </table:table-cell>
          <table:table-cell table:style-name="Default" office:value-type="float" office:value="1.88303242941067" calcext:value-type="float">
            <text:p>1.88303242941067</text:p>
          </table:table-cell>
          <table:table-cell table:style-name="Default" office:value-type="float" office:value="2.87083982896055" calcext:value-type="float">
            <text:p>2.87083982896055</text:p>
          </table:table-cell>
          <table:table-cell table:style-name="ce7" table:formula="of:=AVERAGE([.J211:.M211])" office:value-type="float" office:value="2.05846836996774" calcext:value-type="float">
            <text:p>2.058</text:p>
          </table:table-cell>
          <table:table-cell table:style-name="ce8" table:formula="of:=STDEV([.J211:.M211])" office:value-type="float" office:value="0.577169013020564" calcext:value-type="float">
            <text:p>0.57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4707707260237" calcext:value-type="float">
            <text:p>1.4707707260237</text:p>
          </table:table-cell>
          <table:table-cell table:style-name="Default" office:value-type="float" office:value="1.056600129805" calcext:value-type="float">
            <text:p>1.056600129805</text:p>
          </table:table-cell>
          <table:table-cell table:style-name="Default" office:value-type="float" office:value="1.36554222948168" calcext:value-type="float">
            <text:p>1.36554222948168</text:p>
          </table:table-cell>
          <table:table-cell table:style-name="Default" office:value-type="float" office:value="1.52288565350779" calcext:value-type="float">
            <text:p>1.52288565350779</text:p>
          </table:table-cell>
          <table:table-cell table:formula="of:=AVERAGE([.D212:.G212])" office:value-type="float" office:value="1.35394968470454" calcext:value-type="float">
            <text:p>1.354</text:p>
          </table:table-cell>
          <table:table-cell table:formula="of:=STDEV([.D212:.G212])" office:value-type="float" office:value="0.208756366883943" calcext:value-type="float">
            <text:p>0.209</text:p>
          </table:table-cell>
          <table:table-cell table:style-name="Default" office:value-type="float" office:value="1.18619858539038" calcext:value-type="float">
            <text:p>1.18619858539038</text:p>
          </table:table-cell>
          <table:table-cell table:style-name="Default" office:value-type="float" office:value="1.61471286783839" calcext:value-type="float">
            <text:p>1.61471286783839</text:p>
          </table:table-cell>
          <table:table-cell table:style-name="Default" office:value-type="float" office:value="1.33644458941432" calcext:value-type="float">
            <text:p>1.33644458941432</text:p>
          </table:table-cell>
          <table:table-cell table:style-name="Default" office:value-type="float" office:value="2.47114208259174" calcext:value-type="float">
            <text:p>2.47114208259174</text:p>
          </table:table-cell>
          <table:table-cell table:style-name="ce7" table:formula="of:=AVERAGE([.J212:.M212])" office:value-type="float" office:value="1.65212453130871" calcext:value-type="float">
            <text:p>1.652</text:p>
          </table:table-cell>
          <table:table-cell table:style-name="ce8" table:formula="of:=STDEV([.J212:.M212])" office:value-type="float" office:value="0.574145798750225" calcext:value-type="float">
            <text:p>0.574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195];[.D198];[.D201];[.D204];[.D207];[.D210])" office:value-type="float" office:value="0.956288919954518" calcext:value-type="float">
            <text:p>0.956</text:p>
          </table:table-cell>
          <table:table-cell table:style-name="ce7" table:formula="of:=AVERAGE([.E195];[.E198];[.E201];[.E204];[.E207];[.E210])" office:value-type="float" office:value="0.747405622911999" calcext:value-type="float">
            <text:p>0.747</text:p>
          </table:table-cell>
          <table:table-cell table:style-name="ce7" table:formula="of:=AVERAGE([.F195];[.F198];[.F201];[.F204];[.F207];[.F210])" office:value-type="float" office:value="0.898011548904726" calcext:value-type="float">
            <text:p>0.898</text:p>
          </table:table-cell>
          <table:table-cell table:style-name="ce7" table:formula="of:=AVERAGE([.G195];[.G198];[.G201];[.G204];[.G207];[.G210])" office:value-type="float" office:value="0.568846380629327" calcext:value-type="float">
            <text:p>0.569</text:p>
          </table:table-cell>
          <table:table-cell table:formula="of:=AVERAGE([.H195];[.H198];[.H201];[.H204];[.H207];[.H210])" office:value-type="float" office:value="0.792638118100142" calcext:value-type="float">
            <text:p>0.793</text:p>
          </table:table-cell>
          <table:table-cell table:formula="of:=AVERAGE([.I195];[.I198];[.I201];[.I204];[.I207];[.I210])" office:value-type="float" office:value="0.181609361835993" calcext:value-type="float">
            <text:p>0.182</text:p>
          </table:table-cell>
          <table:table-cell table:style-name="ce10" table:formula="of:=AVERAGE([.J195];[.J198];[.J201];[.J204];[.J207];[.J210])" office:value-type="float" office:value="0.971414791979507" calcext:value-type="float">
            <text:p>0.971</text:p>
          </table:table-cell>
          <table:table-cell table:style-name="ce7" table:formula="of:=AVERAGE([.K195];[.K198];[.K201];[.K204];[.K207];[.K210])" office:value-type="float" office:value="0.46827102867958" calcext:value-type="float">
            <text:p>0.468</text:p>
          </table:table-cell>
          <table:table-cell table:style-name="ce7" table:formula="of:=AVERAGE([.L195];[.L198];[.L201];[.L204];[.L207];[.L210])" office:value-type="float" office:value="0.966958374056733" calcext:value-type="float">
            <text:p>0.967</text:p>
          </table:table-cell>
          <table:table-cell table:style-name="ce7" table:formula="of:=AVERAGE([.M195];[.M198];[.M201];[.M204];[.M207];[.M210])" office:value-type="float" office:value="0.430035571096033" calcext:value-type="float">
            <text:p>0.430</text:p>
          </table:table-cell>
          <table:table-cell table:style-name="ce7" table:formula="of:=AVERAGE([.N195];[.N198];[.N201];[.N204];[.N207];[.N210])" office:value-type="float" office:value="0.709169941452963" calcext:value-type="float">
            <text:p>0.709</text:p>
          </table:table-cell>
          <table:table-cell table:style-name="ce8" table:formula="of:=AVERAGE([.O195];[.O198];[.O201];[.O204];[.O207];[.O210])" office:value-type="float" office:value="0.316846541080853" calcext:value-type="float">
            <text:p>0.317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196];[.D199];[.D202];[.D205];[.D208];[.D211])" office:value-type="float" office:value="1.59706166933597" calcext:value-type="float">
            <text:p>1.597</text:p>
          </table:table-cell>
          <table:table-cell table:style-name="ce7" table:formula="of:=AVERAGE([.E196];[.E199];[.E202];[.E205];[.E208];[.E211])" office:value-type="float" office:value="1.67190121449075" calcext:value-type="float">
            <text:p>1.672</text:p>
          </table:table-cell>
          <table:table-cell table:style-name="ce7" table:formula="of:=AVERAGE([.F196];[.F199];[.F202];[.F205];[.F208];[.F211])" office:value-type="float" office:value="1.84347434370664" calcext:value-type="float">
            <text:p>1.843</text:p>
          </table:table-cell>
          <table:table-cell table:style-name="ce7" table:formula="of:=AVERAGE([.G196];[.G199];[.G202];[.G205];[.G208];[.G211])" office:value-type="float" office:value="1.85253256031755" calcext:value-type="float">
            <text:p>1.853</text:p>
          </table:table-cell>
          <table:table-cell table:formula="of:=AVERAGE([.H196];[.H199];[.H202];[.H205];[.H208];[.H211])" office:value-type="float" office:value="1.74124244696273" calcext:value-type="float">
            <text:p>1.741</text:p>
          </table:table-cell>
          <table:table-cell table:formula="of:=AVERAGE([.I196];[.I199];[.I202];[.I205];[.I208];[.I211])" office:value-type="float" office:value="0.26943201605631" calcext:value-type="float">
            <text:p>0.269</text:p>
          </table:table-cell>
          <table:table-cell table:style-name="ce10" table:formula="of:=AVERAGE([.J196];[.J199];[.J202];[.J205];[.J208];[.J211])" office:value-type="float" office:value="1.43089484286323" calcext:value-type="float">
            <text:p>1.431</text:p>
          </table:table-cell>
          <table:table-cell table:style-name="ce7" table:formula="of:=AVERAGE([.K196];[.K199];[.K202];[.K205];[.K208];[.K211])" office:value-type="float" office:value="2.7142131191391" calcext:value-type="float">
            <text:p>2.714</text:p>
          </table:table-cell>
          <table:table-cell table:style-name="ce7" table:formula="of:=AVERAGE([.L196];[.L199];[.L202];[.L205];[.L208];[.L211])" office:value-type="float" office:value="1.37615078546726" calcext:value-type="float">
            <text:p>1.376</text:p>
          </table:table-cell>
          <table:table-cell table:style-name="ce7" table:formula="of:=AVERAGE([.M196];[.M199];[.M202];[.M205];[.M208];[.M211])" office:value-type="float" office:value="2.55741816608054" calcext:value-type="float">
            <text:p>2.557</text:p>
          </table:table-cell>
          <table:table-cell table:style-name="ce7" table:formula="of:=AVERAGE([.N196];[.N199];[.N202];[.N205];[.N208];[.N211])" office:value-type="float" office:value="2.01966922838753" calcext:value-type="float">
            <text:p>2.020</text:p>
          </table:table-cell>
          <table:table-cell table:style-name="ce8" table:formula="of:=AVERAGE([.O196];[.O199];[.O202];[.O205];[.O208];[.O211])" office:value-type="float" office:value="0.787468583466362" calcext:value-type="float">
            <text:p>0.787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197];[.D200];[.D203];[.D206];[.D209];[.D212])" office:value-type="float" office:value="1.30856585481041" calcext:value-type="float">
            <text:p>1.309</text:p>
          </table:table-cell>
          <table:table-cell table:style-name="ce7" table:formula="of:=AVERAGE([.E197];[.E200];[.E203];[.E206];[.E209];[.E212])" office:value-type="float" office:value="1.29804591421013" calcext:value-type="float">
            <text:p>1.298</text:p>
          </table:table-cell>
          <table:table-cell table:style-name="ce7" table:formula="of:=AVERAGE([.F197];[.F200];[.F203];[.F206];[.F209];[.F212])" office:value-type="float" office:value="1.47761285177833" calcext:value-type="float">
            <text:p>1.478</text:p>
          </table:table-cell>
          <table:table-cell table:style-name="ce7" table:formula="of:=AVERAGE([.G197];[.G200];[.G203];[.G206];[.G209];[.G212])" office:value-type="float" office:value="1.43778856894539" calcext:value-type="float">
            <text:p>1.438</text:p>
          </table:table-cell>
          <table:table-cell table:formula="of:=AVERAGE([.H197];[.H200];[.H203];[.H206];[.H209];[.H212])" office:value-type="float" office:value="1.38050329743607" calcext:value-type="float">
            <text:p>1.381</text:p>
          </table:table-cell>
          <table:table-cell table:formula="of:=AVERAGE([.I197];[.I200];[.I203];[.I206];[.I209];[.I212])" office:value-type="float" office:value="0.209411861996182" calcext:value-type="float">
            <text:p>0.209</text:p>
          </table:table-cell>
          <table:table-cell table:style-name="ce10" table:formula="of:=AVERAGE([.J197];[.J200];[.J203];[.J206];[.J209];[.J212])" office:value-type="float" office:value="1.12182820033357" calcext:value-type="float">
            <text:p>1.122</text:p>
          </table:table-cell>
          <table:table-cell table:style-name="ce7" table:formula="of:=AVERAGE([.K197];[.K200];[.K203];[.K206];[.K209];[.K212])" office:value-type="float" office:value="2.16115035926818" calcext:value-type="float">
            <text:p>2.161</text:p>
          </table:table-cell>
          <table:table-cell table:style-name="ce7" table:formula="of:=AVERAGE([.L197];[.L200];[.L203];[.L206];[.L209];[.L212])" office:value-type="float" office:value="1.08968793128136" calcext:value-type="float">
            <text:p>1.090</text:p>
          </table:table-cell>
          <table:table-cell table:style-name="ce7" table:formula="of:=AVERAGE([.M197];[.M200];[.M203];[.M206];[.M209];[.M212])" office:value-type="float" office:value="2.15295440144687" calcext:value-type="float">
            <text:p>2.153</text:p>
          </table:table-cell>
          <table:table-cell table:style-name="ce7" table:formula="of:=AVERAGE([.N197];[.N200];[.N203];[.N206];[.N209];[.N212])" office:value-type="float" office:value="1.6314052230825" calcext:value-type="float">
            <text:p>1.631</text:p>
          </table:table-cell>
          <table:table-cell table:style-name="ce8" table:formula="of:=AVERAGE([.O197];[.O200];[.O203];[.O206];[.O209];[.O212])" office:value-type="float" office:value="0.668018310804576" calcext:value-type="float">
            <text:p>0.668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195];[.D198];[.D201];[.D204];[.D207];[.D210])" office:value-type="float" office:value="0.00878496638687513" calcext:value-type="float">
            <text:p>0.009</text:p>
          </table:table-cell>
          <table:table-cell table:style-name="ce8" table:formula="of:=STDEV([.E195];[.E198];[.E201];[.E204];[.E207];[.E210])" office:value-type="float" office:value="0.0528587174579537" calcext:value-type="float">
            <text:p>0.053</text:p>
          </table:table-cell>
          <table:table-cell table:style-name="ce8" table:formula="of:=STDEV([.F195];[.F198];[.F201];[.F204];[.F207];[.F210])" office:value-type="float" office:value="0.0295312670838951" calcext:value-type="float">
            <text:p>0.030</text:p>
          </table:table-cell>
          <table:table-cell table:style-name="ce8" table:formula="of:=STDEV([.G195];[.G198];[.G201];[.G204];[.G207];[.G210])" office:value-type="float" office:value="0.129702296552329" calcext:value-type="float">
            <text:p>0.130</text:p>
          </table:table-cell>
          <table:table-cell table:style-name="ce8" table:formula="of:=STDEV([.H195];[.H198];[.H201];[.H204];[.H207];[.H210])" office:value-type="float" office:value="0.0239171166644149" calcext:value-type="float">
            <text:p>0.024</text:p>
          </table:table-cell>
          <table:table-cell table:formula="of:=STDEV([.I195];[.I198];[.I201];[.I204];[.I207];[.I210])" office:value-type="float" office:value="0.0501978367020144" calcext:value-type="float">
            <text:p>0.050</text:p>
          </table:table-cell>
          <table:table-cell table:style-name="ce11" table:formula="of:=STDEV([.J195];[.J198];[.J201];[.J204];[.J207];[.J210])" office:value-type="float" office:value="0.00584494629011717" calcext:value-type="float">
            <text:p>0.006</text:p>
          </table:table-cell>
          <table:table-cell table:style-name="ce8" table:formula="of:=STDEV([.K195];[.K198];[.K201];[.K204];[.K207];[.K210])" office:value-type="float" office:value="0.183170037299307" calcext:value-type="float">
            <text:p>0.183</text:p>
          </table:table-cell>
          <table:table-cell table:style-name="ce8" table:formula="of:=STDEV([.L195];[.L198];[.L201];[.L204];[.L207];[.L210])" office:value-type="float" office:value="0.0161653158983023" calcext:value-type="float">
            <text:p>0.016</text:p>
          </table:table-cell>
          <table:table-cell table:style-name="ce8" table:formula="of:=STDEV([.M195];[.M198];[.M201];[.M204];[.M207];[.M210])" office:value-type="float" office:value="0.152896527690346" calcext:value-type="float">
            <text:p>0.153</text:p>
          </table:table-cell>
          <table:table-cell table:style-name="ce8" table:formula="of:=STDEV([.N195];[.N198];[.N201];[.N204];[.N207];[.N210])" office:value-type="float" office:value="0.0497885089755194" calcext:value-type="float">
            <text:p>0.050</text:p>
          </table:table-cell>
          <table:table-cell table:style-name="ce8" table:formula="of:=STDEV([.O195];[.O198];[.O201];[.O204];[.O207];[.O210])" office:value-type="float" office:value="0.0613973493887765" calcext:value-type="float">
            <text:p>0.061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196];[.D199];[.D202];[.D205];[.D208];[.D211])" office:value-type="float" office:value="0.213456047780508" calcext:value-type="float">
            <text:p>0.213</text:p>
          </table:table-cell>
          <table:table-cell table:style-name="ce8" table:formula="of:=STDEV([.E196];[.E199];[.E202];[.E205];[.E208];[.E211])" office:value-type="float" office:value="0.406197069322434" calcext:value-type="float">
            <text:p>0.406</text:p>
          </table:table-cell>
          <table:table-cell table:style-name="ce8" table:formula="of:=STDEV([.F196];[.F199];[.F202];[.F205];[.F208];[.F211])" office:value-type="float" office:value="0.232601994067205" calcext:value-type="float">
            <text:p>0.233</text:p>
          </table:table-cell>
          <table:table-cell table:style-name="ce8" table:formula="of:=STDEV([.G196];[.G199];[.G202];[.G205];[.G208];[.G211])" office:value-type="float" office:value="0.223278720550562" calcext:value-type="float">
            <text:p>0.223</text:p>
          </table:table-cell>
          <table:table-cell table:style-name="ce8" table:formula="of:=STDEV([.H196];[.H199];[.H202];[.H205];[.H208];[.H211])" office:value-type="float" office:value="0.158293772890846" calcext:value-type="float">
            <text:p>0.158</text:p>
          </table:table-cell>
          <table:table-cell table:formula="of:=STDEV([.I196];[.I199];[.I202];[.I205];[.I208];[.I211])" office:value-type="float" office:value="0.0607501090722651" calcext:value-type="float">
            <text:p>0.061</text:p>
          </table:table-cell>
          <table:table-cell table:style-name="ce11" table:formula="of:=STDEV([.J196];[.J199];[.J202];[.J205];[.J208];[.J211])" office:value-type="float" office:value="0.139091009857511" calcext:value-type="float">
            <text:p>0.139</text:p>
          </table:table-cell>
          <table:table-cell table:style-name="ce8" table:formula="of:=STDEV([.K196];[.K199];[.K202];[.K205];[.K208];[.K211])" office:value-type="float" office:value="0.746052488428807" calcext:value-type="float">
            <text:p>0.746</text:p>
          </table:table-cell>
          <table:table-cell table:style-name="ce8" table:formula="of:=STDEV([.L196];[.L199];[.L202];[.L205];[.L208];[.L211])" office:value-type="float" office:value="0.306133687937055" calcext:value-type="float">
            <text:p>0.306</text:p>
          </table:table-cell>
          <table:table-cell table:style-name="ce8" table:formula="of:=STDEV([.M196];[.M199];[.M202];[.M205];[.M208];[.M211])" office:value-type="float" office:value="0.396549558306368" calcext:value-type="float">
            <text:p>0.397</text:p>
          </table:table-cell>
          <table:table-cell table:style-name="ce8" table:formula="of:=STDEV([.N196];[.N199];[.N202];[.N205];[.N208];[.N211])" office:value-type="float" office:value="0.25213644915334" calcext:value-type="float">
            <text:p>0.252</text:p>
          </table:table-cell>
          <table:table-cell table:style-name="ce8" table:formula="of:=STDEV([.O196];[.O199];[.O202];[.O205];[.O208];[.O211])" office:value-type="float" office:value="0.244293650716261" calcext:value-type="float">
            <text:p>0.244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197];[.D200];[.D203];[.D206];[.D209];[.D212])" office:value-type="float" office:value="0.182419669403024" calcext:value-type="float">
            <text:p>0.182</text:p>
          </table:table-cell>
          <table:table-cell table:style-name="ce8" table:formula="of:=STDEV([.E197];[.E200];[.E203];[.E206];[.E209];[.E212])" office:value-type="float" office:value="0.299091549386" calcext:value-type="float">
            <text:p>0.299</text:p>
          </table:table-cell>
          <table:table-cell table:style-name="ce8" table:formula="of:=STDEV([.F197];[.F200];[.F203];[.F206];[.F209];[.F212])" office:value-type="float" office:value="0.186416096958518" calcext:value-type="float">
            <text:p>0.186</text:p>
          </table:table-cell>
          <table:table-cell table:style-name="ce8" table:formula="of:=STDEV([.G197];[.G200];[.G203];[.G206];[.G209];[.G212])" office:value-type="float" office:value="0.184643211854744" calcext:value-type="float">
            <text:p>0.185</text:p>
          </table:table-cell>
          <table:table-cell table:style-name="ce8" table:formula="of:=STDEV([.H197];[.H200];[.H203];[.H206];[.H209];[.H212])" office:value-type="float" office:value="0.122053093327133" calcext:value-type="float">
            <text:p>0.122</text:p>
          </table:table-cell>
          <table:table-cell table:formula="of:=STDEV([.I197];[.I200];[.I203];[.I206];[.I209];[.I212])" office:value-type="float" office:value="0.0353093798510764" calcext:value-type="float">
            <text:p>0.035</text:p>
          </table:table-cell>
          <table:table-cell table:style-name="ce11" table:formula="of:=STDEV([.J197];[.J200];[.J203];[.J206];[.J209];[.J212])" office:value-type="float" office:value="0.0927352299559348" calcext:value-type="float">
            <text:p>0.093</text:p>
          </table:table-cell>
          <table:table-cell table:style-name="ce8" table:formula="of:=STDEV([.K197];[.K200];[.K203];[.K206];[.K209];[.K212])" office:value-type="float" office:value="0.576596223905664" calcext:value-type="float">
            <text:p>0.577</text:p>
          </table:table-cell>
          <table:table-cell table:style-name="ce8" table:formula="of:=STDEV([.L197];[.L200];[.L203];[.L206];[.L209];[.L212])" office:value-type="float" office:value="0.214075503411618" calcext:value-type="float">
            <text:p>0.214</text:p>
          </table:table-cell>
          <table:table-cell table:style-name="ce8" table:formula="of:=STDEV([.M197];[.M200];[.M203];[.M206];[.M209];[.M212])" office:value-type="float" office:value="0.406313575248139" calcext:value-type="float">
            <text:p>0.406</text:p>
          </table:table-cell>
          <table:table-cell table:style-name="ce8" table:formula="of:=STDEV([.N197];[.N200];[.N203];[.N206];[.N209];[.N212])" office:value-type="float" office:value="0.205322190999471" calcext:value-type="float">
            <text:p>0.205</text:p>
          </table:table-cell>
          <table:table-cell table:style-name="ce8" table:formula="of:=STDEV([.O197];[.O200];[.O203];[.O206];[.O209];[.O212])" office:value-type="float" office:value="0.185995142326409" calcext:value-type="float">
            <text:p>0.1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4">
            <text:p>P010</text:p>
          </table:table-cell>
          <table:table-cell table:style-name="ce1" office:value-type="string" calcext:value-type="string" table:number-columns-spanned="1" table:number-rows-spanned="3">
            <text:p>WALK1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50517244482102" calcext:value-type="float">
            <text:p>0.850517244482102</text:p>
          </table:table-cell>
          <table:table-cell table:style-name="Default" office:value-type="float" office:value="0.91022688116246" calcext:value-type="float">
            <text:p>0.91022688116246</text:p>
          </table:table-cell>
          <table:table-cell table:style-name="Default" office:value-type="float" office:value="0.905960770621246" calcext:value-type="float">
            <text:p>0.905960770621246</text:p>
          </table:table-cell>
          <table:table-cell table:style-name="Default" office:value-type="float" office:value="0.528702713534795" calcext:value-type="float">
            <text:p>0.528702713534795</text:p>
          </table:table-cell>
          <table:table-cell table:formula="of:=AVERAGE([.D219:.G219])" office:value-type="float" office:value="0.798851902450151" calcext:value-type="float">
            <text:p>0.799</text:p>
          </table:table-cell>
          <table:table-cell table:formula="of:=STDEV([.D219:.G219])" office:value-type="float" office:value="0.182141508506402" calcext:value-type="float">
            <text:p>0.182</text:p>
          </table:table-cell>
          <table:table-cell table:style-name="Default" office:value-type="float" office:value="0.982435250738281" calcext:value-type="float">
            <text:p>0.982435250738281</text:p>
          </table:table-cell>
          <table:table-cell table:style-name="Default" office:value-type="float" office:value="0.950754083013368" calcext:value-type="float">
            <text:p>0.950754083013368</text:p>
          </table:table-cell>
          <table:table-cell table:style-name="Default" office:value-type="float" office:value="0.919176035498488" calcext:value-type="float">
            <text:p>0.919176035498488</text:p>
          </table:table-cell>
          <table:table-cell table:style-name="Default" office:value-type="float" office:value="0.843949321691846" calcext:value-type="float">
            <text:p>0.843949321691846</text:p>
          </table:table-cell>
          <table:table-cell table:style-name="ce7" table:formula="of:=AVERAGE([.J219:.M219])" office:value-type="float" office:value="0.924078672735496" calcext:value-type="float">
            <text:p>0.924</text:p>
          </table:table-cell>
          <table:table-cell table:style-name="ce8" table:formula="of:=STDEV([.J219:.M219])" office:value-type="float" office:value="0.059334690415872" calcext:value-type="float">
            <text:p>0.05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60090542375072" calcext:value-type="float">
            <text:p>2.60090542375072</text:p>
          </table:table-cell>
          <table:table-cell table:style-name="Default" office:value-type="float" office:value="1.2825551260633" calcext:value-type="float">
            <text:p>1.2825551260633</text:p>
          </table:table-cell>
          <table:table-cell table:style-name="Default" office:value-type="float" office:value="2.24173502745898" calcext:value-type="float">
            <text:p>2.24173502745898</text:p>
          </table:table-cell>
          <table:table-cell table:style-name="Default" office:value-type="float" office:value="2.12449655468884" calcext:value-type="float">
            <text:p>2.12449655468884</text:p>
          </table:table-cell>
          <table:table-cell table:formula="of:=AVERAGE([.D220:.G220])" office:value-type="float" office:value="2.06242303299046" calcext:value-type="float">
            <text:p>2.062</text:p>
          </table:table-cell>
          <table:table-cell table:formula="of:=STDEV([.D220:.G220])" office:value-type="float" office:value="0.558021251348654" calcext:value-type="float">
            <text:p>0.558</text:p>
          </table:table-cell>
          <table:table-cell table:style-name="Default" office:value-type="float" office:value="0.96643076361397" calcext:value-type="float">
            <text:p>0.96643076361397</text:p>
          </table:table-cell>
          <table:table-cell table:style-name="Default" office:value-type="float" office:value="1.13242086632107" calcext:value-type="float">
            <text:p>1.13242086632107</text:p>
          </table:table-cell>
          <table:table-cell table:style-name="Default" office:value-type="float" office:value="1.91416472810317" calcext:value-type="float">
            <text:p>1.91416472810317</text:p>
          </table:table-cell>
          <table:table-cell table:style-name="Default" office:value-type="float" office:value="1.24659649456259" calcext:value-type="float">
            <text:p>1.24659649456259</text:p>
          </table:table-cell>
          <table:table-cell table:style-name="ce7" table:formula="of:=AVERAGE([.J220:.M220])" office:value-type="float" office:value="1.3149032131502" calcext:value-type="float">
            <text:p>1.315</text:p>
          </table:table-cell>
          <table:table-cell table:style-name="ce8" table:formula="of:=STDEV([.J220:.M220])" office:value-type="float" office:value="0.415737507769018" calcext:value-type="float">
            <text:p>0.4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13039340062217" calcext:value-type="float">
            <text:p>2.13039340062217</text:p>
          </table:table-cell>
          <table:table-cell table:style-name="Default" office:value-type="float" office:value="1.08117540916026" calcext:value-type="float">
            <text:p>1.08117540916026</text:p>
          </table:table-cell>
          <table:table-cell table:style-name="Default" office:value-type="float" office:value="1.75092808443885" calcext:value-type="float">
            <text:p>1.75092808443885</text:p>
          </table:table-cell>
          <table:table-cell table:style-name="Default" office:value-type="float" office:value="1.64455929098012" calcext:value-type="float">
            <text:p>1.64455929098012</text:p>
          </table:table-cell>
          <table:table-cell table:formula="of:=AVERAGE([.D221:.G221])" office:value-type="float" office:value="1.65176404630035" calcext:value-type="float">
            <text:p>1.652</text:p>
          </table:table-cell>
          <table:table-cell table:formula="of:=STDEV([.D221:.G221])" office:value-type="float" office:value="0.433798288997343" calcext:value-type="float">
            <text:p>0.434</text:p>
          </table:table-cell>
          <table:table-cell table:style-name="Default" office:value-type="float" office:value="0.721136300344164" calcext:value-type="float">
            <text:p>0.721136300344164</text:p>
          </table:table-cell>
          <table:table-cell table:style-name="Default" office:value-type="float" office:value="0.884420520150652" calcext:value-type="float">
            <text:p>0.884420520150652</text:p>
          </table:table-cell>
          <table:table-cell table:style-name="Default" office:value-type="float" office:value="1.43492820106673" calcext:value-type="float">
            <text:p>1.43492820106673</text:p>
          </table:table-cell>
          <table:table-cell table:style-name="Default" office:value-type="float" office:value="1.01559601381999" calcext:value-type="float">
            <text:p>1.01559601381999</text:p>
          </table:table-cell>
          <table:table-cell table:style-name="ce7" table:formula="of:=AVERAGE([.J221:.M221])" office:value-type="float" office:value="1.01402025884538" calcext:value-type="float">
            <text:p>1.014</text:p>
          </table:table-cell>
          <table:table-cell table:style-name="ce8" table:formula="of:=STDEV([.J221:.M221])" office:value-type="float" office:value="0.305364855130075" calcext:value-type="float">
            <text:p>0.305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2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07035722726217" calcext:value-type="float">
            <text:p>0.907035722726217</text:p>
          </table:table-cell>
          <table:table-cell table:style-name="Default" office:value-type="float" office:value="0.839294510921094" calcext:value-type="float">
            <text:p>0.839294510921094</text:p>
          </table:table-cell>
          <table:table-cell table:style-name="Default" office:value-type="float" office:value="0.904695796173608" calcext:value-type="float">
            <text:p>0.904695796173608</text:p>
          </table:table-cell>
          <table:table-cell table:style-name="Default" office:value-type="float" office:value="0.710054463992411" calcext:value-type="float">
            <text:p>0.710054463992411</text:p>
          </table:table-cell>
          <table:table-cell table:formula="of:=AVERAGE([.D222:.G222])" office:value-type="float" office:value="0.840270123453333" calcext:value-type="float">
            <text:p>0.840</text:p>
          </table:table-cell>
          <table:table-cell table:formula="of:=STDEV([.D222:.G222])" office:value-type="float" office:value="0.0923135640816725" calcext:value-type="float">
            <text:p>0.092</text:p>
          </table:table-cell>
          <table:table-cell table:style-name="Default" office:value-type="float" office:value="0.957019611373081" calcext:value-type="float">
            <text:p>0.957019611373081</text:p>
          </table:table-cell>
          <table:table-cell table:style-name="Default" office:value-type="float" office:value="0.924258186674674" calcext:value-type="float">
            <text:p>0.924258186674674</text:p>
          </table:table-cell>
          <table:table-cell table:style-name="Default" office:value-type="float" office:value="0.928387225674769" calcext:value-type="float">
            <text:p>0.928387225674769</text:p>
          </table:table-cell>
          <table:table-cell table:style-name="Default" office:value-type="float" office:value="0.915617912900007" calcext:value-type="float">
            <text:p>0.915617912900007</text:p>
          </table:table-cell>
          <table:table-cell table:style-name="ce7" table:formula="of:=AVERAGE([.J222:.M222])" office:value-type="float" office:value="0.931320734155633" calcext:value-type="float">
            <text:p>0.931</text:p>
          </table:table-cell>
          <table:table-cell table:style-name="ce8" table:formula="of:=STDEV([.J222:.M222])" office:value-type="float" office:value="0.0179396760891579" calcext:value-type="float">
            <text:p>0.01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59113167960234" calcext:value-type="float">
            <text:p>2.59113167960234</text:p>
          </table:table-cell>
          <table:table-cell table:style-name="Default" office:value-type="float" office:value="2.08133231531508" calcext:value-type="float">
            <text:p>2.08133231531508</text:p>
          </table:table-cell>
          <table:table-cell table:style-name="Default" office:value-type="float" office:value="2.9835182767037" calcext:value-type="float">
            <text:p>2.9835182767037</text:p>
          </table:table-cell>
          <table:table-cell table:style-name="Default" office:value-type="float" office:value="1.72436170243802" calcext:value-type="float">
            <text:p>1.72436170243802</text:p>
          </table:table-cell>
          <table:table-cell table:formula="of:=AVERAGE([.D223:.G223])" office:value-type="float" office:value="2.34508599351479" calcext:value-type="float">
            <text:p>2.345</text:p>
          </table:table-cell>
          <table:table-cell table:formula="of:=STDEV([.D223:.G223])" office:value-type="float" office:value="0.554676755163682" calcext:value-type="float">
            <text:p>0.555</text:p>
          </table:table-cell>
          <table:table-cell table:style-name="Default" office:value-type="float" office:value="1.47495190236795" calcext:value-type="float">
            <text:p>1.47495190236795</text:p>
          </table:table-cell>
          <table:table-cell table:style-name="Default" office:value-type="float" office:value="1.33589175300794" calcext:value-type="float">
            <text:p>1.33589175300794</text:p>
          </table:table-cell>
          <table:table-cell table:style-name="Default" office:value-type="float" office:value="1.78089795911619" calcext:value-type="float">
            <text:p>1.78089795911619</text:p>
          </table:table-cell>
          <table:table-cell table:style-name="Default" office:value-type="float" office:value="1.87251506133201" calcext:value-type="float">
            <text:p>1.87251506133201</text:p>
          </table:table-cell>
          <table:table-cell table:style-name="ce7" table:formula="of:=AVERAGE([.J223:.M223])" office:value-type="float" office:value="1.61606416895602" calcext:value-type="float">
            <text:p>1.616</text:p>
          </table:table-cell>
          <table:table-cell table:style-name="ce8" table:formula="of:=STDEV([.J223:.M223])" office:value-type="float" office:value="0.252551310310608" calcext:value-type="float">
            <text:p>0.25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12587975679046" calcext:value-type="float">
            <text:p>2.12587975679046</text:p>
          </table:table-cell>
          <table:table-cell table:style-name="Default" office:value-type="float" office:value="1.50031506578898" calcext:value-type="float">
            <text:p>1.50031506578898</text:p>
          </table:table-cell>
          <table:table-cell table:style-name="Default" office:value-type="float" office:value="2.31718493684813" calcext:value-type="float">
            <text:p>2.31718493684813</text:p>
          </table:table-cell>
          <table:table-cell table:style-name="Default" office:value-type="float" office:value="1.31226756408796" calcext:value-type="float">
            <text:p>1.31226756408796</text:p>
          </table:table-cell>
          <table:table-cell table:formula="of:=AVERAGE([.D224:.G224])" office:value-type="float" office:value="1.81391183087888" calcext:value-type="float">
            <text:p>1.814</text:p>
          </table:table-cell>
          <table:table-cell table:formula="of:=STDEV([.D224:.G224])" office:value-type="float" office:value="0.483252076204734" calcext:value-type="float">
            <text:p>0.483</text:p>
          </table:table-cell>
          <table:table-cell table:style-name="Default" office:value-type="float" office:value="1.17963655679005" calcext:value-type="float">
            <text:p>1.17963655679005</text:p>
          </table:table-cell>
          <table:table-cell table:style-name="Default" office:value-type="float" office:value="1.04730677005865" calcext:value-type="float">
            <text:p>1.04730677005865</text:p>
          </table:table-cell>
          <table:table-cell table:style-name="Default" office:value-type="float" office:value="1.44791875230628" calcext:value-type="float">
            <text:p>1.44791875230628</text:p>
          </table:table-cell>
          <table:table-cell table:style-name="Default" office:value-type="float" office:value="1.44953067694659" calcext:value-type="float">
            <text:p>1.44953067694659</text:p>
          </table:table-cell>
          <table:table-cell table:style-name="ce7" table:formula="of:=AVERAGE([.J224:.M224])" office:value-type="float" office:value="1.28109818902539" calcext:value-type="float">
            <text:p>1.281</text:p>
          </table:table-cell>
          <table:table-cell table:style-name="ce8" table:formula="of:=STDEV([.J224:.M224])" office:value-type="float" office:value="0.200957287102691" calcext:value-type="float">
            <text:p>0.201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3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98839237862517" calcext:value-type="float">
            <text:p>0.898839237862517</text:p>
          </table:table-cell>
          <table:table-cell table:style-name="Default" office:value-type="float" office:value="0.840409546962576" calcext:value-type="float">
            <text:p>0.840409546962576</text:p>
          </table:table-cell>
          <table:table-cell table:style-name="Default" office:value-type="float" office:value="0.908575545821103" calcext:value-type="float">
            <text:p>0.908575545821103</text:p>
          </table:table-cell>
          <table:table-cell table:style-name="Default" office:value-type="float" office:value="0.570285438068767" calcext:value-type="float">
            <text:p>0.570285438068767</text:p>
          </table:table-cell>
          <table:table-cell table:formula="of:=AVERAGE([.D225:.G225])" office:value-type="float" office:value="0.804527442178741" calcext:value-type="float">
            <text:p>0.805</text:p>
          </table:table-cell>
          <table:table-cell table:formula="of:=STDEV([.D225:.G225])" office:value-type="float" office:value="0.15903622712016" calcext:value-type="float">
            <text:p>0.159</text:p>
          </table:table-cell>
          <table:table-cell table:style-name="Default" office:value-type="float" office:value="0.972250492260785" calcext:value-type="float">
            <text:p>0.972250492260785</text:p>
          </table:table-cell>
          <table:table-cell table:style-name="Default" office:value-type="float" office:value="0.9431643229122" calcext:value-type="float">
            <text:p>0.9431643229122</text:p>
          </table:table-cell>
          <table:table-cell table:style-name="Default" office:value-type="float" office:value="0.856364724925221" calcext:value-type="float">
            <text:p>0.856364724925221</text:p>
          </table:table-cell>
          <table:table-cell table:style-name="Default" office:value-type="float" office:value="0.523601494532806" calcext:value-type="float">
            <text:p>0.523601494532806</text:p>
          </table:table-cell>
          <table:table-cell table:style-name="ce7" table:formula="of:=AVERAGE([.J225:.M225])" office:value-type="float" office:value="0.823845258657753" calcext:value-type="float">
            <text:p>0.824</text:p>
          </table:table-cell>
          <table:table-cell table:style-name="ce8" table:formula="of:=STDEV([.J225:.M225])" office:value-type="float" office:value="0.206126972226316" calcext:value-type="float">
            <text:p>0.20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81206180212596" calcext:value-type="float">
            <text:p>2.81206180212596</text:p>
          </table:table-cell>
          <table:table-cell table:style-name="Default" office:value-type="float" office:value="2.00349037704028" calcext:value-type="float">
            <text:p>2.00349037704028</text:p>
          </table:table-cell>
          <table:table-cell table:style-name="Default" office:value-type="float" office:value="2.54424375053247" calcext:value-type="float">
            <text:p>2.54424375053247</text:p>
          </table:table-cell>
          <table:table-cell table:style-name="Default" office:value-type="float" office:value="2.1312570813549" calcext:value-type="float">
            <text:p>2.1312570813549</text:p>
          </table:table-cell>
          <table:table-cell table:formula="of:=AVERAGE([.D226:.G226])" office:value-type="float" office:value="2.3727632527634" calcext:value-type="float">
            <text:p>2.373</text:p>
          </table:table-cell>
          <table:table-cell table:formula="of:=STDEV([.D226:.G226])" office:value-type="float" office:value="0.372861218221289" calcext:value-type="float">
            <text:p>0.373</text:p>
          </table:table-cell>
          <table:table-cell table:style-name="Default" office:value-type="float" office:value="1.21898428626482" calcext:value-type="float">
            <text:p>1.21898428626482</text:p>
          </table:table-cell>
          <table:table-cell table:style-name="Default" office:value-type="float" office:value="1.37433446102275" calcext:value-type="float">
            <text:p>1.37433446102275</text:p>
          </table:table-cell>
          <table:table-cell table:style-name="Default" office:value-type="float" office:value="2.31739021044595" calcext:value-type="float">
            <text:p>2.31739021044595</text:p>
          </table:table-cell>
          <table:table-cell table:style-name="Default" office:value-type="float" office:value="3.21819714203495" calcext:value-type="float">
            <text:p>3.21819714203495</text:p>
          </table:table-cell>
          <table:table-cell table:style-name="ce7" table:formula="of:=AVERAGE([.J226:.M226])" office:value-type="float" office:value="2.03222652494212" calcext:value-type="float">
            <text:p>2.032</text:p>
          </table:table-cell>
          <table:table-cell table:style-name="ce8" table:formula="of:=STDEV([.J226:.M226])" office:value-type="float" office:value="0.927726529151529" calcext:value-type="float">
            <text:p>0.92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24258202667009" calcext:value-type="float">
            <text:p>2.24258202667009</text:p>
          </table:table-cell>
          <table:table-cell table:style-name="Default" office:value-type="float" office:value="1.57921225542364" calcext:value-type="float">
            <text:p>1.57921225542364</text:p>
          </table:table-cell>
          <table:table-cell table:style-name="Default" office:value-type="float" office:value="1.88387996016232" calcext:value-type="float">
            <text:p>1.88387996016232</text:p>
          </table:table-cell>
          <table:table-cell table:style-name="Default" office:value-type="float" office:value="1.53542895441843" calcext:value-type="float">
            <text:p>1.53542895441843</text:p>
          </table:table-cell>
          <table:table-cell table:formula="of:=AVERAGE([.D227:.G227])" office:value-type="float" office:value="1.81027579916862" calcext:value-type="float">
            <text:p>1.810</text:p>
          </table:table-cell>
          <table:table-cell table:formula="of:=STDEV([.D227:.G227])" office:value-type="float" office:value="0.327229479198346" calcext:value-type="float">
            <text:p>0.327</text:p>
          </table:table-cell>
          <table:table-cell table:style-name="Default" office:value-type="float" office:value="0.877932442904089" calcext:value-type="float">
            <text:p>0.877932442904089</text:p>
          </table:table-cell>
          <table:table-cell table:style-name="Default" office:value-type="float" office:value="1.11617107730206" calcext:value-type="float">
            <text:p>1.11617107730206</text:p>
          </table:table-cell>
          <table:table-cell table:style-name="Default" office:value-type="float" office:value="1.95324684104325" calcext:value-type="float">
            <text:p>1.95324684104325</text:p>
          </table:table-cell>
          <table:table-cell table:style-name="Default" office:value-type="float" office:value="2.42559698505088" calcext:value-type="float">
            <text:p>2.42559698505088</text:p>
          </table:table-cell>
          <table:table-cell table:style-name="ce7" table:formula="of:=AVERAGE([.J227:.M227])" office:value-type="float" office:value="1.59323683657507" calcext:value-type="float">
            <text:p>1.593</text:p>
          </table:table-cell>
          <table:table-cell table:style-name="ce8" table:formula="of:=STDEV([.J227:.M227])" office:value-type="float" office:value="0.721499072386466" calcext:value-type="float">
            <text:p>0.721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4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22945665452551" calcext:value-type="float">
            <text:p>0.922945665452551</text:p>
          </table:table-cell>
          <table:table-cell table:style-name="Default" office:value-type="float" office:value="0.84593126762232" calcext:value-type="float">
            <text:p>0.84593126762232</text:p>
          </table:table-cell>
          <table:table-cell table:style-name="Default" office:value-type="float" office:value="0.898561196092063" calcext:value-type="float">
            <text:p>0.898561196092063</text:p>
          </table:table-cell>
          <table:table-cell table:style-name="Default" office:value-type="float" office:value="0.507196954732379" calcext:value-type="float">
            <text:p>0.507196954732379</text:p>
          </table:table-cell>
          <table:table-cell table:formula="of:=AVERAGE([.D228:.G228])" office:value-type="float" office:value="0.793658770974828" calcext:value-type="float">
            <text:p>0.794</text:p>
          </table:table-cell>
          <table:table-cell table:formula="of:=STDEV([.D228:.G228])" office:value-type="float" office:value="0.193659844357622" calcext:value-type="float">
            <text:p>0.194</text:p>
          </table:table-cell>
          <table:table-cell table:style-name="Default" office:value-type="float" office:value="0.914166285897383" calcext:value-type="float">
            <text:p>0.914166285897383</text:p>
          </table:table-cell>
          <table:table-cell table:style-name="Default" office:value-type="float" office:value="0.898668982069485" calcext:value-type="float">
            <text:p>0.898668982069485</text:p>
          </table:table-cell>
          <table:table-cell table:style-name="Default" office:value-type="float" office:value="0.937044396765912" calcext:value-type="float">
            <text:p>0.937044396765912</text:p>
          </table:table-cell>
          <table:table-cell table:style-name="Default" office:value-type="float" office:value="0.870052812211953" calcext:value-type="float">
            <text:p>0.870052812211953</text:p>
          </table:table-cell>
          <table:table-cell table:style-name="ce7" table:formula="of:=AVERAGE([.J228:.M228])" office:value-type="float" office:value="0.904983119236183" calcext:value-type="float">
            <text:p>0.905</text:p>
          </table:table-cell>
          <table:table-cell table:style-name="ce8" table:formula="of:=STDEV([.J228:.M228])" office:value-type="float" office:value="0.0281202817893214" calcext:value-type="float">
            <text:p>0.02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39993876562302" calcext:value-type="float">
            <text:p>2.39993876562302</text:p>
          </table:table-cell>
          <table:table-cell table:style-name="Default" office:value-type="float" office:value="2.01444456814634" calcext:value-type="float">
            <text:p>2.01444456814634</text:p>
          </table:table-cell>
          <table:table-cell table:style-name="Default" office:value-type="float" office:value="3.16382291826872" calcext:value-type="float">
            <text:p>3.16382291826872</text:p>
          </table:table-cell>
          <table:table-cell table:style-name="Default" office:value-type="float" office:value="1.73731328021026" calcext:value-type="float">
            <text:p>1.73731328021026</text:p>
          </table:table-cell>
          <table:table-cell table:formula="of:=AVERAGE([.D229:.G229])" office:value-type="float" office:value="2.32887988306208" calcext:value-type="float">
            <text:p>2.329</text:p>
          </table:table-cell>
          <table:table-cell table:formula="of:=STDEV([.D229:.G229])" office:value-type="float" office:value="0.619408279383555" calcext:value-type="float">
            <text:p>0.619</text:p>
          </table:table-cell>
          <table:table-cell table:style-name="Default" office:value-type="float" office:value="2.13539337782431" calcext:value-type="float">
            <text:p>2.13539337782431</text:p>
          </table:table-cell>
          <table:table-cell table:style-name="Default" office:value-type="float" office:value="1.53702701762658" calcext:value-type="float">
            <text:p>1.53702701762658</text:p>
          </table:table-cell>
          <table:table-cell table:style-name="Default" office:value-type="float" office:value="1.53120165387208" calcext:value-type="float">
            <text:p>1.53120165387208</text:p>
          </table:table-cell>
          <table:table-cell table:style-name="Default" office:value-type="float" office:value="1.35164660997248" calcext:value-type="float">
            <text:p>1.35164660997248</text:p>
          </table:table-cell>
          <table:table-cell table:style-name="ce7" table:formula="of:=AVERAGE([.J229:.M229])" office:value-type="float" office:value="1.63881716482386" calcext:value-type="float">
            <text:p>1.639</text:p>
          </table:table-cell>
          <table:table-cell table:style-name="ce8" table:formula="of:=STDEV([.J229:.M229])" office:value-type="float" office:value="0.342051260853971" calcext:value-type="float">
            <text:p>0.34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91888762039074" calcext:value-type="float">
            <text:p>1.91888762039074</text:p>
          </table:table-cell>
          <table:table-cell table:style-name="Default" office:value-type="float" office:value="1.51466619892726" calcext:value-type="float">
            <text:p>1.51466619892726</text:p>
          </table:table-cell>
          <table:table-cell table:style-name="Default" office:value-type="float" office:value="2.37162528063487" calcext:value-type="float">
            <text:p>2.37162528063487</text:p>
          </table:table-cell>
          <table:table-cell table:style-name="Default" office:value-type="float" office:value="1.35426874928855" calcext:value-type="float">
            <text:p>1.35426874928855</text:p>
          </table:table-cell>
          <table:table-cell table:formula="of:=AVERAGE([.D230:.G230])" office:value-type="float" office:value="1.78986196231036" calcext:value-type="float">
            <text:p>1.790</text:p>
          </table:table-cell>
          <table:table-cell table:formula="of:=STDEV([.D230:.G230])" office:value-type="float" office:value="0.45481510324002" calcext:value-type="float">
            <text:p>0.455</text:p>
          </table:table-cell>
          <table:table-cell table:style-name="Default" office:value-type="float" office:value="1.7168078129722" calcext:value-type="float">
            <text:p>1.7168078129722</text:p>
          </table:table-cell>
          <table:table-cell table:style-name="Default" office:value-type="float" office:value="1.23290352598451" calcext:value-type="float">
            <text:p>1.23290352598451</text:p>
          </table:table-cell>
          <table:table-cell table:style-name="Default" office:value-type="float" office:value="1.15084496065081" calcext:value-type="float">
            <text:p>1.15084496065081</text:p>
          </table:table-cell>
          <table:table-cell table:style-name="Default" office:value-type="float" office:value="1.01998340302678" calcext:value-type="float">
            <text:p>1.01998340302678</text:p>
          </table:table-cell>
          <table:table-cell table:style-name="ce7" table:formula="of:=AVERAGE([.J230:.M230])" office:value-type="float" office:value="1.28013492565858" calcext:value-type="float">
            <text:p>1.280</text:p>
          </table:table-cell>
          <table:table-cell table:style-name="ce8" table:formula="of:=STDEV([.J230:.M230])" office:value-type="float" office:value="0.304033290616526" calcext:value-type="float">
            <text:p>0.30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5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892044063251631" calcext:value-type="float">
            <text:p>0.892044063251631</text:p>
          </table:table-cell>
          <table:table-cell table:style-name="Default" office:value-type="float" office:value="0.879136290893183" calcext:value-type="float">
            <text:p>0.879136290893183</text:p>
          </table:table-cell>
          <table:table-cell table:style-name="Default" office:value-type="float" office:value="0.943164861509315" calcext:value-type="float">
            <text:p>0.943164861509315</text:p>
          </table:table-cell>
          <table:table-cell table:style-name="Default" office:value-type="float" office:value="0.678002277376212" calcext:value-type="float">
            <text:p>0.678002277376212</text:p>
          </table:table-cell>
          <table:table-cell table:formula="of:=AVERAGE([.D231:.G231])" office:value-type="float" office:value="0.848086873257585" calcext:value-type="float">
            <text:p>0.848</text:p>
          </table:table-cell>
          <table:table-cell table:formula="of:=STDEV([.D231:.G231])" office:value-type="float" office:value="0.116711745329835" calcext:value-type="float">
            <text:p>0.117</text:p>
          </table:table-cell>
          <table:table-cell table:style-name="Default" office:value-type="float" office:value="0.984789429342444" calcext:value-type="float">
            <text:p>0.984789429342444</text:p>
          </table:table-cell>
          <table:table-cell table:style-name="Default" office:value-type="float" office:value="0.961139492431877" calcext:value-type="float">
            <text:p>0.961139492431877</text:p>
          </table:table-cell>
          <table:table-cell table:style-name="Default" office:value-type="float" office:value="0.844469793072902" calcext:value-type="float">
            <text:p>0.844469793072902</text:p>
          </table:table-cell>
          <table:table-cell table:style-name="Default" office:value-type="float" office:value="0.642135344232658" calcext:value-type="float">
            <text:p>0.642135344232658</text:p>
          </table:table-cell>
          <table:table-cell table:style-name="ce7" table:formula="of:=AVERAGE([.J231:.M231])" office:value-type="float" office:value="0.85813351476997" calcext:value-type="float">
            <text:p>0.858</text:p>
          </table:table-cell>
          <table:table-cell table:style-name="ce8" table:formula="of:=STDEV([.J231:.M231])" office:value-type="float" office:value="0.156518219489357" calcext:value-type="float">
            <text:p>0.15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7511734553197" calcext:value-type="float">
            <text:p>2.7511734553197</text:p>
          </table:table-cell>
          <table:table-cell table:style-name="Default" office:value-type="float" office:value="1.82716127912472" calcext:value-type="float">
            <text:p>1.82716127912472</text:p>
          </table:table-cell>
          <table:table-cell table:style-name="Default" office:value-type="float" office:value="2.52582048564661" calcext:value-type="float">
            <text:p>2.52582048564661</text:p>
          </table:table-cell>
          <table:table-cell table:style-name="Default" office:value-type="float" office:value="2.60929963489946" calcext:value-type="float">
            <text:p>2.60929963489946</text:p>
          </table:table-cell>
          <table:table-cell table:formula="of:=AVERAGE([.D232:.G232])" office:value-type="float" office:value="2.42836371374762" calcext:value-type="float">
            <text:p>2.428</text:p>
          </table:table-cell>
          <table:table-cell table:formula="of:=STDEV([.D232:.G232])" office:value-type="float" office:value="0.411455192620198" calcext:value-type="float">
            <text:p>0.411</text:p>
          </table:table-cell>
          <table:table-cell table:style-name="Default" office:value-type="float" office:value="0.958057324898246" calcext:value-type="float">
            <text:p>0.958057324898246</text:p>
          </table:table-cell>
          <table:table-cell table:style-name="Default" office:value-type="float" office:value="0.994266727669559" calcext:value-type="float">
            <text:p>0.994266727669559</text:p>
          </table:table-cell>
          <table:table-cell table:style-name="Default" office:value-type="float" office:value="2.62495012172079" calcext:value-type="float">
            <text:p>2.62495012172079</text:p>
          </table:table-cell>
          <table:table-cell table:style-name="Default" office:value-type="float" office:value="2.07167271243237" calcext:value-type="float">
            <text:p>2.07167271243237</text:p>
          </table:table-cell>
          <table:table-cell table:style-name="ce7" table:formula="of:=AVERAGE([.J232:.M232])" office:value-type="float" office:value="1.66223672168024" calcext:value-type="float">
            <text:p>1.662</text:p>
          </table:table-cell>
          <table:table-cell table:style-name="ce8" table:formula="of:=STDEV([.J232:.M232])" office:value-type="float" office:value="0.823914934300804" calcext:value-type="float">
            <text:p>0.82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2.21952315726928" calcext:value-type="float">
            <text:p>2.21952315726928</text:p>
          </table:table-cell>
          <table:table-cell table:style-name="Default" office:value-type="float" office:value="1.31586496220448" calcext:value-type="float">
            <text:p>1.31586496220448</text:p>
          </table:table-cell>
          <table:table-cell table:style-name="Default" office:value-type="float" office:value="1.86218048479165" calcext:value-type="float">
            <text:p>1.86218048479165</text:p>
          </table:table-cell>
          <table:table-cell table:style-name="Default" office:value-type="float" office:value="1.95798220529341" calcext:value-type="float">
            <text:p>1.95798220529341</text:p>
          </table:table-cell>
          <table:table-cell table:formula="of:=AVERAGE([.D233:.G233])" office:value-type="float" office:value="1.83888770238971" calcext:value-type="float">
            <text:p>1.839</text:p>
          </table:table-cell>
          <table:table-cell table:formula="of:=STDEV([.D233:.G233])" office:value-type="float" office:value="0.379983416566279" calcext:value-type="float">
            <text:p>0.380</text:p>
          </table:table-cell>
          <table:table-cell table:style-name="Default" office:value-type="float" office:value="0.7875856008816" calcext:value-type="float">
            <text:p>0.7875856008816</text:p>
          </table:table-cell>
          <table:table-cell table:style-name="Default" office:value-type="float" office:value="0.78167370781335" calcext:value-type="float">
            <text:p>0.78167370781335</text:p>
          </table:table-cell>
          <table:table-cell table:style-name="Default" office:value-type="float" office:value="2.20676526145947" calcext:value-type="float">
            <text:p>2.20676526145947</text:p>
          </table:table-cell>
          <table:table-cell table:style-name="Default" office:value-type="float" office:value="1.5142647874812" calcext:value-type="float">
            <text:p>1.5142647874812</text:p>
          </table:table-cell>
          <table:table-cell table:style-name="ce7" table:formula="of:=AVERAGE([.J233:.M233])" office:value-type="float" office:value="1.32257233940891" calcext:value-type="float">
            <text:p>1.323</text:p>
          </table:table-cell>
          <table:table-cell table:style-name="ce8" table:formula="of:=STDEV([.J233:.M233])" office:value-type="float" office:value="0.682477168876804" calcext:value-type="float">
            <text:p>0.68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WALK6</text:p>
          </table:table-cell>
          <table:table-cell office:value-type="string" calcext:value-type="string">
            <text:p>R^2</text:p>
          </table:table-cell>
          <table:table-cell table:style-name="Default" office:value-type="float" office:value="0.91290163241126" calcext:value-type="float">
            <text:p>0.91290163241126</text:p>
          </table:table-cell>
          <table:table-cell table:style-name="Default" office:value-type="float" office:value="0.833904755456695" calcext:value-type="float">
            <text:p>0.833904755456695</text:p>
          </table:table-cell>
          <table:table-cell table:style-name="Default" office:value-type="float" office:value="0.876095808805863" calcext:value-type="float">
            <text:p>0.876095808805863</text:p>
          </table:table-cell>
          <table:table-cell table:style-name="Default" office:value-type="float" office:value="0.662310730192903" calcext:value-type="float">
            <text:p>0.662310730192903</text:p>
          </table:table-cell>
          <table:table-cell table:formula="of:=AVERAGE([.D234:.G234])" office:value-type="float" office:value="0.82130323171668" calcext:value-type="float">
            <text:p>0.821</text:p>
          </table:table-cell>
          <table:table-cell table:formula="of:=STDEV([.D234:.G234])" office:value-type="float" office:value="0.110799981130018" calcext:value-type="float">
            <text:p>0.111</text:p>
          </table:table-cell>
          <table:table-cell table:style-name="Default" office:value-type="float" office:value="0.968881434436064" calcext:value-type="float">
            <text:p>0.968881434436064</text:p>
          </table:table-cell>
          <table:table-cell table:style-name="Default" office:value-type="float" office:value="0.977886638044183" calcext:value-type="float">
            <text:p>0.977886638044183</text:p>
          </table:table-cell>
          <table:table-cell table:style-name="Default" office:value-type="float" office:value="0.886028678039472" calcext:value-type="float">
            <text:p>0.886028678039472</text:p>
          </table:table-cell>
          <table:table-cell table:style-name="Default" office:value-type="float" office:value="0.664121437712908" calcext:value-type="float">
            <text:p>0.664121437712908</text:p>
          </table:table-cell>
          <table:table-cell table:style-name="ce7" table:formula="of:=AVERAGE([.J234:.M234])" office:value-type="float" office:value="0.874229547058157" calcext:value-type="float">
            <text:p>0.874</text:p>
          </table:table-cell>
          <table:table-cell table:style-name="ce8" table:formula="of:=STDEV([.J234:.M234])" office:value-type="float" office:value="0.146046122167433" calcext:value-type="float">
            <text:p>0.14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RMSE</text:p>
          </table:table-cell>
          <table:table-cell table:style-name="Default" office:value-type="float" office:value="2.56357243917217" calcext:value-type="float">
            <text:p>2.56357243917217</text:p>
          </table:table-cell>
          <table:table-cell table:style-name="Default" office:value-type="float" office:value="2.1419629120335" calcext:value-type="float">
            <text:p>2.1419629120335</text:p>
          </table:table-cell>
          <table:table-cell table:style-name="Default" office:value-type="float" office:value="3.64239800819452" calcext:value-type="float">
            <text:p>3.64239800819452</text:p>
          </table:table-cell>
          <table:table-cell table:style-name="Default" office:value-type="float" office:value="1.96513696870932" calcext:value-type="float">
            <text:p>1.96513696870932</text:p>
          </table:table-cell>
          <table:table-cell table:formula="of:=AVERAGE([.D235:.G235])" office:value-type="float" office:value="2.57826758202738" calcext:value-type="float">
            <text:p>2.578</text:p>
          </table:table-cell>
          <table:table-cell table:formula="of:=STDEV([.D235:.G235])" office:value-type="float" office:value="0.752524733849203" calcext:value-type="float">
            <text:p>0.753</text:p>
          </table:table-cell>
          <table:table-cell table:style-name="Default" office:value-type="float" office:value="1.36488113850905" calcext:value-type="float">
            <text:p>1.36488113850905</text:p>
          </table:table-cell>
          <table:table-cell table:style-name="Default" office:value-type="float" office:value="0.807444648804771" calcext:value-type="float">
            <text:p>0.807444648804771</text:p>
          </table:table-cell>
          <table:table-cell table:style-name="Default" office:value-type="float" office:value="2.20703478340509" calcext:value-type="float">
            <text:p>2.20703478340509</text:p>
          </table:table-cell>
          <table:table-cell table:style-name="Default" office:value-type="float" office:value="2.12110153370577" calcext:value-type="float">
            <text:p>2.12110153370577</text:p>
          </table:table-cell>
          <table:table-cell table:style-name="ce7" table:formula="of:=AVERAGE([.J235:.M235])" office:value-type="float" office:value="1.62511552610617" calcext:value-type="float">
            <text:p>1.625</text:p>
          </table:table-cell>
          <table:table-cell table:style-name="ce8" table:formula="of:=STDEV([.J235:.M235])" office:value-type="float" office:value="0.663561035078865" calcext:value-type="float">
            <text:p>0.66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AE</text:p>
          </table:table-cell>
          <table:table-cell table:style-name="Default" office:value-type="float" office:value="1.82519205370232" calcext:value-type="float">
            <text:p>1.82519205370232</text:p>
          </table:table-cell>
          <table:table-cell table:style-name="Default" office:value-type="float" office:value="1.63044608947109" calcext:value-type="float">
            <text:p>1.63044608947109</text:p>
          </table:table-cell>
          <table:table-cell table:style-name="Default" office:value-type="float" office:value="2.87008076275804" calcext:value-type="float">
            <text:p>2.87008076275804</text:p>
          </table:table-cell>
          <table:table-cell table:style-name="Default" office:value-type="float" office:value="1.56915033104224" calcext:value-type="float">
            <text:p>1.56915033104224</text:p>
          </table:table-cell>
          <table:table-cell table:formula="of:=AVERAGE([.D236:.G236])" office:value-type="float" office:value="1.97371730924342" calcext:value-type="float">
            <text:p>1.974</text:p>
          </table:table-cell>
          <table:table-cell table:formula="of:=STDEV([.D236:.G236])" office:value-type="float" office:value="0.607463788359719" calcext:value-type="float">
            <text:p>0.607</text:p>
          </table:table-cell>
          <table:table-cell table:style-name="Default" office:value-type="float" office:value="1.01909591278192" calcext:value-type="float">
            <text:p>1.01909591278192</text:p>
          </table:table-cell>
          <table:table-cell table:style-name="Default" office:value-type="float" office:value="0.65978915730367" calcext:value-type="float">
            <text:p>0.65978915730367</text:p>
          </table:table-cell>
          <table:table-cell table:style-name="Default" office:value-type="float" office:value="1.63452822577256" calcext:value-type="float">
            <text:p>1.63452822577256</text:p>
          </table:table-cell>
          <table:table-cell table:style-name="Default" office:value-type="float" office:value="1.6165192710342" calcext:value-type="float">
            <text:p>1.6165192710342</text:p>
          </table:table-cell>
          <table:table-cell table:style-name="ce7" table:formula="of:=AVERAGE([.J236:.M236])" office:value-type="float" office:value="1.23248314172309" calcext:value-type="float">
            <text:p>1.232</text:p>
          </table:table-cell>
          <table:table-cell table:style-name="ce8" table:formula="of:=STDEV([.J236:.M236])" office:value-type="float" office:value="0.477017297900886" calcext:value-type="float">
            <text:p>0.477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ean</text:p>
          </table:table-cell>
          <table:table-cell table:style-name="ce5" office:value-type="string" calcext:value-type="string">
            <text:p>R^2</text:p>
          </table:table-cell>
          <table:table-cell table:style-name="ce7" table:formula="of:=AVERAGE([.D219];[.D222];[.D225];[.D228];[.D231];[.D234])" office:value-type="float" office:value="0.89738059436438" calcext:value-type="float">
            <text:p>0.897</text:p>
          </table:table-cell>
          <table:table-cell table:style-name="ce7" table:formula="of:=AVERAGE([.E219];[.E222];[.E225];[.E228];[.E231];[.E234])" office:value-type="float" office:value="0.858150542169721" calcext:value-type="float">
            <text:p>0.858</text:p>
          </table:table-cell>
          <table:table-cell table:style-name="ce7" table:formula="of:=AVERAGE([.F219];[.F222];[.F225];[.F228];[.F231];[.F234])" office:value-type="float" office:value="0.906175663170533" calcext:value-type="float">
            <text:p>0.906</text:p>
          </table:table-cell>
          <table:table-cell table:style-name="ce7" table:formula="of:=AVERAGE([.G219];[.G222];[.G225];[.G228];[.G231];[.G234])" office:value-type="float" office:value="0.609425429649578" calcext:value-type="float">
            <text:p>0.609</text:p>
          </table:table-cell>
          <table:table-cell table:formula="of:=AVERAGE([.H219];[.H222];[.H225];[.H228];[.H231];[.H234])" office:value-type="float" office:value="0.817783057338553" calcext:value-type="float">
            <text:p>0.818</text:p>
          </table:table-cell>
          <table:table-cell table:formula="of:=AVERAGE([.I219];[.I222];[.I225];[.I228];[.I231];[.I234])" office:value-type="float" office:value="0.142443811754285" calcext:value-type="float">
            <text:p>0.142</text:p>
          </table:table-cell>
          <table:table-cell table:style-name="ce10" table:formula="of:=AVERAGE([.J219];[.J222];[.J225];[.J228];[.J231];[.J234])" office:value-type="float" office:value="0.963257084008006" calcext:value-type="float">
            <text:p>0.963</text:p>
          </table:table-cell>
          <table:table-cell table:style-name="ce7" table:formula="of:=AVERAGE([.K219];[.K222];[.K225];[.K228];[.K231];[.K234])" office:value-type="float" office:value="0.942645284190964" calcext:value-type="float">
            <text:p>0.943</text:p>
          </table:table-cell>
          <table:table-cell table:style-name="ce7" table:formula="of:=AVERAGE([.L219];[.L222];[.L225];[.L228];[.L231];[.L234])" office:value-type="float" office:value="0.895245142329461" calcext:value-type="float">
            <text:p>0.895</text:p>
          </table:table-cell>
          <table:table-cell table:style-name="ce7" table:formula="of:=AVERAGE([.M219];[.M222];[.M225];[.M228];[.M231];[.M234])" office:value-type="float" office:value="0.743246387213696" calcext:value-type="float">
            <text:p>0.743</text:p>
          </table:table-cell>
          <table:table-cell table:style-name="ce7" table:formula="of:=AVERAGE([.N219];[.N222];[.N225];[.N228];[.N231];[.N234])" office:value-type="float" office:value="0.886098474435532" calcext:value-type="float">
            <text:p>0.886</text:p>
          </table:table-cell>
          <table:table-cell table:style-name="ce8" table:formula="of:=AVERAGE([.O219];[.O222];[.O225];[.O228];[.O231];[.O234])" office:value-type="float" office:value="0.10234766036291" calcext:value-type="float">
            <text:p>0.102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RMSE</text:p>
          </table:table-cell>
          <table:table-cell table:style-name="ce7" table:formula="of:=AVERAGE([.D220];[.D223];[.D226];[.D229];[.D232];[.D235])" office:value-type="float" office:value="2.61979726093232" calcext:value-type="float">
            <text:p>2.620</text:p>
          </table:table-cell>
          <table:table-cell table:style-name="ce7" table:formula="of:=AVERAGE([.E220];[.E223];[.E226];[.E229];[.E232];[.E235])" office:value-type="float" office:value="1.89182442962054" calcext:value-type="float">
            <text:p>1.892</text:p>
          </table:table-cell>
          <table:table-cell table:style-name="ce7" table:formula="of:=AVERAGE([.F220];[.F223];[.F226];[.F229];[.F232];[.F235])" office:value-type="float" office:value="2.85025641113417" calcext:value-type="float">
            <text:p>2.850</text:p>
          </table:table-cell>
          <table:table-cell table:style-name="ce7" table:formula="of:=AVERAGE([.G220];[.G223];[.G226];[.G229];[.G232];[.G235])" office:value-type="float" office:value="2.0486442037168" calcext:value-type="float">
            <text:p>2.049</text:p>
          </table:table-cell>
          <table:table-cell table:formula="of:=AVERAGE([.H220];[.H223];[.H226];[.H229];[.H232];[.H235])" office:value-type="float" office:value="2.35263057635096" calcext:value-type="float">
            <text:p>2.353</text:p>
          </table:table-cell>
          <table:table-cell table:formula="of:=AVERAGE([.I220];[.I223];[.I226];[.I229];[.I232];[.I235])" office:value-type="float" office:value="0.54482457176443" calcext:value-type="float">
            <text:p>0.545</text:p>
          </table:table-cell>
          <table:table-cell table:style-name="ce10" table:formula="of:=AVERAGE([.J220];[.J223];[.J226];[.J229];[.J232];[.J235])" office:value-type="float" office:value="1.35311646557972" calcext:value-type="float">
            <text:p>1.353</text:p>
          </table:table-cell>
          <table:table-cell table:style-name="ce7" table:formula="of:=AVERAGE([.K220];[.K223];[.K226];[.K229];[.K232];[.K235])" office:value-type="float" office:value="1.19689757907545" calcext:value-type="float">
            <text:p>1.197</text:p>
          </table:table-cell>
          <table:table-cell table:style-name="ce7" table:formula="of:=AVERAGE([.L220];[.L223];[.L226];[.L229];[.L232];[.L235])" office:value-type="float" office:value="2.06260657611055" calcext:value-type="float">
            <text:p>2.063</text:p>
          </table:table-cell>
          <table:table-cell table:style-name="ce7" table:formula="of:=AVERAGE([.M220];[.M223];[.M226];[.M229];[.M232];[.M235])" office:value-type="float" office:value="1.9802882590067" calcext:value-type="float">
            <text:p>1.980</text:p>
          </table:table-cell>
          <table:table-cell table:style-name="ce7" table:formula="of:=AVERAGE([.N220];[.N223];[.N226];[.N229];[.N232];[.N235])" office:value-type="float" office:value="1.6482272199431" calcext:value-type="float">
            <text:p>1.648</text:p>
          </table:table-cell>
          <table:table-cell table:style-name="ce8" table:formula="of:=AVERAGE([.O220];[.O223];[.O226];[.O229];[.O232];[.O235])" office:value-type="float" office:value="0.570923762910799" calcext:value-type="float">
            <text:p>0.571</text:p>
          </table:table-cell>
          <table:table-cell table:number-columns-repeated="3"/>
        </table:table-row>
        <table:table-row table:style-name="ro1">
          <table:covered-table-cell/>
          <table:covered-table-cell table:style-name="ce5"/>
          <table:table-cell table:style-name="ce5" office:value-type="string" calcext:value-type="string">
            <text:p>MAE</text:p>
          </table:table-cell>
          <table:table-cell table:style-name="ce7" table:formula="of:=AVERAGE([.D221];[.D224];[.D227];[.D230];[.D233];[.D236])" office:value-type="float" office:value="2.07707633590751" calcext:value-type="float">
            <text:p>2.077</text:p>
          </table:table-cell>
          <table:table-cell table:style-name="ce7" table:formula="of:=AVERAGE([.E221];[.E224];[.E227];[.E230];[.E233];[.E236])" office:value-type="float" office:value="1.43694666349595" calcext:value-type="float">
            <text:p>1.437</text:p>
          </table:table-cell>
          <table:table-cell table:style-name="ce7" table:formula="of:=AVERAGE([.F221];[.F224];[.F227];[.F230];[.F233];[.F236])" office:value-type="float" office:value="2.17597991827231" calcext:value-type="float">
            <text:p>2.176</text:p>
          </table:table-cell>
          <table:table-cell table:style-name="ce7" table:formula="of:=AVERAGE([.G221];[.G224];[.G227];[.G230];[.G233];[.G236])" office:value-type="float" office:value="1.56227618251845" calcext:value-type="float">
            <text:p>1.562</text:p>
          </table:table-cell>
          <table:table-cell table:formula="of:=AVERAGE([.H221];[.H224];[.H227];[.H230];[.H233];[.H236])" office:value-type="float" office:value="1.81306977504856" calcext:value-type="float">
            <text:p>1.813</text:p>
          </table:table-cell>
          <table:table-cell table:formula="of:=AVERAGE([.I221];[.I224];[.I227];[.I230];[.I233];[.I236])" office:value-type="float" office:value="0.44775702542774" calcext:value-type="float">
            <text:p>0.448</text:p>
          </table:table-cell>
          <table:table-cell table:style-name="ce10" table:formula="of:=AVERAGE([.J221];[.J224];[.J227];[.J230];[.J233];[.J236])" office:value-type="float" office:value="1.05036577111234" calcext:value-type="float">
            <text:p>1.050</text:p>
          </table:table-cell>
          <table:table-cell table:style-name="ce7" table:formula="of:=AVERAGE([.K221];[.K224];[.K227];[.K230];[.K233];[.K236])" office:value-type="float" office:value="0.953710793102149" calcext:value-type="float">
            <text:p>0.954</text:p>
          </table:table-cell>
          <table:table-cell table:style-name="ce7" table:formula="of:=AVERAGE([.L221];[.L224];[.L227];[.L230];[.L233];[.L236])" office:value-type="float" office:value="1.63803870704985" calcext:value-type="float">
            <text:p>1.638</text:p>
          </table:table-cell>
          <table:table-cell table:style-name="ce7" table:formula="of:=AVERAGE([.M221];[.M224];[.M227];[.M230];[.M233];[.M236])" office:value-type="float" office:value="1.50691518955994" calcext:value-type="float">
            <text:p>1.507</text:p>
          </table:table-cell>
          <table:table-cell table:style-name="ce7" table:formula="of:=AVERAGE([.N221];[.N224];[.N227];[.N230];[.N233];[.N236])" office:value-type="float" office:value="1.28725761520607" calcext:value-type="float">
            <text:p>1.287</text:p>
          </table:table-cell>
          <table:table-cell table:style-name="ce8" table:formula="of:=AVERAGE([.O221];[.O224];[.O227];[.O230];[.O233];[.O236])" office:value-type="float" office:value="0.448558162002241" calcext:value-type="float">
            <text:p>0.449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D</text:p>
          </table:table-cell>
          <table:table-cell table:style-name="ce5" office:value-type="string" calcext:value-type="string">
            <text:p>R^2</text:p>
          </table:table-cell>
          <table:table-cell table:style-name="ce8" table:formula="of:=STDEV([.D219];[.D222];[.D225];[.D228];[.D231];[.D234])" office:value-type="float" office:value="0.0253553810968807" calcext:value-type="float">
            <text:p>0.025</text:p>
          </table:table-cell>
          <table:table-cell table:style-name="ce8" table:formula="of:=STDEV([.E219];[.E222];[.E225];[.E228];[.E231];[.E234])" office:value-type="float" office:value="0.0301987032885798" calcext:value-type="float">
            <text:p>0.030</text:p>
          </table:table-cell>
          <table:table-cell table:style-name="ce8" table:formula="of:=STDEV([.F219];[.F222];[.F225];[.F228];[.F231];[.F234])" office:value-type="float" office:value="0.0216285652002506" calcext:value-type="float">
            <text:p>0.022</text:p>
          </table:table-cell>
          <table:table-cell table:style-name="ce8" table:formula="of:=STDEV([.G219];[.G222];[.G225];[.G228];[.G231];[.G234])" office:value-type="float" office:value="0.0849995276836772" calcext:value-type="float">
            <text:p>0.085</text:p>
          </table:table-cell>
          <table:table-cell table:style-name="ce8" table:formula="of:=STDEV([.H219];[.H222];[.H225];[.H228];[.H231];[.H234])" office:value-type="float" office:value="0.02259407966964" calcext:value-type="float">
            <text:p>0.023</text:p>
          </table:table-cell>
          <table:table-cell table:formula="of:=STDEV([.I219];[.I222];[.I225];[.I228];[.I231];[.I234])" office:value-type="float" office:value="0.0415952169401483" calcext:value-type="float">
            <text:p>0.042</text:p>
          </table:table-cell>
          <table:table-cell table:style-name="ce11" table:formula="of:=STDEV([.J219];[.J222];[.J225];[.J228];[.J231];[.J234])" office:value-type="float" office:value="0.026049073720514" calcext:value-type="float">
            <text:p>0.026</text:p>
          </table:table-cell>
          <table:table-cell table:style-name="ce8" table:formula="of:=STDEV([.K219];[.K222];[.K225];[.K228];[.K231];[.K234])" office:value-type="float" office:value="0.0280071822315476" calcext:value-type="float">
            <text:p>0.028</text:p>
          </table:table-cell>
          <table:table-cell table:style-name="ce8" table:formula="of:=STDEV([.L219];[.L222];[.L225];[.L228];[.L231];[.L234])" office:value-type="float" office:value="0.0389692934794564" calcext:value-type="float">
            <text:p>0.039</text:p>
          </table:table-cell>
          <table:table-cell table:style-name="ce8" table:formula="of:=STDEV([.M219];[.M222];[.M225];[.M228];[.M231];[.M234])" office:value-type="float" office:value="0.155345404069635" calcext:value-type="float">
            <text:p>0.155</text:p>
          </table:table-cell>
          <table:table-cell table:style-name="ce8" table:formula="of:=STDEV([.N219];[.N222];[.N225];[.N228];[.N231];[.N234])" office:value-type="float" office:value="0.0415753564679949" calcext:value-type="float">
            <text:p>0.042</text:p>
          </table:table-cell>
          <table:table-cell table:style-name="ce8" table:formula="of:=STDEV([.O219];[.O222];[.O225];[.O228];[.O231];[.O234])" office:value-type="float" office:value="0.0775869547459171" calcext:value-type="float">
            <text:p>0.078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RMSE</text:p>
          </table:table-cell>
          <table:table-cell table:style-name="ce8" table:formula="of:=STDEV([.D220];[.D223];[.D226];[.D229];[.D232];[.D235])" office:value-type="float" office:value="0.146221040797023" calcext:value-type="float">
            <text:p>0.146</text:p>
          </table:table-cell>
          <table:table-cell table:style-name="ce8" table:formula="of:=STDEV([.E220];[.E223];[.E226];[.E229];[.E232];[.E235])" office:value-type="float" office:value="0.316663192871757" calcext:value-type="float">
            <text:p>0.317</text:p>
          </table:table-cell>
          <table:table-cell table:style-name="ce8" table:formula="of:=STDEV([.F220];[.F223];[.F226];[.F229];[.F232];[.F235])" office:value-type="float" office:value="0.512400562370968" calcext:value-type="float">
            <text:p>0.512</text:p>
          </table:table-cell>
          <table:table-cell table:style-name="ce8" table:formula="of:=STDEV([.G220];[.G223];[.G226];[.G229];[.G232];[.G235])" office:value-type="float" office:value="0.32740571836176" calcext:value-type="float">
            <text:p>0.327</text:p>
          </table:table-cell>
          <table:table-cell table:style-name="ce8" table:formula="of:=STDEV([.H220];[.H223];[.H226];[.H229];[.H232];[.H235])" office:value-type="float" office:value="0.168460277499059" calcext:value-type="float">
            <text:p>0.168</text:p>
          </table:table-cell>
          <table:table-cell table:formula="of:=STDEV([.I220];[.I223];[.I226];[.I229];[.I232];[.I235])" office:value-type="float" office:value="0.138803523656396" calcext:value-type="float">
            <text:p>0.139</text:p>
          </table:table-cell>
          <table:table-cell table:style-name="ce11" table:formula="of:=STDEV([.J220];[.J223];[.J226];[.J229];[.J232];[.J235])" office:value-type="float" office:value="0.436011111529497" calcext:value-type="float">
            <text:p>0.436</text:p>
          </table:table-cell>
          <table:table-cell table:style-name="ce8" table:formula="of:=STDEV([.K220];[.K223];[.K226];[.K229];[.K232];[.K235])" office:value-type="float" office:value="0.269585368949046" calcext:value-type="float">
            <text:p>0.270</text:p>
          </table:table-cell>
          <table:table-cell table:style-name="ce8" table:formula="of:=STDEV([.L220];[.L223];[.L226];[.L229];[.L232];[.L235])" office:value-type="float" office:value="0.396431681172169" calcext:value-type="float">
            <text:p>0.396</text:p>
          </table:table-cell>
          <table:table-cell table:style-name="ce8" table:formula="of:=STDEV([.M220];[.M223];[.M226];[.M229];[.M232];[.M235])" office:value-type="float" office:value="0.707913397187853" calcext:value-type="float">
            <text:p>0.708</text:p>
          </table:table-cell>
          <table:table-cell table:style-name="ce8" table:formula="of:=STDEV([.N220];[.N223];[.N226];[.N229];[.N232];[.N235])" office:value-type="float" office:value="0.228216470598106" calcext:value-type="float">
            <text:p>0.228</text:p>
          </table:table-cell>
          <table:table-cell table:style-name="ce8" table:formula="of:=STDEV([.O220];[.O223];[.O226];[.O229];[.O232];[.O235])" office:value-type="float" office:value="0.274852988177465" calcext:value-type="float">
            <text:p>0.275</text:p>
          </table:table-cell>
          <table:table-cell table:number-columns-repeated="3"/>
        </table:table-row>
        <table:table-row table:style-name="ro1">
          <table:covered-table-cell/>
          <table:covered-table-cell table:style-name="ce13"/>
          <table:table-cell table:style-name="ce5" office:value-type="string" calcext:value-type="string">
            <text:p>MAE</text:p>
          </table:table-cell>
          <table:table-cell table:style-name="ce8" table:formula="of:=STDEV([.D221];[.D224];[.D227];[.D230];[.D233];[.D236])" office:value-type="float" office:value="0.168152951332652" calcext:value-type="float">
            <text:p>0.168</text:p>
          </table:table-cell>
          <table:table-cell table:style-name="ce8" table:formula="of:=STDEV([.E221];[.E224];[.E227];[.E230];[.E233];[.E236])" office:value-type="float" office:value="0.204436479570209" calcext:value-type="float">
            <text:p>0.204</text:p>
          </table:table-cell>
          <table:table-cell table:style-name="ce8" table:formula="of:=STDEV([.F221];[.F224];[.F227];[.F230];[.F233];[.F236])" office:value-type="float" office:value="0.425312468386857" calcext:value-type="float">
            <text:p>0.425</text:p>
          </table:table-cell>
          <table:table-cell table:style-name="ce8" table:formula="of:=STDEV([.G221];[.G224];[.G227];[.G230];[.G233];[.G236])" office:value-type="float" office:value="0.232333034905279" calcext:value-type="float">
            <text:p>0.232</text:p>
          </table:table-cell>
          <table:table-cell table:style-name="ce8" table:formula="of:=STDEV([.H221];[.H224];[.H227];[.H230];[.H233];[.H236])" office:value-type="float" office:value="0.102995972419706" calcext:value-type="float">
            <text:p>0.103</text:p>
          </table:table-cell>
          <table:table-cell table:formula="of:=STDEV([.I221];[.I224];[.I227];[.I230];[.I233];[.I236])" office:value-type="float" office:value="0.096053071787627" calcext:value-type="float">
            <text:p>0.096</text:p>
          </table:table-cell>
          <table:table-cell table:style-name="ce11" table:formula="of:=STDEV([.J221];[.J224];[.J227];[.J230];[.J233];[.J236])" office:value-type="float" office:value="0.36579022682238" calcext:value-type="float">
            <text:p>0.366</text:p>
          </table:table-cell>
          <table:table-cell table:style-name="ce8" table:formula="of:=STDEV([.K221];[.K224];[.K227];[.K230];[.K233];[.K236])" office:value-type="float" office:value="0.216282205264276" calcext:value-type="float">
            <text:p>0.216</text:p>
          </table:table-cell>
          <table:table-cell table:style-name="ce8" table:formula="of:=STDEV([.L221];[.L224];[.L227];[.L230];[.L233];[.L236])" office:value-type="float" office:value="0.384076973084247" calcext:value-type="float">
            <text:p>0.384</text:p>
          </table:table-cell>
          <table:table-cell table:style-name="ce8" table:formula="of:=STDEV([.M221];[.M224];[.M227];[.M230];[.M233];[.M236])" office:value-type="float" office:value="0.517268478085783" calcext:value-type="float">
            <text:p>0.517</text:p>
          </table:table-cell>
          <table:table-cell table:style-name="ce8" table:formula="of:=STDEV([.N221];[.N224];[.N227];[.N230];[.N233];[.N236])" office:value-type="float" office:value="0.185805264052815" calcext:value-type="float">
            <text:p>0.186</text:p>
          </table:table-cell>
          <table:table-cell table:style-name="ce8" table:formula="of:=STDEV([.O221];[.O224];[.O227];[.O230];[.O233];[.O236])" office:value-type="float" office:value="0.215741845541247" calcext:value-type="float">
            <text:p>0.21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Pt4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R^2</text:p>
          </table:table-cell>
          <table:table-cell table:style-name="ce7" table:formula="of:=AVERAGE([.D21];[.D45];[.D69];[.D93];[.D117];[.D141];[.D165];[.D189];[.D213];[.D237])" office:value-type="float" office:value="0.925335360228623" calcext:value-type="float">
            <text:p>0.925</text:p>
          </table:table-cell>
          <table:table-cell table:style-name="ce7" table:formula="of:=AVERAGE([.E21];[.E45];[.E69];[.E93];[.E117];[.E141];[.E165];[.E189];[.E213];[.E237])" office:value-type="float" office:value="0.78233380299429" calcext:value-type="float">
            <text:p>0.782</text:p>
          </table:table-cell>
          <table:table-cell table:style-name="ce7" table:formula="of:=AVERAGE([.F21];[.F45];[.F69];[.F93];[.F117];[.F141];[.F165];[.F189];[.F213];[.F237])" office:value-type="float" office:value="0.888409818969818" calcext:value-type="float">
            <text:p>0.888</text:p>
          </table:table-cell>
          <table:table-cell table:style-name="ce7" table:formula="of:=AVERAGE([.G21];[.G45];[.G69];[.G93];[.G117];[.G141];[.G165];[.G189];[.G213];[.G237])" office:value-type="float" office:value="0.653646729038427" calcext:value-type="float">
            <text:p>0.654</text:p>
          </table:table-cell>
          <table:table-cell table:formula="of:=AVERAGE([.H21];[.H45];[.H69];[.H93];[.H117];[.H141];[.H165];[.H189];[.H213];[.H237])" office:value-type="float" office:value="0.81243142780779" calcext:value-type="float">
            <text:p>0.812</text:p>
          </table:table-cell>
          <table:table-cell table:style-name="ce7"/>
          <table:table-cell table:style-name="ce7" table:formula="of:=AVERAGE([.J21];[.J45];[.J69];[.J93];[.J117];[.J141];[.J165];[.J189];[.J213];[.J237])" office:value-type="float" office:value="0.916499979331835" calcext:value-type="float">
            <text:p>0.916</text:p>
          </table:table-cell>
          <table:table-cell table:style-name="ce7" table:formula="of:=AVERAGE([.K21];[.K45];[.K69];[.K93];[.K117];[.K141];[.K165];[.K189];[.K213];[.K237])" office:value-type="float" office:value="0.733452500948731" calcext:value-type="float">
            <text:p>0.733</text:p>
          </table:table-cell>
          <table:table-cell table:style-name="ce7" table:formula="of:=AVERAGE([.L21];[.L45];[.L69];[.L93];[.L117];[.L141];[.L165];[.L189];[.L213];[.L237])" office:value-type="float" office:value="0.894208631959621" calcext:value-type="float">
            <text:p>0.894</text:p>
          </table:table-cell>
          <table:table-cell table:style-name="ce7" table:formula="of:=AVERAGE([.M21];[.M45];[.M69];[.M93];[.M117];[.M141];[.M165];[.M189];[.M213];[.M237])" office:value-type="float" office:value="0.660660309689417" calcext:value-type="float">
            <text:p>0.661</text:p>
          </table:table-cell>
          <table:table-cell table:style-name="ce7" table:formula="of:=AVERAGE([.N21];[.N45];[.N69];[.N93];[.N117];[.N141];[.N165];[.N189];[.N213];[.N237])" office:value-type="float" office:value="0.801205355482401" calcext:value-type="float">
            <text:p>0.801</text:p>
          </table:table-cell>
          <table:table-cell table:number-columns-repeated="2"/>
          <table:table-cell office:value-type="float" office:value="0.854" calcext:value-type="float">
            <text:p>0.854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MSE</text:p>
          </table:table-cell>
          <table:table-cell table:style-name="ce7" table:formula="of:=AVERAGE([.D22];[.D46];[.D70];[.D94];[.D118];[.D142];[.D166];[.D190];[.D214];[.D238])" office:value-type="float" office:value="2.3211862080399" calcext:value-type="float">
            <text:p>2.321</text:p>
          </table:table-cell>
          <table:table-cell table:style-name="ce7" table:formula="of:=AVERAGE([.E22];[.E46];[.E70];[.E94];[.E118];[.E142];[.E166];[.E190];[.E214];[.E238])" office:value-type="float" office:value="1.91432735124958" calcext:value-type="float">
            <text:p>1.914</text:p>
          </table:table-cell>
          <table:table-cell table:style-name="ce7" table:formula="of:=AVERAGE([.F22];[.F46];[.F70];[.F94];[.F118];[.F142];[.F166];[.F190];[.F214];[.F238])" office:value-type="float" office:value="2.8645042171123" calcext:value-type="float">
            <text:p>2.865</text:p>
          </table:table-cell>
          <table:table-cell table:style-name="ce7" table:formula="of:=AVERAGE([.G22];[.G46];[.G70];[.G94];[.G118];[.G142];[.G166];[.G190];[.G214];[.G238])" office:value-type="float" office:value="2.3334678578131" calcext:value-type="float">
            <text:p>2.333</text:p>
          </table:table-cell>
          <table:table-cell table:formula="of:=AVERAGE([.H22];[.H46];[.H70];[.H94];[.H118];[.H142];[.H166];[.H190];[.H214];[.H238])" office:value-type="float" office:value="2.35837140855372" calcext:value-type="float">
            <text:p>2.358</text:p>
          </table:table-cell>
          <table:table-cell/>
          <table:table-cell table:style-name="ce7" table:formula="of:=AVERAGE([.J22];[.J46];[.J70];[.J94];[.J118];[.J142];[.J166];[.J190];[.J214];[.J238])" office:value-type="float" office:value="2.0351264666153" calcext:value-type="float">
            <text:p>2.035</text:p>
          </table:table-cell>
          <table:table-cell table:style-name="ce7" table:formula="of:=AVERAGE([.K22];[.K46];[.K70];[.K94];[.K118];[.K142];[.K166];[.K190];[.K214];[.K238])" office:value-type="float" office:value="1.94134332408814" calcext:value-type="float">
            <text:p>1.941</text:p>
          </table:table-cell>
          <table:table-cell table:style-name="ce7" table:formula="of:=AVERAGE([.L22];[.L46];[.L70];[.L94];[.L118];[.L142];[.L166];[.L190];[.L214];[.L238])" office:value-type="float" office:value="2.36215428442764" calcext:value-type="float">
            <text:p>2.362</text:p>
          </table:table-cell>
          <table:table-cell table:style-name="ce7" table:formula="of:=AVERAGE([.M22];[.M46];[.M70];[.M94];[.M118];[.M142];[.M166];[.M190];[.M214];[.M238])" office:value-type="float" office:value="2.20081138289602" calcext:value-type="float">
            <text:p>2.201</text:p>
          </table:table-cell>
          <table:table-cell table:style-name="ce7" table:formula="of:=AVERAGE([.N22];[.N46];[.N70];[.N94];[.N118];[.N142];[.N166];[.N190];[.N214];[.N238])" office:value-type="float" office:value="2.13485886450678" calcext:value-type="float">
            <text:p>2.135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MAE</text:p>
          </table:table-cell>
          <table:table-cell table:style-name="ce7" table:formula="of:=AVERAGE([.D23];[.D47];[.D71];[.D95];[.D119];[.D143];[.D167];[.D191];[.D215];[.D239])" office:value-type="float" office:value="1.84043288325734" calcext:value-type="float">
            <text:p>1.840</text:p>
          </table:table-cell>
          <table:table-cell table:style-name="ce7" table:formula="of:=AVERAGE([.E23];[.E47];[.E71];[.E95];[.E119];[.E143];[.E167];[.E191];[.E215];[.E239])" office:value-type="float" office:value="1.52206717009049" calcext:value-type="float">
            <text:p>1.522</text:p>
          </table:table-cell>
          <table:table-cell table:style-name="ce7" table:formula="of:=AVERAGE([.F23];[.F47];[.F71];[.F95];[.F119];[.F143];[.F167];[.F191];[.F215];[.F239])" office:value-type="float" office:value="2.25311703502588" calcext:value-type="float">
            <text:p>2.253</text:p>
          </table:table-cell>
          <table:table-cell table:style-name="ce7" table:formula="of:=AVERAGE([.G23];[.G47];[.G71];[.G95];[.G119];[.G143];[.G167];[.G191];[.G215];[.G239])" office:value-type="float" office:value="1.82708336512097" calcext:value-type="float">
            <text:p>1.827</text:p>
          </table:table-cell>
          <table:table-cell table:formula="of:=AVERAGE([.H23];[.H47];[.H71];[.H95];[.H119];[.H143];[.H167];[.H191];[.H215];[.H239])" office:value-type="float" office:value="1.86067511337367" calcext:value-type="float">
            <text:p>1.861</text:p>
          </table:table-cell>
          <table:table-cell/>
          <table:table-cell table:style-name="ce7" table:formula="of:=AVERAGE([.J23];[.J47];[.J71];[.J95];[.J119];[.J143];[.J167];[.J191];[.J215];[.J239])" office:value-type="float" office:value="1.59300958950112" calcext:value-type="float">
            <text:p>1.593</text:p>
          </table:table-cell>
          <table:table-cell table:style-name="ce7" table:formula="of:=AVERAGE([.K23];[.K47];[.K71];[.K95];[.K119];[.K143];[.K167];[.K191];[.K215];[.K239])" office:value-type="float" office:value="1.56501422883715" calcext:value-type="float">
            <text:p>1.565</text:p>
          </table:table-cell>
          <table:table-cell table:style-name="ce7" table:formula="of:=AVERAGE([.L23];[.L47];[.L71];[.L95];[.L119];[.L143];[.L167];[.L191];[.L215];[.L239])" office:value-type="float" office:value="1.85343279780306" calcext:value-type="float">
            <text:p>1.853</text:p>
          </table:table-cell>
          <table:table-cell table:style-name="ce7" table:formula="of:=AVERAGE([.M23];[.M47];[.M71];[.M95];[.M119];[.M143];[.M167];[.M191];[.M215];[.M239])" office:value-type="float" office:value="1.74827705634592" calcext:value-type="float">
            <text:p>1.748</text:p>
          </table:table-cell>
          <table:table-cell table:style-name="ce7" table:formula="of:=AVERAGE([.N23];[.N47];[.N71];[.N95];[.N119];[.N143];[.N167];[.N191];[.N215];[.N239])" office:value-type="float" office:value="1.68993341812181" calcext:value-type="float">
            <text:p>1.690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formula="of:=STDEV([.H21];[.H45];[.H69];[.H93];[.H117];[.H141];[.H165];[.H189];[.H213];[.H237])" office:value-type="float" office:value="0.0685188218238769" calcext:value-type="float">
            <text:p>0.069</text:p>
          </table:table-cell>
          <table:table-cell table:number-columns-repeated="5"/>
          <table:table-cell table:style-name="ce7" table:formula="of:=STDEV([.N21];[.N45];[.N69];[.N93];[.N117];[.N141];[.N165];[.N189];[.N213];[.N237])" office:value-type="float" office:value="0.0889748345403655" calcext:value-type="float">
            <text:p>0.089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STDEV([.H22];[.H46];[.H70];[.H94];[.H118];[.H142];[.H166];[.H190];[.H214];[.H238])" office:value-type="float" office:value="0.57334143592641" calcext:value-type="float">
            <text:p>0.573</text:p>
          </table:table-cell>
          <table:table-cell table:number-columns-repeated="5"/>
          <table:table-cell table:style-name="ce7" table:formula="of:=STDEV([.N22];[.N46];[.N70];[.N94];[.N118];[.N142];[.N166];[.N190];[.N214];[.N238])" office:value-type="float" office:value="0.51842138208681" calcext:value-type="float">
            <text:p>0.518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STDEV([.H23];[.H47];[.H71];[.H95];[.H119];[.H143];[.H167];[.H191];[.H215];[.H239])" office:value-type="float" office:value="0.452443346029756" calcext:value-type="float">
            <text:p>0.452</text:p>
          </table:table-cell>
          <table:table-cell table:style-name="Default" table:number-columns-repeated="5"/>
          <table:table-cell table:style-name="ce7" table:formula="of:=STDEV([.N23];[.N47];[.N71];[.N95];[.N119];[.N143];[.N167];[.N191];[.N215];[.N239])" office:value-type="float" office:value="0.402707026063675" calcext:value-type="float">
            <text:p>0.40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P-value </text:p>
          </table:table-cell>
          <table:table-cell table:style-name="ce17" office:value-type="float" office:value="0.3898" calcext:value-type="float">
            <text:p>0.3898</text:p>
          </table:table-cell>
          <table:table-cell table:number-columns-repeated="4"/>
          <table:table-cell table:style-name="ce21" office:value-type="float" office:value="0.761" calcext:value-type="float">
            <text:p>0.76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7" office:value-type="float" office:value="0.3624" calcext:value-type="float">
            <text:p>0.3624</text:p>
          </table:table-cell>
          <table:table-cell table:number-columns-repeated="4"/>
          <table:table-cell table:style-name="ce22" office:value-type="float" office:value="0.3733" calcext:value-type="float">
            <text:p>0.3733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7" office:value-type="float" office:value="0.1539" calcext:value-type="float">
            <text:p>0.1539</text:p>
          </table:table-cell>
          <table:table-cell table:number-columns-repeated="4"/>
          <table:table-cell table:style-name="ce21" office:value-type="float" office:value="0.3837" calcext:value-type="float">
            <text:p>0.383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 table:number-rows-repeated="104831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10" table:default-cell-style-name="ce2"/>
        <table:table-column table:style-name="co10" table:default-cell-style-name="ce5"/>
        <table:table-column table:style-name="co10" table:default-cell-style-name="ce6"/>
        <table:table-column table:style-name="co10" table:number-columns-repeated="2" table:default-cell-style-name="ce29"/>
        <table:table-column table:style-name="co10" table:default-cell-style-name="ce6"/>
        <table:table-column table:style-name="co10" table:number-columns-repeated="2" table:default-cell-style-name="ce29"/>
        <table:table-column table:style-name="co10" table:number-columns-repeated="2" table:default-cell-style-name="Default"/>
        <table:table-row table:style-name="ro1">
          <table:table-cell table:style-name="Default" table:number-columns-repeated="2"/>
          <table:table-cell table:style-name="ce5" office:value-type="string" calcext:value-type="string">
            <text:p>Barefoot</text:p>
          </table:table-cell>
          <table:table-cell table:style-name="ce5" table:number-columns-repeated="2"/>
          <table:table-cell table:style-name="ce5" office:value-type="string" calcext:value-type="string">
            <text:p>Shoed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Adj. R^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Adj. R^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MAE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 table:number-columns-spanned="1" table:number-rows-spanned="2">
            <text:p>P001</text:p>
          </table:table-cell>
          <table:table-cell office:value-type="string" calcext:value-type="string">
            <text:p>Mean</text:p>
          </table:table-cell>
          <table:table-cell office:value-type="float" office:value="0.808" calcext:value-type="float">
            <text:p>0.808</text:p>
          </table:table-cell>
          <table:table-cell office:value-type="float" office:value="2.209" calcext:value-type="float">
            <text:p>2.21</text:p>
          </table:table-cell>
          <table:table-cell office:value-type="float" office:value="1.704" calcext:value-type="float">
            <text:p>1.70</text:p>
          </table:table-cell>
          <table:table-cell office:value-type="float" office:value="0.771" calcext:value-type="float">
            <text:p>0.771</text:p>
          </table:table-cell>
          <table:table-cell office:value-type="float" office:value="2.191" calcext:value-type="float">
            <text:p>2.19</text:p>
          </table:table-cell>
          <table:table-cell office:value-type="float" office:value="1.748" calcext:value-type="float">
            <text:p>1.75</text:p>
          </table:table-cell>
          <table:table-cell table:number-columns-repeated="2"/>
        </table:table-row>
        <table:table-row table:style-name="ro1">
          <table:covered-table-cell table:style-name="ce27"/>
          <table:table-cell office:value-type="string" calcext:value-type="string">
            <text:p>SD</text:p>
          </table:table-cell>
          <table:table-cell table:style-name="ce28" office:value-type="float" office:value="0.054" calcext:value-type="float">
            <text:p>0.054</text:p>
          </table:table-cell>
          <table:table-cell table:style-name="ce30" office:value-type="float" office:value="0.185" calcext:value-type="float">
            <text:p>0.19</text:p>
          </table:table-cell>
          <table:table-cell table:style-name="ce30" office:value-type="float" office:value="0.121" calcext:value-type="float">
            <text:p>0.12</text:p>
          </table:table-cell>
          <table:table-cell table:style-name="ce28" office:value-type="float" office:value="0.04" calcext:value-type="float">
            <text:p>0.040</text:p>
          </table:table-cell>
          <table:table-cell table:style-name="ce30" office:value-type="float" office:value="0.173" calcext:value-type="float">
            <text:p>0.17</text:p>
          </table:table-cell>
          <table:table-cell table:style-name="ce30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2</text:p>
          </table:table-cell>
          <table:table-cell office:value-type="string" calcext:value-type="string">
            <text:p>Mean</text:p>
          </table:table-cell>
          <table:table-cell office:value-type="float" office:value="0.934" calcext:value-type="float">
            <text:p>0.934</text:p>
          </table:table-cell>
          <table:table-cell office:value-type="float" office:value="1.824" calcext:value-type="float">
            <text:p>1.82</text:p>
          </table:table-cell>
          <table:table-cell office:value-type="float" office:value="1.438" calcext:value-type="float">
            <text:p>1.44</text:p>
          </table:table-cell>
          <table:table-cell office:value-type="float" office:value="0.924" calcext:value-type="float">
            <text:p>0.924</text:p>
          </table:table-cell>
          <table:table-cell office:value-type="float" office:value="1.646" calcext:value-type="float">
            <text:p>1.65</text:p>
          </table:table-cell>
          <table:table-cell office:value-type="float" office:value="1.341" calcext:value-type="float">
            <text:p>1.34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12" calcext:value-type="float">
            <text:p>0.012</text:p>
          </table:table-cell>
          <table:table-cell table:style-name="ce30" office:value-type="float" office:value="0.171" calcext:value-type="float">
            <text:p>0.17</text:p>
          </table:table-cell>
          <table:table-cell table:style-name="ce30" office:value-type="float" office:value="0.108" calcext:value-type="float">
            <text:p>0.11</text:p>
          </table:table-cell>
          <table:table-cell table:style-name="ce28" office:value-type="float" office:value="0.023" calcext:value-type="float">
            <text:p>0.023</text:p>
          </table:table-cell>
          <table:table-cell table:style-name="ce30" office:value-type="float" office:value="0.103" calcext:value-type="float">
            <text:p>0.10</text:p>
          </table:table-cell>
          <table:table-cell table:style-name="ce30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3</text:p>
          </table:table-cell>
          <table:table-cell office:value-type="string" calcext:value-type="string">
            <text:p>Mean</text:p>
          </table:table-cell>
          <table:table-cell office:value-type="float" office:value="0.91" calcext:value-type="float">
            <text:p>0.910</text:p>
          </table:table-cell>
          <table:table-cell office:value-type="float" office:value="2.091" calcext:value-type="float">
            <text:p>2.09</text:p>
          </table:table-cell>
          <table:table-cell office:value-type="float" office:value="1.672" calcext:value-type="float">
            <text:p>1.67</text:p>
          </table:table-cell>
          <table:table-cell office:value-type="float" office:value="0.915" calcext:value-type="float">
            <text:p>0.915</text:p>
          </table:table-cell>
          <table:table-cell office:value-type="float" office:value="1.624" calcext:value-type="float">
            <text:p>1.62</text:p>
          </table:table-cell>
          <table:table-cell office:value-type="float" office:value="1.296" calcext:value-type="float">
            <text:p>1.30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21" calcext:value-type="float">
            <text:p>0.021</text:p>
          </table:table-cell>
          <table:table-cell table:style-name="ce30" office:value-type="float" office:value="0.157" calcext:value-type="float">
            <text:p>0.16</text:p>
          </table:table-cell>
          <table:table-cell table:style-name="ce30" office:value-type="float" office:value="0.114" calcext:value-type="float">
            <text:p>0.11</text:p>
          </table:table-cell>
          <table:table-cell table:style-name="ce28" office:value-type="float" office:value="0.016" calcext:value-type="float">
            <text:p>0.016</text:p>
          </table:table-cell>
          <table:table-cell table:style-name="ce30" office:value-type="float" office:value="0.069" calcext:value-type="float">
            <text:p>0.07</text:p>
          </table:table-cell>
          <table:table-cell table:style-name="ce30" office:value-type="float" office:value="0.04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4</text:p>
          </table:table-cell>
          <table:table-cell office:value-type="string" calcext:value-type="string">
            <text:p>Mean</text:p>
          </table:table-cell>
          <table:table-cell office:value-type="float" office:value="0.792" calcext:value-type="float">
            <text:p>0.792</text:p>
          </table:table-cell>
          <table:table-cell office:value-type="float" office:value="2.238" calcext:value-type="float">
            <text:p>2.24</text:p>
          </table:table-cell>
          <table:table-cell office:value-type="float" office:value="1.798" calcext:value-type="float">
            <text:p>1.80</text:p>
          </table:table-cell>
          <table:table-cell office:value-type="float" office:value="0.821" calcext:value-type="float">
            <text:p>0.821</text:p>
          </table:table-cell>
          <table:table-cell office:value-type="float" office:value="1.786" calcext:value-type="float">
            <text:p>1.79</text:p>
          </table:table-cell>
          <table:table-cell office:value-type="float" office:value="1.396" calcext:value-type="float">
            <text:p>1.40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34" calcext:value-type="float">
            <text:p>0.034</text:p>
          </table:table-cell>
          <table:table-cell table:style-name="ce30" office:value-type="float" office:value="0.247" calcext:value-type="float">
            <text:p>0.25</text:p>
          </table:table-cell>
          <table:table-cell table:style-name="ce30" office:value-type="float" office:value="0.157" calcext:value-type="float">
            <text:p>0.16</text:p>
          </table:table-cell>
          <table:table-cell table:style-name="ce28" office:value-type="float" office:value="0.025" calcext:value-type="float">
            <text:p>0.025</text:p>
          </table:table-cell>
          <table:table-cell table:style-name="ce30" office:value-type="float" office:value="0.167" calcext:value-type="float">
            <text:p>0.17</text:p>
          </table:table-cell>
          <table:table-cell table:style-name="ce30" office:value-type="float" office:value="0.128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5</text:p>
          </table:table-cell>
          <table:table-cell office:value-type="string" calcext:value-type="string">
            <text:p>Mean</text:p>
          </table:table-cell>
          <table:table-cell office:value-type="float" office:value="0.802" calcext:value-type="float">
            <text:p>0.802</text:p>
          </table:table-cell>
          <table:table-cell office:value-type="float" office:value="2.276" calcext:value-type="float">
            <text:p>2.28</text:p>
          </table:table-cell>
          <table:table-cell office:value-type="float" office:value="1.698" calcext:value-type="float">
            <text:p>1.70</text:p>
          </table:table-cell>
          <table:table-cell office:value-type="float" office:value="0.827" calcext:value-type="float">
            <text:p>0.827</text:p>
          </table:table-cell>
          <table:table-cell office:value-type="float" office:value="2.062" calcext:value-type="float">
            <text:p>2.06</text:p>
          </table:table-cell>
          <table:table-cell office:value-type="float" office:value="1.584" calcext:value-type="float">
            <text:p>1.58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101" calcext:value-type="float">
            <text:p>0.101</text:p>
          </table:table-cell>
          <table:table-cell table:style-name="ce30" office:value-type="float" office:value="0.641" calcext:value-type="float">
            <text:p>0.64</text:p>
          </table:table-cell>
          <table:table-cell table:style-name="ce30" office:value-type="float" office:value="0.322" calcext:value-type="float">
            <text:p>0.32</text:p>
          </table:table-cell>
          <table:table-cell table:style-name="ce28" office:value-type="float" office:value="0.04" calcext:value-type="float">
            <text:p>0.040</text:p>
          </table:table-cell>
          <table:table-cell table:style-name="ce30" office:value-type="float" office:value="0.26" calcext:value-type="float">
            <text:p>0.26</text:p>
          </table:table-cell>
          <table:table-cell table:style-name="ce30" office:value-type="float" office:value="0.184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6</text:p>
          </table:table-cell>
          <table:table-cell office:value-type="string" calcext:value-type="string">
            <text:p>Mean</text:p>
          </table:table-cell>
          <table:table-cell office:value-type="float" office:value="0.812" calcext:value-type="float">
            <text:p>0.812</text:p>
          </table:table-cell>
          <table:table-cell office:value-type="float" office:value="3.81" calcext:value-type="float">
            <text:p>3.81</text:p>
          </table:table-cell>
          <table:table-cell office:value-type="float" office:value="2.976" calcext:value-type="float">
            <text:p>2.98</text:p>
          </table:table-cell>
          <table:table-cell office:value-type="float" office:value="0.73" calcext:value-type="float">
            <text:p>0.730</text:p>
          </table:table-cell>
          <table:table-cell office:value-type="float" office:value="3.059" calcext:value-type="float">
            <text:p>3.06</text:p>
          </table:table-cell>
          <table:table-cell office:value-type="float" office:value="2.382" calcext:value-type="float">
            <text:p>2.38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91" calcext:value-type="float">
            <text:p>0.091</text:p>
          </table:table-cell>
          <table:table-cell table:style-name="ce30" office:value-type="float" office:value="2.813" calcext:value-type="float">
            <text:p>2.81</text:p>
          </table:table-cell>
          <table:table-cell table:style-name="ce30" office:value-type="float" office:value="2.249" calcext:value-type="float">
            <text:p>2.25</text:p>
          </table:table-cell>
          <table:table-cell table:style-name="ce28" office:value-type="float" office:value="0.062" calcext:value-type="float">
            <text:p>0.062</text:p>
          </table:table-cell>
          <table:table-cell table:style-name="ce30" office:value-type="float" office:value="0.331" calcext:value-type="float">
            <text:p>0.33</text:p>
          </table:table-cell>
          <table:table-cell table:style-name="ce30" office:value-type="float" office:value="0.258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7</text:p>
          </table:table-cell>
          <table:table-cell office:value-type="string" calcext:value-type="string">
            <text:p>Mean</text:p>
          </table:table-cell>
          <table:table-cell office:value-type="float" office:value="0.764" calcext:value-type="float">
            <text:p>0.764</text:p>
          </table:table-cell>
          <table:table-cell office:value-type="float" office:value="2.427" calcext:value-type="float">
            <text:p>2.43</text:p>
          </table:table-cell>
          <table:table-cell office:value-type="float" office:value="1.976" calcext:value-type="float">
            <text:p>1.98</text:p>
          </table:table-cell>
          <table:table-cell office:value-type="float" office:value="0.662" calcext:value-type="float">
            <text:p>0.662</text:p>
          </table:table-cell>
          <table:table-cell office:value-type="float" office:value="2.922" calcext:value-type="float">
            <text:p>2.92</text:p>
          </table:table-cell>
          <table:table-cell office:value-type="float" office:value="2.308" calcext:value-type="float">
            <text:p>2.31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4" calcext:value-type="float">
            <text:p>0.040</text:p>
          </table:table-cell>
          <table:table-cell table:style-name="ce30" office:value-type="float" office:value="0.094" calcext:value-type="float">
            <text:p>0.09</text:p>
          </table:table-cell>
          <table:table-cell table:style-name="ce30" office:value-type="float" office:value="0.077" calcext:value-type="float">
            <text:p>0.08</text:p>
          </table:table-cell>
          <table:table-cell table:style-name="ce28" office:value-type="float" office:value="0.072" calcext:value-type="float">
            <text:p>0.072</text:p>
          </table:table-cell>
          <table:table-cell table:style-name="ce30" office:value-type="float" office:value="0.327" calcext:value-type="float">
            <text:p>0.33</text:p>
          </table:table-cell>
          <table:table-cell table:style-name="ce30" office:value-type="float" office:value="0.268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8</text:p>
          </table:table-cell>
          <table:table-cell office:value-type="string" calcext:value-type="string">
            <text:p>Mean</text:p>
          </table:table-cell>
          <table:table-cell office:value-type="float" office:value="0.692" calcext:value-type="float">
            <text:p>0.692</text:p>
          </table:table-cell>
          <table:table-cell office:value-type="float" office:value="2.616" calcext:value-type="float">
            <text:p>2.62</text:p>
          </table:table-cell>
          <table:table-cell office:value-type="float" office:value="2.15" calcext:value-type="float">
            <text:p>2.15</text:p>
          </table:table-cell>
          <table:table-cell office:value-type="float" office:value="0.766" calcext:value-type="float">
            <text:p>0.766</text:p>
          </table:table-cell>
          <table:table-cell office:value-type="float" office:value="2.391" calcext:value-type="float">
            <text:p>2.39</text:p>
          </table:table-cell>
          <table:table-cell office:value-type="float" office:value="1.925" calcext:value-type="float">
            <text:p>1.93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57" calcext:value-type="float">
            <text:p>0.057</text:p>
          </table:table-cell>
          <table:table-cell table:style-name="ce30" office:value-type="float" office:value="0.294" calcext:value-type="float">
            <text:p>0.29</text:p>
          </table:table-cell>
          <table:table-cell table:style-name="ce30" office:value-type="float" office:value="0.281" calcext:value-type="float">
            <text:p>0.28</text:p>
          </table:table-cell>
          <table:table-cell table:style-name="ce28" office:value-type="float" office:value="0.05" calcext:value-type="float">
            <text:p>0.050</text:p>
          </table:table-cell>
          <table:table-cell table:style-name="ce30" office:value-type="float" office:value="0.237" calcext:value-type="float">
            <text:p>0.24</text:p>
          </table:table-cell>
          <table:table-cell table:style-name="ce30"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09</text:p>
          </table:table-cell>
          <table:table-cell office:value-type="string" calcext:value-type="string">
            <text:p>Mean</text:p>
          </table:table-cell>
          <table:table-cell office:value-type="float" office:value="0.793" calcext:value-type="float">
            <text:p>0.793</text:p>
          </table:table-cell>
          <table:table-cell office:value-type="float" office:value="1.741" calcext:value-type="float">
            <text:p>1.74</text:p>
          </table:table-cell>
          <table:table-cell office:value-type="float" office:value="1.381" calcext:value-type="float">
            <text:p>1.38</text:p>
          </table:table-cell>
          <table:table-cell office:value-type="float" office:value="0.709" calcext:value-type="float">
            <text:p>0.709</text:p>
          </table:table-cell>
          <table:table-cell office:value-type="float" office:value="2.02" calcext:value-type="float">
            <text:p>2.02</text:p>
          </table:table-cell>
          <table:table-cell office:value-type="float" office:value="1.631" calcext:value-type="float">
            <text:p>1.63</text:p>
          </table:table-cell>
          <table:table-cell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24" calcext:value-type="float">
            <text:p>0.024</text:p>
          </table:table-cell>
          <table:table-cell table:style-name="ce30" office:value-type="float" office:value="0.158" calcext:value-type="float">
            <text:p>0.16</text:p>
          </table:table-cell>
          <table:table-cell table:style-name="ce30" office:value-type="float" office:value="0.122" calcext:value-type="float">
            <text:p>0.12</text:p>
          </table:table-cell>
          <table:table-cell table:style-name="ce28" office:value-type="float" office:value="0.05" calcext:value-type="float">
            <text:p>0.050</text:p>
          </table:table-cell>
          <table:table-cell table:style-name="ce30" office:value-type="float" office:value="0.252" calcext:value-type="float">
            <text:p>0.25</text:p>
          </table:table-cell>
          <table:table-cell table:style-name="ce30" office:value-type="float" office:value="0.205" calcext:value-type="float">
            <text:p>0.21</text:p>
          </table:table-cell>
          <table:table-cell table:style-name="ce22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010</text:p>
          </table:table-cell>
          <table:table-cell office:value-type="string" calcext:value-type="string">
            <text:p>Mean</text:p>
          </table:table-cell>
          <table:table-cell office:value-type="float" office:value="0.818" calcext:value-type="float">
            <text:p>0.818</text:p>
          </table:table-cell>
          <table:table-cell office:value-type="float" office:value="2.353" calcext:value-type="float">
            <text:p>2.35</text:p>
          </table:table-cell>
          <table:table-cell office:value-type="float" office:value="1.813" calcext:value-type="float">
            <text:p>1.81</text:p>
          </table:table-cell>
          <table:table-cell office:value-type="float" office:value="0.886" calcext:value-type="float">
            <text:p>0.886</text:p>
          </table:table-cell>
          <table:table-cell office:value-type="float" office:value="1.648" calcext:value-type="float">
            <text:p>1.65</text:p>
          </table:table-cell>
          <table:table-cell office:value-type="float" office:value="1.287" calcext:value-type="float">
            <text:p>1.29</text:p>
          </table:table-cell>
          <table:table-cell table:style-name="ce22"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28" office:value-type="float" office:value="0.023" calcext:value-type="float">
            <text:p>0.023</text:p>
          </table:table-cell>
          <table:table-cell table:style-name="ce30" office:value-type="float" office:value="0.168" calcext:value-type="float">
            <text:p>0.17</text:p>
          </table:table-cell>
          <table:table-cell table:style-name="ce30" office:value-type="float" office:value="0.103" calcext:value-type="float">
            <text:p>0.10</text:p>
          </table:table-cell>
          <table:table-cell table:style-name="ce28" office:value-type="float" office:value="0.042" calcext:value-type="float">
            <text:p>0.042</text:p>
          </table:table-cell>
          <table:table-cell table:style-name="ce30" office:value-type="float" office:value="0.228" calcext:value-type="float">
            <text:p>0.23</text:p>
          </table:table-cell>
          <table:table-cell table:style-name="ce30" office:value-type="float" office:value="0.186" calcext:value-type="float">
            <text:p>0.19</text:p>
          </table:table-cell>
          <table:table-cell table:style-name="ce22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Overall</text:p>
          </table:table-cell>
          <table:table-cell office:value-type="string" calcext:value-type="string">
            <text:p>Mean</text:p>
          </table:table-cell>
          <table:table-cell table:style-name="ce7" table:formula="of:=AVERAGE([.C3];[.C5];[.C7];[.C9];[.C11];[.C13];[.C15];[.C17];[.C19];[.C21])" office:value-type="float" office:value="0.8125" calcext:value-type="float">
            <text:p>0.813</text:p>
          </table:table-cell>
          <table:table-cell table:style-name="ce31" table:formula="of:=AVERAGE([.D3];[.D5];[.D7];[.D9];[.D11];[.D13];[.D15];[.D17];[.D19];[.D21])" office:value-type="float" office:value="2.3585" calcext:value-type="float">
            <text:p>2.36</text:p>
          </table:table-cell>
          <table:table-cell table:style-name="ce31" table:formula="of:=AVERAGE([.E3];[.E5];[.E7];[.E9];[.E11];[.E13];[.E15];[.E17];[.E19];[.E21])" office:value-type="float" office:value="1.8606" calcext:value-type="float">
            <text:p>1.86</text:p>
          </table:table-cell>
          <table:table-cell table:style-name="ce7" table:formula="of:=AVERAGE([.F3];[.F5];[.F7];[.F9];[.F11];[.F13];[.F15];[.F17];[.F19];[.F21])" office:value-type="float" office:value="0.8011" calcext:value-type="float">
            <text:p>0.801</text:p>
          </table:table-cell>
          <table:table-cell table:style-name="ce31" table:formula="of:=AVERAGE([.G3];[.G5];[.G7];[.G9];[.G11];[.G13];[.G15];[.G17];[.G19];[.G21])" office:value-type="float" office:value="2.1349" calcext:value-type="float">
            <text:p>2.13</text:p>
          </table:table-cell>
          <table:table-cell table:style-name="ce31" table:formula="of:=AVERAGE([.H3];[.H5];[.H7];[.H9];[.H11];[.H13];[.H15];[.H17];[.H19];[.H21])" office:value-type="float" office:value="1.6898" calcext:value-type="float">
            <text:p>1.69</text:p>
          </table:table-cell>
          <table:table-cell table:style-name="ce22" table:number-columns-repeated="2"/>
        </table:table-row>
        <table:table-row table:style-name="ro1">
          <table:covered-table-cell table:style-name="ce5"/>
          <table:table-cell office:value-type="string" calcext:value-type="string">
            <text:p>SD</text:p>
          </table:table-cell>
          <table:table-cell table:style-name="ce8" table:formula="of:=STDEV([.C3];[.C5];[.C7];[.C9];[.C11];[.C13];[.C15];[.C17];[.C19];[.C21])" office:value-type="float" office:value="0.0683963124412095" calcext:value-type="float">
            <text:p>0.068</text:p>
          </table:table-cell>
          <table:table-cell table:style-name="ce32" table:formula="of:=STDEV([.D3];[.D5];[.D7];[.D9];[.D11];[.D13];[.D15];[.D17];[.D19];[.D21])" office:value-type="float" office:value="0.573499055506342" calcext:value-type="float">
            <text:p>0.57</text:p>
          </table:table-cell>
          <table:table-cell table:style-name="ce32" table:formula="of:=STDEV([.E3];[.E5];[.E7];[.E9];[.E11];[.E13];[.E15];[.E17];[.E19];[.E21])" office:value-type="float" office:value="0.452463675644551" calcext:value-type="float">
            <text:p>0.45</text:p>
          </table:table-cell>
          <table:table-cell table:style-name="ce8" table:formula="of:=STDEV([.F3];[.F5];[.F7];[.F9];[.F11];[.F13];[.F15];[.F17];[.F19];[.F21])" office:value-type="float" office:value="0.0890548520108066" calcext:value-type="float">
            <text:p>0.089</text:p>
          </table:table-cell>
          <table:table-cell table:style-name="ce32" table:formula="of:=STDEV([.G3];[.G5];[.G7];[.G9];[.G11];[.G13];[.G15];[.G17];[.G19];[.G21])" office:value-type="float" office:value="0.518500283938634" calcext:value-type="float">
            <text:p>0.52</text:p>
          </table:table-cell>
          <table:table-cell table:style-name="ce32" table:formula="of:=STDEV([.H3];[.H5];[.H7];[.H9];[.H11];[.H13];[.H15];[.H17];[.H19];[.H21])" office:value-type="float" office:value="0.402764833508477" calcext:value-type="float">
            <text:p>0.40</text:p>
          </table:table-cell>
          <table:table-cell table:number-columns-repeated="2"/>
        </table:table-row>
      </table:table>
      <table:table table:name="Sheet2" table:style-name="ta1">
        <table:table-column table:style-name="co11" table:default-cell-style-name="ce35"/>
        <table:table-column table:style-name="co10" table:default-cell-style-name="ce5"/>
        <table:table-column table:style-name="co10" table:default-cell-style-name="ce38"/>
        <table:table-column table:style-name="co10" table:default-cell-style-name="ce41"/>
        <table:table-row table:style-name="ro1">
          <table:table-cell table:style-name="ce33" table:number-columns-repeated="4"/>
        </table:table-row>
        <table:table-row table:style-name="ro1">
          <table:table-cell table:style-name="ce33" table:number-columns-repeated="2"/>
          <table:table-cell table:style-name="ce35" office:value-type="string" calcext:value-type="string">
            <text:p>Part IV</text:p>
          </table:table-cell>
          <table:table-cell table:style-name="ce35" office:value-type="string" calcext:value-type="string">
            <text:p>Part VIII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Mean</text:p>
          </table:table-cell>
          <table:table-cell table:style-name="ce36" office:value-type="string" calcext:value-type="string">
            <text:p>R^2</text:p>
          </table:table-cell>
          <table:table-cell table:style-name="ce37" office:value-type="float" office:value="0.854" calcext:value-type="float">
            <text:p>0.854</text:p>
          </table:table-cell>
          <table:table-cell table:style-name="ce37" office:value-type="float" office:value="0.81243142780779" calcext:value-type="float">
            <text:p>0.812</text:p>
          </table:table-cell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office:value-type="float" office:value="1.96" calcext:value-type="float">
            <text:p>1.96</text:p>
          </table:table-cell>
          <table:table-cell table:style-name="ce38" office:value-type="float" office:value="2.35837140855372" calcext:value-type="float">
            <text:p>2.36</text:p>
          </table:table-cell>
        </table:table-row>
        <table:table-row table:style-name="ro1">
          <table:covered-table-cell/>
          <table:table-cell office:value-type="string" calcext:value-type="string">
            <text:p>MAE</text:p>
          </table:table-cell>
          <table:table-cell office:value-type="float" office:value="1.54" calcext:value-type="float">
            <text:p>1.54</text:p>
          </table:table-cell>
          <table:table-cell table:style-name="ce38" office:value-type="float" office:value="1.86067511337367" calcext:value-type="float">
            <text:p>1.8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D</text:p>
          </table:table-cell>
          <table:table-cell table:style-name="ce36" office:value-type="string" calcext:value-type="string">
            <text:p>R^2</text:p>
          </table:table-cell>
          <table:table-cell table:style-name="ce39" office:value-type="float" office:value="0.134" calcext:value-type="float">
            <text:p>0.134</text:p>
          </table:table-cell>
          <table:table-cell table:style-name="ce39" office:value-type="float" office:value="0.0685188218238769" calcext:value-type="float">
            <text:p>0.069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40" office:value-type="float" office:value="0.779" calcext:value-type="float">
            <text:p>0.78</text:p>
          </table:table-cell>
          <table:table-cell table:style-name="ce40" office:value-type="float" office:value="0.57334143592641" calcext:value-type="float">
            <text:p>0.57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MAE</text:p>
          </table:table-cell>
          <table:table-cell table:style-name="ce40" office:value-type="float" office:value="0.612" calcext:value-type="float">
            <text:p>0.61</text:p>
          </table:table-cell>
          <table:table-cell table:style-name="ce40" office:value-type="float" office:value="0.452443346029756" calcext:value-type="float">
            <text:p>0.45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3">
            <text:p>Significance Test</text:p>
            <text:p>(p-value)</text:p>
          </table:table-cell>
          <table:covered-table-cell table:style-name="Default"/>
          <table:table-cell table:style-name="ce36" office:value-type="string" calcext:value-type="string">
            <text:p>R^2</text:p>
          </table:table-cell>
          <table:table-cell office:value-type="float" office:value="0.3898" calcext:value-type="float">
            <text:p>0.390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RMSE</text:p>
          </table:table-cell>
          <table:table-cell office:value-type="float" office:value="0.3624" calcext:value-type="float">
            <text:p>0.362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MAE</text:p>
          </table:table-cell>
          <table:table-cell office:value-type="float" office:value="0.1539" calcext:value-type="float">
            <text:p>0.15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3" table:number-columns-repeated="2"/>
          <table:table-cell table:style-name="ce35" office:value-type="string" calcext:value-type="string">
            <text:p>Barefoot</text:p>
          </table:table-cell>
          <table:table-cell table:style-name="ce35" office:value-type="string" calcext:value-type="string">
            <text:p>Shoed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Mean</text:p>
          </table:table-cell>
          <table:table-cell table:style-name="ce36" office:value-type="string" calcext:value-type="string">
            <text:p>R^2</text:p>
          </table:table-cell>
          <table:table-cell table:style-name="ce37" office:value-type="float" office:value="0.81243142780779" calcext:value-type="float">
            <text:p>0.812</text:p>
          </table:table-cell>
          <table:table-cell table:style-name="ce37" office:value-type="float" office:value="0.801205355482401" calcext:value-type="float">
            <text:p>0.801</text:p>
          </table:table-cell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office:value-type="float" office:value="2.35837140855372" calcext:value-type="float">
            <text:p>2.36</text:p>
          </table:table-cell>
          <table:table-cell table:style-name="ce38" office:value-type="float" office:value="2.13485886450678" calcext:value-type="float">
            <text:p>2.13</text:p>
          </table:table-cell>
        </table:table-row>
        <table:table-row table:style-name="ro1">
          <table:covered-table-cell/>
          <table:table-cell office:value-type="string" calcext:value-type="string">
            <text:p>MAE</text:p>
          </table:table-cell>
          <table:table-cell office:value-type="float" office:value="1.86067511337367" calcext:value-type="float">
            <text:p>1.86</text:p>
          </table:table-cell>
          <table:table-cell table:style-name="ce38" office:value-type="float" office:value="1.68993341812181" calcext:value-type="float">
            <text:p>1.6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SD</text:p>
          </table:table-cell>
          <table:table-cell table:style-name="ce36" office:value-type="string" calcext:value-type="string">
            <text:p>R^2</text:p>
          </table:table-cell>
          <table:table-cell table:style-name="ce39" office:value-type="float" office:value="0.0685188218238769" calcext:value-type="float">
            <text:p>0.069</text:p>
          </table:table-cell>
          <table:table-cell table:style-name="ce39" office:value-type="float" office:value="0.0889748345403655" calcext:value-type="float">
            <text:p>0.089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40" office:value-type="float" office:value="0.57334143592641" calcext:value-type="float">
            <text:p>0.57</text:p>
          </table:table-cell>
          <table:table-cell table:style-name="ce40" office:value-type="float" office:value="0.51842138208681" calcext:value-type="float">
            <text:p>0.5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MAE</text:p>
          </table:table-cell>
          <table:table-cell table:style-name="ce40" office:value-type="float" office:value="0.452443346029756" calcext:value-type="float">
            <text:p>0.45</text:p>
          </table:table-cell>
          <table:table-cell table:style-name="ce40" office:value-type="float" office:value="0.402707026063675" calcext:value-type="float">
            <text:p>0.40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3">
            <text:p>Significance Test</text:p>
            <text:p>(p-value)</text:p>
          </table:table-cell>
          <table:covered-table-cell table:style-name="Default"/>
          <table:table-cell table:style-name="ce36" office:value-type="string" calcext:value-type="string">
            <text:p>R^2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RMSE</text:p>
          </table:table-cell>
          <table:table-cell office:value-type="float" office:value="0.3733" calcext:value-type="float">
            <text:p>0.373</text:p>
          </table:table-cell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MAE</text:p>
          </table:table-cell>
          <table:table-cell office:value-type="float" office:value="0.3837" calcext:value-type="float">
            <text:p>0.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4" loext:min-decimal-places="4" number:min-integer-digits="1" number:grouping="true"/>
    </number:number-style>
    <number:number-style style:name="N146">
      <number:number number:decimal-places="5" loext:min-decimal-places="5" number:min-integer-digits="1" number:grouping="true"/>
    </number:number-style>
    <number:number-style style:name="N147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9:12:03.70909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22:49:33.741602434</dc:date>
    <meta:editing-duration>PT5H23M55S</meta:editing-duration>
    <meta:editing-cycles>7</meta:editing-cycles>
    <meta:generator>LibreOffice/6.4.6.2$Linux_X86_64 LibreOffice_project/40$Build-2</meta:generator>
    <meta:document-statistic meta:table-count="3" meta:cell-count="3511" meta:object-count="0"/>
  </office:meta>
</office:document-meta>
</file>